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4cm"/>
    </style:style>
    <style:style style:name="co2" style:family="table-column">
      <style:table-column-properties fo:break-before="auto" style:column-width="8.036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9.52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258cm" fo:break-before="auto" style:use-optimal-row-height="true"/>
    </style:style>
    <style:style style:name="ro2" style:family="table-row">
      <style:table-row-properties style:row-height="4.456cm" fo:break-before="auto" style:use-optimal-row-height="true"/>
    </style:style>
    <style:style style:name="ro3" style:family="table-row">
      <style:table-row-properties style:row-height="5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4" table:number-columns-repeated="46" table:default-cell-style-name="ce2"/>
        <table:table-column table:style-name="co5" table:number-columns-repeated="967" table:default-cell-style-name="ce2"/>
        <table:table-row table:style-name="ro1">
          <table:table-cell/>
          <table:table-cell table:style-name="ce1" office:value-type="float" office:value="1323802981">
            <text:p>1323802981</text:p>
          </table:table-cell>
          <table:table-cell table:style-name="ce1" office:value-type="float" office:value="1323803727">
            <text:p>1323803727</text:p>
          </table:table-cell>
          <table:table-cell table:style-name="ce1" office:value-type="float" office:value="1323803852">
            <text:p>1323803852</text:p>
          </table:table-cell>
          <table:table-cell table:style-name="ce1" office:value-type="float" office:value="1323806401">
            <text:p>1323806401</text:p>
          </table:table-cell>
          <table:table-cell table:style-name="ce1" office:value-type="float" office:value="1323810001">
            <text:p>1323810001</text:p>
          </table:table-cell>
          <table:table-cell table:style-name="ce1" office:value-type="float" office:value="1323813601">
            <text:p>1323813601</text:p>
          </table:table-cell>
          <table:table-cell table:style-name="ce1" office:value-type="float" office:value="1323817201">
            <text:p>1323817201</text:p>
          </table:table-cell>
          <table:table-cell table:style-name="ce1" office:value-type="float" office:value="1323820801">
            <text:p>1323820801</text:p>
          </table:table-cell>
          <table:table-cell table:style-name="ce1" office:value-type="float" office:value="1323820802">
            <text:p>1323820802</text:p>
          </table:table-cell>
          <table:table-cell table:style-name="ce1" office:value-type="float" office:value="1323824401">
            <text:p>1323824401</text:p>
          </table:table-cell>
          <table:table-cell table:style-name="ce1" office:value-type="float" office:value="1323828001">
            <text:p>1323828001</text:p>
          </table:table-cell>
          <table:table-cell table:style-name="ce1" office:value-type="float" office:value="1323831601">
            <text:p>1323831601</text:p>
          </table:table-cell>
          <table:table-cell table:style-name="ce1" office:value-type="float" office:value="1323835201">
            <text:p>1323835201</text:p>
          </table:table-cell>
          <table:table-cell table:style-name="ce1" office:value-type="float" office:value="1323835202">
            <text:p>1323835202</text:p>
          </table:table-cell>
          <table:table-cell table:style-name="ce1" office:value-type="float" office:value="1323838801">
            <text:p>1323838801</text:p>
          </table:table-cell>
          <table:table-cell table:style-name="ce1" office:value-type="float" office:value="1323842401">
            <text:p>1323842401</text:p>
          </table:table-cell>
          <table:table-cell table:style-name="ce1" office:value-type="float" office:value="1323846001">
            <text:p>1323846001</text:p>
          </table:table-cell>
          <table:table-cell table:style-name="ce1" office:value-type="float" office:value="1323849601">
            <text:p>1323849601</text:p>
          </table:table-cell>
          <table:table-cell table:style-name="ce1" office:value-type="float" office:value="1323853201">
            <text:p>1323853201</text:p>
          </table:table-cell>
          <table:table-cell table:style-name="ce1" office:value-type="float" office:value="1323856801">
            <text:p>1323856801</text:p>
          </table:table-cell>
          <table:table-cell table:style-name="ce1" office:value-type="float" office:value="1323860401">
            <text:p>1323860401</text:p>
          </table:table-cell>
          <table:table-cell table:style-name="ce1" office:value-type="float" office:value="1323864001">
            <text:p>1323864001</text:p>
          </table:table-cell>
          <table:table-cell table:style-name="ce1" office:value-type="float" office:value="1323867601">
            <text:p>1323867601</text:p>
          </table:table-cell>
          <table:table-cell table:style-name="ce1" office:value-type="float" office:value="1323871201">
            <text:p>1323871201</text:p>
          </table:table-cell>
          <table:table-cell table:style-name="ce1" office:value-type="float" office:value="1323874801">
            <text:p>1323874801</text:p>
          </table:table-cell>
          <table:table-cell table:style-name="ce1" office:value-type="float" office:value="1323878401">
            <text:p>1323878401</text:p>
          </table:table-cell>
          <table:table-cell table:style-name="ce1" office:value-type="float" office:value="1323882001">
            <text:p>1323882001</text:p>
          </table:table-cell>
          <table:table-cell table:style-name="ce1" office:value-type="float" office:value="1323885601">
            <text:p>1323885601</text:p>
          </table:table-cell>
          <table:table-cell table:style-name="ce1" office:value-type="float" office:value="1323889201">
            <text:p>1323889201</text:p>
          </table:table-cell>
          <table:table-cell table:style-name="ce1" office:value-type="float" office:value="1323892801">
            <text:p>1323892801</text:p>
          </table:table-cell>
          <table:table-cell table:style-name="ce1" office:value-type="float" office:value="1323896401">
            <text:p>1323896401</text:p>
          </table:table-cell>
          <table:table-cell table:style-name="ce1" office:value-type="float" office:value="1323896402">
            <text:p>1323896402</text:p>
          </table:table-cell>
          <table:table-cell table:style-name="ce1" office:value-type="float" office:value="1323900001">
            <text:p>1323900001</text:p>
          </table:table-cell>
          <table:table-cell table:style-name="ce1" office:value-type="float" office:value="1323903601">
            <text:p>1323903601</text:p>
          </table:table-cell>
          <table:table-cell table:style-name="ce1" office:value-type="float" office:value="1323907201">
            <text:p>1323907201</text:p>
          </table:table-cell>
          <table:table-cell table:style-name="ce1" office:value-type="float" office:value="1323910801">
            <text:p>1323910801</text:p>
          </table:table-cell>
          <table:table-cell table:style-name="ce1" office:value-type="float" office:value="1323914401">
            <text:p>1323914401</text:p>
          </table:table-cell>
          <table:table-cell table:style-name="ce1" office:value-type="float" office:value="1323918001">
            <text:p>1323918001</text:p>
          </table:table-cell>
          <table:table-cell table:style-name="ce1" office:value-type="float" office:value="1323921601">
            <text:p>1323921601</text:p>
          </table:table-cell>
          <table:table-cell table:style-name="ce1" office:value-type="float" office:value="1323925201">
            <text:p>1323925201</text:p>
          </table:table-cell>
          <table:table-cell table:style-name="ce1" office:value-type="float" office:value="1323928801">
            <text:p>1323928801</text:p>
          </table:table-cell>
          <table:table-cell table:style-name="ce1" office:value-type="float" office:value="1323928802">
            <text:p>1323928802</text:p>
          </table:table-cell>
          <table:table-cell table:style-name="ce1" office:value-type="float" office:value="1323932401">
            <text:p>1323932401</text:p>
          </table:table-cell>
          <table:table-cell table:style-name="ce1" office:value-type="float" office:value="1323936001">
            <text:p>1323936001</text:p>
          </table:table-cell>
          <table:table-cell table:style-name="ce1" office:value-type="float" office:value="1323939601">
            <text:p>1323939601</text:p>
          </table:table-cell>
          <table:table-cell table:style-name="ce1" office:value-type="float" office:value="1323943201">
            <text:p>1323943201</text:p>
          </table:table-cell>
          <table:table-cell table:style-name="ce1" office:value-type="float" office:value="1323943202">
            <text:p>1323943202</text:p>
          </table:table-cell>
          <table:table-cell table:style-name="ce1" office:value-type="float" office:value="1323946801">
            <text:p>1323946801</text:p>
          </table:table-cell>
          <table:table-cell table:style-name="ce1" office:value-type="float" office:value="1323950401">
            <text:p>1323950401</text:p>
          </table:table-cell>
          <table:table-cell table:style-name="ce1" office:value-type="float" office:value="1323954001">
            <text:p>1323954001</text:p>
          </table:table-cell>
          <table:table-cell table:style-name="ce1" office:value-type="float" office:value="1323957601">
            <text:p>1323957601</text:p>
          </table:table-cell>
          <table:table-cell table:style-name="ce1" office:value-type="float" office:value="1323961201">
            <text:p>1323961201</text:p>
          </table:table-cell>
          <table:table-cell table:style-name="ce1" office:value-type="float" office:value="1323964801">
            <text:p>1323964801</text:p>
          </table:table-cell>
          <table:table-cell table:style-name="ce1" office:value-type="float" office:value="1323968401">
            <text:p>1323968401</text:p>
          </table:table-cell>
          <table:table-cell table:style-name="ce1" office:value-type="float" office:value="1323972001">
            <text:p>1323972001</text:p>
          </table:table-cell>
          <table:table-cell table:style-name="ce1" office:value-type="float" office:value="1323975601">
            <text:p>1323975601</text:p>
          </table:table-cell>
          <table:table-cell table:style-name="ce1" table:number-columns-repeated="967"/>
        </table:table-row>
        <table:table-row table:style-name="ro2">
          <table:table-cell office:value-type="string">
            <text:p>host_domU-12-31-39-0A-94-2A .. ivydate.com</text:p>
          </table:table-cell>
          <table:table-cell table:number-columns-repeated="10"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499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2:02:0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916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92 msec</text:p>
            <text:p>;; SERVER: 172.16.0.23#53(172.16.0.23)</text:p>
            <text:p>;; WHEN: Wed Dec 14 03:02:30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282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76 msec</text:p>
            <text:p>;; SERVER: 172.16.0.23#53(172.16.0.23)</text:p>
            <text:p>;; WHEN: Wed Dec 14 04:02:4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521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5:06:2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253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6:03:0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786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92 msec</text:p>
            <text:p>;; SERVER: 172.16.0.23#53(172.16.0.23)</text:p>
            <text:p>;; WHEN: Wed Dec 14 07:02:5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525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Wed Dec 14 08:01:4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573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9:01:5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938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0:05:3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892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1:02:19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32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48 msec</text:p>
            <text:p>;; SERVER: 172.16.0.23#53(172.16.0.23)</text:p>
            <text:p>;; WHEN: Wed Dec 14 12:01:5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798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3:05:1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644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Wed Dec 14 14:01:4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098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7 msec</text:p>
            <text:p>;; SERVER: 172.16.0.23#53(172.16.0.23)</text:p>
            <text:p>;; WHEN: Wed Dec 14 15:02:3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394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6:02:1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09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7:02:2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907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8:03:1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688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Wed Dec 14 19:02:2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184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20:01:35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269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21:02:3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902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4 msec</text:p>
            <text:p>;; SERVER: 172.16.0.23#53(172.16.0.23)</text:p>
            <text:p>;; WHEN: Wed Dec 14 22:02:4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99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Wed Dec 14 23:05:5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341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0:03:09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240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1:02:3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774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2:02:3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942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3:02:2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09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 msec</text:p>
            <text:p>;; SERVER: 172.16.0.23#53(172.16.0.23)</text:p>
            <text:p>;; WHEN: Thu Dec 15 04:03:0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581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0 msec</text:p>
            <text:p>;; SERVER: 172.16.0.23#53(172.16.0.23)</text:p>
            <text:p>;; WHEN: Thu Dec 15 05:03:2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178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4 msec</text:p>
            <text:p>;; SERVER: 172.16.0.23#53(172.16.0.23)</text:p>
            <text:p>;; WHEN: Thu Dec 15 06:03:58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090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7:01:3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453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7 msec</text:p>
            <text:p>;; SERVER: 172.16.0.23#53(172.16.0.23)</text:p>
            <text:p>;; WHEN: Thu Dec 15 08:01:4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165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4 msec</text:p>
            <text:p>;; SERVER: 172.16.0.23#53(172.16.0.23)</text:p>
            <text:p>;; WHEN: Thu Dec 15 09:01:4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686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10:01:41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245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1:02:4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820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2:01:5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173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13:05:4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342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5 msec</text:p>
            <text:p>;; SERVER: 172.16.0.23#53(172.16.0.23)</text:p>
            <text:p>;; WHEN: Thu Dec 15 14:02:59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246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7 msec</text:p>
            <text:p>;; SERVER: 172.16.0.23#53(172.16.0.23)</text:p>
            <text:p>;; WHEN: Thu Dec 15 15:02:2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552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16:02:0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664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7:04:5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10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38 msec</text:p>
            <text:p>;; SERVER: 172.16.0.23#53(172.16.0.23)</text:p>
            <text:p>;; WHEN: Thu Dec 15 18:01:56 2011</text:p>
            <text:p>;; MSG SIZE <text:s/>rcvd: 45</text:p>
            <text:p/>
            <text:p/>
          </table:table-cell>
          <table:table-cell table:number-columns-repeated="968"/>
        </table:table-row>
        <table:table-row table:style-name="ro3">
          <table:table-cell office:value-type="string">
            <text:p>host_domU-12-31-39-0A-94-2A .. ivydate.com.nyud.net</text:p>
          </table:table-cell>
          <table:table-cell table:number-columns-repeated="10"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1538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6549<text:tab/>IN<text:tab/>DNAME<text:tab/>http.l2.l1.l0.nyucd.net.</text:p>
            <text:p>ivydate.com.nyud.net.<text:tab/>0<text:tab/>IN<text:tab/>CNAME<text:tab/>ivydate.com.http.l2.l1.l0.nyucd.net.</text:p>
            <text:p>ivydate.com.http.l2.l1.l0.nyucd.net. 86398 IN CNAME http.l2.l1.l0.nyucd.net.</text:p>
            <text:p>http.l2.l1.l0.nyucd.net. 29<text:tab/>IN<text:tab/>A<text:tab/>139.19.142.1</text:p>
            <text:p/>
            <text:p>;; Query time: 0 msec</text:p>
            <text:p>;; SERVER: 172.16.0.23#53(172.16.0.23)</text:p>
            <text:p>;; WHEN: Wed Dec 14 02:02:06 2011</text:p>
            <text:p>;; MSG SIZE <text:s/>rcvd: 131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344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2917<text:tab/>IN<text:tab/>DNAME<text:tab/>http.l2.l1.l0.nyucd.net.</text:p>
            <text:p>ivydate.com.nyud.net.<text:tab/>0<text:tab/>IN<text:tab/>CNAME<text:tab/>ivydate.com.http.l2.l1.l0.nyucd.net.</text:p>
            <text:p>ivydate.com.http.l2.l1.l0.nyucd.net. 82766 IN CNAME http.l2.l1.l0.nyucd.net.</text:p>
            <text:p>http.l2.l1.l0.nyucd.net. 25<text:tab/>IN<text:tab/>A<text:tab/>128.112.139.42</text:p>
            <text:p>http.l2.l1.l0.nyucd.net. 25<text:tab/>IN<text:tab/>A<text:tab/>131.179.150.70</text:p>
            <text:p>http.l2.l1.l0.nyucd.net. 25<text:tab/>IN<text:tab/>A<text:tab/>169.235.24.133</text:p>
            <text:p/>
            <text:p>;; Query time: 0 msec</text:p>
            <text:p>;; SERVER: 172.16.0.23#53(172.16.0.23)</text:p>
            <text:p>;; WHEN: Wed Dec 14 03:02:37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592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9306<text:tab/>IN<text:tab/>DNAME<text:tab/>http.l2.l1.l0.nyucd.net.</text:p>
            <text:p>ivydate.com.nyud.net.<text:tab/>0<text:tab/>IN<text:tab/>CNAME<text:tab/>ivydate.com.http.l2.l1.l0.nyucd.net.</text:p>
            <text:p>ivydate.com.http.l2.l1.l0.nyucd.net. 79155 IN CNAME http.l2.l1.l0.nyucd.net.</text:p>
            <text:p>http.l2.l1.l0.nyucd.net. 60<text:tab/>IN<text:tab/>A<text:tab/>192.42.83.252</text:p>
            <text:p>http.l2.l1.l0.nyucd.net. 60<text:tab/>IN<text:tab/>A<text:tab/>198.7.242.42</text:p>
            <text:p>http.l2.l1.l0.nyucd.net. 60<text:tab/>IN<text:tab/>A<text:tab/>128.2.211.115</text:p>
            <text:p/>
            <text:p>;; Query time: 0 msec</text:p>
            <text:p>;; SERVER: 172.16.0.23#53(172.16.0.23)</text:p>
            <text:p>;; WHEN: Wed Dec 14 04:02:4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491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5460<text:tab/>IN<text:tab/>DNAME<text:tab/>http.l2.l1.l0.nyucd.net.</text:p>
            <text:p>ivydate.com.nyud.net.<text:tab/>0<text:tab/>IN<text:tab/>CNAME<text:tab/>ivydate.com.http.l2.l1.l0.nyucd.net.</text:p>
            <text:p>ivydate.com.http.l2.l1.l0.nyucd.net. 75309 IN CNAME http.l2.l1.l0.nyucd.net.</text:p>
            <text:p>http.l2.l1.l0.nyucd.net. 30<text:tab/>IN<text:tab/>A<text:tab/>128.252.19.19</text:p>
            <text:p>http.l2.l1.l0.nyucd.net. 30<text:tab/>IN<text:tab/>A<text:tab/>129.107.35.132</text:p>
            <text:p>http.l2.l1.l0.nyucd.net. 30<text:tab/>IN<text:tab/>A<text:tab/>200.19.159.35</text:p>
            <text:p/>
            <text:p>;; Query time: 149 msec</text:p>
            <text:p>;; SERVER: 172.16.0.23#53(172.16.0.23)</text:p>
            <text:p>;; WHEN: Wed Dec 14 05:06:53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495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2032<text:tab/>IN<text:tab/>DNAME<text:tab/>http.l2.l1.l0.nyucd.net.</text:p>
            <text:p>ivydate.com.nyud.net.<text:tab/>0<text:tab/>IN<text:tab/>CNAME<text:tab/>ivydate.com.http.l2.l1.l0.nyucd.net.</text:p>
            <text:p>ivydate.com.http.l2.l1.l0.nyucd.net. 71881 IN CNAME http.l2.l1.l0.nyucd.net.</text:p>
            <text:p>http.l2.l1.l0.nyucd.net. 30<text:tab/>IN<text:tab/>A<text:tab/>155.225.2.71</text:p>
            <text:p>http.l2.l1.l0.nyucd.net. 30<text:tab/>IN<text:tab/>A<text:tab/>137.132.80.106</text:p>
            <text:p>http.l2.l1.l0.nyucd.net. 30<text:tab/>IN<text:tab/>A<text:tab/>138.15.10.55</text:p>
            <text:p/>
            <text:p>;; Query time: 859 msec</text:p>
            <text:p>;; SERVER: 172.16.0.23#53(172.16.0.23)</text:p>
            <text:p>;; WHEN: Wed Dec 14 06:04:0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466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8487<text:tab/>IN<text:tab/>DNAME<text:tab/>http.l2.l1.l0.nyucd.net.</text:p>
            <text:p>ivydate.com.nyud.net.<text:tab/>0<text:tab/>IN<text:tab/>CNAME<text:tab/>ivydate.com.http.l2.l1.l0.nyucd.net.</text:p>
            <text:p>ivydate.com.http.l2.l1.l0.nyucd.net. 68336 IN CNAME http.l2.l1.l0.nyucd.net.</text:p>
            <text:p>http.l2.l1.l0.nyucd.net. 24<text:tab/>IN<text:tab/>A<text:tab/>200.0.206.168</text:p>
            <text:p>http.l2.l1.l0.nyucd.net. 24<text:tab/>IN<text:tab/>A<text:tab/>129.74.74.20</text:p>
            <text:p>http.l2.l1.l0.nyucd.net. 24<text:tab/>IN<text:tab/>A<text:tab/>143.107.111.235</text:p>
            <text:p/>
            <text:p>;; Query time: 0 msec</text:p>
            <text:p>;; SERVER: 172.16.0.23#53(172.16.0.23)</text:p>
            <text:p>;; WHEN: Wed Dec 14 07:03:0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743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966<text:tab/>IN<text:tab/>DNAME<text:tab/>http.l2.l1.l0.nyucd.net.</text:p>
            <text:p>ivydate.com.nyud.net.<text:tab/>0<text:tab/>IN<text:tab/>CNAME<text:tab/>ivydate.com.http.l2.l1.l0.nyucd.net.</text:p>
            <text:p>ivydate.com.http.l2.l1.l0.nyucd.net. 64815 IN CNAME http.l2.l1.l0.nyucd.net.</text:p>
            <text:p>http.l2.l1.l0.nyucd.net. 26<text:tab/>IN<text:tab/>A<text:tab/>128.151.65.101</text:p>
            <text:p>http.l2.l1.l0.nyucd.net. 26<text:tab/>IN<text:tab/>A<text:tab/>128.220.231.3</text:p>
            <text:p>http.l2.l1.l0.nyucd.net. 26<text:tab/>IN<text:tab/>A<text:tab/>204.85.191.10</text:p>
            <text:p/>
            <text:p>;; Query time: 0 msec</text:p>
            <text:p>;; SERVER: 172.16.0.23#53(172.16.0.23)</text:p>
            <text:p>;; WHEN: Wed Dec 14 08:01:4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357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357<text:tab/>IN<text:tab/>DNAME<text:tab/>http.l2.l1.l0.nyucd.net.</text:p>
            <text:p>ivydate.com.nyud.net.<text:tab/>0<text:tab/>IN<text:tab/>CNAME<text:tab/>ivydate.com.http.l2.l1.l0.nyucd.net.</text:p>
            <text:p>ivydate.com.http.l2.l1.l0.nyucd.net. 61206 IN CNAME http.l2.l1.l0.nyucd.net.</text:p>
            <text:p>http.l2.l1.l0.nyucd.net. 30<text:tab/>IN<text:tab/>A<text:tab/>142.150.238.12</text:p>
            <text:p>http.l2.l1.l0.nyucd.net. 30<text:tab/>IN<text:tab/>A<text:tab/>128.163.142.20</text:p>
            <text:p>http.l2.l1.l0.nyucd.net. 30<text:tab/>IN<text:tab/>A<text:tab/>129.237.161.193</text:p>
            <text:p/>
            <text:p>;; Query time: 0 msec</text:p>
            <text:p>;; SERVER: 172.16.0.23#53(172.16.0.23)</text:p>
            <text:p>;; WHEN: Wed Dec 14 09:01:5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801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82759<text:tab/>IN<text:tab/>DNAME<text:tab/>http.l2.l1.l0.nyucd.net.</text:p>
            <text:p>ivydate.com.nyud.net.<text:tab/>0<text:tab/>IN<text:tab/>CNAME<text:tab/>ivydate.com.http.l2.l1.l0.nyucd.net.</text:p>
            <text:p>ivydate.com.http.l2.l1.l0.nyucd.net. 57382 IN CNAME http.l2.l1.l0.nyucd.net.</text:p>
            <text:p>http.l2.l1.l0.nyucd.net. 23<text:tab/>IN<text:tab/>A<text:tab/>139.19.142.5</text:p>
            <text:p>http.l2.l1.l0.nyucd.net. 23<text:tab/>IN<text:tab/>A<text:tab/>128.10.19.53</text:p>
            <text:p>http.l2.l1.l0.nyucd.net. 23<text:tab/>IN<text:tab/>A<text:tab/>128.112.139.42</text:p>
            <text:p/>
            <text:p>;; Query time: 0 msec</text:p>
            <text:p>;; SERVER: 172.16.0.23#53(172.16.0.23)</text:p>
            <text:p>;; WHEN: Wed Dec 14 10:05:3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90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9349<text:tab/>IN<text:tab/>DNAME<text:tab/>http.l2.l1.l0.nyucd.net.</text:p>
            <text:p>ivydate.com.nyud.net.<text:tab/>0<text:tab/>IN<text:tab/>CNAME<text:tab/>ivydate.com.http.l2.l1.l0.nyucd.net.</text:p>
            <text:p>ivydate.com.http.l2.l1.l0.nyucd.net. 53972 IN CNAME http.l2.l1.l0.nyucd.net.</text:p>
            <text:p>http.l2.l1.l0.nyucd.net. 27<text:tab/>IN<text:tab/>A<text:tab/>128.220.231.3</text:p>
            <text:p>http.l2.l1.l0.nyucd.net. 27<text:tab/>IN<text:tab/>A<text:tab/>200.19.159.35</text:p>
            <text:p>http.l2.l1.l0.nyucd.net. 27<text:tab/>IN<text:tab/>A<text:tab/>204.85.191.10</text:p>
            <text:p/>
            <text:p>;; Query time: 0 msec</text:p>
            <text:p>;; SERVER: 172.16.0.23#53(172.16.0.23)</text:p>
            <text:p>;; WHEN: Wed Dec 14 11:02:3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102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5781<text:tab/>IN<text:tab/>DNAME<text:tab/>http.l2.l1.l0.nyucd.net.</text:p>
            <text:p>ivydate.com.nyud.net.<text:tab/>0<text:tab/>IN<text:tab/>CNAME<text:tab/>ivydate.com.http.l2.l1.l0.nyucd.net.</text:p>
            <text:p>ivydate.com.http.l2.l1.l0.nyucd.net. 50404 IN CNAME http.l2.l1.l0.nyucd.net.</text:p>
            <text:p>http.l2.l1.l0.nyucd.net. 28<text:tab/>IN<text:tab/>A<text:tab/>143.107.111.235</text:p>
            <text:p>http.l2.l1.l0.nyucd.net. 28<text:tab/>IN<text:tab/>A<text:tab/>200.0.206.168</text:p>
            <text:p>http.l2.l1.l0.nyucd.net. 28<text:tab/>IN<text:tab/>A<text:tab/>128.163.142.21</text:p>
            <text:p/>
            <text:p>;; Query time: 0 msec</text:p>
            <text:p>;; SERVER: 172.16.0.23#53(172.16.0.23)</text:p>
            <text:p>;; WHEN: Wed Dec 14 12:01:5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55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1979<text:tab/>IN<text:tab/>DNAME<text:tab/>http.l2.l1.l0.nyucd.net.</text:p>
            <text:p>ivydate.com.nyud.net.<text:tab/>0<text:tab/>IN<text:tab/>CNAME<text:tab/>ivydate.com.http.l2.l1.l0.nyucd.net.</text:p>
            <text:p>ivydate.com.http.l2.l1.l0.nyucd.net. 46602 IN CNAME http.l2.l1.l0.nyucd.net.</text:p>
            <text:p>http.l2.l1.l0.nyucd.net. 30<text:tab/>IN<text:tab/>A<text:tab/>216.165.109.81</text:p>
            <text:p>http.l2.l1.l0.nyucd.net. 30<text:tab/>IN<text:tab/>A<text:tab/>155.246.12.163</text:p>
            <text:p>http.l2.l1.l0.nyucd.net. 30<text:tab/>IN<text:tab/>A<text:tab/>200.0.206.202</text:p>
            <text:p/>
            <text:p>;; Query time: 0 msec</text:p>
            <text:p>;; SERVER: 172.16.0.23#53(172.16.0.23)</text:p>
            <text:p>;; WHEN: Wed Dec 14 13:05:2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58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8586<text:tab/>IN<text:tab/>DNAME<text:tab/>http.l2.l1.l0.nyucd.net.</text:p>
            <text:p>ivydate.com.nyud.net.<text:tab/>0<text:tab/>IN<text:tab/>CNAME<text:tab/>ivydate.com.http.l2.l1.l0.nyucd.net.</text:p>
            <text:p>ivydate.com.http.l2.l1.l0.nyucd.net. 43209 IN CNAME http.l2.l1.l0.nyucd.net.</text:p>
            <text:p>http.l2.l1.l0.nyucd.net. 24<text:tab/>IN<text:tab/>A<text:tab/>203.178.133.2</text:p>
            <text:p>http.l2.l1.l0.nyucd.net. 24<text:tab/>IN<text:tab/>A<text:tab/>129.22.150.29</text:p>
            <text:p>http.l2.l1.l0.nyucd.net. 24<text:tab/>IN<text:tab/>A<text:tab/>169.229.50.4</text:p>
            <text:p/>
            <text:p>;; Query time: 0 msec</text:p>
            <text:p>;; SERVER: 172.16.0.23#53(172.16.0.23)</text:p>
            <text:p>;; WHEN: Wed Dec 14 14:01:5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4162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4945<text:tab/>IN<text:tab/>DNAME<text:tab/>http.l2.l1.l0.nyucd.net.</text:p>
            <text:p>ivydate.com.nyud.net.<text:tab/>0<text:tab/>IN<text:tab/>CNAME<text:tab/>ivydate.com.http.l2.l1.l0.nyucd.net.</text:p>
            <text:p>ivydate.com.http.l2.l1.l0.nyucd.net. 39568 IN CNAME http.l2.l1.l0.nyucd.net.</text:p>
            <text:p>http.l2.l1.l0.nyucd.net. 28<text:tab/>IN<text:tab/>A<text:tab/>139.19.142.1</text:p>
            <text:p/>
            <text:p>;; Query time: 0 msec</text:p>
            <text:p>;; SERVER: 172.16.0.23#53(172.16.0.23)</text:p>
            <text:p>;; WHEN: Wed Dec 14 15:02:33 2011</text:p>
            <text:p>;; MSG SIZE <text:s/>rcvd: 131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166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1355<text:tab/>IN<text:tab/>DNAME<text:tab/>http.l2.l1.l0.nyucd.net.</text:p>
            <text:p>ivydate.com.nyud.net.<text:tab/>0<text:tab/>IN<text:tab/>CNAME<text:tab/>ivydate.com.http.l2.l1.l0.nyucd.net.</text:p>
            <text:p>ivydate.com.http.l2.l1.l0.nyucd.net. 35978 IN CNAME http.l2.l1.l0.nyucd.net.</text:p>
            <text:p>http.l2.l1.l0.nyucd.net. 30<text:tab/>IN<text:tab/>A<text:tab/>129.10.120.194</text:p>
            <text:p>http.l2.l1.l0.nyucd.net. 30<text:tab/>IN<text:tab/>A<text:tab/>141.212.113.178</text:p>
            <text:p>http.l2.l1.l0.nyucd.net. 30<text:tab/>IN<text:tab/>A<text:tab/>203.178.143.28</text:p>
            <text:p/>
            <text:p>;; Query time: 0 msec</text:p>
            <text:p>;; SERVER: 172.16.0.23#53(172.16.0.23)</text:p>
            <text:p>;; WHEN: Wed Dec 14 16:02:23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812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7748<text:tab/>IN<text:tab/>DNAME<text:tab/>http.l2.l1.l0.nyucd.net.</text:p>
            <text:p>ivydate.com.nyud.net.<text:tab/>0<text:tab/>IN<text:tab/>CNAME<text:tab/>ivydate.com.http.l2.l1.l0.nyucd.net.</text:p>
            <text:p>ivydate.com.http.l2.l1.l0.nyucd.net. 32371 IN CNAME http.l2.l1.l0.nyucd.net.</text:p>
            <text:p>http.l2.l1.l0.nyucd.net. 25<text:tab/>IN<text:tab/>A<text:tab/>155.98.35.7</text:p>
            <text:p>http.l2.l1.l0.nyucd.net. 25<text:tab/>IN<text:tab/>A<text:tab/>194.29.178.13</text:p>
            <text:p>http.l2.l1.l0.nyucd.net. 25<text:tab/>IN<text:tab/>A<text:tab/>128.2.211.115</text:p>
            <text:p/>
            <text:p>;; Query time: 0 msec</text:p>
            <text:p>;; SERVER: 172.16.0.23#53(172.16.0.23)</text:p>
            <text:p>;; WHEN: Wed Dec 14 17:02:2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352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4104<text:tab/>IN<text:tab/>DNAME<text:tab/>http.l2.l1.l0.nyucd.net.</text:p>
            <text:p>ivydate.com.nyud.net.<text:tab/>0<text:tab/>IN<text:tab/>CNAME<text:tab/>ivydate.com.http.l2.l1.l0.nyucd.net.</text:p>
            <text:p>ivydate.com.http.l2.l1.l0.nyucd.net. 28727 IN CNAME http.l2.l1.l0.nyucd.net.</text:p>
            <text:p>http.l2.l1.l0.nyucd.net. 30<text:tab/>IN<text:tab/>A<text:tab/>164.107.127.12</text:p>
            <text:p>http.l2.l1.l0.nyucd.net. 30<text:tab/>IN<text:tab/>A<text:tab/>141.219.252.132</text:p>
            <text:p>http.l2.l1.l0.nyucd.net. 30<text:tab/>IN<text:tab/>A<text:tab/>155.246.12.163</text:p>
            <text:p/>
            <text:p>;; Query time: 0 msec</text:p>
            <text:p>;; SERVER: 172.16.0.23#53(172.16.0.23)</text:p>
            <text:p>;; WHEN: Wed Dec 14 18:03:1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608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0541<text:tab/>IN<text:tab/>DNAME<text:tab/>http.l2.l1.l0.nyucd.net.</text:p>
            <text:p>ivydate.com.nyud.net.<text:tab/>0<text:tab/>IN<text:tab/>CNAME<text:tab/>ivydate.com.http.l2.l1.l0.nyucd.net.</text:p>
            <text:p>ivydate.com.http.l2.l1.l0.nyucd.net. 25164 IN CNAME http.l2.l1.l0.nyucd.net.</text:p>
            <text:p>http.l2.l1.l0.nyucd.net. 23<text:tab/>IN<text:tab/>A<text:tab/>128.238.88.64</text:p>
            <text:p>http.l2.l1.l0.nyucd.net. 23<text:tab/>IN<text:tab/>A<text:tab/>132.170.3.33</text:p>
            <text:p>http.l2.l1.l0.nyucd.net. 23<text:tab/>IN<text:tab/>A<text:tab/>141.161.20.32</text:p>
            <text:p/>
            <text:p>;; Query time: 0 msec</text:p>
            <text:p>;; SERVER: 172.16.0.23#53(172.16.0.23)</text:p>
            <text:p>;; WHEN: Wed Dec 14 19:02:3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6486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6996<text:tab/>IN<text:tab/>DNAME<text:tab/>http.l2.l1.l0.nyucd.net.</text:p>
            <text:p>ivydate.com.nyud.net.<text:tab/>0<text:tab/>IN<text:tab/>CNAME<text:tab/>ivydate.com.http.l2.l1.l0.nyucd.net.</text:p>
            <text:p>ivydate.com.http.l2.l1.l0.nyucd.net. 21619 IN CNAME http.l2.l1.l0.nyucd.net.</text:p>
            <text:p>http.l2.l1.l0.nyucd.net. 28<text:tab/>IN<text:tab/>A<text:tab/>169.229.50.13</text:p>
            <text:p/>
            <text:p>;; Query time: 0 msec</text:p>
            <text:p>;; SERVER: 172.16.0.23#53(172.16.0.23)</text:p>
            <text:p>;; WHEN: Wed Dec 14 20:01:41 2011</text:p>
            <text:p>;; MSG SIZE <text:s/>rcvd: 131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949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3339<text:tab/>IN<text:tab/>DNAME<text:tab/>http.l2.l1.l0.nyucd.net.</text:p>
            <text:p>ivydate.com.nyud.net.<text:tab/>0<text:tab/>IN<text:tab/>CNAME<text:tab/>ivydate.com.http.l2.l1.l0.nyucd.net.</text:p>
            <text:p>ivydate.com.http.l2.l1.l0.nyucd.net. 17962 IN CNAME http.l2.l1.l0.nyucd.net.</text:p>
            <text:p>http.l2.l1.l0.nyucd.net. 27<text:tab/>IN<text:tab/>A<text:tab/>129.130.252.141</text:p>
            <text:p>http.l2.l1.l0.nyucd.net. 27<text:tab/>IN<text:tab/>A<text:tab/>192.42.83.250</text:p>
            <text:p>http.l2.l1.l0.nyucd.net. 27<text:tab/>IN<text:tab/>A<text:tab/>204.85.191.11</text:p>
            <text:p/>
            <text:p>;; Query time: 0 msec</text:p>
            <text:p>;; SERVER: 172.16.0.23#53(172.16.0.23)</text:p>
            <text:p>;; WHEN: Wed Dec 14 21:02:3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7325</text:p>
            <text:p>;; flags: qr rd ra; QUERY: 1, ANSWER: 5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9728<text:tab/>IN<text:tab/>DNAME<text:tab/>http.l2.l1.l0.nyucd.net.</text:p>
            <text:p>ivydate.com.nyud.net.<text:tab/>0<text:tab/>IN<text:tab/>CNAME<text:tab/>ivydate.com.http.l2.l1.l0.nyucd.net.</text:p>
            <text:p>ivydate.com.http.l2.l1.l0.nyucd.net. 14351 IN CNAME http.l2.l1.l0.nyucd.net.</text:p>
            <text:p>http.l2.l1.l0.nyucd.net. 29<text:tab/>IN<text:tab/>A<text:tab/>129.237.161.194</text:p>
            <text:p>http.l2.l1.l0.nyucd.net. 29<text:tab/>IN<text:tab/>A<text:tab/>128.208.4.199</text:p>
            <text:p/>
            <text:p>;; Query time: 0 msec</text:p>
            <text:p>;; SERVER: 172.16.0.23#53(172.16.0.23)</text:p>
            <text:p>;; WHEN: Wed Dec 14 22:02:49 2011</text:p>
            <text:p>;; MSG SIZE <text:s/>rcvd: 147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888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5933<text:tab/>IN<text:tab/>DNAME<text:tab/>http.l2.l1.l0.nyucd.net.</text:p>
            <text:p>ivydate.com.nyud.net.<text:tab/>0<text:tab/>IN<text:tab/>CNAME<text:tab/>ivydate.com.http.l2.l1.l0.nyucd.net.</text:p>
            <text:p>ivydate.com.http.l2.l1.l0.nyucd.net. 10556 IN CNAME http.l2.l1.l0.nyucd.net.</text:p>
            <text:p>http.l2.l1.l0.nyucd.net. 28<text:tab/>IN<text:tab/>A<text:tab/>132.170.3.33</text:p>
            <text:p>http.l2.l1.l0.nyucd.net. 28<text:tab/>IN<text:tab/>A<text:tab/>133.9.81.165</text:p>
            <text:p>http.l2.l1.l0.nyucd.net. 28<text:tab/>IN<text:tab/>A<text:tab/>200.19.159.35</text:p>
            <text:p/>
            <text:p>;; Query time: 0 msec</text:p>
            <text:p>;; SERVER: 172.16.0.23#53(172.16.0.23)</text:p>
            <text:p>;; WHEN: Wed Dec 14 23:06:0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370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2485<text:tab/>IN<text:tab/>DNAME<text:tab/>http.l2.l1.l0.nyucd.net.</text:p>
            <text:p>ivydate.com.nyud.net.<text:tab/>0<text:tab/>IN<text:tab/>CNAME<text:tab/>ivydate.com.http.l2.l1.l0.nyucd.net.</text:p>
            <text:p>ivydate.com.http.l2.l1.l0.nyucd.net. 7108 IN CNAME http.l2.l1.l0.nyucd.net.</text:p>
            <text:p>http.l2.l1.l0.nyucd.net. 9<text:tab/>IN<text:tab/>A<text:tab/>142.150.238.12</text:p>
            <text:p>http.l2.l1.l0.nyucd.net. 9<text:tab/>IN<text:tab/>A<text:tab/>165.230.49.115</text:p>
            <text:p>http.l2.l1.l0.nyucd.net. 9<text:tab/>IN<text:tab/>A<text:tab/>192.42.83.250</text:p>
            <text:p/>
            <text:p>;; Query time: 0 msec</text:p>
            <text:p>;; SERVER: 172.16.0.23#53(172.16.0.23)</text:p>
            <text:p>;; WHEN: Thu Dec 15 00:03:3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06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8887<text:tab/>IN<text:tab/>DNAME<text:tab/>http.l2.l1.l0.nyucd.net.</text:p>
            <text:p>ivydate.com.nyud.net.<text:tab/>0<text:tab/>IN<text:tab/>CNAME<text:tab/>ivydate.com.http.l2.l1.l0.nyucd.net.</text:p>
            <text:p>ivydate.com.http.l2.l1.l0.nyucd.net. 3510 IN CNAME http.l2.l1.l0.nyucd.net.</text:p>
            <text:p>http.l2.l1.l0.nyucd.net. 30<text:tab/>IN<text:tab/>A<text:tab/>129.97.74.14</text:p>
            <text:p>http.l2.l1.l0.nyucd.net. 30<text:tab/>IN<text:tab/>A<text:tab/>129.107.35.132</text:p>
            <text:p>http.l2.l1.l0.nyucd.net. 30<text:tab/>IN<text:tab/>A<text:tab/>203.30.39.242</text:p>
            <text:p/>
            <text:p>;; Query time: 2854 msec</text:p>
            <text:p>;; SERVER: 172.16.0.23#53(172.16.0.23)</text:p>
            <text:p>;; WHEN: Thu Dec 15 01:03:3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09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5332<text:tab/>IN<text:tab/>DNAME<text:tab/>http.l2.l1.l0.nyucd.net.</text:p>
            <text:p>ivydate.com.nyud.net.<text:tab/>0<text:tab/>IN<text:tab/>CNAME<text:tab/>ivydate.com.http.l2.l1.l0.nyucd.net.</text:p>
            <text:p>ivydate.com.http.l2.l1.l0.nyucd.net. 86398 IN CNAME http.l2.l1.l0.nyucd.net.</text:p>
            <text:p>http.l2.l1.l0.nyucd.net. 28<text:tab/>IN<text:tab/>A<text:tab/>128.163.142.20</text:p>
            <text:p>http.l2.l1.l0.nyucd.net. 28<text:tab/>IN<text:tab/>A<text:tab/>133.15.59.1</text:p>
            <text:p>http.l2.l1.l0.nyucd.net. 28<text:tab/>IN<text:tab/>A<text:tab/>204.85.191.10</text:p>
            <text:p/>
            <text:p>;; Query time: 0 msec</text:p>
            <text:p>;; SERVER: 172.16.0.23#53(172.16.0.23)</text:p>
            <text:p>;; WHEN: Thu Dec 15 02:02:4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603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1741<text:tab/>IN<text:tab/>DNAME<text:tab/>http.l2.l1.l0.nyucd.net.</text:p>
            <text:p>ivydate.com.nyud.net.<text:tab/>0<text:tab/>IN<text:tab/>CNAME<text:tab/>ivydate.com.http.l2.l1.l0.nyucd.net.</text:p>
            <text:p>ivydate.com.http.l2.l1.l0.nyucd.net. 82807 IN CNAME http.l2.l1.l0.nyucd.net.</text:p>
            <text:p>http.l2.l1.l0.nyucd.net. 27<text:tab/>IN<text:tab/>A<text:tab/>204.85.191.10</text:p>
            <text:p>http.l2.l1.l0.nyucd.net. 27<text:tab/>IN<text:tab/>A<text:tab/>128.208.4.199</text:p>
            <text:p>http.l2.l1.l0.nyucd.net. 27<text:tab/>IN<text:tab/>A<text:tab/>128.220.231.3</text:p>
            <text:p/>
            <text:p>;; Query time: 0 msec</text:p>
            <text:p>;; SERVER: 172.16.0.23#53(172.16.0.23)</text:p>
            <text:p>;; WHEN: Thu Dec 15 03:02:3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424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8104<text:tab/>IN<text:tab/>DNAME<text:tab/>http.l2.l1.l0.nyucd.net.</text:p>
            <text:p>ivydate.com.nyud.net.<text:tab/>0<text:tab/>IN<text:tab/>CNAME<text:tab/>ivydate.com.http.l2.l1.l0.nyucd.net.</text:p>
            <text:p>ivydate.com.http.l2.l1.l0.nyucd.net. 79170 IN CNAME http.l2.l1.l0.nyucd.net.</text:p>
            <text:p>http.l2.l1.l0.nyucd.net. 29<text:tab/>IN<text:tab/>A<text:tab/>130.49.221.41</text:p>
            <text:p>http.l2.l1.l0.nyucd.net. 29<text:tab/>IN<text:tab/>A<text:tab/>194.29.178.13</text:p>
            <text:p>http.l2.l1.l0.nyucd.net. 29<text:tab/>IN<text:tab/>A<text:tab/>128.138.207.54</text:p>
            <text:p/>
            <text:p>;; Query time: 0 msec</text:p>
            <text:p>;; SERVER: 172.16.0.23#53(172.16.0.23)</text:p>
            <text:p>;; WHEN: Thu Dec 15 04:03:1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107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4483<text:tab/>IN<text:tab/>DNAME<text:tab/>http.l2.l1.l0.nyucd.net.</text:p>
            <text:p>ivydate.com.nyud.net.<text:tab/>0<text:tab/>IN<text:tab/>CNAME<text:tab/>ivydate.com.http.l2.l1.l0.nyucd.net.</text:p>
            <text:p>ivydate.com.http.l2.l1.l0.nyucd.net. 75549 IN CNAME http.l2.l1.l0.nyucd.net.</text:p>
            <text:p>http.l2.l1.l0.nyucd.net. 28<text:tab/>IN<text:tab/>A<text:tab/>128.208.4.199</text:p>
            <text:p>http.l2.l1.l0.nyucd.net. 28<text:tab/>IN<text:tab/>A<text:tab/>128.252.19.18</text:p>
            <text:p>http.l2.l1.l0.nyucd.net. 28<text:tab/>IN<text:tab/>A<text:tab/>170.140.119.69</text:p>
            <text:p/>
            <text:p>;; Query time: 0 msec</text:p>
            <text:p>;; SERVER: 172.16.0.23#53(172.16.0.23)</text:p>
            <text:p>;; WHEN: Thu Dec 15 05:03:3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006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0846<text:tab/>IN<text:tab/>DNAME<text:tab/>http.l2.l1.l0.nyucd.net.</text:p>
            <text:p>ivydate.com.nyud.net.<text:tab/>0<text:tab/>IN<text:tab/>CNAME<text:tab/>ivydate.com.http.l2.l1.l0.nyucd.net.</text:p>
            <text:p>ivydate.com.http.l2.l1.l0.nyucd.net. 71912 IN CNAME http.l2.l1.l0.nyucd.net.</text:p>
            <text:p>http.l2.l1.l0.nyucd.net. 20<text:tab/>IN<text:tab/>A<text:tab/>128.220.231.4</text:p>
            <text:p>http.l2.l1.l0.nyucd.net. 20<text:tab/>IN<text:tab/>A<text:tab/>132.170.3.33</text:p>
            <text:p>http.l2.l1.l0.nyucd.net. 20<text:tab/>IN<text:tab/>A<text:tab/>155.246.12.164</text:p>
            <text:p/>
            <text:p>;; Query time: 0 msec</text:p>
            <text:p>;; SERVER: 172.16.0.23#53(172.16.0.23)</text:p>
            <text:p>;; WHEN: Thu Dec 15 06:04:09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535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393<text:tab/>IN<text:tab/>DNAME<text:tab/>http.l2.l1.l0.nyucd.net.</text:p>
            <text:p>ivydate.com.nyud.net.<text:tab/>0<text:tab/>IN<text:tab/>CNAME<text:tab/>ivydate.com.http.l2.l1.l0.nyucd.net.</text:p>
            <text:p>ivydate.com.http.l2.l1.l0.nyucd.net. 68459 IN CNAME http.l2.l1.l0.nyucd.net.</text:p>
            <text:p>http.l2.l1.l0.nyucd.net. 28<text:tab/>IN<text:tab/>A<text:tab/>150.65.32.66</text:p>
            <text:p>http.l2.l1.l0.nyucd.net. 28<text:tab/>IN<text:tab/>A<text:tab/>169.229.50.4</text:p>
            <text:p>http.l2.l1.l0.nyucd.net. 28<text:tab/>IN<text:tab/>A<text:tab/>216.48.80.14</text:p>
            <text:p/>
            <text:p>;; Query time: 0 msec</text:p>
            <text:p>;; SERVER: 172.16.0.23#53(172.16.0.23)</text:p>
            <text:p>;; WHEN: Thu Dec 15 07:01:4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024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790<text:tab/>IN<text:tab/>DNAME<text:tab/>http.l2.l1.l0.nyucd.net.</text:p>
            <text:p>ivydate.com.nyud.net.<text:tab/>0<text:tab/>IN<text:tab/>CNAME<text:tab/>ivydate.com.http.l2.l1.l0.nyucd.net.</text:p>
            <text:p>ivydate.com.http.l2.l1.l0.nyucd.net. 64856 IN CNAME http.l2.l1.l0.nyucd.net.</text:p>
            <text:p>http.l2.l1.l0.nyucd.net. 27<text:tab/>IN<text:tab/>A<text:tab/>139.19.142.6</text:p>
            <text:p>http.l2.l1.l0.nyucd.net. 27<text:tab/>IN<text:tab/>A<text:tab/>142.104.21.241</text:p>
            <text:p>http.l2.l1.l0.nyucd.net. 27<text:tab/>IN<text:tab/>A<text:tab/>128.112.139.42</text:p>
            <text:p/>
            <text:p>;; Query time: 0 msec</text:p>
            <text:p>;; SERVER: 172.16.0.23#53(172.16.0.23)</text:p>
            <text:p>;; WHEN: Thu Dec 15 08:01:4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892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86<text:tab/>IN<text:tab/>DNAME<text:tab/>http.l2.l1.l0.nyucd.net.</text:p>
            <text:p>ivydate.com.nyud.net.<text:tab/>0<text:tab/>IN<text:tab/>CNAME<text:tab/>ivydate.com.http.l2.l1.l0.nyucd.net.</text:p>
            <text:p>ivydate.com.http.l2.l1.l0.nyucd.net. 61252 IN CNAME http.l2.l1.l0.nyucd.net.</text:p>
            <text:p>http.l2.l1.l0.nyucd.net. 30<text:tab/>IN<text:tab/>A<text:tab/>142.150.238.12</text:p>
            <text:p>http.l2.l1.l0.nyucd.net. 30<text:tab/>IN<text:tab/>A<text:tab/>204.85.191.10</text:p>
            <text:p>http.l2.l1.l0.nyucd.net. 30<text:tab/>IN<text:tab/>A<text:tab/>129.130.252.141</text:p>
            <text:p/>
            <text:p>;; Query time: 0 msec</text:p>
            <text:p>;; SERVER: 172.16.0.23#53(172.16.0.23)</text:p>
            <text:p>;; WHEN: Thu Dec 15 09:01:4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647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2335<text:tab/>IN<text:tab/>DNAME<text:tab/>http.l2.l1.l0.nyucd.net.</text:p>
            <text:p>ivydate.com.nyud.net.<text:tab/>0<text:tab/>IN<text:tab/>CNAME<text:tab/>ivydate.com.http.l2.l1.l0.nyucd.net.</text:p>
            <text:p>ivydate.com.http.l2.l1.l0.nyucd.net. 57657 IN CNAME http.l2.l1.l0.nyucd.net.</text:p>
            <text:p>http.l2.l1.l0.nyucd.net. 29<text:tab/>IN<text:tab/>A<text:tab/>129.10.120.194</text:p>
            <text:p>http.l2.l1.l0.nyucd.net. 29<text:tab/>IN<text:tab/>A<text:tab/>141.219.252.132</text:p>
            <text:p>http.l2.l1.l0.nyucd.net. 29<text:tab/>IN<text:tab/>A<text:tab/>200.0.206.202</text:p>
            <text:p/>
            <text:p>;; Query time: 0 msec</text:p>
            <text:p>;; SERVER: 172.16.0.23#53(172.16.0.23)</text:p>
            <text:p>;; WHEN: Thu Dec 15 10:01:44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671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8664<text:tab/>IN<text:tab/>DNAME<text:tab/>http.l2.l1.l0.nyucd.net.</text:p>
            <text:p>ivydate.com.nyud.net.<text:tab/>0<text:tab/>IN<text:tab/>CNAME<text:tab/>ivydate.com.http.l2.l1.l0.nyucd.net.</text:p>
            <text:p>ivydate.com.http.l2.l1.l0.nyucd.net. 53986 IN CNAME http.l2.l1.l0.nyucd.net.</text:p>
            <text:p>http.l2.l1.l0.nyucd.net. 20<text:tab/>IN<text:tab/>A<text:tab/>131.247.2.241</text:p>
            <text:p>http.l2.l1.l0.nyucd.net. 20<text:tab/>IN<text:tab/>A<text:tab/>137.132.80.105</text:p>
            <text:p>http.l2.l1.l0.nyucd.net. 20<text:tab/>IN<text:tab/>A<text:tab/>128.2.211.115</text:p>
            <text:p/>
            <text:p>;; Query time: 0 msec</text:p>
            <text:p>;; SERVER: 172.16.0.23#53(172.16.0.23)</text:p>
            <text:p>;; WHEN: Thu Dec 15 11:02:5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101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5119<text:tab/>IN<text:tab/>DNAME<text:tab/>http.l2.l1.l0.nyucd.net.</text:p>
            <text:p>ivydate.com.nyud.net.<text:tab/>0<text:tab/>IN<text:tab/>CNAME<text:tab/>ivydate.com.http.l2.l1.l0.nyucd.net.</text:p>
            <text:p>ivydate.com.http.l2.l1.l0.nyucd.net. 50441 IN CNAME http.l2.l1.l0.nyucd.net.</text:p>
            <text:p>http.l2.l1.l0.nyucd.net. 25<text:tab/>IN<text:tab/>A<text:tab/>132.170.3.33</text:p>
            <text:p>http.l2.l1.l0.nyucd.net. 25<text:tab/>IN<text:tab/>A<text:tab/>192.33.90.69</text:p>
            <text:p>http.l2.l1.l0.nyucd.net. 25<text:tab/>IN<text:tab/>A<text:tab/>129.22.150.29</text:p>
            <text:p/>
            <text:p>;; Query time: 0 msec</text:p>
            <text:p>;; SERVER: 172.16.0.23#53(172.16.0.23)</text:p>
            <text:p>;; WHEN: Thu Dec 15 12:01:5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795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1287<text:tab/>IN<text:tab/>DNAME<text:tab/>http.l2.l1.l0.nyucd.net.</text:p>
            <text:p>ivydate.com.nyud.net.<text:tab/>0<text:tab/>IN<text:tab/>CNAME<text:tab/>ivydate.com.http.l2.l1.l0.nyucd.net.</text:p>
            <text:p>ivydate.com.http.l2.l1.l0.nyucd.net. 46609 IN CNAME http.l2.l1.l0.nyucd.net.</text:p>
            <text:p>http.l2.l1.l0.nyucd.net. 27<text:tab/>IN<text:tab/>A<text:tab/>128.10.19.52</text:p>
            <text:p>http.l2.l1.l0.nyucd.net. 27<text:tab/>IN<text:tab/>A<text:tab/>130.49.221.41</text:p>
            <text:p>http.l2.l1.l0.nyucd.net. 27<text:tab/>IN<text:tab/>A<text:tab/>137.99.11.86</text:p>
            <text:p/>
            <text:p>;; Query time: 0 msec</text:p>
            <text:p>;; SERVER: 172.16.0.23#53(172.16.0.23)</text:p>
            <text:p>;; WHEN: Thu Dec 15 13:05:5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824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7836<text:tab/>IN<text:tab/>DNAME<text:tab/>http.l2.l1.l0.nyucd.net.</text:p>
            <text:p>ivydate.com.nyud.net.<text:tab/>0<text:tab/>IN<text:tab/>CNAME<text:tab/>ivydate.com.http.l2.l1.l0.nyucd.net.</text:p>
            <text:p>ivydate.com.http.l2.l1.l0.nyucd.net. 43158 IN CNAME http.l2.l1.l0.nyucd.net.</text:p>
            <text:p>http.l2.l1.l0.nyucd.net. 39<text:tab/>IN<text:tab/>A<text:tab/>128.220.231.3</text:p>
            <text:p>http.l2.l1.l0.nyucd.net. 39<text:tab/>IN<text:tab/>A<text:tab/>165.230.49.115</text:p>
            <text:p>http.l2.l1.l0.nyucd.net. 39<text:tab/>IN<text:tab/>A<text:tab/>128.2.211.115</text:p>
            <text:p/>
            <text:p>;; Query time: 0 msec</text:p>
            <text:p>;; SERVER: 172.16.0.23#53(172.16.0.23)</text:p>
            <text:p>;; WHEN: Thu Dec 15 14:03:2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996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4286<text:tab/>IN<text:tab/>DNAME<text:tab/>http.l2.l1.l0.nyucd.net.</text:p>
            <text:p>ivydate.com.nyud.net.<text:tab/>0<text:tab/>IN<text:tab/>CNAME<text:tab/>ivydate.com.http.l2.l1.l0.nyucd.net.</text:p>
            <text:p>ivydate.com.http.l2.l1.l0.nyucd.net. 39608 IN CNAME http.l2.l1.l0.nyucd.net.</text:p>
            <text:p>http.l2.l1.l0.nyucd.net. 29<text:tab/>IN<text:tab/>A<text:tab/>139.19.142.3</text:p>
            <text:p>http.l2.l1.l0.nyucd.net. 29<text:tab/>IN<text:tab/>A<text:tab/>169.229.50.9</text:p>
            <text:p>http.l2.l1.l0.nyucd.net. 29<text:tab/>IN<text:tab/>A<text:tab/>198.7.242.42</text:p>
            <text:p/>
            <text:p>;; Query time: 0 msec</text:p>
            <text:p>;; SERVER: 172.16.0.23#53(172.16.0.23)</text:p>
            <text:p>;; WHEN: Thu Dec 15 15:02:33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034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0710<text:tab/>IN<text:tab/>DNAME<text:tab/>http.l2.l1.l0.nyucd.net.</text:p>
            <text:p>ivydate.com.nyud.net.<text:tab/>0<text:tab/>IN<text:tab/>CNAME<text:tab/>ivydate.com.http.l2.l1.l0.nyucd.net.</text:p>
            <text:p>ivydate.com.http.l2.l1.l0.nyucd.net. 36032 IN CNAME http.l2.l1.l0.nyucd.net.</text:p>
            <text:p>http.l2.l1.l0.nyucd.net. 28<text:tab/>IN<text:tab/>A<text:tab/>155.246.12.164</text:p>
            <text:p>http.l2.l1.l0.nyucd.net. 28<text:tab/>IN<text:tab/>A<text:tab/>206.12.16.155</text:p>
            <text:p>http.l2.l1.l0.nyucd.net. 28<text:tab/>IN<text:tab/>A<text:tab/>141.161.20.32</text:p>
            <text:p/>
            <text:p>;; Query time: 0 msec</text:p>
            <text:p>;; SERVER: 172.16.0.23#53(172.16.0.23)</text:p>
            <text:p>;; WHEN: Thu Dec 15 16:02:0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97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937<text:tab/>IN<text:tab/>DNAME<text:tab/>http.l2.l1.l0.nyucd.net.</text:p>
            <text:p>ivydate.com.nyud.net.<text:tab/>0<text:tab/>IN<text:tab/>CNAME<text:tab/>ivydate.com.http.l2.l1.l0.nyucd.net.</text:p>
            <text:p>ivydate.com.http.l2.l1.l0.nyucd.net. 32259 IN CNAME http.l2.l1.l0.nyucd.net.</text:p>
            <text:p>http.l2.l1.l0.nyucd.net. 26<text:tab/>IN<text:tab/>A<text:tab/>141.213.4.201</text:p>
            <text:p>http.l2.l1.l0.nyucd.net. 26<text:tab/>IN<text:tab/>A<text:tab/>192.42.83.251</text:p>
            <text:p>http.l2.l1.l0.nyucd.net. 26<text:tab/>IN<text:tab/>A<text:tab/>203.178.133.2</text:p>
            <text:p/>
            <text:p>;; Query time: 0 msec</text:p>
            <text:p>;; SERVER: 172.16.0.23#53(172.16.0.23)</text:p>
            <text:p>;; WHEN: Thu Dec 15 17:05:01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847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469<text:tab/>IN<text:tab/>DNAME<text:tab/>http.l2.l1.l0.nyucd.net.</text:p>
            <text:p>ivydate.com.nyud.net.<text:tab/>0<text:tab/>IN<text:tab/>CNAME<text:tab/>ivydate.com.http.l2.l1.l0.nyucd.net.</text:p>
            <text:p>ivydate.com.http.l2.l1.l0.nyucd.net. 28791 IN CNAME http.l2.l1.l0.nyucd.net.</text:p>
            <text:p>http.l2.l1.l0.nyucd.net. 30<text:tab/>IN<text:tab/>A<text:tab/>128.220.231.2</text:p>
            <text:p>http.l2.l1.l0.nyucd.net. 30<text:tab/>IN<text:tab/>A<text:tab/>129.110.125.51</text:p>
            <text:p>http.l2.l1.l0.nyucd.net. 30<text:tab/>IN<text:tab/>A<text:tab/>169.229.50.13</text:p>
            <text:p/>
            <text:p>;; Query time: 912 msec</text:p>
            <text:p>;; SERVER: 172.16.0.23#53(172.16.0.23)</text:p>
            <text:p>;; WHEN: Thu Dec 15 18:02:50 2011</text:p>
            <text:p>;; MSG SIZE <text:s/>rcvd: 163</text:p>
            <text:p/>
            <text:p/>
          </table:table-cell>
          <table:table-cell table:number-columns-repeated="968"/>
        </table:table-row>
        <table:table-row table:style-name="ro2">
          <table:table-cell office:value-type="string">
            <text:p>host_domU-12-31-39-0A-94-2A .. wikipedia.org</text:p>
          </table:table-cell>
          <table:table-cell table:number-columns-repeated="10"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913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2:00:1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008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Wed Dec 14 03:01:05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183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4:01:1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249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5:03:5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491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74<text:tab/>IN<text:tab/>A<text:tab/>208.80.152.201</text:p>
            <text:p/>
            <text:p>;; Query time: 0 msec</text:p>
            <text:p>;; SERVER: 172.16.0.23#53(172.16.0.23)</text:p>
            <text:p>;; WHEN: Wed Dec 14 06:00:5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111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Wed Dec 14 07:01:2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625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64<text:tab/>IN<text:tab/>A<text:tab/>208.80.152.201</text:p>
            <text:p/>
            <text:p>;; Query time: 0 msec</text:p>
            <text:p>;; SERVER: 172.16.0.23#53(172.16.0.23)</text:p>
            <text:p>;; WHEN: Wed Dec 14 08:00:1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076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9:00:1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398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0:00:4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046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<text:tab/>IN<text:tab/>A<text:tab/>208.80.152.201</text:p>
            <text:p/>
            <text:p>;; Query time: 0 msec</text:p>
            <text:p>;; SERVER: 172.16.0.23#53(172.16.0.23)</text:p>
            <text:p>;; WHEN: Wed Dec 14 11:00:4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925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37<text:tab/>IN<text:tab/>A<text:tab/>208.80.152.201</text:p>
            <text:p/>
            <text:p>;; Query time: 0 msec</text:p>
            <text:p>;; SERVER: 172.16.0.23#53(172.16.0.23)</text:p>
            <text:p>;; WHEN: Wed Dec 14 12:00:1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180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726<text:tab/>IN<text:tab/>A<text:tab/>208.80.152.201</text:p>
            <text:p/>
            <text:p>;; Query time: 0 msec</text:p>
            <text:p>;; SERVER: 172.16.0.23#53(172.16.0.23)</text:p>
            <text:p>;; WHEN: Wed Dec 14 13:00:4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086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4:00:1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722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714<text:tab/>IN<text:tab/>A<text:tab/>208.80.152.201</text:p>
            <text:p/>
            <text:p>;; Query time: 0 msec</text:p>
            <text:p>;; SERVER: 172.16.0.23#53(172.16.0.23)</text:p>
            <text:p>;; WHEN: Wed Dec 14 15:01:0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60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809<text:tab/>IN<text:tab/>A<text:tab/>208.80.152.201</text:p>
            <text:p/>
            <text:p>;; Query time: 0 msec</text:p>
            <text:p>;; SERVER: 172.16.0.23#53(172.16.0.23)</text:p>
            <text:p>;; WHEN: Wed Dec 14 16:00:5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818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7:00:5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047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<text:tab/>IN<text:tab/>A<text:tab/>208.80.152.201</text:p>
            <text:p/>
            <text:p>;; Query time: 0 msec</text:p>
            <text:p>;; SERVER: 172.16.0.23#53(172.16.0.23)</text:p>
            <text:p>;; WHEN: Wed Dec 14 18:00:1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333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9:00:1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11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8<text:tab/>IN<text:tab/>A<text:tab/>208.80.152.201</text:p>
            <text:p/>
            <text:p>;; Query time: 0 msec</text:p>
            <text:p>;; SERVER: 172.16.0.23#53(172.16.0.23)</text:p>
            <text:p>;; WHEN: Wed Dec 14 20:00:12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405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433<text:tab/>IN<text:tab/>A<text:tab/>208.80.152.201</text:p>
            <text:p/>
            <text:p>;; Query time: 0 msec</text:p>
            <text:p>;; SERVER: 172.16.0.23#53(172.16.0.23)</text:p>
            <text:p>;; WHEN: Wed Dec 14 21:01:0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265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22:01:1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015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Wed Dec 14 23:03:3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367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86<text:tab/>IN<text:tab/>A<text:tab/>208.80.152.201</text:p>
            <text:p/>
            <text:p>;; Query time: 0 msec</text:p>
            <text:p>;; SERVER: 172.16.0.23#53(172.16.0.23)</text:p>
            <text:p>;; WHEN: Thu Dec 15 00:00:3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83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Thu Dec 15 01:01:0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253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4<text:tab/>IN<text:tab/>A<text:tab/>208.80.152.201</text:p>
            <text:p/>
            <text:p>;; Query time: 0 msec</text:p>
            <text:p>;; SERVER: 172.16.0.23#53(172.16.0.23)</text:p>
            <text:p>;; WHEN: Thu Dec 15 02:00:5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137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258<text:tab/>IN<text:tab/>A<text:tab/>208.80.152.201</text:p>
            <text:p/>
            <text:p>;; Query time: 0 msec</text:p>
            <text:p>;; SERVER: 172.16.0.23#53(172.16.0.23)</text:p>
            <text:p>;; WHEN: Thu Dec 15 03:00:2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62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Thu Dec 15 04:01:4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689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84<text:tab/>IN<text:tab/>A<text:tab/>208.80.152.201</text:p>
            <text:p/>
            <text:p>;; Query time: 0 msec</text:p>
            <text:p>;; SERVER: 172.16.0.23#53(172.16.0.23)</text:p>
            <text:p>;; WHEN: Thu Dec 15 05:00:1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561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6:01:58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421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07<text:tab/>IN<text:tab/>A<text:tab/>208.80.152.201</text:p>
            <text:p/>
            <text:p>;; Query time: 0 msec</text:p>
            <text:p>;; SERVER: 172.16.0.23#53(172.16.0.23)</text:p>
            <text:p>;; WHEN: Thu Dec 15 07:00:1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972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8:00:1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351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9:00:2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187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<text:tab/>IN<text:tab/>A<text:tab/>208.80.152.201</text:p>
            <text:p/>
            <text:p>;; Query time: 0 msec</text:p>
            <text:p>;; SERVER: 172.16.0.23#53(172.16.0.23)</text:p>
            <text:p>;; WHEN: Thu Dec 15 10:00:19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151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1:01:1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116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57<text:tab/>IN<text:tab/>A<text:tab/>208.80.152.201</text:p>
            <text:p/>
            <text:p>;; Query time: 0 msec</text:p>
            <text:p>;; SERVER: 172.16.0.23#53(172.16.0.23)</text:p>
            <text:p>;; WHEN: Thu Dec 15 12:00:2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488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3:03:2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261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25<text:tab/>IN<text:tab/>A<text:tab/>208.80.152.201</text:p>
            <text:p/>
            <text:p>;; Query time: 0 msec</text:p>
            <text:p>;; SERVER: 172.16.0.23#53(172.16.0.23)</text:p>
            <text:p>;; WHEN: Thu Dec 15 14:01:1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064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5:01:0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600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2<text:tab/>IN<text:tab/>A<text:tab/>208.80.152.201</text:p>
            <text:p/>
            <text:p>;; Query time: 0 msec</text:p>
            <text:p>;; SERVER: 172.16.0.23#53(172.16.0.23)</text:p>
            <text:p>;; WHEN: Thu Dec 15 16:00:33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477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7:03:2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103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73<text:tab/>IN<text:tab/>A<text:tab/>208.80.152.201</text:p>
            <text:p/>
            <text:p>;; Query time: 0 msec</text:p>
            <text:p>;; SERVER: 172.16.0.23#53(172.16.0.23)</text:p>
            <text:p>;; WHEN: Thu Dec 15 18:00:2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049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9:02:01 2011</text:p>
            <text:p>;; MSG SIZE <text:s/>rcvd: 47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domU-12-31-39-0A-94-2A .. wikipedia.org.nyud.net</text:p>
          </table:table-cell>
          <table:table-cell table:number-columns-repeated="10"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166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6642<text:tab/>IN<text:tab/>DNAME<text:tab/>http.l2.l1.l0.nyucd.net.</text:p>
            <text:p>wikipedia.org.nyud.net.<text:tab/>0<text:tab/>IN<text:tab/>CNAME<text:tab/>wikipedia.org.http.l2.l1.l0.nyucd.net.</text:p>
            <text:p>wikipedia.org.http.l2.l1.l0.nyucd.net. 86396 IN<text:tab/>CNAME http.l2.l1.l0.nyucd.net.</text:p>
            <text:p>http.l2.l1.l0.nyucd.net. 10<text:tab/>IN<text:tab/>A<text:tab/>129.130.252.140</text:p>
            <text:p>http.l2.l1.l0.nyucd.net. 10<text:tab/>IN<text:tab/>A<text:tab/>170.140.119.69</text:p>
            <text:p>http.l2.l1.l0.nyucd.net. 10<text:tab/>IN<text:tab/>A<text:tab/>128.252.19.18</text:p>
            <text:p/>
            <text:p>;; Query time: 0 msec</text:p>
            <text:p>;; SERVER: 172.16.0.23#53(172.16.0.23)</text:p>
            <text:p>;; WHEN: Wed Dec 14 02:00:3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66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3007<text:tab/>IN<text:tab/>DNAME<text:tab/>http.l2.l1.l0.nyucd.net.</text:p>
            <text:p>wikipedia.org.nyud.net.<text:tab/>0<text:tab/>IN<text:tab/>CNAME<text:tab/>wikipedia.org.http.l2.l1.l0.nyucd.net.</text:p>
            <text:p>wikipedia.org.http.l2.l1.l0.nyucd.net. 82761 IN<text:tab/>CNAME http.l2.l1.l0.nyucd.net.</text:p>
            <text:p>http.l2.l1.l0.nyucd.net. 12<text:tab/>IN<text:tab/>A<text:tab/>133.9.81.165</text:p>
            <text:p>http.l2.l1.l0.nyucd.net. 12<text:tab/>IN<text:tab/>A<text:tab/>204.85.191.10</text:p>
            <text:p>http.l2.l1.l0.nyucd.net. 12<text:tab/>IN<text:tab/>A<text:tab/>128.220.231.3</text:p>
            <text:p/>
            <text:p>;; Query time: 0 msec</text:p>
            <text:p>;; SERVER: 172.16.0.23#53(172.16.0.23)</text:p>
            <text:p>;; WHEN: Wed Dec 14 03:01:07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97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9394<text:tab/>IN<text:tab/>DNAME<text:tab/>http.l2.l1.l0.nyucd.net.</text:p>
            <text:p>wikipedia.org.nyud.net.<text:tab/>0<text:tab/>IN<text:tab/>CNAME<text:tab/>wikipedia.org.http.l2.l1.l0.nyucd.net.</text:p>
            <text:p>wikipedia.org.http.l2.l1.l0.nyucd.net. 79148 IN<text:tab/>CNAME http.l2.l1.l0.nyucd.net.</text:p>
            <text:p>http.l2.l1.l0.nyucd.net. 12<text:tab/>IN<text:tab/>A<text:tab/>169.229.50.7</text:p>
            <text:p>http.l2.l1.l0.nyucd.net. 12<text:tab/>IN<text:tab/>A<text:tab/>203.178.143.28</text:p>
            <text:p>http.l2.l1.l0.nyucd.net. 12<text:tab/>IN<text:tab/>A<text:tab/>131.179.150.70</text:p>
            <text:p/>
            <text:p>;; Query time: 0 msec</text:p>
            <text:p>;; SERVER: 172.16.0.23#53(172.16.0.23)</text:p>
            <text:p>;; WHEN: Wed Dec 14 04:01:2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212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5575<text:tab/>IN<text:tab/>DNAME<text:tab/>http.l2.l1.l0.nyucd.net.</text:p>
            <text:p>wikipedia.org.nyud.net.<text:tab/>0<text:tab/>IN<text:tab/>CNAME<text:tab/>wikipedia.org.http.l2.l1.l0.nyucd.net.</text:p>
            <text:p>wikipedia.org.http.l2.l1.l0.nyucd.net. 75329 IN<text:tab/>CNAME http.l2.l1.l0.nyucd.net.</text:p>
            <text:p>http.l2.l1.l0.nyucd.net. 30<text:tab/>IN<text:tab/>A<text:tab/>139.19.142.2</text:p>
            <text:p>http.l2.l1.l0.nyucd.net. 30<text:tab/>IN<text:tab/>A<text:tab/>150.140.140.93</text:p>
            <text:p>http.l2.l1.l0.nyucd.net. 30<text:tab/>IN<text:tab/>A<text:tab/>128.112.139.43</text:p>
            <text:p/>
            <text:p>;; Query time: 1022 msec</text:p>
            <text:p>;; SERVER: 172.16.0.23#53(172.16.0.23)</text:p>
            <text:p>;; WHEN: Wed Dec 14 05:05:0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130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2167<text:tab/>IN<text:tab/>DNAME<text:tab/>http.l2.l1.l0.nyucd.net.</text:p>
            <text:p>wikipedia.org.nyud.net.<text:tab/>0<text:tab/>IN<text:tab/>CNAME<text:tab/>wikipedia.org.http.l2.l1.l0.nyucd.net.</text:p>
            <text:p>wikipedia.org.http.l2.l1.l0.nyucd.net. 71921 IN<text:tab/>CNAME http.l2.l1.l0.nyucd.net.</text:p>
            <text:p>http.l2.l1.l0.nyucd.net. 60<text:tab/>IN<text:tab/>A<text:tab/>204.85.191.10</text:p>
            <text:p>http.l2.l1.l0.nyucd.net. 60<text:tab/>IN<text:tab/>A<text:tab/>204.85.191.11</text:p>
            <text:p>http.l2.l1.l0.nyucd.net. 60<text:tab/>IN<text:tab/>A<text:tab/>128.112.139.43</text:p>
            <text:p/>
            <text:p>;; Query time: 763 msec</text:p>
            <text:p>;; SERVER: 172.16.0.23#53(172.16.0.23)</text:p>
            <text:p>;; WHEN: Wed Dec 14 06:01:4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737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8581<text:tab/>IN<text:tab/>DNAME<text:tab/>http.l2.l1.l0.nyucd.net.</text:p>
            <text:p>wikipedia.org.nyud.net.<text:tab/>0<text:tab/>IN<text:tab/>CNAME<text:tab/>wikipedia.org.http.l2.l1.l0.nyucd.net.</text:p>
            <text:p>wikipedia.org.http.l2.l1.l0.nyucd.net. 68335 IN<text:tab/>CNAME http.l2.l1.l0.nyucd.net.</text:p>
            <text:p>http.l2.l1.l0.nyucd.net. 30<text:tab/>IN<text:tab/>A<text:tab/>203.30.39.242</text:p>
            <text:p>http.l2.l1.l0.nyucd.net. 30<text:tab/>IN<text:tab/>A<text:tab/>140.109.17.180</text:p>
            <text:p>http.l2.l1.l0.nyucd.net. 30<text:tab/>IN<text:tab/>A<text:tab/>143.248.139.171</text:p>
            <text:p/>
            <text:p>;; Query time: 11 msec</text:p>
            <text:p>;; SERVER: 172.16.0.23#53(172.16.0.23)</text:p>
            <text:p>;; WHEN: Wed Dec 14 07:01:3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703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055<text:tab/>IN<text:tab/>DNAME<text:tab/>http.l2.l1.l0.nyucd.net.</text:p>
            <text:p>wikipedia.org.nyud.net.<text:tab/>0<text:tab/>IN<text:tab/>CNAME<text:tab/>wikipedia.org.http.l2.l1.l0.nyucd.net.</text:p>
            <text:p>wikipedia.org.http.l2.l1.l0.nyucd.net. 64809 IN<text:tab/>CNAME http.l2.l1.l0.nyucd.net.</text:p>
            <text:p>http.l2.l1.l0.nyucd.net. 22<text:tab/>IN<text:tab/>A<text:tab/>192.33.90.69</text:p>
            <text:p>http.l2.l1.l0.nyucd.net. 22<text:tab/>IN<text:tab/>A<text:tab/>204.85.191.10</text:p>
            <text:p>http.l2.l1.l0.nyucd.net. 22<text:tab/>IN<text:tab/>A<text:tab/>129.107.35.132</text:p>
            <text:p/>
            <text:p>;; Query time: 0 msec</text:p>
            <text:p>;; SERVER: 172.16.0.23#53(172.16.0.23)</text:p>
            <text:p>;; WHEN: Wed Dec 14 08:00:1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545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449<text:tab/>IN<text:tab/>DNAME<text:tab/>http.l2.l1.l0.nyucd.net.</text:p>
            <text:p>wikipedia.org.nyud.net.<text:tab/>0<text:tab/>IN<text:tab/>CNAME<text:tab/>wikipedia.org.http.l2.l1.l0.nyucd.net.</text:p>
            <text:p>wikipedia.org.http.l2.l1.l0.nyucd.net. 61203 IN<text:tab/>CNAME http.l2.l1.l0.nyucd.net.</text:p>
            <text:p>http.l2.l1.l0.nyucd.net. 11<text:tab/>IN<text:tab/>A<text:tab/>133.9.81.164</text:p>
            <text:p>http.l2.l1.l0.nyucd.net. 11<text:tab/>IN<text:tab/>A<text:tab/>133.15.59.1</text:p>
            <text:p>http.l2.l1.l0.nyucd.net. 11<text:tab/>IN<text:tab/>A<text:tab/>192.33.90.69</text:p>
            <text:p/>
            <text:p>;; Query time: 0 msec</text:p>
            <text:p>;; SERVER: 172.16.0.23#53(172.16.0.23)</text:p>
            <text:p>;; WHEN: Wed Dec 14 09:00:2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769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83041<text:tab/>IN<text:tab/>DNAME<text:tab/>http.l2.l1.l0.nyucd.net.</text:p>
            <text:p>wikipedia.org.nyud.net.<text:tab/>0<text:tab/>IN<text:tab/>CNAME<text:tab/>wikipedia.org.http.l2.l1.l0.nyucd.net.</text:p>
            <text:p>wikipedia.org.http.l2.l1.l0.nyucd.net. 57569 IN<text:tab/>CNAME http.l2.l1.l0.nyucd.net.</text:p>
            <text:p>http.l2.l1.l0.nyucd.net. 18<text:tab/>IN<text:tab/>A<text:tab/>128.112.139.43</text:p>
            <text:p>http.l2.l1.l0.nyucd.net. 18<text:tab/>IN<text:tab/>A<text:tab/>140.114.79.231</text:p>
            <text:p>http.l2.l1.l0.nyucd.net. 18<text:tab/>IN<text:tab/>A<text:tab/>160.36.57.173</text:p>
            <text:p/>
            <text:p>;; Query time: 0 msec</text:p>
            <text:p>;; SERVER: 172.16.0.23#53(172.16.0.23)</text:p>
            <text:p>;; WHEN: Wed Dec 14 10:00:5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4568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9443<text:tab/>IN<text:tab/>DNAME<text:tab/>http.l2.l1.l0.nyucd.net.</text:p>
            <text:p>wikipedia.org.nyud.net.<text:tab/>0<text:tab/>IN<text:tab/>CNAME<text:tab/>wikipedia.org.http.l2.l1.l0.nyucd.net.</text:p>
            <text:p>wikipedia.org.http.l2.l1.l0.nyucd.net. 53971 IN<text:tab/>CNAME http.l2.l1.l0.nyucd.net.</text:p>
            <text:p>http.l2.l1.l0.nyucd.net. 25<text:tab/>IN<text:tab/>A<text:tab/>138.15.10.56</text:p>
            <text:p>http.l2.l1.l0.nyucd.net. 25<text:tab/>IN<text:tab/>A<text:tab/>140.109.17.180</text:p>
            <text:p>http.l2.l1.l0.nyucd.net. 25<text:tab/>IN<text:tab/>A<text:tab/>129.82.12.187</text:p>
            <text:p/>
            <text:p>;; Query time: 0 msec</text:p>
            <text:p>;; SERVER: 172.16.0.23#53(172.16.0.23)</text:p>
            <text:p>;; WHEN: Wed Dec 14 11:00:5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99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5871<text:tab/>IN<text:tab/>DNAME<text:tab/>http.l2.l1.l0.nyucd.net.</text:p>
            <text:p>wikipedia.org.nyud.net.<text:tab/>0<text:tab/>IN<text:tab/>CNAME<text:tab/>wikipedia.org.http.l2.l1.l0.nyucd.net.</text:p>
            <text:p>wikipedia.org.http.l2.l1.l0.nyucd.net. 50399 IN<text:tab/>CNAME http.l2.l1.l0.nyucd.net.</text:p>
            <text:p>http.l2.l1.l0.nyucd.net. 8<text:tab/>IN<text:tab/>A<text:tab/>128.112.139.42</text:p>
            <text:p>http.l2.l1.l0.nyucd.net. 8<text:tab/>IN<text:tab/>A<text:tab/>129.74.74.19</text:p>
            <text:p>http.l2.l1.l0.nyucd.net. 8<text:tab/>IN<text:tab/>A<text:tab/>131.179.150.70</text:p>
            <text:p/>
            <text:p>;; Query time: 0 msec</text:p>
            <text:p>;; SERVER: 172.16.0.23#53(172.16.0.23)</text:p>
            <text:p>;; WHEN: Wed Dec 14 12:00:2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681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2250<text:tab/>IN<text:tab/>DNAME<text:tab/>http.l2.l1.l0.nyucd.net.</text:p>
            <text:p>wikipedia.org.nyud.net.<text:tab/>0<text:tab/>IN<text:tab/>CNAME<text:tab/>wikipedia.org.http.l2.l1.l0.nyucd.net.</text:p>
            <text:p>wikipedia.org.http.l2.l1.l0.nyucd.net. 46778 IN<text:tab/>CNAME http.l2.l1.l0.nyucd.net.</text:p>
            <text:p>http.l2.l1.l0.nyucd.net. 21<text:tab/>IN<text:tab/>A<text:tab/>129.110.125.51</text:p>
            <text:p>http.l2.l1.l0.nyucd.net. 21<text:tab/>IN<text:tab/>A<text:tab/>203.178.133.2</text:p>
            <text:p>http.l2.l1.l0.nyucd.net. 21<text:tab/>IN<text:tab/>A<text:tab/>128.208.4.199</text:p>
            <text:p/>
            <text:p>;; Query time: 0 msec</text:p>
            <text:p>;; SERVER: 172.16.0.23#53(172.16.0.23)</text:p>
            <text:p>;; WHEN: Wed Dec 14 13:00:4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460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8680<text:tab/>IN<text:tab/>DNAME<text:tab/>http.l2.l1.l0.nyucd.net.</text:p>
            <text:p>wikipedia.org.nyud.net.<text:tab/>0<text:tab/>IN<text:tab/>CNAME<text:tab/>wikipedia.org.http.l2.l1.l0.nyucd.net.</text:p>
            <text:p>wikipedia.org.http.l2.l1.l0.nyucd.net. 43208 IN<text:tab/>CNAME http.l2.l1.l0.nyucd.net.</text:p>
            <text:p>http.l2.l1.l0.nyucd.net. 18<text:tab/>IN<text:tab/>A<text:tab/>141.219.252.132</text:p>
            <text:p>http.l2.l1.l0.nyucd.net. 18<text:tab/>IN<text:tab/>A<text:tab/>155.246.12.163</text:p>
            <text:p>http.l2.l1.l0.nyucd.net. 18<text:tab/>IN<text:tab/>A<text:tab/>203.178.143.28</text:p>
            <text:p/>
            <text:p>;; Query time: 0 msec</text:p>
            <text:p>;; SERVER: 172.16.0.23#53(172.16.0.23)</text:p>
            <text:p>;; WHEN: Wed Dec 14 14:00:1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95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5029<text:tab/>IN<text:tab/>DNAME<text:tab/>http.l2.l1.l0.nyucd.net.</text:p>
            <text:p>wikipedia.org.nyud.net.<text:tab/>0<text:tab/>IN<text:tab/>CNAME<text:tab/>wikipedia.org.http.l2.l1.l0.nyucd.net.</text:p>
            <text:p>wikipedia.org.http.l2.l1.l0.nyucd.net. 39557 IN<text:tab/>CNAME http.l2.l1.l0.nyucd.net.</text:p>
            <text:p>http.l2.l1.l0.nyucd.net. 23<text:tab/>IN<text:tab/>A<text:tab/>129.74.74.19</text:p>
            <text:p>http.l2.l1.l0.nyucd.net. 23<text:tab/>IN<text:tab/>A<text:tab/>192.42.83.250</text:p>
            <text:p>http.l2.l1.l0.nyucd.net. 23<text:tab/>IN<text:tab/>A<text:tab/>128.112.139.18</text:p>
            <text:p/>
            <text:p>;; Query time: 0 msec</text:p>
            <text:p>;; SERVER: 172.16.0.23#53(172.16.0.23)</text:p>
            <text:p>;; WHEN: Wed Dec 14 15:01:0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070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1440<text:tab/>IN<text:tab/>DNAME<text:tab/>http.l2.l1.l0.nyucd.net.</text:p>
            <text:p>wikipedia.org.nyud.net.<text:tab/>0<text:tab/>IN<text:tab/>CNAME<text:tab/>wikipedia.org.http.l2.l1.l0.nyucd.net.</text:p>
            <text:p>wikipedia.org.http.l2.l1.l0.nyucd.net. 35968 IN<text:tab/>CNAME http.l2.l1.l0.nyucd.net.</text:p>
            <text:p>http.l2.l1.l0.nyucd.net. 20<text:tab/>IN<text:tab/>A<text:tab/>143.248.139.171</text:p>
            <text:p>http.l2.l1.l0.nyucd.net. 20<text:tab/>IN<text:tab/>A<text:tab/>146.57.249.99</text:p>
            <text:p>http.l2.l1.l0.nyucd.net. 20<text:tab/>IN<text:tab/>A<text:tab/>129.186.205.78</text:p>
            <text:p/>
            <text:p>;; Query time: 0 msec</text:p>
            <text:p>;; SERVER: 172.16.0.23#53(172.16.0.23)</text:p>
            <text:p>;; WHEN: Wed Dec 14 16:00:5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172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7842<text:tab/>IN<text:tab/>DNAME<text:tab/>http.l2.l1.l0.nyucd.net.</text:p>
            <text:p>wikipedia.org.nyud.net.<text:tab/>0<text:tab/>IN<text:tab/>CNAME<text:tab/>wikipedia.org.http.l2.l1.l0.nyucd.net.</text:p>
            <text:p>wikipedia.org.http.l2.l1.l0.nyucd.net. 32370 IN<text:tab/>CNAME http.l2.l1.l0.nyucd.net.</text:p>
            <text:p>http.l2.l1.l0.nyucd.net. 22<text:tab/>IN<text:tab/>A<text:tab/>129.22.150.29</text:p>
            <text:p>http.l2.l1.l0.nyucd.net. 22<text:tab/>IN<text:tab/>A<text:tab/>164.107.127.12</text:p>
            <text:p>http.l2.l1.l0.nyucd.net. 22<text:tab/>IN<text:tab/>A<text:tab/>128.8.126.111</text:p>
            <text:p/>
            <text:p>;; Query time: 0 msec</text:p>
            <text:p>;; SERVER: 172.16.0.23#53(172.16.0.23)</text:p>
            <text:p>;; WHEN: Wed Dec 14 17:00:5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508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4240<text:tab/>IN<text:tab/>DNAME<text:tab/>http.l2.l1.l0.nyucd.net.</text:p>
            <text:p>wikipedia.org.nyud.net.<text:tab/>0<text:tab/>IN<text:tab/>CNAME<text:tab/>wikipedia.org.http.l2.l1.l0.nyucd.net.</text:p>
            <text:p>wikipedia.org.http.l2.l1.l0.nyucd.net. 28768 IN<text:tab/>CNAME http.l2.l1.l0.nyucd.net.</text:p>
            <text:p>http.l2.l1.l0.nyucd.net. 30<text:tab/>IN<text:tab/>A<text:tab/>203.178.133.2</text:p>
            <text:p>http.l2.l1.l0.nyucd.net. 30<text:tab/>IN<text:tab/>A<text:tab/>133.15.59.1</text:p>
            <text:p>http.l2.l1.l0.nyucd.net. 30<text:tab/>IN<text:tab/>A<text:tab/>155.246.12.164</text:p>
            <text:p/>
            <text:p>;; Query time: 1711 msec</text:p>
            <text:p>;; SERVER: 172.16.0.23#53(172.16.0.23)</text:p>
            <text:p>;; WHEN: Wed Dec 14 18:01:0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5373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0674<text:tab/>IN<text:tab/>DNAME<text:tab/>http.l2.l1.l0.nyucd.net.</text:p>
            <text:p>wikipedia.org.nyud.net.<text:tab/>0<text:tab/>IN<text:tab/>CNAME<text:tab/>wikipedia.org.http.l2.l1.l0.nyucd.net.</text:p>
            <text:p>wikipedia.org.http.l2.l1.l0.nyucd.net. 25202 IN<text:tab/>CNAME http.l2.l1.l0.nyucd.net.</text:p>
            <text:p>http.l2.l1.l0.nyucd.net. 14<text:tab/>IN<text:tab/>A<text:tab/>128.208.4.199</text:p>
            <text:p>http.l2.l1.l0.nyucd.net. 14<text:tab/>IN<text:tab/>A<text:tab/>140.112.107.82</text:p>
            <text:p>http.l2.l1.l0.nyucd.net. 14<text:tab/>IN<text:tab/>A<text:tab/>203.30.39.242</text:p>
            <text:p/>
            <text:p>;; Query time: 0 msec</text:p>
            <text:p>;; SERVER: 172.16.0.23#53(172.16.0.23)</text:p>
            <text:p>;; WHEN: Wed Dec 14 19:00:2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212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7083<text:tab/>IN<text:tab/>DNAME<text:tab/>http.l2.l1.l0.nyucd.net.</text:p>
            <text:p>wikipedia.org.nyud.net.<text:tab/>0<text:tab/>IN<text:tab/>CNAME<text:tab/>wikipedia.org.http.l2.l1.l0.nyucd.net.</text:p>
            <text:p>wikipedia.org.http.l2.l1.l0.nyucd.net. 21611 IN<text:tab/>CNAME http.l2.l1.l0.nyucd.net.</text:p>
            <text:p>http.l2.l1.l0.nyucd.net. 23<text:tab/>IN<text:tab/>A<text:tab/>169.229.50.13</text:p>
            <text:p>http.l2.l1.l0.nyucd.net. 23<text:tab/>IN<text:tab/>A<text:tab/>128.238.88.64</text:p>
            <text:p>http.l2.l1.l0.nyucd.net. 23<text:tab/>IN<text:tab/>A<text:tab/>142.150.238.13</text:p>
            <text:p/>
            <text:p>;; Query time: 0 msec</text:p>
            <text:p>;; SERVER: 172.16.0.23#53(172.16.0.23)</text:p>
            <text:p>;; WHEN: Wed Dec 14 20:00:14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514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3428<text:tab/>IN<text:tab/>DNAME<text:tab/>http.l2.l1.l0.nyucd.net.</text:p>
            <text:p>wikipedia.org.nyud.net.<text:tab/>0<text:tab/>IN<text:tab/>CNAME<text:tab/>wikipedia.org.http.l2.l1.l0.nyucd.net.</text:p>
            <text:p>wikipedia.org.http.l2.l1.l0.nyucd.net. 17956 IN<text:tab/>CNAME http.l2.l1.l0.nyucd.net.</text:p>
            <text:p>http.l2.l1.l0.nyucd.net. 21<text:tab/>IN<text:tab/>A<text:tab/>133.15.59.2</text:p>
            <text:p>http.l2.l1.l0.nyucd.net. 21<text:tab/>IN<text:tab/>A<text:tab/>164.107.127.12</text:p>
            <text:p>http.l2.l1.l0.nyucd.net. 21<text:tab/>IN<text:tab/>A<text:tab/>129.74.74.19</text:p>
            <text:p/>
            <text:p>;; Query time: 0 msec</text:p>
            <text:p>;; SERVER: 172.16.0.23#53(172.16.0.23)</text:p>
            <text:p>;; WHEN: Wed Dec 14 21:01:0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535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9812<text:tab/>IN<text:tab/>DNAME<text:tab/>http.l2.l1.l0.nyucd.net.</text:p>
            <text:p>wikipedia.org.nyud.net.<text:tab/>0<text:tab/>IN<text:tab/>CNAME<text:tab/>wikipedia.org.http.l2.l1.l0.nyucd.net.</text:p>
            <text:p>wikipedia.org.http.l2.l1.l0.nyucd.net. 14340 IN<text:tab/>CNAME http.l2.l1.l0.nyucd.net.</text:p>
            <text:p>http.l2.l1.l0.nyucd.net. 15<text:tab/>IN<text:tab/>A<text:tab/>128.238.88.65</text:p>
            <text:p>http.l2.l1.l0.nyucd.net. 15<text:tab/>IN<text:tab/>A<text:tab/>141.161.20.32</text:p>
            <text:p>http.l2.l1.l0.nyucd.net. 15<text:tab/>IN<text:tab/>A<text:tab/>200.19.159.35</text:p>
            <text:p/>
            <text:p>;; Query time: 0 msec</text:p>
            <text:p>;; SERVER: 172.16.0.23#53(172.16.0.23)</text:p>
            <text:p>;; WHEN: Wed Dec 14 22:01:2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703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6075<text:tab/>IN<text:tab/>DNAME<text:tab/>http.l2.l1.l0.nyucd.net.</text:p>
            <text:p>wikipedia.org.nyud.net.<text:tab/>0<text:tab/>IN<text:tab/>CNAME<text:tab/>wikipedia.org.http.l2.l1.l0.nyucd.net.</text:p>
            <text:p>wikipedia.org.http.l2.l1.l0.nyucd.net. 10603 IN<text:tab/>CNAME http.l2.l1.l0.nyucd.net.</text:p>
            <text:p>http.l2.l1.l0.nyucd.net. 23<text:tab/>IN<text:tab/>A<text:tab/>128.112.139.42</text:p>
            <text:p>http.l2.l1.l0.nyucd.net. 23<text:tab/>IN<text:tab/>A<text:tab/>129.93.229.138</text:p>
            <text:p>http.l2.l1.l0.nyucd.net. 23<text:tab/>IN<text:tab/>A<text:tab/>203.178.143.10</text:p>
            <text:p/>
            <text:p>;; Query time: 0 msec</text:p>
            <text:p>;; SERVER: 172.16.0.23#53(172.16.0.23)</text:p>
            <text:p>;; WHEN: Wed Dec 14 23:03:4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4588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2618<text:tab/>IN<text:tab/>DNAME<text:tab/>http.l2.l1.l0.nyucd.net.</text:p>
            <text:p>wikipedia.org.nyud.net.<text:tab/>0<text:tab/>IN<text:tab/>CNAME<text:tab/>wikipedia.org.http.l2.l1.l0.nyucd.net.</text:p>
            <text:p>wikipedia.org.http.l2.l1.l0.nyucd.net. 7146 IN CNAME http.l2.l1.l0.nyucd.net.</text:p>
            <text:p>http.l2.l1.l0.nyucd.net. 30<text:tab/>IN<text:tab/>A<text:tab/>128.59.20.227</text:p>
            <text:p>http.l2.l1.l0.nyucd.net. 30<text:tab/>IN<text:tab/>A<text:tab/>128.238.88.64</text:p>
            <text:p>http.l2.l1.l0.nyucd.net. 30<text:tab/>IN<text:tab/>A<text:tab/>132.72.23.10</text:p>
            <text:p/>
            <text:p>;; Query time: 2012 msec</text:p>
            <text:p>;; SERVER: 172.16.0.23#53(172.16.0.23)</text:p>
            <text:p>;; WHEN: Thu Dec 15 00:01:2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03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9024<text:tab/>IN<text:tab/>DNAME<text:tab/>http.l2.l1.l0.nyucd.net.</text:p>
            <text:p>wikipedia.org.nyud.net.<text:tab/>0<text:tab/>IN<text:tab/>CNAME<text:tab/>wikipedia.org.http.l2.l1.l0.nyucd.net.</text:p>
            <text:p>wikipedia.org.http.l2.l1.l0.nyucd.net. 3552 IN CNAME http.l2.l1.l0.nyucd.net.</text:p>
            <text:p>http.l2.l1.l0.nyucd.net. 24<text:tab/>IN<text:tab/>A<text:tab/>128.151.65.101</text:p>
            <text:p>http.l2.l1.l0.nyucd.net. 24<text:tab/>IN<text:tab/>A<text:tab/>133.9.81.164</text:p>
            <text:p>http.l2.l1.l0.nyucd.net. 24<text:tab/>IN<text:tab/>A<text:tab/>170.140.119.69</text:p>
            <text:p/>
            <text:p>;; Query time: 0 msec</text:p>
            <text:p>;; SERVER: 172.16.0.23#53(172.16.0.23)</text:p>
            <text:p>;; WHEN: Thu Dec 15 01:01:1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975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5430<text:tab/>IN<text:tab/>DNAME<text:tab/>http.l2.l1.l0.nyucd.net.</text:p>
            <text:p>wikipedia.org.nyud.net.<text:tab/>0<text:tab/>IN<text:tab/>CNAME<text:tab/>wikipedia.org.http.l2.l1.l0.nyucd.net.</text:p>
            <text:p>wikipedia.org.http.l2.l1.l0.nyucd.net. 86393 IN<text:tab/>CNAME http.l2.l1.l0.nyucd.net.</text:p>
            <text:p>http.l2.l1.l0.nyucd.net. 23<text:tab/>IN<text:tab/>A<text:tab/>142.150.238.12</text:p>
            <text:p>http.l2.l1.l0.nyucd.net. 23<text:tab/>IN<text:tab/>A<text:tab/>198.133.224.147</text:p>
            <text:p>http.l2.l1.l0.nyucd.net. 23<text:tab/>IN<text:tab/>A<text:tab/>128.208.4.197</text:p>
            <text:p/>
            <text:p>;; Query time: 0 msec</text:p>
            <text:p>;; SERVER: 172.16.0.23#53(172.16.0.23)</text:p>
            <text:p>;; WHEN: Thu Dec 15 02:01:0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001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1831<text:tab/>IN<text:tab/>DNAME<text:tab/>http.l2.l1.l0.nyucd.net.</text:p>
            <text:p>wikipedia.org.nyud.net.<text:tab/>0<text:tab/>IN<text:tab/>CNAME<text:tab/>wikipedia.org.http.l2.l1.l0.nyucd.net.</text:p>
            <text:p>wikipedia.org.http.l2.l1.l0.nyucd.net. 82794 IN<text:tab/>CNAME http.l2.l1.l0.nyucd.net.</text:p>
            <text:p>http.l2.l1.l0.nyucd.net. 30<text:tab/>IN<text:tab/>A<text:tab/>128.252.19.18</text:p>
            <text:p>http.l2.l1.l0.nyucd.net. 30<text:tab/>IN<text:tab/>A<text:tab/>129.130.252.140</text:p>
            <text:p>http.l2.l1.l0.nyucd.net. 30<text:tab/>IN<text:tab/>A<text:tab/>198.133.224.149</text:p>
            <text:p/>
            <text:p>;; Query time: 34 msec</text:p>
            <text:p>;; SERVER: 172.16.0.23#53(172.16.0.23)</text:p>
            <text:p>;; WHEN: Thu Dec 15 03:01:0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2493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8191<text:tab/>IN<text:tab/>DNAME<text:tab/>http.l2.l1.l0.nyucd.net.</text:p>
            <text:p>wikipedia.org.nyud.net.<text:tab/>0<text:tab/>IN<text:tab/>CNAME<text:tab/>wikipedia.org.http.l2.l1.l0.nyucd.net.</text:p>
            <text:p>wikipedia.org.http.l2.l1.l0.nyucd.net. 79154 IN<text:tab/>CNAME http.l2.l1.l0.nyucd.net.</text:p>
            <text:p>http.l2.l1.l0.nyucd.net. 28<text:tab/>IN<text:tab/>A<text:tab/>139.19.142.1</text:p>
            <text:p>http.l2.l1.l0.nyucd.net. 28<text:tab/>IN<text:tab/>A<text:tab/>200.0.206.202</text:p>
            <text:p>http.l2.l1.l0.nyucd.net. 28<text:tab/>IN<text:tab/>A<text:tab/>128.10.19.53</text:p>
            <text:p/>
            <text:p>;; Query time: 0 msec</text:p>
            <text:p>;; SERVER: 172.16.0.23#53(172.16.0.23)</text:p>
            <text:p>;; WHEN: Thu Dec 15 04:01:4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222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4626<text:tab/>IN<text:tab/>DNAME<text:tab/>http.l2.l1.l0.nyucd.net.</text:p>
            <text:p>wikipedia.org.nyud.net.<text:tab/>0<text:tab/>IN<text:tab/>CNAME<text:tab/>wikipedia.org.http.l2.l1.l0.nyucd.net.</text:p>
            <text:p>wikipedia.org.http.l2.l1.l0.nyucd.net. 75589 IN<text:tab/>CNAME http.l2.l1.l0.nyucd.net.</text:p>
            <text:p>http.l2.l1.l0.nyucd.net. 30<text:tab/>IN<text:tab/>A<text:tab/>195.113.161.82</text:p>
            <text:p>http.l2.l1.l0.nyucd.net. 30<text:tab/>IN<text:tab/>A<text:tab/>200.19.159.35</text:p>
            <text:p>http.l2.l1.l0.nyucd.net. 30<text:tab/>IN<text:tab/>A<text:tab/>88.255.65.220</text:p>
            <text:p/>
            <text:p>;; Query time: 2823 msec</text:p>
            <text:p>;; SERVER: 172.16.0.23#53(172.16.0.23)</text:p>
            <text:p>;; WHEN: Thu Dec 15 05:01:1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986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0965<text:tab/>IN<text:tab/>DNAME<text:tab/>http.l2.l1.l0.nyucd.net.</text:p>
            <text:p>wikipedia.org.nyud.net.<text:tab/>0<text:tab/>IN<text:tab/>CNAME<text:tab/>wikipedia.org.http.l2.l1.l0.nyucd.net.</text:p>
            <text:p>wikipedia.org.http.l2.l1.l0.nyucd.net. 71928 IN<text:tab/>CNAME http.l2.l1.l0.nyucd.net.</text:p>
            <text:p>http.l2.l1.l0.nyucd.net. 25<text:tab/>IN<text:tab/>A<text:tab/>157.92.44.102</text:p>
            <text:p>http.l2.l1.l0.nyucd.net. 25<text:tab/>IN<text:tab/>A<text:tab/>131.179.150.70</text:p>
            <text:p>http.l2.l1.l0.nyucd.net. 25<text:tab/>IN<text:tab/>A<text:tab/>131.247.2.242</text:p>
            <text:p/>
            <text:p>;; Query time: 0 msec</text:p>
            <text:p>;; SERVER: 172.16.0.23#53(172.16.0.23)</text:p>
            <text:p>;; WHEN: Thu Dec 15 06:02:11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983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477<text:tab/>IN<text:tab/>DNAME<text:tab/>http.l2.l1.l0.nyucd.net.</text:p>
            <text:p>wikipedia.org.nyud.net.<text:tab/>0<text:tab/>IN<text:tab/>CNAME<text:tab/>wikipedia.org.http.l2.l1.l0.nyucd.net.</text:p>
            <text:p>wikipedia.org.http.l2.l1.l0.nyucd.net. 68440 IN<text:tab/>CNAME http.l2.l1.l0.nyucd.net.</text:p>
            <text:p>http.l2.l1.l0.nyucd.net. 50<text:tab/>IN<text:tab/>A<text:tab/>128.112.139.42</text:p>
            <text:p>http.l2.l1.l0.nyucd.net. 50<text:tab/>IN<text:tab/>A<text:tab/>130.49.221.41</text:p>
            <text:p>http.l2.l1.l0.nyucd.net. 50<text:tab/>IN<text:tab/>A<text:tab/>204.85.191.10</text:p>
            <text:p/>
            <text:p>;; Query time: 0 msec</text:p>
            <text:p>;; SERVER: 172.16.0.23#53(172.16.0.23)</text:p>
            <text:p>;; WHEN: Thu Dec 15 07:00:1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030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878<text:tab/>IN<text:tab/>DNAME<text:tab/>http.l2.l1.l0.nyucd.net.</text:p>
            <text:p>wikipedia.org.nyud.net.<text:tab/>0<text:tab/>IN<text:tab/>CNAME<text:tab/>wikipedia.org.http.l2.l1.l0.nyucd.net.</text:p>
            <text:p>wikipedia.org.http.l2.l1.l0.nyucd.net. 64841 IN<text:tab/>CNAME http.l2.l1.l0.nyucd.net.</text:p>
            <text:p>http.l2.l1.l0.nyucd.net. 19<text:tab/>IN<text:tab/>A<text:tab/>131.247.2.241</text:p>
            <text:p>http.l2.l1.l0.nyucd.net. 19<text:tab/>IN<text:tab/>A<text:tab/>208.117.131.116</text:p>
            <text:p>http.l2.l1.l0.nyucd.net. 19<text:tab/>IN<text:tab/>A<text:tab/>129.105.15.38</text:p>
            <text:p/>
            <text:p>;; Query time: 0 msec</text:p>
            <text:p>;; SERVER: 172.16.0.23#53(172.16.0.23)</text:p>
            <text:p>;; WHEN: Thu Dec 15 08:00:1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1513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72<text:tab/>IN<text:tab/>DNAME<text:tab/>http.l2.l1.l0.nyucd.net.</text:p>
            <text:p>wikipedia.org.nyud.net.<text:tab/>0<text:tab/>IN<text:tab/>CNAME<text:tab/>wikipedia.org.http.l2.l1.l0.nyucd.net.</text:p>
            <text:p>wikipedia.org.http.l2.l1.l0.nyucd.net. 61235 IN<text:tab/>CNAME http.l2.l1.l0.nyucd.net.</text:p>
            <text:p>http.l2.l1.l0.nyucd.net. 15<text:tab/>IN<text:tab/>A<text:tab/>141.212.113.178</text:p>
            <text:p>http.l2.l1.l0.nyucd.net. 15<text:tab/>IN<text:tab/>A<text:tab/>141.219.252.132</text:p>
            <text:p>http.l2.l1.l0.nyucd.net. 15<text:tab/>IN<text:tab/>A<text:tab/>129.10.120.194</text:p>
            <text:p/>
            <text:p>;; Query time: 0 msec</text:p>
            <text:p>;; SERVER: 172.16.0.23#53(172.16.0.23)</text:p>
            <text:p>;; WHEN: Thu Dec 15 09:00:2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910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2418<text:tab/>IN<text:tab/>DNAME<text:tab/>http.l2.l1.l0.nyucd.net.</text:p>
            <text:p>wikipedia.org.nyud.net.<text:tab/>0<text:tab/>IN<text:tab/>CNAME<text:tab/>wikipedia.org.http.l2.l1.l0.nyucd.net.</text:p>
            <text:p>wikipedia.org.http.l2.l1.l0.nyucd.net. 57637 IN<text:tab/>CNAME http.l2.l1.l0.nyucd.net.</text:p>
            <text:p>http.l2.l1.l0.nyucd.net. 23<text:tab/>IN<text:tab/>A<text:tab/>155.98.35.8</text:p>
            <text:p>http.l2.l1.l0.nyucd.net. 23<text:tab/>IN<text:tab/>A<text:tab/>170.140.119.69</text:p>
            <text:p>http.l2.l1.l0.nyucd.net. 23<text:tab/>IN<text:tab/>A<text:tab/>129.130.252.140</text:p>
            <text:p/>
            <text:p>;; Query time: 0 msec</text:p>
            <text:p>;; SERVER: 172.16.0.23#53(172.16.0.23)</text:p>
            <text:p>;; WHEN: Thu Dec 15 10:00:21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373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8760<text:tab/>IN<text:tab/>DNAME<text:tab/>http.l2.l1.l0.nyucd.net.</text:p>
            <text:p>wikipedia.org.nyud.net.<text:tab/>0<text:tab/>IN<text:tab/>CNAME<text:tab/>wikipedia.org.http.l2.l1.l0.nyucd.net.</text:p>
            <text:p>wikipedia.org.http.l2.l1.l0.nyucd.net. 53979 IN<text:tab/>CNAME http.l2.l1.l0.nyucd.net.</text:p>
            <text:p>http.l2.l1.l0.nyucd.net. 21<text:tab/>IN<text:tab/>A<text:tab/>150.65.32.66</text:p>
            <text:p>http.l2.l1.l0.nyucd.net. 21<text:tab/>IN<text:tab/>A<text:tab/>216.48.80.14</text:p>
            <text:p>http.l2.l1.l0.nyucd.net. 21<text:tab/>IN<text:tab/>A<text:tab/>137.132.80.110</text:p>
            <text:p/>
            <text:p>;; Query time: 0 msec</text:p>
            <text:p>;; SERVER: 172.16.0.23#53(172.16.0.23)</text:p>
            <text:p>;; WHEN: Thu Dec 15 11:01:1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464</text:p>
            <text:p>;; flags: qr rd ra; QUERY: 1, ANSWER: 5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5214<text:tab/>IN<text:tab/>DNAME<text:tab/>http.l2.l1.l0.nyucd.net.</text:p>
            <text:p>wikipedia.org.nyud.net.<text:tab/>0<text:tab/>IN<text:tab/>CNAME<text:tab/>wikipedia.org.http.l2.l1.l0.nyucd.net.</text:p>
            <text:p>wikipedia.org.http.l2.l1.l0.nyucd.net. 50433 IN<text:tab/>CNAME http.l2.l1.l0.nyucd.net.</text:p>
            <text:p>http.l2.l1.l0.nyucd.net. 12<text:tab/>IN<text:tab/>A<text:tab/>139.19.142.6</text:p>
            <text:p>http.l2.l1.l0.nyucd.net. 12<text:tab/>IN<text:tab/>A<text:tab/>132.170.3.33</text:p>
            <text:p/>
            <text:p>;; Query time: 0 msec</text:p>
            <text:p>;; SERVER: 172.16.0.23#53(172.16.0.23)</text:p>
            <text:p>;; WHEN: Thu Dec 15 12:00:24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357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1383<text:tab/>IN<text:tab/>DNAME<text:tab/>http.l2.l1.l0.nyucd.net.</text:p>
            <text:p>wikipedia.org.nyud.net.<text:tab/>0<text:tab/>IN<text:tab/>CNAME<text:tab/>wikipedia.org.http.l2.l1.l0.nyucd.net.</text:p>
            <text:p>wikipedia.org.http.l2.l1.l0.nyucd.net. 46602 IN<text:tab/>CNAME http.l2.l1.l0.nyucd.net.</text:p>
            <text:p>http.l2.l1.l0.nyucd.net. 5<text:tab/>IN<text:tab/>A<text:tab/>141.212.113.178</text:p>
            <text:p>http.l2.l1.l0.nyucd.net. 5<text:tab/>IN<text:tab/>A<text:tab/>198.7.242.43</text:p>
            <text:p>http.l2.l1.l0.nyucd.net. 5<text:tab/>IN<text:tab/>A<text:tab/>130.49.221.40</text:p>
            <text:p/>
            <text:p>;; Query time: 1 msec</text:p>
            <text:p>;; SERVER: 172.16.0.23#53(172.16.0.23)</text:p>
            <text:p>;; WHEN: Thu Dec 15 13:04:1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015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7947<text:tab/>IN<text:tab/>DNAME<text:tab/>http.l2.l1.l0.nyucd.net.</text:p>
            <text:p>wikipedia.org.nyud.net.<text:tab/>0<text:tab/>IN<text:tab/>CNAME<text:tab/>wikipedia.org.http.l2.l1.l0.nyucd.net.</text:p>
            <text:p>wikipedia.org.http.l2.l1.l0.nyucd.net. 43166 IN<text:tab/>CNAME http.l2.l1.l0.nyucd.net.</text:p>
            <text:p>http.l2.l1.l0.nyucd.net. 4<text:tab/>IN<text:tab/>A<text:tab/>129.93.229.138</text:p>
            <text:p>http.l2.l1.l0.nyucd.net. 4<text:tab/>IN<text:tab/>A<text:tab/>132.170.3.33</text:p>
            <text:p>http.l2.l1.l0.nyucd.net. 4<text:tab/>IN<text:tab/>A<text:tab/>128.112.139.42</text:p>
            <text:p/>
            <text:p>;; Query time: 0 msec</text:p>
            <text:p>;; SERVER: 172.16.0.23#53(172.16.0.23)</text:p>
            <text:p>;; WHEN: Thu Dec 15 14:01:3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297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4371<text:tab/>IN<text:tab/>DNAME<text:tab/>http.l2.l1.l0.nyucd.net.</text:p>
            <text:p>wikipedia.org.nyud.net.<text:tab/>0<text:tab/>IN<text:tab/>CNAME<text:tab/>wikipedia.org.http.l2.l1.l0.nyucd.net.</text:p>
            <text:p>wikipedia.org.http.l2.l1.l0.nyucd.net. 39590 IN<text:tab/>CNAME http.l2.l1.l0.nyucd.net.</text:p>
            <text:p>http.l2.l1.l0.nyucd.net. 25<text:tab/>IN<text:tab/>A<text:tab/>139.19.142.2</text:p>
            <text:p>http.l2.l1.l0.nyucd.net. 25<text:tab/>IN<text:tab/>A<text:tab/>142.150.238.12</text:p>
            <text:p>http.l2.l1.l0.nyucd.net. 25<text:tab/>IN<text:tab/>A<text:tab/>198.133.224.147</text:p>
            <text:p/>
            <text:p>;; Query time: 0 msec</text:p>
            <text:p>;; SERVER: 172.16.0.23#53(172.16.0.23)</text:p>
            <text:p>;; WHEN: Thu Dec 15 15:01:0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711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0795<text:tab/>IN<text:tab/>DNAME<text:tab/>http.l2.l1.l0.nyucd.net.</text:p>
            <text:p>wikipedia.org.nyud.net.<text:tab/>0<text:tab/>IN<text:tab/>CNAME<text:tab/>wikipedia.org.http.l2.l1.l0.nyucd.net.</text:p>
            <text:p>wikipedia.org.http.l2.l1.l0.nyucd.net. 36014 IN<text:tab/>CNAME http.l2.l1.l0.nyucd.net.</text:p>
            <text:p>http.l2.l1.l0.nyucd.net. 30<text:tab/>IN<text:tab/>A<text:tab/>128.220.231.2</text:p>
            <text:p>http.l2.l1.l0.nyucd.net. 30<text:tab/>IN<text:tab/>A<text:tab/>129.110.125.51</text:p>
            <text:p>http.l2.l1.l0.nyucd.net. 30<text:tab/>IN<text:tab/>A<text:tab/>128.112.139.43</text:p>
            <text:p/>
            <text:p>;; Query time: 15 msec</text:p>
            <text:p>;; SERVER: 172.16.0.23#53(172.16.0.23)</text:p>
            <text:p>;; WHEN: Thu Dec 15 16:00:4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648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027<text:tab/>IN<text:tab/>DNAME<text:tab/>http.l2.l1.l0.nyucd.net.</text:p>
            <text:p>wikipedia.org.nyud.net.<text:tab/>0<text:tab/>IN<text:tab/>CNAME<text:tab/>wikipedia.org.http.l2.l1.l0.nyucd.net.</text:p>
            <text:p>wikipedia.org.http.l2.l1.l0.nyucd.net. 32246 IN<text:tab/>CNAME http.l2.l1.l0.nyucd.net.</text:p>
            <text:p>http.l2.l1.l0.nyucd.net. 23<text:tab/>IN<text:tab/>A<text:tab/>129.97.74.14</text:p>
            <text:p>http.l2.l1.l0.nyucd.net. 23<text:tab/>IN<text:tab/>A<text:tab/>164.107.127.13</text:p>
            <text:p>http.l2.l1.l0.nyucd.net. 23<text:tab/>IN<text:tab/>A<text:tab/>128.59.20.227</text:p>
            <text:p/>
            <text:p>;; Query time: 0 msec</text:p>
            <text:p>;; SERVER: 172.16.0.23#53(172.16.0.23)</text:p>
            <text:p>;; WHEN: Thu Dec 15 17:03:3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344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605<text:tab/>IN<text:tab/>DNAME<text:tab/>http.l2.l1.l0.nyucd.net.</text:p>
            <text:p>wikipedia.org.nyud.net.<text:tab/>0<text:tab/>IN<text:tab/>CNAME<text:tab/>wikipedia.org.http.l2.l1.l0.nyucd.net.</text:p>
            <text:p>wikipedia.org.http.l2.l1.l0.nyucd.net. 28824 IN<text:tab/>CNAME http.l2.l1.l0.nyucd.net.</text:p>
            <text:p>http.l2.l1.l0.nyucd.net. 5<text:tab/>IN<text:tab/>A<text:tab/>199.26.254.66</text:p>
            <text:p>http.l2.l1.l0.nyucd.net. 5<text:tab/>IN<text:tab/>A<text:tab/>129.97.74.14</text:p>
            <text:p>http.l2.l1.l0.nyucd.net. 5<text:tab/>IN<text:tab/>A<text:tab/>137.165.1.114</text:p>
            <text:p/>
            <text:p>;; Query time: 0 msec</text:p>
            <text:p>;; SERVER: 172.16.0.23#53(172.16.0.23)</text:p>
            <text:p>;; WHEN: Thu Dec 15 18:00:3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333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7679<text:tab/>IN<text:tab/>DNAME<text:tab/>http.l2.l1.l0.nyucd.net.</text:p>
            <text:p>wikipedia.org.nyud.net.<text:tab/>0<text:tab/>IN<text:tab/>CNAME<text:tab/>wikipedia.org.http.l2.l1.l0.nyucd.net.</text:p>
            <text:p>wikipedia.org.http.l2.l1.l0.nyucd.net. 25130 IN<text:tab/>CNAME http.l2.l1.l0.nyucd.net.</text:p>
            <text:p>http.l2.l1.l0.nyucd.net. 29<text:tab/>IN<text:tab/>A<text:tab/>129.107.35.132</text:p>
            <text:p>http.l2.l1.l0.nyucd.net. 29<text:tab/>IN<text:tab/>A<text:tab/>200.0.206.202</text:p>
            <text:p>http.l2.l1.l0.nyucd.net. 29<text:tab/>IN<text:tab/>A<text:tab/>200.19.159.35</text:p>
            <text:p/>
            <text:p>;; Query time: 0 msec</text:p>
            <text:p>;; SERVER: 172.16.0.23#53(172.16.0.23)</text:p>
            <text:p>;; WHEN: Thu Dec 15 19:02:05 2011</text:p>
            <text:p>;; MSG SIZE <text:s/>rcvd: 167</text:p>
            <text:p/>
            <text:p/>
          </table:table-cell>
          <table:table-cell table:number-columns-repeated="967"/>
        </table:table-row>
        <table:table-row table:style-name="ro2">
          <table:table-cell office:value-type="string">
            <text:p>host_domU-12-31-39-0A-94-2A .. wp.pl</text:p>
          </table:table-cell>
          <table:table-cell table:number-columns-repeated="3"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696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Tue Dec 13 20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94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155<text:tab/>IN<text:tab/>A<text:tab/>212.77.100.101</text:p>
            <text:p/>
            <text:p>;; Query time: 0 msec</text:p>
            <text:p>;; SERVER: 172.16.0.23#53(172.16.0.23)</text:p>
            <text:p>;; WHEN: Tue Dec 13 21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208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ue Dec 13 22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103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Tue Dec 13 23:00:06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323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223 msec</text:p>
            <text:p>;; SERVER: 172.16.0.23#53(172.16.0.23)</text:p>
            <text:p>;; WHEN: Wed Dec 14 00:00:05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701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19 msec</text:p>
            <text:p>;; SERVER: 172.16.0.23#53(172.16.0.23)</text:p>
            <text:p>;; WHEN: Wed Dec 14 01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926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5 msec</text:p>
            <text:p>;; SERVER: 172.16.0.23#53(172.16.0.23)</text:p>
            <text:p>;; WHEN: Wed Dec 14 02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81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499<text:tab/>IN<text:tab/>A<text:tab/>212.77.100.101</text:p>
            <text:p/>
            <text:p>;; Query time: 1 msec</text:p>
            <text:p>;; SERVER: 172.16.0.23#53(172.16.0.23)</text:p>
            <text:p>;; WHEN: Wed Dec 14 03:00:04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068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Wed Dec 14 04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886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404<text:tab/>IN<text:tab/>A<text:tab/>212.77.100.101</text:p>
            <text:p/>
            <text:p>;; Query time: 0 msec</text:p>
            <text:p>;; SERVER: 172.16.0.23#53(172.16.0.23)</text:p>
            <text:p>;; WHEN: Wed Dec 14 05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714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0 msec</text:p>
            <text:p>;; SERVER: 172.16.0.23#53(172.16.0.23)</text:p>
            <text:p>;; WHEN: Wed Dec 14 06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569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70<text:tab/>IN<text:tab/>A<text:tab/>212.77.100.101</text:p>
            <text:p/>
            <text:p>;; Query time: 1 msec</text:p>
            <text:p>;; SERVER: 172.16.0.23#53(172.16.0.23)</text:p>
            <text:p>;; WHEN: Wed Dec 14 07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198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08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184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2 msec</text:p>
            <text:p>;; SERVER: 172.16.0.23#53(172.16.0.23)</text:p>
            <text:p>;; WHEN: Wed Dec 14 09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872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24<text:tab/>IN<text:tab/>A<text:tab/>212.77.100.101</text:p>
            <text:p/>
            <text:p>;; Query time: 0 msec</text:p>
            <text:p>;; SERVER: 172.16.0.23#53(172.16.0.23)</text:p>
            <text:p>;; WHEN: Wed Dec 14 10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416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11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636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12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324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1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382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5 msec</text:p>
            <text:p>;; SERVER: 172.16.0.23#53(172.16.0.23)</text:p>
            <text:p>;; WHEN: Wed Dec 14 14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212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15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57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3 msec</text:p>
            <text:p>;; SERVER: 172.16.0.23#53(172.16.0.23)</text:p>
            <text:p>;; WHEN: Wed Dec 14 16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833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8 msec</text:p>
            <text:p>;; SERVER: 172.16.0.23#53(172.16.0.23)</text:p>
            <text:p>;; WHEN: Wed Dec 14 17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629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18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365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844<text:tab/>IN<text:tab/>A<text:tab/>212.77.100.101</text:p>
            <text:p/>
            <text:p>;; Query time: 1 msec</text:p>
            <text:p>;; SERVER: 172.16.0.23#53(172.16.0.23)</text:p>
            <text:p>;; WHEN: Wed Dec 14 19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526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20:00:03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036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21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390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699<text:tab/>IN<text:tab/>A<text:tab/>212.77.100.101</text:p>
            <text:p/>
            <text:p>;; Query time: 0 msec</text:p>
            <text:p>;; SERVER: 172.16.0.23#53(172.16.0.23)</text:p>
            <text:p>;; WHEN: Wed Dec 14 2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798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574<text:tab/>IN<text:tab/>A<text:tab/>212.77.100.101</text:p>
            <text:p/>
            <text:p>;; Query time: 0 msec</text:p>
            <text:p>;; SERVER: 172.16.0.23#53(172.16.0.23)</text:p>
            <text:p>;; WHEN: Wed Dec 14 23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947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0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405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1 msec</text:p>
            <text:p>;; SERVER: 172.16.0.23#53(172.16.0.23)</text:p>
            <text:p>;; WHEN: Thu Dec 15 01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760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367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2 msec</text:p>
            <text:p>;; SERVER: 172.16.0.23#53(172.16.0.23)</text:p>
            <text:p>;; WHEN: Thu Dec 15 03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694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4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696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9 msec</text:p>
            <text:p>;; SERVER: 172.16.0.23#53(172.16.0.23)</text:p>
            <text:p>;; WHEN: Thu Dec 15 05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360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6:00:04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493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Thu Dec 15 07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993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5 msec</text:p>
            <text:p>;; SERVER: 172.16.0.23#53(172.16.0.23)</text:p>
            <text:p>;; WHEN: Thu Dec 15 08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031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8 msec</text:p>
            <text:p>;; SERVER: 172.16.0.23#53(172.16.0.23)</text:p>
            <text:p>;; WHEN: Thu Dec 15 09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014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397<text:tab/>IN<text:tab/>A<text:tab/>212.77.100.101</text:p>
            <text:p/>
            <text:p>;; Query time: 1 msec</text:p>
            <text:p>;; SERVER: 172.16.0.23#53(172.16.0.23)</text:p>
            <text:p>;; WHEN: Thu Dec 15 10:00:04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619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0 msec</text:p>
            <text:p>;; SERVER: 172.16.0.23#53(172.16.0.23)</text:p>
            <text:p>;; WHEN: Thu Dec 15 11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277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17 msec</text:p>
            <text:p>;; SERVER: 172.16.0.23#53(172.16.0.23)</text:p>
            <text:p>;; WHEN: Thu Dec 15 1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76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1 msec</text:p>
            <text:p>;; SERVER: 172.16.0.23#53(172.16.0.23)</text:p>
            <text:p>;; WHEN: Thu Dec 15 1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452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1 msec</text:p>
            <text:p>;; SERVER: 172.16.0.23#53(172.16.0.23)</text:p>
            <text:p>;; WHEN: Thu Dec 15 14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46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460 msec</text:p>
            <text:p>;; SERVER: 172.16.0.23#53(172.16.0.23)</text:p>
            <text:p>;; WHEN: Thu Dec 15 15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669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41 msec</text:p>
            <text:p>;; SERVER: 172.16.0.23#53(172.16.0.23)</text:p>
            <text:p>;; WHEN: Thu Dec 15 16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077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<text:tab/>IN<text:tab/>A<text:tab/>212.77.100.101</text:p>
            <text:p/>
            <text:p>;; Query time: 0 msec</text:p>
            <text:p>;; SERVER: 172.16.0.23#53(172.16.0.23)</text:p>
            <text:p>;; WHEN: Thu Dec 15 17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146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8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669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9:00:06 2011</text:p>
            <text:p>;; MSG SIZE <text:s/>rcvd: 39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domU-12-31-39-0A-94-2A .. wp.pl.nyud.net</text:p>
          </table:table-cell>
          <table:table-cell table:number-columns-repeated="3"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221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8258<text:tab/>IN<text:tab/>DNAME<text:tab/>http.l2.l1.l0.nyucd.net.</text:p>
            <text:p>wp.pl.nyud.net.<text:tab/><text:tab/>0<text:tab/>IN<text:tab/>CNAME<text:tab/>wp.pl.http.l2.l1.l0.nyucd.net.</text:p>
            <text:p>wp.pl.http.l2.l1.l0.nyucd.net. 86394 IN<text:tab/>CNAME<text:tab/>http.l2.l1.l0.nyucd.net.</text:p>
            <text:p>http.l2.l1.l0.nyucd.net. 25<text:tab/>IN<text:tab/>A<text:tab/>157.92.44.102</text:p>
            <text:p>http.l2.l1.l0.nyucd.net. 25<text:tab/>IN<text:tab/>A<text:tab/>131.179.150.70</text:p>
            <text:p>http.l2.l1.l0.nyucd.net. 25<text:tab/>IN<text:tab/>A<text:tab/>133.15.59.2</text:p>
            <text:p/>
            <text:p>;; Query time: 0 msec</text:p>
            <text:p>;; SERVER: 172.16.0.23#53(172.16.0.23)</text:p>
            <text:p>;; WHEN: Tue Dec 13 20:00:1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8243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4662<text:tab/>IN<text:tab/>DNAME<text:tab/>http.l2.l1.l0.nyucd.net.</text:p>
            <text:p>wp.pl.nyud.net.<text:tab/><text:tab/>0<text:tab/>IN<text:tab/>CNAME<text:tab/>wp.pl.http.l2.l1.l0.nyucd.net.</text:p>
            <text:p>wp.pl.http.l2.l1.l0.nyucd.net. 82798 IN<text:tab/>CNAME<text:tab/>http.l2.l1.l0.nyucd.net.</text:p>
            <text:p>http.l2.l1.l0.nyucd.net. 25<text:tab/>IN<text:tab/>A<text:tab/>139.19.142.1</text:p>
            <text:p/>
            <text:p>;; Query time: 0 msec</text:p>
            <text:p>;; SERVER: 172.16.0.23#53(172.16.0.23)</text:p>
            <text:p>;; WHEN: Tue Dec 13 21:00:13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446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1058<text:tab/>IN<text:tab/>DNAME<text:tab/>http.l2.l1.l0.nyucd.net.</text:p>
            <text:p>wp.pl.nyud.net.<text:tab/><text:tab/>0<text:tab/>IN<text:tab/>CNAME<text:tab/>wp.pl.http.l2.l1.l0.nyucd.net.</text:p>
            <text:p>wp.pl.http.l2.l1.l0.nyucd.net. 79194 IN<text:tab/>CNAME<text:tab/>http.l2.l1.l0.nyucd.net.</text:p>
            <text:p>http.l2.l1.l0.nyucd.net. 22<text:tab/>IN<text:tab/>A<text:tab/>169.235.24.133</text:p>
            <text:p>http.l2.l1.l0.nyucd.net. 22<text:tab/>IN<text:tab/>A<text:tab/>203.178.143.28</text:p>
            <text:p>http.l2.l1.l0.nyucd.net. 22<text:tab/>IN<text:tab/>A<text:tab/>129.130.252.141</text:p>
            <text:p/>
            <text:p>;; Query time: 0 msec</text:p>
            <text:p>;; SERVER: 172.16.0.23#53(172.16.0.23)</text:p>
            <text:p>;; WHEN: Tue Dec 13 22:00:1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731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7464<text:tab/>IN<text:tab/>DNAME<text:tab/>http.l2.l1.l0.nyucd.net.</text:p>
            <text:p>wp.pl.nyud.net.<text:tab/><text:tab/>0<text:tab/>IN<text:tab/>CNAME<text:tab/>wp.pl.http.l2.l1.l0.nyucd.net.</text:p>
            <text:p>wp.pl.http.l2.l1.l0.nyucd.net. 75600 IN<text:tab/>CNAME<text:tab/>http.l2.l1.l0.nyucd.net.</text:p>
            <text:p>http.l2.l1.l0.nyucd.net. 29<text:tab/>IN<text:tab/>A<text:tab/>128.2.211.114</text:p>
            <text:p>http.l2.l1.l0.nyucd.net. 29<text:tab/>IN<text:tab/>A<text:tab/>128.208.4.99</text:p>
            <text:p>http.l2.l1.l0.nyucd.net. 29<text:tab/>IN<text:tab/>A<text:tab/>141.161.20.33</text:p>
            <text:p/>
            <text:p>;; Query time: 0 msec</text:p>
            <text:p>;; SERVER: 172.16.0.23#53(172.16.0.23)</text:p>
            <text:p>;; WHEN: Tue Dec 13 23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172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3862<text:tab/>IN<text:tab/>DNAME<text:tab/>http.l2.l1.l0.nyucd.net.</text:p>
            <text:p>wp.pl.nyud.net.<text:tab/><text:tab/>0<text:tab/>IN<text:tab/>CNAME<text:tab/>wp.pl.http.l2.l1.l0.nyucd.net.</text:p>
            <text:p>wp.pl.http.l2.l1.l0.nyucd.net. 71998 IN<text:tab/>CNAME<text:tab/>http.l2.l1.l0.nyucd.net.</text:p>
            <text:p>http.l2.l1.l0.nyucd.net. 26<text:tab/>IN<text:tab/>A<text:tab/>204.85.191.10</text:p>
            <text:p>http.l2.l1.l0.nyucd.net. 26<text:tab/>IN<text:tab/>A<text:tab/>160.36.57.172</text:p>
            <text:p>http.l2.l1.l0.nyucd.net. 26<text:tab/>IN<text:tab/>A<text:tab/>169.229.50.15</text:p>
            <text:p/>
            <text:p>;; Query time: 0 msec</text:p>
            <text:p>;; SERVER: 172.16.0.23#53(172.16.0.23)</text:p>
            <text:p>;; WHEN: Wed Dec 14 00:00:12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031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0254<text:tab/>IN<text:tab/>DNAME<text:tab/>http.l2.l1.l0.nyucd.net.</text:p>
            <text:p>wp.pl.nyud.net.<text:tab/><text:tab/>0<text:tab/>IN<text:tab/>CNAME<text:tab/>wp.pl.http.l2.l1.l0.nyucd.net.</text:p>
            <text:p>wp.pl.http.l2.l1.l0.nyucd.net. 68390 IN<text:tab/>CNAME<text:tab/>http.l2.l1.l0.nyucd.net.</text:p>
            <text:p>http.l2.l1.l0.nyucd.net. 19<text:tab/>IN<text:tab/>A<text:tab/>131.179.150.70</text:p>
            <text:p>http.l2.l1.l0.nyucd.net. 19<text:tab/>IN<text:tab/>A<text:tab/>131.247.2.242</text:p>
            <text:p>http.l2.l1.l0.nyucd.net. 19<text:tab/>IN<text:tab/>A<text:tab/>128.112.139.43</text:p>
            <text:p/>
            <text:p>;; Query time: 0 msec</text:p>
            <text:p>;; SERVER: 172.16.0.23#53(172.16.0.23)</text:p>
            <text:p>;; WHEN: Wed Dec 14 01:00:2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6323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6661<text:tab/>IN<text:tab/>DNAME<text:tab/>http.l2.l1.l0.nyucd.net.</text:p>
            <text:p>wp.pl.nyud.net.<text:tab/><text:tab/>0<text:tab/>IN<text:tab/>CNAME<text:tab/>wp.pl.http.l2.l1.l0.nyucd.net.</text:p>
            <text:p>wp.pl.http.l2.l1.l0.nyucd.net. 64797 IN<text:tab/>CNAME<text:tab/>http.l2.l1.l0.nyucd.net.</text:p>
            <text:p>http.l2.l1.l0.nyucd.net. 29<text:tab/>IN<text:tab/>A<text:tab/>128.252.19.18</text:p>
            <text:p>http.l2.l1.l0.nyucd.net. 29<text:tab/>IN<text:tab/>A<text:tab/>129.130.252.140</text:p>
            <text:p>http.l2.l1.l0.nyucd.net. 29<text:tab/>IN<text:tab/>A<text:tab/>170.140.119.69</text:p>
            <text:p/>
            <text:p>;; Query time: 0 msec</text:p>
            <text:p>;; SERVER: 172.16.0.23#53(172.16.0.23)</text:p>
            <text:p>;; WHEN: Wed Dec 14 02:00:13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1892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3025<text:tab/>IN<text:tab/>DNAME<text:tab/>http.l2.l1.l0.nyucd.net.</text:p>
            <text:p>wp.pl.nyud.net.<text:tab/><text:tab/>0<text:tab/>IN<text:tab/>CNAME<text:tab/>wp.pl.http.l2.l1.l0.nyucd.net.</text:p>
            <text:p>wp.pl.http.l2.l1.l0.nyucd.net. 61161 IN<text:tab/>CNAME<text:tab/>http.l2.l1.l0.nyucd.net.</text:p>
            <text:p>http.l2.l1.l0.nyucd.net. 30<text:tab/>IN<text:tab/>A<text:tab/>204.85.191.10</text:p>
            <text:p>http.l2.l1.l0.nyucd.net. 30<text:tab/>IN<text:tab/>A<text:tab/>128.220.231.3</text:p>
            <text:p>http.l2.l1.l0.nyucd.net. 30<text:tab/>IN<text:tab/>A<text:tab/>133.9.81.165</text:p>
            <text:p/>
            <text:p>;; Query time: 211 msec</text:p>
            <text:p>;; SERVER: 172.16.0.23#53(172.16.0.23)</text:p>
            <text:p>;; WHEN: Wed Dec 14 03:00:49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325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9414<text:tab/>IN<text:tab/>DNAME<text:tab/>http.l2.l1.l0.nyucd.net.</text:p>
            <text:p>wp.pl.nyud.net.<text:tab/><text:tab/>0<text:tab/>IN<text:tab/>CNAME<text:tab/>wp.pl.http.l2.l1.l0.nyucd.net.</text:p>
            <text:p>wp.pl.http.l2.l1.l0.nyucd.net. 57550 IN<text:tab/>CNAME<text:tab/>http.l2.l1.l0.nyucd.net.</text:p>
            <text:p>http.l2.l1.l0.nyucd.net. 30<text:tab/>IN<text:tab/>A<text:tab/>203.178.143.28</text:p>
            <text:p>http.l2.l1.l0.nyucd.net. 30<text:tab/>IN<text:tab/>A<text:tab/>131.179.150.70</text:p>
            <text:p>http.l2.l1.l0.nyucd.net. 30<text:tab/>IN<text:tab/>A<text:tab/>169.229.50.7</text:p>
            <text:p/>
            <text:p>;; Query time: 2380 msec</text:p>
            <text:p>;; SERVER: 172.16.0.23#53(172.16.0.23)</text:p>
            <text:p>;; WHEN: Wed Dec 14 04:01:0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763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5862<text:tab/>IN<text:tab/>DNAME<text:tab/>http.l2.l1.l0.nyucd.net.</text:p>
            <text:p>wp.pl.nyud.net.<text:tab/><text:tab/>0<text:tab/>IN<text:tab/>CNAME<text:tab/>wp.pl.http.l2.l1.l0.nyucd.net.</text:p>
            <text:p>wp.pl.http.l2.l1.l0.nyucd.net. 53998 IN<text:tab/>CNAME<text:tab/>http.l2.l1.l0.nyucd.net.</text:p>
            <text:p>http.l2.l1.l0.nyucd.net. 27<text:tab/>IN<text:tab/>A<text:tab/>139.19.142.2</text:p>
            <text:p>http.l2.l1.l0.nyucd.net. 27<text:tab/>IN<text:tab/>A<text:tab/>160.36.57.173</text:p>
            <text:p>http.l2.l1.l0.nyucd.net. 27<text:tab/>IN<text:tab/>A<text:tab/>139.19.142.1</text:p>
            <text:p/>
            <text:p>;; Query time: 0 msec</text:p>
            <text:p>;; SERVER: 172.16.0.23#53(172.16.0.23)</text:p>
            <text:p>;; WHEN: Wed Dec 14 05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8671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2222<text:tab/>IN<text:tab/>DNAME<text:tab/>http.l2.l1.l0.nyucd.net.</text:p>
            <text:p>wp.pl.nyud.net.<text:tab/><text:tab/>0<text:tab/>IN<text:tab/>CNAME<text:tab/>wp.pl.http.l2.l1.l0.nyucd.net.</text:p>
            <text:p>wp.pl.http.l2.l1.l0.nyucd.net. 50358 IN<text:tab/>CNAME<text:tab/>http.l2.l1.l0.nyucd.net.</text:p>
            <text:p>http.l2.l1.l0.nyucd.net. 30<text:tab/>IN<text:tab/>A<text:tab/>169.235.24.133</text:p>
            <text:p/>
            <text:p>;; Query time: 924 msec</text:p>
            <text:p>;; SERVER: 172.16.0.23#53(172.16.0.23)</text:p>
            <text:p>;; WHEN: Wed Dec 14 06:00:52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007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8615<text:tab/>IN<text:tab/>DNAME<text:tab/>http.l2.l1.l0.nyucd.net.</text:p>
            <text:p>wp.pl.nyud.net.<text:tab/><text:tab/>0<text:tab/>IN<text:tab/>CNAME<text:tab/>wp.pl.http.l2.l1.l0.nyucd.net.</text:p>
            <text:p>wp.pl.http.l2.l1.l0.nyucd.net. 46751 IN<text:tab/>CNAME<text:tab/>http.l2.l1.l0.nyucd.net.</text:p>
            <text:p>http.l2.l1.l0.nyucd.net. 30<text:tab/>IN<text:tab/>A<text:tab/>132.170.3.32</text:p>
            <text:p>http.l2.l1.l0.nyucd.net. 30<text:tab/>IN<text:tab/>A<text:tab/>132.239.17.226</text:p>
            <text:p>http.l2.l1.l0.nyucd.net. 30<text:tab/>IN<text:tab/>A<text:tab/>203.178.133.10</text:p>
            <text:p/>
            <text:p>;; Query time: 1631 msec</text:p>
            <text:p>;; SERVER: 172.16.0.23#53(172.16.0.23)</text:p>
            <text:p>;; WHEN: Wed Dec 14 07:01:0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341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063<text:tab/>IN<text:tab/>DNAME<text:tab/>http.l2.l1.l0.nyucd.net.</text:p>
            <text:p>wp.pl.nyud.net.<text:tab/><text:tab/>0<text:tab/>IN<text:tab/>CNAME<text:tab/>wp.pl.http.l2.l1.l0.nyucd.net.</text:p>
            <text:p>wp.pl.http.l2.l1.l0.nyucd.net. 43199 IN<text:tab/>CNAME<text:tab/>http.l2.l1.l0.nyucd.net.</text:p>
            <text:p>http.l2.l1.l0.nyucd.net. 30<text:tab/>IN<text:tab/>A<text:tab/>204.85.191.10</text:p>
            <text:p>http.l2.l1.l0.nyucd.net. 30<text:tab/>IN<text:tab/>A<text:tab/>129.107.35.132</text:p>
            <text:p>http.l2.l1.l0.nyucd.net. 30<text:tab/>IN<text:tab/>A<text:tab/>192.33.90.69</text:p>
            <text:p/>
            <text:p>;; Query time: 0 msec</text:p>
            <text:p>;; SERVER: 172.16.0.23#53(172.16.0.23)</text:p>
            <text:p>;; WHEN: Wed Dec 14 08:00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431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462<text:tab/>IN<text:tab/>DNAME<text:tab/>http.l2.l1.l0.nyucd.net.</text:p>
            <text:p>wp.pl.nyud.net.<text:tab/><text:tab/>0<text:tab/>IN<text:tab/>CNAME<text:tab/>wp.pl.http.l2.l1.l0.nyucd.net.</text:p>
            <text:p>wp.pl.http.l2.l1.l0.nyucd.net. 39598 IN<text:tab/>CNAME<text:tab/>http.l2.l1.l0.nyucd.net.</text:p>
            <text:p>http.l2.l1.l0.nyucd.net. 24<text:tab/>IN<text:tab/>A<text:tab/>133.15.59.1</text:p>
            <text:p>http.l2.l1.l0.nyucd.net. 24<text:tab/>IN<text:tab/>A<text:tab/>192.33.90.69</text:p>
            <text:p>http.l2.l1.l0.nyucd.net. 24<text:tab/>IN<text:tab/>A<text:tab/>133.9.81.164</text:p>
            <text:p/>
            <text:p>;; Query time: 0 msec</text:p>
            <text:p>;; SERVER: 172.16.0.23#53(172.16.0.23)</text:p>
            <text:p>;; WHEN: Wed Dec 14 09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0285</text:p>
            <text:p>;; flags: qr rd ra; QUERY: 1, ANSWER: 5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wp.pl.nyud.net.<text:tab/><text:tab/>86371<text:tab/>IN<text:tab/>CNAME<text:tab/>wp.pl.http.l2.l1.l0.nyucd.net.</text:p>
            <text:p>wp.pl.http.l2.l1.l0.nyucd.net. 86371 IN<text:tab/>CNAME<text:tab/>http.l2.l1.l0.nyucd.net.</text:p>
            <text:p>http.l2.l1.l0.nyucd.net. 1<text:tab/>IN<text:tab/>A<text:tab/>133.15.59.2</text:p>
            <text:p>http.l2.l1.l0.nyucd.net. 1<text:tab/>IN<text:tab/>A<text:tab/>150.140.140.93</text:p>
            <text:p>http.l2.l1.l0.nyucd.net. 1<text:tab/>IN<text:tab/>A<text:tab/>200.0.206.202</text:p>
            <text:p/>
            <text:p>;; Query time: 0 msec</text:p>
            <text:p>;; SERVER: 172.16.0.23#53(172.16.0.23)</text:p>
            <text:p>;; WHEN: Wed Dec 14 10:00:40 2011</text:p>
            <text:p>;; MSG SIZE <text:s/>rcvd: 134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038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9487<text:tab/>IN<text:tab/>DNAME<text:tab/>http.l2.l1.l0.nyucd.net.</text:p>
            <text:p>wp.pl.nyud.net.<text:tab/><text:tab/>0<text:tab/>IN<text:tab/>CNAME<text:tab/>wp.pl.http.l2.l1.l0.nyucd.net.</text:p>
            <text:p>wp.pl.http.l2.l1.l0.nyucd.net. 82799 IN<text:tab/>CNAME<text:tab/>http.l2.l1.l0.nyucd.net.</text:p>
            <text:p>http.l2.l1.l0.nyucd.net. 24<text:tab/>IN<text:tab/>A<text:tab/>129.130.252.140</text:p>
            <text:p>http.l2.l1.l0.nyucd.net. 24<text:tab/>IN<text:tab/>A<text:tab/>192.42.83.251</text:p>
            <text:p>http.l2.l1.l0.nyucd.net. 24<text:tab/>IN<text:tab/>A<text:tab/>128.252.19.18</text:p>
            <text:p/>
            <text:p>;; Query time: 7 msec</text:p>
            <text:p>;; SERVER: 172.16.0.23#53(172.16.0.23)</text:p>
            <text:p>;; WHEN: Wed Dec 14 11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975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5886<text:tab/>IN<text:tab/>DNAME<text:tab/>http.l2.l1.l0.nyucd.net.</text:p>
            <text:p>wp.pl.nyud.net.<text:tab/><text:tab/>0<text:tab/>IN<text:tab/>CNAME<text:tab/>wp.pl.http.l2.l1.l0.nyucd.net.</text:p>
            <text:p>wp.pl.http.l2.l1.l0.nyucd.net. 79198 IN<text:tab/>CNAME<text:tab/>http.l2.l1.l0.nyucd.net.</text:p>
            <text:p>http.l2.l1.l0.nyucd.net. 23<text:tab/>IN<text:tab/>A<text:tab/>129.74.74.19</text:p>
            <text:p>http.l2.l1.l0.nyucd.net. 23<text:tab/>IN<text:tab/>A<text:tab/>131.179.150.70</text:p>
            <text:p>http.l2.l1.l0.nyucd.net. 23<text:tab/>IN<text:tab/>A<text:tab/>128.112.139.42</text:p>
            <text:p/>
            <text:p>;; Query time: 0 msec</text:p>
            <text:p>;; SERVER: 172.16.0.23#53(172.16.0.23)</text:p>
            <text:p>;; WHEN: Wed Dec 14 12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818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2264<text:tab/>IN<text:tab/>DNAME<text:tab/>http.l2.l1.l0.nyucd.net.</text:p>
            <text:p>wp.pl.nyud.net.<text:tab/><text:tab/>0<text:tab/>IN<text:tab/>CNAME<text:tab/>wp.pl.http.l2.l1.l0.nyucd.net.</text:p>
            <text:p>wp.pl.http.l2.l1.l0.nyucd.net. 75576 IN<text:tab/>CNAME<text:tab/>http.l2.l1.l0.nyucd.net.</text:p>
            <text:p>http.l2.l1.l0.nyucd.net. 2<text:tab/>IN<text:tab/>A<text:tab/>140.112.42.159</text:p>
            <text:p>http.l2.l1.l0.nyucd.net. 2<text:tab/>IN<text:tab/>A<text:tab/>150.140.140.93</text:p>
            <text:p>http.l2.l1.l0.nyucd.net. 2<text:tab/>IN<text:tab/>A<text:tab/>133.15.59.2</text:p>
            <text:p/>
            <text:p>;; Query time: 0 msec</text:p>
            <text:p>;; SERVER: 172.16.0.23#53(172.16.0.23)</text:p>
            <text:p>;; WHEN: Wed Dec 14 13:00:34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589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8687<text:tab/>IN<text:tab/>DNAME<text:tab/>http.l2.l1.l0.nyucd.net.</text:p>
            <text:p>wp.pl.nyud.net.<text:tab/><text:tab/>0<text:tab/>IN<text:tab/>CNAME<text:tab/>wp.pl.http.l2.l1.l0.nyucd.net.</text:p>
            <text:p>wp.pl.http.l2.l1.l0.nyucd.net. 71999 IN<text:tab/>CNAME<text:tab/>http.l2.l1.l0.nyucd.net.</text:p>
            <text:p>http.l2.l1.l0.nyucd.net. 25<text:tab/>IN<text:tab/>A<text:tab/>155.246.12.163</text:p>
            <text:p>http.l2.l1.l0.nyucd.net. 25<text:tab/>IN<text:tab/>A<text:tab/>203.178.143.28</text:p>
            <text:p>http.l2.l1.l0.nyucd.net. 25<text:tab/>IN<text:tab/>A<text:tab/>141.219.252.132</text:p>
            <text:p/>
            <text:p>;; Query time: 0 msec</text:p>
            <text:p>;; SERVER: 172.16.0.23#53(172.16.0.23)</text:p>
            <text:p>;; WHEN: Wed Dec 14 14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831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5036<text:tab/>IN<text:tab/>DNAME<text:tab/>http.l2.l1.l0.nyucd.net.</text:p>
            <text:p>wp.pl.nyud.net.<text:tab/><text:tab/>0<text:tab/>IN<text:tab/>CNAME<text:tab/>wp.pl.http.l2.l1.l0.nyucd.net.</text:p>
            <text:p>wp.pl.http.l2.l1.l0.nyucd.net. 68348 IN<text:tab/>CNAME<text:tab/>http.l2.l1.l0.nyucd.net.</text:p>
            <text:p>http.l2.l1.l0.nyucd.net. 30<text:tab/>IN<text:tab/>A<text:tab/>192.42.83.250</text:p>
            <text:p>http.l2.l1.l0.nyucd.net. 30<text:tab/>IN<text:tab/>A<text:tab/>128.112.139.18</text:p>
            <text:p>http.l2.l1.l0.nyucd.net. 30<text:tab/>IN<text:tab/>A<text:tab/>129.74.74.19</text:p>
            <text:p/>
            <text:p>;; Query time: 46 msec</text:p>
            <text:p>;; SERVER: 172.16.0.23#53(172.16.0.23)</text:p>
            <text:p>;; WHEN: Wed Dec 14 15:01:0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954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1450<text:tab/>IN<text:tab/>DNAME<text:tab/>http.l2.l1.l0.nyucd.net.</text:p>
            <text:p>wp.pl.nyud.net.<text:tab/><text:tab/>0<text:tab/>IN<text:tab/>CNAME<text:tab/>wp.pl.http.l2.l1.l0.nyucd.net.</text:p>
            <text:p>wp.pl.http.l2.l1.l0.nyucd.net. 64762 IN<text:tab/>CNAME<text:tab/>http.l2.l1.l0.nyucd.net.</text:p>
            <text:p>http.l2.l1.l0.nyucd.net. 30<text:tab/>IN<text:tab/>A<text:tab/>146.57.249.99</text:p>
            <text:p>http.l2.l1.l0.nyucd.net. 30<text:tab/>IN<text:tab/>A<text:tab/>129.186.205.78</text:p>
            <text:p>http.l2.l1.l0.nyucd.net. 30<text:tab/>IN<text:tab/>A<text:tab/>143.248.139.171</text:p>
            <text:p/>
            <text:p>;; Query time: 40 msec</text:p>
            <text:p>;; SERVER: 172.16.0.23#53(172.16.0.23)</text:p>
            <text:p>;; WHEN: Wed Dec 14 16:00:4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3199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7888<text:tab/>IN<text:tab/>DNAME<text:tab/>http.l2.l1.l0.nyucd.net.</text:p>
            <text:p>wp.pl.nyud.net.<text:tab/><text:tab/>0<text:tab/>IN<text:tab/>CNAME<text:tab/>wp.pl.http.l2.l1.l0.nyucd.net.</text:p>
            <text:p>wp.pl.http.l2.l1.l0.nyucd.net. 61200 IN<text:tab/>CNAME<text:tab/>http.l2.l1.l0.nyucd.net.</text:p>
            <text:p>http.l2.l1.l0.nyucd.net. 29<text:tab/>IN<text:tab/>A<text:tab/>139.19.142.1</text:p>
            <text:p/>
            <text:p>;; Query time: 0 msec</text:p>
            <text:p>;; SERVER: 172.16.0.23#53(172.16.0.23)</text:p>
            <text:p>;; WHEN: Wed Dec 14 17:00:10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899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4285<text:tab/>IN<text:tab/>DNAME<text:tab/>http.l2.l1.l0.nyucd.net.</text:p>
            <text:p>wp.pl.nyud.net.<text:tab/><text:tab/>0<text:tab/>IN<text:tab/>CNAME<text:tab/>wp.pl.http.l2.l1.l0.nyucd.net.</text:p>
            <text:p>wp.pl.http.l2.l1.l0.nyucd.net. 57597 IN<text:tab/>CNAME<text:tab/>http.l2.l1.l0.nyucd.net.</text:p>
            <text:p>http.l2.l1.l0.nyucd.net. 23<text:tab/>IN<text:tab/>A<text:tab/>169.235.24.232</text:p>
            <text:p>http.l2.l1.l0.nyucd.net. 23<text:tab/>IN<text:tab/>A<text:tab/>128.10.19.53</text:p>
            <text:p>http.l2.l1.l0.nyucd.net. 23<text:tab/>IN<text:tab/>A<text:tab/>128.112.139.42</text:p>
            <text:p/>
            <text:p>;; Query time: 0 msec</text:p>
            <text:p>;; SERVER: 172.16.0.23#53(172.16.0.23)</text:p>
            <text:p>;; WHEN: Wed Dec 14 18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794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0685<text:tab/>IN<text:tab/>DNAME<text:tab/>http.l2.l1.l0.nyucd.net.</text:p>
            <text:p>wp.pl.nyud.net.<text:tab/><text:tab/>0<text:tab/>IN<text:tab/>CNAME<text:tab/>wp.pl.http.l2.l1.l0.nyucd.net.</text:p>
            <text:p>wp.pl.http.l2.l1.l0.nyucd.net. 53997 IN<text:tab/>CNAME<text:tab/>http.l2.l1.l0.nyucd.net.</text:p>
            <text:p>http.l2.l1.l0.nyucd.net. 25<text:tab/>IN<text:tab/>A<text:tab/>128.208.4.199</text:p>
            <text:p>http.l2.l1.l0.nyucd.net. 25<text:tab/>IN<text:tab/>A<text:tab/>140.112.107.82</text:p>
            <text:p>http.l2.l1.l0.nyucd.net. 25<text:tab/>IN<text:tab/>A<text:tab/>203.30.39.242</text:p>
            <text:p/>
            <text:p>;; Query time: 0 msec</text:p>
            <text:p>;; SERVER: 172.16.0.23#53(172.16.0.23)</text:p>
            <text:p>;; WHEN: Wed Dec 14 19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00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7089<text:tab/>IN<text:tab/>DNAME<text:tab/>http.l2.l1.l0.nyucd.net.</text:p>
            <text:p>wp.pl.nyud.net.<text:tab/><text:tab/>0<text:tab/>IN<text:tab/>CNAME<text:tab/>wp.pl.http.l2.l1.l0.nyucd.net.</text:p>
            <text:p>wp.pl.http.l2.l1.l0.nyucd.net. 50401 IN<text:tab/>CNAME<text:tab/>http.l2.l1.l0.nyucd.net.</text:p>
            <text:p>http.l2.l1.l0.nyucd.net. 29<text:tab/>IN<text:tab/>A<text:tab/>128.238.88.64</text:p>
            <text:p>http.l2.l1.l0.nyucd.net. 29<text:tab/>IN<text:tab/>A<text:tab/>142.150.238.13</text:p>
            <text:p>http.l2.l1.l0.nyucd.net. 29<text:tab/>IN<text:tab/>A<text:tab/>169.229.50.13</text:p>
            <text:p/>
            <text:p>;; Query time: 0 msec</text:p>
            <text:p>;; SERVER: 172.16.0.23#53(172.16.0.23)</text:p>
            <text:p>;; WHEN: Wed Dec 14 20:00:08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03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3437<text:tab/>IN<text:tab/>DNAME<text:tab/>http.l2.l1.l0.nyucd.net.</text:p>
            <text:p>wp.pl.nyud.net.<text:tab/><text:tab/>0<text:tab/>IN<text:tab/>CNAME<text:tab/>wp.pl.http.l2.l1.l0.nyucd.net.</text:p>
            <text:p>wp.pl.http.l2.l1.l0.nyucd.net. 46749 IN<text:tab/>CNAME<text:tab/>http.l2.l1.l0.nyucd.net.</text:p>
            <text:p>http.l2.l1.l0.nyucd.net. 30<text:tab/>IN<text:tab/>A<text:tab/>164.107.127.12</text:p>
            <text:p>http.l2.l1.l0.nyucd.net. 30<text:tab/>IN<text:tab/>A<text:tab/>129.74.74.19</text:p>
            <text:p>http.l2.l1.l0.nyucd.net. 30<text:tab/>IN<text:tab/>A<text:tab/>133.15.59.2</text:p>
            <text:p/>
            <text:p>;; Query time: 39 msec</text:p>
            <text:p>;; SERVER: 172.16.0.23#53(172.16.0.23)</text:p>
            <text:p>;; WHEN: Wed Dec 14 21:01:0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9513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9829<text:tab/>IN<text:tab/>DNAME<text:tab/>http.l2.l1.l0.nyucd.net.</text:p>
            <text:p>wp.pl.nyud.net.<text:tab/><text:tab/>0<text:tab/>IN<text:tab/>CNAME<text:tab/>wp.pl.http.l2.l1.l0.nyucd.net.</text:p>
            <text:p>wp.pl.http.l2.l1.l0.nyucd.net. 43141 IN<text:tab/>CNAME<text:tab/>http.l2.l1.l0.nyucd.net.</text:p>
            <text:p>http.l2.l1.l0.nyucd.net. 30<text:tab/>IN<text:tab/>A<text:tab/>141.161.20.32</text:p>
            <text:p>http.l2.l1.l0.nyucd.net. 30<text:tab/>IN<text:tab/>A<text:tab/>200.19.159.35</text:p>
            <text:p>http.l2.l1.l0.nyucd.net. 30<text:tab/>IN<text:tab/>A<text:tab/>128.238.88.65</text:p>
            <text:p/>
            <text:p>;; Query time: 2017 msec</text:p>
            <text:p>;; SERVER: 172.16.0.23#53(172.16.0.23)</text:p>
            <text:p>;; WHEN: Wed Dec 14 22:01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5372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6273<text:tab/>IN<text:tab/>DNAME<text:tab/>http.l2.l1.l0.nyucd.net.</text:p>
            <text:p>wp.pl.nyud.net.<text:tab/><text:tab/>0<text:tab/>IN<text:tab/>CNAME<text:tab/>wp.pl.http.l2.l1.l0.nyucd.net.</text:p>
            <text:p>wp.pl.http.l2.l1.l0.nyucd.net. 39585 IN<text:tab/>CNAME<text:tab/>http.l2.l1.l0.nyucd.net.</text:p>
            <text:p>http.l2.l1.l0.nyucd.net. 18<text:tab/>IN<text:tab/>A<text:tab/>143.107.111.234</text:p>
            <text:p>http.l2.l1.l0.nyucd.net. 18<text:tab/>IN<text:tab/>A<text:tab/>155.225.2.71</text:p>
            <text:p>http.l2.l1.l0.nyucd.net. 18<text:tab/>IN<text:tab/>A<text:tab/>140.114.79.231</text:p>
            <text:p/>
            <text:p>;; Query time: 0 msec</text:p>
            <text:p>;; SERVER: 172.16.0.23#53(172.16.0.23)</text:p>
            <text:p>;; WHEN: Wed Dec 14 23:00:23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318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2681<text:tab/>IN<text:tab/>DNAME<text:tab/>http.l2.l1.l0.nyucd.net.</text:p>
            <text:p>wp.pl.nyud.net.<text:tab/><text:tab/>0<text:tab/>IN<text:tab/>CNAME<text:tab/>wp.pl.http.l2.l1.l0.nyucd.net.</text:p>
            <text:p>wp.pl.http.l2.l1.l0.nyucd.net. 35993 IN<text:tab/>CNAME<text:tab/>http.l2.l1.l0.nyucd.net.</text:p>
            <text:p>http.l2.l1.l0.nyucd.net. 21<text:tab/>IN<text:tab/>A<text:tab/>169.235.24.133</text:p>
            <text:p>http.l2.l1.l0.nyucd.net. 21<text:tab/>IN<text:tab/>A<text:tab/>133.15.59.2</text:p>
            <text:p>http.l2.l1.l0.nyucd.net. 21<text:tab/>IN<text:tab/>A<text:tab/>150.140.140.93</text:p>
            <text:p/>
            <text:p>;; Query time: 0 msec</text:p>
            <text:p>;; SERVER: 172.16.0.23#53(172.16.0.23)</text:p>
            <text:p>;; WHEN: Thu Dec 15 00:00:15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853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9032<text:tab/>IN<text:tab/>DNAME<text:tab/>http.l2.l1.l0.nyucd.net.</text:p>
            <text:p>wp.pl.nyud.net.<text:tab/><text:tab/>0<text:tab/>IN<text:tab/>CNAME<text:tab/>wp.pl.http.l2.l1.l0.nyucd.net.</text:p>
            <text:p>wp.pl.http.l2.l1.l0.nyucd.net. 32344 IN<text:tab/>CNAME<text:tab/>http.l2.l1.l0.nyucd.net.</text:p>
            <text:p>http.l2.l1.l0.nyucd.net. 30<text:tab/>IN<text:tab/>A<text:tab/>133.9.81.164</text:p>
            <text:p>http.l2.l1.l0.nyucd.net. 30<text:tab/>IN<text:tab/>A<text:tab/>170.140.119.69</text:p>
            <text:p>http.l2.l1.l0.nyucd.net. 30<text:tab/>IN<text:tab/>A<text:tab/>128.151.65.101</text:p>
            <text:p/>
            <text:p>;; Query time: 2102 msec</text:p>
            <text:p>;; SERVER: 172.16.0.23#53(172.16.0.23)</text:p>
            <text:p>;; WHEN: Thu Dec 15 01:01:0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943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5487<text:tab/>IN<text:tab/>DNAME<text:tab/>http.l2.l1.l0.nyucd.net.</text:p>
            <text:p>wp.pl.nyud.net.<text:tab/><text:tab/>0<text:tab/>IN<text:tab/>CNAME<text:tab/>wp.pl.http.l2.l1.l0.nyucd.net.</text:p>
            <text:p>wp.pl.http.l2.l1.l0.nyucd.net. 28799 IN<text:tab/>CNAME<text:tab/>http.l2.l1.l0.nyucd.net.</text:p>
            <text:p>http.l2.l1.l0.nyucd.net. 28<text:tab/>IN<text:tab/>A<text:tab/>129.74.74.19</text:p>
            <text:p>http.l2.l1.l0.nyucd.net. 28<text:tab/>IN<text:tab/>A<text:tab/>133.15.59.2</text:p>
            <text:p>http.l2.l1.l0.nyucd.net. 28<text:tab/>IN<text:tab/>A<text:tab/>128.112.139.43</text:p>
            <text:p/>
            <text:p>;; Query time: 0 msec</text:p>
            <text:p>;; SERVER: 172.16.0.23#53(172.16.0.23)</text:p>
            <text:p>;; WHEN: Thu Dec 15 02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113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1883<text:tab/>IN<text:tab/>DNAME<text:tab/>http.l2.l1.l0.nyucd.net.</text:p>
            <text:p>wp.pl.nyud.net.<text:tab/><text:tab/>0<text:tab/>IN<text:tab/>CNAME<text:tab/>wp.pl.http.l2.l1.l0.nyucd.net.</text:p>
            <text:p>wp.pl.http.l2.l1.l0.nyucd.net. 25195 IN<text:tab/>CNAME<text:tab/>http.l2.l1.l0.nyucd.net.</text:p>
            <text:p>http.l2.l1.l0.nyucd.net. 23<text:tab/>IN<text:tab/>A<text:tab/>132.72.23.10</text:p>
            <text:p>http.l2.l1.l0.nyucd.net. 23<text:tab/>IN<text:tab/>A<text:tab/>155.98.35.7</text:p>
            <text:p>http.l2.l1.l0.nyucd.net. 23<text:tab/>IN<text:tab/>A<text:tab/>131.247.2.242</text:p>
            <text:p/>
            <text:p>;; Query time: 0 msec</text:p>
            <text:p>;; SERVER: 172.16.0.23#53(172.16.0.23)</text:p>
            <text:p>;; WHEN: Thu Dec 15 03:00:13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191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8282<text:tab/>IN<text:tab/>DNAME<text:tab/>http.l2.l1.l0.nyucd.net.</text:p>
            <text:p>wp.pl.nyud.net.<text:tab/><text:tab/>0<text:tab/>IN<text:tab/>CNAME<text:tab/>wp.pl.http.l2.l1.l0.nyucd.net.</text:p>
            <text:p>wp.pl.http.l2.l1.l0.nyucd.net. 21594 IN<text:tab/>CNAME<text:tab/>http.l2.l1.l0.nyucd.net.</text:p>
            <text:p>http.l2.l1.l0.nyucd.net. 26<text:tab/>IN<text:tab/>A<text:tab/>128.112.139.18</text:p>
            <text:p>http.l2.l1.l0.nyucd.net. 26<text:tab/>IN<text:tab/>A<text:tab/>192.33.90.69</text:p>
            <text:p>http.l2.l1.l0.nyucd.net. 26<text:tab/>IN<text:tab/>A<text:tab/>192.42.83.251</text:p>
            <text:p/>
            <text:p>;; Query time: 0 msec</text:p>
            <text:p>;; SERVER: 172.16.0.23#53(172.16.0.23)</text:p>
            <text:p>;; WHEN: Thu Dec 15 04:00:14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851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4686<text:tab/>IN<text:tab/>DNAME<text:tab/>http.l2.l1.l0.nyucd.net.</text:p>
            <text:p>wp.pl.nyud.net.<text:tab/><text:tab/>0<text:tab/>IN<text:tab/>CNAME<text:tab/>wp.pl.http.l2.l1.l0.nyucd.net.</text:p>
            <text:p>wp.pl.http.l2.l1.l0.nyucd.net. 17998 IN<text:tab/>CNAME<text:tab/>http.l2.l1.l0.nyucd.net.</text:p>
            <text:p>http.l2.l1.l0.nyucd.net. 28<text:tab/>IN<text:tab/>A<text:tab/>128.112.139.42</text:p>
            <text:p>http.l2.l1.l0.nyucd.net. 28<text:tab/>IN<text:tab/>A<text:tab/>195.113.161.82</text:p>
            <text:p>http.l2.l1.l0.nyucd.net. 28<text:tab/>IN<text:tab/>A<text:tab/>200.0.206.168</text:p>
            <text:p/>
            <text:p>;; Query time: 0 msec</text:p>
            <text:p>;; SERVER: 172.16.0.23#53(172.16.0.23)</text:p>
            <text:p>;; WHEN: Thu Dec 15 05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6104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1087<text:tab/>IN<text:tab/>DNAME<text:tab/>http.l2.l1.l0.nyucd.net.</text:p>
            <text:p>wp.pl.nyud.net.<text:tab/><text:tab/>0<text:tab/>IN<text:tab/>CNAME<text:tab/>wp.pl.http.l2.l1.l0.nyucd.net.</text:p>
            <text:p>wp.pl.http.l2.l1.l0.nyucd.net. 14399 IN<text:tab/>CNAME<text:tab/>http.l2.l1.l0.nyucd.net.</text:p>
            <text:p>http.l2.l1.l0.nyucd.net. 28<text:tab/>IN<text:tab/>A<text:tab/>200.19.159.35</text:p>
            <text:p/>
            <text:p>;; Query time: 0 msec</text:p>
            <text:p>;; SERVER: 172.16.0.23#53(172.16.0.23)</text:p>
            <text:p>;; WHEN: Thu Dec 15 06:00:09 2011</text:p>
            <text:p>;; MSG SIZE <text:s/>rcvd: 119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479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487<text:tab/>IN<text:tab/>DNAME<text:tab/>http.l2.l1.l0.nyucd.net.</text:p>
            <text:p>wp.pl.nyud.net.<text:tab/><text:tab/>0<text:tab/>IN<text:tab/>CNAME<text:tab/>wp.pl.http.l2.l1.l0.nyucd.net.</text:p>
            <text:p>wp.pl.http.l2.l1.l0.nyucd.net. 10799 IN<text:tab/>CNAME<text:tab/>http.l2.l1.l0.nyucd.net.</text:p>
            <text:p>http.l2.l1.l0.nyucd.net. 60<text:tab/>IN<text:tab/>A<text:tab/>130.49.221.41</text:p>
            <text:p>http.l2.l1.l0.nyucd.net. 60<text:tab/>IN<text:tab/>A<text:tab/>204.85.191.10</text:p>
            <text:p>http.l2.l1.l0.nyucd.net. 60<text:tab/>IN<text:tab/>A<text:tab/>128.112.139.42</text:p>
            <text:p/>
            <text:p>;; Query time: 0 msec</text:p>
            <text:p>;; SERVER: 172.16.0.23#53(172.16.0.23)</text:p>
            <text:p>;; WHEN: Thu Dec 15 07:00:0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531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888<text:tab/>IN<text:tab/>DNAME<text:tab/>http.l2.l1.l0.nyucd.net.</text:p>
            <text:p>wp.pl.nyud.net.<text:tab/><text:tab/>0<text:tab/>IN<text:tab/>CNAME<text:tab/>wp.pl.http.l2.l1.l0.nyucd.net.</text:p>
            <text:p>wp.pl.http.l2.l1.l0.nyucd.net. 7200 IN<text:tab/>CNAME<text:tab/>http.l2.l1.l0.nyucd.net.</text:p>
            <text:p>http.l2.l1.l0.nyucd.net. 29<text:tab/>IN<text:tab/>A<text:tab/>208.117.131.116</text:p>
            <text:p>http.l2.l1.l0.nyucd.net. 29<text:tab/>IN<text:tab/>A<text:tab/>129.105.15.38</text:p>
            <text:p>http.l2.l1.l0.nyucd.net. 29<text:tab/>IN<text:tab/>A<text:tab/>131.247.2.241</text:p>
            <text:p/>
            <text:p>;; Query time: 0 msec</text:p>
            <text:p>;; SERVER: 172.16.0.23#53(172.16.0.23)</text:p>
            <text:p>;; WHEN: Thu Dec 15 08:00:0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0032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75<text:tab/>IN<text:tab/>DNAME<text:tab/>http.l2.l1.l0.nyucd.net.</text:p>
            <text:p>wp.pl.nyud.net.<text:tab/><text:tab/>0<text:tab/>IN<text:tab/>CNAME<text:tab/>wp.pl.http.l2.l1.l0.nyucd.net.</text:p>
            <text:p>wp.pl.http.l2.l1.l0.nyucd.net. 3587 IN<text:tab/>CNAME<text:tab/>http.l2.l1.l0.nyucd.net.</text:p>
            <text:p>http.l2.l1.l0.nyucd.net. 18<text:tab/>IN<text:tab/>A<text:tab/>141.219.252.132</text:p>
            <text:p>http.l2.l1.l0.nyucd.net. 18<text:tab/>IN<text:tab/>A<text:tab/>129.10.120.194</text:p>
            <text:p>http.l2.l1.l0.nyucd.net. 18<text:tab/>IN<text:tab/>A<text:tab/>141.212.113.178</text:p>
            <text:p/>
            <text:p>;; Query time: 0 msec</text:p>
            <text:p>;; SERVER: 172.16.0.23#53(172.16.0.23)</text:p>
            <text:p>;; WHEN: Thu Dec 15 09:00:2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194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2425<text:tab/>IN<text:tab/>DNAME<text:tab/>http.l2.l1.l0.nyucd.net.</text:p>
            <text:p>wp.pl.nyud.net.<text:tab/><text:tab/>0<text:tab/>IN<text:tab/>CNAME<text:tab/>wp.pl.http.l2.l1.l0.nyucd.net.</text:p>
            <text:p>wp.pl.http.l2.l1.l0.nyucd.net. 86396 IN<text:tab/>CNAME<text:tab/>http.l2.l1.l0.nyucd.net.</text:p>
            <text:p>http.l2.l1.l0.nyucd.net. 30<text:tab/>IN<text:tab/>A<text:tab/>170.140.119.69</text:p>
            <text:p>http.l2.l1.l0.nyucd.net. 30<text:tab/>IN<text:tab/>A<text:tab/>129.130.252.140</text:p>
            <text:p>http.l2.l1.l0.nyucd.net. 30<text:tab/>IN<text:tab/>A<text:tab/>155.98.35.8</text:p>
            <text:p/>
            <text:p>;; Query time: 0 msec</text:p>
            <text:p>;; SERVER: 172.16.0.23#53(172.16.0.23)</text:p>
            <text:p>;; WHEN: Thu Dec 15 10:00:14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081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8825<text:tab/>IN<text:tab/>DNAME<text:tab/>http.l2.l1.l0.nyucd.net.</text:p>
            <text:p>wp.pl.nyud.net.<text:tab/><text:tab/>0<text:tab/>IN<text:tab/>CNAME<text:tab/>wp.pl.http.l2.l1.l0.nyucd.net.</text:p>
            <text:p>wp.pl.http.l2.l1.l0.nyucd.net. 82796 IN<text:tab/>CNAME<text:tab/>http.l2.l1.l0.nyucd.net.</text:p>
            <text:p>http.l2.l1.l0.nyucd.net. 22<text:tab/>IN<text:tab/>A<text:tab/>194.29.178.14</text:p>
            <text:p>http.l2.l1.l0.nyucd.net. 22<text:tab/>IN<text:tab/>A<text:tab/>143.107.111.234</text:p>
            <text:p>http.l2.l1.l0.nyucd.net. 22<text:tab/>IN<text:tab/>A<text:tab/>169.229.50.13</text:p>
            <text:p/>
            <text:p>;; Query time: 3 msec</text:p>
            <text:p>;; SERVER: 172.16.0.23#53(172.16.0.23)</text:p>
            <text:p>;; WHEN: Thu Dec 15 11:00:14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9559</text:p>
            <text:p>;; flags: qr rd ra; QUERY: 1, ANSWER: 5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5223<text:tab/>IN<text:tab/>DNAME<text:tab/>http.l2.l1.l0.nyucd.net.</text:p>
            <text:p>wp.pl.nyud.net.<text:tab/><text:tab/>0<text:tab/>IN<text:tab/>CNAME<text:tab/>wp.pl.http.l2.l1.l0.nyucd.net.</text:p>
            <text:p>wp.pl.http.l2.l1.l0.nyucd.net. 79194 IN<text:tab/>CNAME<text:tab/>http.l2.l1.l0.nyucd.net.</text:p>
            <text:p>http.l2.l1.l0.nyucd.net. 21<text:tab/>IN<text:tab/>A<text:tab/>139.19.142.6</text:p>
            <text:p>http.l2.l1.l0.nyucd.net. 21<text:tab/>IN<text:tab/>A<text:tab/>132.170.3.33</text:p>
            <text:p/>
            <text:p>;; Query time: 0 msec</text:p>
            <text:p>;; SERVER: 172.16.0.23#53(172.16.0.23)</text:p>
            <text:p>;; WHEN: Thu Dec 15 12:00:16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010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1631<text:tab/>IN<text:tab/>DNAME<text:tab/>http.l2.l1.l0.nyucd.net.</text:p>
            <text:p>wp.pl.nyud.net.<text:tab/><text:tab/>0<text:tab/>IN<text:tab/>CNAME<text:tab/>wp.pl.http.l2.l1.l0.nyucd.net.</text:p>
            <text:p>wp.pl.http.l2.l1.l0.nyucd.net. 75602 IN<text:tab/>CNAME<text:tab/>http.l2.l1.l0.nyucd.net.</text:p>
            <text:p>http.l2.l1.l0.nyucd.net. 30<text:tab/>IN<text:tab/>A<text:tab/>129.107.35.132</text:p>
            <text:p>http.l2.l1.l0.nyucd.net. 30<text:tab/>IN<text:tab/>A<text:tab/>204.85.191.10</text:p>
            <text:p>http.l2.l1.l0.nyucd.net. 30<text:tab/>IN<text:tab/>A<text:tab/>128.220.231.3</text:p>
            <text:p/>
            <text:p>;; Query time: 0 msec</text:p>
            <text:p>;; SERVER: 172.16.0.23#53(172.16.0.23)</text:p>
            <text:p>;; WHEN: Thu Dec 15 13:00:0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001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7977<text:tab/>IN<text:tab/>DNAME<text:tab/>http.l2.l1.l0.nyucd.net.</text:p>
            <text:p>wp.pl.nyud.net.<text:tab/><text:tab/>0<text:tab/>IN<text:tab/>CNAME<text:tab/>wp.pl.http.l2.l1.l0.nyucd.net.</text:p>
            <text:p>wp.pl.http.l2.l1.l0.nyucd.net. 71948 IN<text:tab/>CNAME<text:tab/>http.l2.l1.l0.nyucd.net.</text:p>
            <text:p>http.l2.l1.l0.nyucd.net. 30<text:tab/>IN<text:tab/>A<text:tab/>132.170.3.33</text:p>
            <text:p>http.l2.l1.l0.nyucd.net. 30<text:tab/>IN<text:tab/>A<text:tab/>128.112.139.42</text:p>
            <text:p>http.l2.l1.l0.nyucd.net. 30<text:tab/>IN<text:tab/>A<text:tab/>129.93.229.138</text:p>
            <text:p/>
            <text:p>;; Query time: 4117 msec</text:p>
            <text:p>;; SERVER: 172.16.0.23#53(172.16.0.23)</text:p>
            <text:p>;; WHEN: Thu Dec 15 14:01:05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122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4376<text:tab/>IN<text:tab/>DNAME<text:tab/>http.l2.l1.l0.nyucd.net.</text:p>
            <text:p>wp.pl.nyud.net.<text:tab/><text:tab/>0<text:tab/>IN<text:tab/>CNAME<text:tab/>wp.pl.http.l2.l1.l0.nyucd.net.</text:p>
            <text:p>wp.pl.http.l2.l1.l0.nyucd.net. 68347 IN<text:tab/>CNAME<text:tab/>http.l2.l1.l0.nyucd.net.</text:p>
            <text:p>http.l2.l1.l0.nyucd.net. 30<text:tab/>IN<text:tab/>A<text:tab/>142.150.238.12</text:p>
            <text:p>http.l2.l1.l0.nyucd.net. 30<text:tab/>IN<text:tab/>A<text:tab/>198.133.224.147</text:p>
            <text:p>http.l2.l1.l0.nyucd.net. 30<text:tab/>IN<text:tab/>A<text:tab/>139.19.142.2</text:p>
            <text:p/>
            <text:p>;; Query time: 390 msec</text:p>
            <text:p>;; SERVER: 172.16.0.23#53(172.16.0.23)</text:p>
            <text:p>;; WHEN: Thu Dec 15 15:01:0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878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0827<text:tab/>IN<text:tab/>DNAME<text:tab/>http.l2.l1.l0.nyucd.net.</text:p>
            <text:p>wp.pl.nyud.net.<text:tab/><text:tab/>0<text:tab/>IN<text:tab/>CNAME<text:tab/>wp.pl.http.l2.l1.l0.nyucd.net.</text:p>
            <text:p>wp.pl.http.l2.l1.l0.nyucd.net. 64798 IN<text:tab/>CNAME<text:tab/>http.l2.l1.l0.nyucd.net.</text:p>
            <text:p>http.l2.l1.l0.nyucd.net. 30<text:tab/>IN<text:tab/>A<text:tab/>203.178.143.10</text:p>
            <text:p>http.l2.l1.l0.nyucd.net. 30<text:tab/>IN<text:tab/>A<text:tab/>129.93.229.138</text:p>
            <text:p>http.l2.l1.l0.nyucd.net. 30<text:tab/>IN<text:tab/>A<text:tab/>142.104.21.241</text:p>
            <text:p/>
            <text:p>;; Query time: 0 msec</text:p>
            <text:p>;; SERVER: 172.16.0.23#53(172.16.0.23)</text:p>
            <text:p>;; WHEN: Thu Dec 15 16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72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232<text:tab/>IN<text:tab/>DNAME<text:tab/>http.l2.l1.l0.nyucd.net.</text:p>
            <text:p>wp.pl.nyud.net.<text:tab/><text:tab/>0<text:tab/>IN<text:tab/>CNAME<text:tab/>wp.pl.http.l2.l1.l0.nyucd.net.</text:p>
            <text:p>wp.pl.http.l2.l1.l0.nyucd.net. 61203 IN<text:tab/>CNAME<text:tab/>http.l2.l1.l0.nyucd.net.</text:p>
            <text:p>http.l2.l1.l0.nyucd.net. 30<text:tab/>IN<text:tab/>A<text:tab/>192.42.83.250</text:p>
            <text:p>http.l2.l1.l0.nyucd.net. 30<text:tab/>IN<text:tab/>A<text:tab/>138.15.10.56</text:p>
            <text:p>http.l2.l1.l0.nyucd.net. 30<text:tab/>IN<text:tab/>A<text:tab/>155.98.35.5</text:p>
            <text:p/>
            <text:p>;; Query time: 0 msec</text:p>
            <text:p>;; SERVER: 172.16.0.23#53(172.16.0.23)</text:p>
            <text:p>;; WHEN: Thu Dec 15 17:00:0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48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626<text:tab/>IN<text:tab/>DNAME<text:tab/>http.l2.l1.l0.nyucd.net.</text:p>
            <text:p>wp.pl.nyud.net.<text:tab/><text:tab/>0<text:tab/>IN<text:tab/>CNAME<text:tab/>wp.pl.http.l2.l1.l0.nyucd.net.</text:p>
            <text:p>wp.pl.http.l2.l1.l0.nyucd.net. 57597 IN<text:tab/>CNAME<text:tab/>http.l2.l1.l0.nyucd.net.</text:p>
            <text:p>http.l2.l1.l0.nyucd.net. 26<text:tab/>IN<text:tab/>A<text:tab/>129.97.74.14</text:p>
            <text:p>http.l2.l1.l0.nyucd.net. 26<text:tab/>IN<text:tab/>A<text:tab/>137.165.1.114</text:p>
            <text:p>http.l2.l1.l0.nyucd.net. 26<text:tab/>IN<text:tab/>A<text:tab/>199.26.254.66</text:p>
            <text:p/>
            <text:p>;; Query time: 0 msec</text:p>
            <text:p>;; SERVER: 172.16.0.23#53(172.16.0.23)</text:p>
            <text:p>;; WHEN: Thu Dec 15 18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765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2<text:tab/>IN<text:tab/>DNAME<text:tab/>http.l2.l1.l0.nyucd.net.</text:p>
            <text:p>wp.pl.nyud.net.<text:tab/><text:tab/>0<text:tab/>IN<text:tab/>CNAME<text:tab/>wp.pl.http.l2.l1.l0.nyucd.net.</text:p>
            <text:p>wp.pl.http.l2.l1.l0.nyucd.net. 53993 IN<text:tab/>CNAME<text:tab/>http.l2.l1.l0.nyucd.net.</text:p>
            <text:p>http.l2.l1.l0.nyucd.net. 29<text:tab/>IN<text:tab/>A<text:tab/>138.15.10.55</text:p>
            <text:p>http.l2.l1.l0.nyucd.net. 29<text:tab/>IN<text:tab/>A<text:tab/>204.85.191.10</text:p>
            <text:p>http.l2.l1.l0.nyucd.net. 29<text:tab/>IN<text:tab/>A<text:tab/>133.15.59.2</text:p>
            <text:p/>
            <text:p>;; Query time: 0 msec</text:p>
            <text:p>;; SERVER: 172.16.0.23#53(172.16.0.23)</text:p>
            <text:p>;; WHEN: Thu Dec 15 19:00:15 2011</text:p>
            <text:p>;; MSG SIZE <text:s/>rcvd: 151</text:p>
            <text:p/>
            <text:p/>
          </table:table-cell>
          <table:table-cell table:number-columns-repeated="967"/>
        </table:table-row>
        <table:table-row table:style-name="ro2">
          <table:table-cell office:value-type="string">
            <text:p>host_ip-10-122-97-135 .. ivydate.com</text:p>
          </table:table-cell>
          <table:table-cell table:number-columns-repeated="10"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132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2:06:1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961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Wed Dec 14 03:02:0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555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5 msec</text:p>
            <text:p>;; SERVER: 172.16.0.23#53(172.16.0.23)</text:p>
            <text:p>;; WHEN: Wed Dec 14 04:04:49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507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Wed Dec 14 05:02:2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979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79 msec</text:p>
            <text:p>;; SERVER: 172.16.0.23#53(172.16.0.23)</text:p>
            <text:p>;; WHEN: Wed Dec 14 06:02:5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323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4 msec</text:p>
            <text:p>;; SERVER: 172.16.0.23#53(172.16.0.23)</text:p>
            <text:p>;; WHEN: Wed Dec 14 07:01:3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999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8:04:5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331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9 msec</text:p>
            <text:p>;; SERVER: 172.16.0.23#53(172.16.0.23)</text:p>
            <text:p>;; WHEN: Wed Dec 14 09:11:0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32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62 msec</text:p>
            <text:p>;; SERVER: 172.16.0.23#53(172.16.0.23)</text:p>
            <text:p>;; WHEN: Wed Dec 14 10:02:2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246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1:01:5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284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Wed Dec 14 12:03:4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980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9 msec</text:p>
            <text:p>;; SERVER: 172.16.0.23#53(172.16.0.23)</text:p>
            <text:p>;; WHEN: Wed Dec 14 13:01:4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927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5 msec</text:p>
            <text:p>;; SERVER: 172.16.0.23#53(172.16.0.23)</text:p>
            <text:p>;; WHEN: Wed Dec 14 14:01:4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512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5:01:5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136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6:04:1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286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7:02:0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835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8:04:0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458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4 msec</text:p>
            <text:p>;; SERVER: 172.16.0.23#53(172.16.0.23)</text:p>
            <text:p>;; WHEN: Wed Dec 14 19:02:2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978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20:03:5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505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Wed Dec 14 21:02:43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960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5 msec</text:p>
            <text:p>;; SERVER: 172.16.0.23#53(172.16.0.23)</text:p>
            <text:p>;; WHEN: Wed Dec 14 22:03:3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749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4 msec</text:p>
            <text:p>;; SERVER: 172.16.0.23#53(172.16.0.23)</text:p>
            <text:p>;; WHEN: Wed Dec 14 23:09:1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373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0:02:4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20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1:37:0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390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2:03:0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002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Thu Dec 15 03:02:1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76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4:01:4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691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5:07:41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331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5 msec</text:p>
            <text:p>;; SERVER: 172.16.0.23#53(172.16.0.23)</text:p>
            <text:p>;; WHEN: Thu Dec 15 06:01:4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73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Thu Dec 15 07:02:0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89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Thu Dec 15 08:01:3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940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9:02:02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037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Thu Dec 15 10:02:1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7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Thu Dec 15 11:01:3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899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Thu Dec 15 12:01:3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434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3:03:0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585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5 msec</text:p>
            <text:p>;; SERVER: 172.16.0.23#53(172.16.0.23)</text:p>
            <text:p>;; WHEN: Thu Dec 15 14:01:4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473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15:02:0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328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3 msec</text:p>
            <text:p>;; SERVER: 172.16.0.23#53(172.16.0.23)</text:p>
            <text:p>;; WHEN: Thu Dec 15 16:03:59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370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 msec</text:p>
            <text:p>;; SERVER: 172.16.0.23#53(172.16.0.23)</text:p>
            <text:p>;; WHEN: Thu Dec 15 17:01:4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678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8:03:2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951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9:02:34 2011</text:p>
            <text:p>;; MSG SIZE <text:s/>rcvd: 45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ip-10-122-97-135 .. ivydate.com.nyud.net</text:p>
          </table:table-cell>
          <table:table-cell table:number-columns-repeated="10"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275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0773<text:tab/>IN<text:tab/>DNAME<text:tab/>http.l2.l1.l0.nyucd.net.</text:p>
            <text:p>ivydate.com.nyud.net.<text:tab/>0<text:tab/>IN<text:tab/>CNAME<text:tab/>ivydate.com.http.l2.l1.l0.nyucd.net.</text:p>
            <text:p>ivydate.com.http.l2.l1.l0.nyucd.net. 86400 IN CNAME http.l2.l1.l0.nyucd.net.</text:p>
            <text:p>http.l2.l1.l0.nyucd.net. 30<text:tab/>IN<text:tab/>A<text:tab/>143.107.111.235</text:p>
            <text:p>http.l2.l1.l0.nyucd.net. 30<text:tab/>IN<text:tab/>A<text:tab/>169.235.24.232</text:p>
            <text:p>http.l2.l1.l0.nyucd.net. 30<text:tab/>IN<text:tab/>A<text:tab/>142.103.2.2</text:p>
            <text:p/>
            <text:p>;; Query time: 1771 msec</text:p>
            <text:p>;; SERVER: 172.16.0.23#53(172.16.0.23)</text:p>
            <text:p>;; WHEN: Wed Dec 14 02:06:2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876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7422<text:tab/>IN<text:tab/>DNAME<text:tab/>http.l2.l1.l0.nyucd.net.</text:p>
            <text:p>ivydate.com.nyud.net.<text:tab/>0<text:tab/>IN<text:tab/>CNAME<text:tab/>ivydate.com.http.l2.l1.l0.nyucd.net.</text:p>
            <text:p>ivydate.com.http.l2.l1.l0.nyucd.net. 83049 IN CNAME http.l2.l1.l0.nyucd.net.</text:p>
            <text:p>http.l2.l1.l0.nyucd.net. 21<text:tab/>IN<text:tab/>A<text:tab/>129.130.252.140</text:p>
            <text:p>http.l2.l1.l0.nyucd.net. 21<text:tab/>IN<text:tab/>A<text:tab/>143.248.139.171</text:p>
            <text:p>http.l2.l1.l0.nyucd.net. 21<text:tab/>IN<text:tab/>A<text:tab/>170.140.119.69</text:p>
            <text:p/>
            <text:p>;; Query time: 0 msec</text:p>
            <text:p>;; SERVER: 172.16.0.23#53(172.16.0.23)</text:p>
            <text:p>;; WHEN: Wed Dec 14 03:02:1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042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3663<text:tab/>IN<text:tab/>DNAME<text:tab/>http.l2.l1.l0.nyucd.net.</text:p>
            <text:p>ivydate.com.nyud.net.<text:tab/>0<text:tab/>IN<text:tab/>CNAME<text:tab/>ivydate.com.http.l2.l1.l0.nyucd.net.</text:p>
            <text:p>ivydate.com.http.l2.l1.l0.nyucd.net. 79290 IN CNAME http.l2.l1.l0.nyucd.net.</text:p>
            <text:p>http.l2.l1.l0.nyucd.net. 24<text:tab/>IN<text:tab/>A<text:tab/>129.10.120.194</text:p>
            <text:p>http.l2.l1.l0.nyucd.net. 24<text:tab/>IN<text:tab/>A<text:tab/>203.178.143.28</text:p>
            <text:p>http.l2.l1.l0.nyucd.net. 24<text:tab/>IN<text:tab/>A<text:tab/>216.165.109.81</text:p>
            <text:p/>
            <text:p>;; Query time: 0 msec</text:p>
            <text:p>;; SERVER: 172.16.0.23#53(172.16.0.23)</text:p>
            <text:p>;; WHEN: Wed Dec 14 04:04:56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8084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0211<text:tab/>IN<text:tab/>DNAME<text:tab/>http.l2.l1.l0.nyucd.net.</text:p>
            <text:p>ivydate.com.nyud.net.<text:tab/>0<text:tab/>IN<text:tab/>CNAME<text:tab/>ivydate.com.http.l2.l1.l0.nyucd.net.</text:p>
            <text:p>ivydate.com.http.l2.l1.l0.nyucd.net. 75838 IN CNAME http.l2.l1.l0.nyucd.net.</text:p>
            <text:p>http.l2.l1.l0.nyucd.net. 30<text:tab/>IN<text:tab/>A<text:tab/>138.15.10.56</text:p>
            <text:p/>
            <text:p>;; Query time: 0 msec</text:p>
            <text:p>;; SERVER: 172.16.0.23#53(172.16.0.23)</text:p>
            <text:p>;; WHEN: Wed Dec 14 05:02:28 2011</text:p>
            <text:p>;; MSG SIZE <text:s/>rcvd: 131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466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6580<text:tab/>IN<text:tab/>DNAME<text:tab/>http.l2.l1.l0.nyucd.net.</text:p>
            <text:p>ivydate.com.nyud.net.<text:tab/>0<text:tab/>IN<text:tab/>CNAME<text:tab/>ivydate.com.http.l2.l1.l0.nyucd.net.</text:p>
            <text:p>ivydate.com.http.l2.l1.l0.nyucd.net. 72207 IN CNAME http.l2.l1.l0.nyucd.net.</text:p>
            <text:p>http.l2.l1.l0.nyucd.net. 28<text:tab/>IN<text:tab/>A<text:tab/>131.247.2.242</text:p>
            <text:p>http.l2.l1.l0.nyucd.net. 28<text:tab/>IN<text:tab/>A<text:tab/>139.19.142.1</text:p>
            <text:p>http.l2.l1.l0.nyucd.net. 28<text:tab/>IN<text:tab/>A<text:tab/>129.93.229.138</text:p>
            <text:p/>
            <text:p>;; Query time: 1 msec</text:p>
            <text:p>;; SERVER: 172.16.0.23#53(172.16.0.23)</text:p>
            <text:p>;; WHEN: Wed Dec 14 06:03:0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271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3058<text:tab/>IN<text:tab/>DNAME<text:tab/>http.l2.l1.l0.nyucd.net.</text:p>
            <text:p>ivydate.com.nyud.net.<text:tab/>0<text:tab/>IN<text:tab/>CNAME<text:tab/>ivydate.com.http.l2.l1.l0.nyucd.net.</text:p>
            <text:p>ivydate.com.http.l2.l1.l0.nyucd.net. 68685 IN CNAME http.l2.l1.l0.nyucd.net.</text:p>
            <text:p>http.l2.l1.l0.nyucd.net. 29<text:tab/>IN<text:tab/>A<text:tab/>204.8.155.226</text:p>
            <text:p>http.l2.l1.l0.nyucd.net. 29<text:tab/>IN<text:tab/>A<text:tab/>128.163.142.20</text:p>
            <text:p>http.l2.l1.l0.nyucd.net. 29<text:tab/>IN<text:tab/>A<text:tab/>142.150.238.12</text:p>
            <text:p/>
            <text:p>;; Query time: 0 msec</text:p>
            <text:p>;; SERVER: 172.16.0.23#53(172.16.0.23)</text:p>
            <text:p>;; WHEN: Wed Dec 14 07:01:41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158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9259<text:tab/>IN<text:tab/>DNAME<text:tab/>http.l2.l1.l0.nyucd.net.</text:p>
            <text:p>ivydate.com.nyud.net.<text:tab/>0<text:tab/>IN<text:tab/>CNAME<text:tab/>ivydate.com.http.l2.l1.l0.nyucd.net.</text:p>
            <text:p>ivydate.com.http.l2.l1.l0.nyucd.net. 64886 IN CNAME http.l2.l1.l0.nyucd.net.</text:p>
            <text:p>http.l2.l1.l0.nyucd.net. 25<text:tab/>IN<text:tab/>A<text:tab/>146.57.249.99</text:p>
            <text:p>http.l2.l1.l0.nyucd.net. 25<text:tab/>IN<text:tab/>A<text:tab/>203.178.133.2</text:p>
            <text:p>http.l2.l1.l0.nyucd.net. 25<text:tab/>IN<text:tab/>A<text:tab/>132.170.3.33</text:p>
            <text:p/>
            <text:p>;; Query time: 0 msec</text:p>
            <text:p>;; SERVER: 172.16.0.23#53(172.16.0.23)</text:p>
            <text:p>;; WHEN: Wed Dec 14 08:05:0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392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5289<text:tab/>IN<text:tab/>DNAME<text:tab/>http.l2.l1.l0.nyucd.net.</text:p>
            <text:p>ivydate.com.nyud.net.<text:tab/>0<text:tab/>IN<text:tab/>CNAME<text:tab/>ivydate.com.http.l2.l1.l0.nyucd.net.</text:p>
            <text:p>ivydate.com.http.l2.l1.l0.nyucd.net. 60916 IN CNAME http.l2.l1.l0.nyucd.net.</text:p>
            <text:p>http.l2.l1.l0.nyucd.net. 28<text:tab/>IN<text:tab/>A<text:tab/>169.235.24.232</text:p>
            <text:p>http.l2.l1.l0.nyucd.net. 28<text:tab/>IN<text:tab/>A<text:tab/>137.165.1.112</text:p>
            <text:p>http.l2.l1.l0.nyucd.net. 28<text:tab/>IN<text:tab/>A<text:tab/>143.107.111.234</text:p>
            <text:p/>
            <text:p>;; Query time: 0 msec</text:p>
            <text:p>;; SERVER: 172.16.0.23#53(172.16.0.23)</text:p>
            <text:p>;; WHEN: Wed Dec 14 09:11:1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279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2174<text:tab/>IN<text:tab/>DNAME<text:tab/>http.l2.l1.l0.nyucd.net.</text:p>
            <text:p>ivydate.com.nyud.net.<text:tab/>0<text:tab/>IN<text:tab/>CNAME<text:tab/>ivydate.com.http.l2.l1.l0.nyucd.net.</text:p>
            <text:p>ivydate.com.http.l2.l1.l0.nyucd.net. 57801 IN CNAME http.l2.l1.l0.nyucd.net.</text:p>
            <text:p>http.l2.l1.l0.nyucd.net. 30<text:tab/>IN<text:tab/>A<text:tab/>198.133.224.149</text:p>
            <text:p>http.l2.l1.l0.nyucd.net. 30<text:tab/>IN<text:tab/>A<text:tab/>128.151.65.101</text:p>
            <text:p>http.l2.l1.l0.nyucd.net. 30<text:tab/>IN<text:tab/>A<text:tab/>169.235.24.232</text:p>
            <text:p/>
            <text:p>;; Query time: 1713 msec</text:p>
            <text:p>;; SERVER: 172.16.0.23#53(172.16.0.23)</text:p>
            <text:p>;; WHEN: Wed Dec 14 10:03:0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878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8643<text:tab/>IN<text:tab/>DNAME<text:tab/>http.l2.l1.l0.nyucd.net.</text:p>
            <text:p>ivydate.com.nyud.net.<text:tab/>0<text:tab/>IN<text:tab/>CNAME<text:tab/>ivydate.com.http.l2.l1.l0.nyucd.net.</text:p>
            <text:p>ivydate.com.http.l2.l1.l0.nyucd.net. 54270 IN CNAME http.l2.l1.l0.nyucd.net.</text:p>
            <text:p>http.l2.l1.l0.nyucd.net. 27<text:tab/>IN<text:tab/>A<text:tab/>129.186.205.78</text:p>
            <text:p>http.l2.l1.l0.nyucd.net. 27<text:tab/>IN<text:tab/>A<text:tab/>133.9.81.164</text:p>
            <text:p>http.l2.l1.l0.nyucd.net. 27<text:tab/>IN<text:tab/>A<text:tab/>128.151.65.101</text:p>
            <text:p/>
            <text:p>;; Query time: 0 msec</text:p>
            <text:p>;; SERVER: 172.16.0.23#53(172.16.0.23)</text:p>
            <text:p>;; WHEN: Wed Dec 14 11:01:5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94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4932<text:tab/>IN<text:tab/>DNAME<text:tab/>http.l2.l1.l0.nyucd.net.</text:p>
            <text:p>ivydate.com.nyud.net.<text:tab/>0<text:tab/>IN<text:tab/>CNAME<text:tab/>ivydate.com.http.l2.l1.l0.nyucd.net.</text:p>
            <text:p>ivydate.com.http.l2.l1.l0.nyucd.net. 50559 IN CNAME http.l2.l1.l0.nyucd.net.</text:p>
            <text:p>http.l2.l1.l0.nyucd.net. 26<text:tab/>IN<text:tab/>A<text:tab/>155.98.35.7</text:p>
            <text:p>http.l2.l1.l0.nyucd.net. 26<text:tab/>IN<text:tab/>A<text:tab/>192.33.90.69</text:p>
            <text:p>http.l2.l1.l0.nyucd.net. 26<text:tab/>IN<text:tab/>A<text:tab/>132.170.3.32</text:p>
            <text:p/>
            <text:p>;; Query time: 0 msec</text:p>
            <text:p>;; SERVER: 172.16.0.23#53(172.16.0.23)</text:p>
            <text:p>;; WHEN: Wed Dec 14 12:03:4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458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1410<text:tab/>IN<text:tab/>DNAME<text:tab/>http.l2.l1.l0.nyucd.net.</text:p>
            <text:p>ivydate.com.nyud.net.<text:tab/>0<text:tab/>IN<text:tab/>CNAME<text:tab/>ivydate.com.http.l2.l1.l0.nyucd.net.</text:p>
            <text:p>ivydate.com.http.l2.l1.l0.nyucd.net. 47037 IN CNAME http.l2.l1.l0.nyucd.net.</text:p>
            <text:p>http.l2.l1.l0.nyucd.net. 30<text:tab/>IN<text:tab/>A<text:tab/>155.246.12.164</text:p>
            <text:p>http.l2.l1.l0.nyucd.net. 30<text:tab/>IN<text:tab/>A<text:tab/>128.220.231.3</text:p>
            <text:p>http.l2.l1.l0.nyucd.net. 30<text:tab/>IN<text:tab/>A<text:tab/>140.112.107.80</text:p>
            <text:p/>
            <text:p>;; Query time: 24 msec</text:p>
            <text:p>;; SERVER: 172.16.0.23#53(172.16.0.23)</text:p>
            <text:p>;; WHEN: Wed Dec 14 13:02:2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150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847<text:tab/>IN<text:tab/>DNAME<text:tab/>http.l2.l1.l0.nyucd.net.</text:p>
            <text:p>ivydate.com.nyud.net.<text:tab/>0<text:tab/>IN<text:tab/>CNAME<text:tab/>ivydate.com.http.l2.l1.l0.nyucd.net.</text:p>
            <text:p>ivydate.com.http.l2.l1.l0.nyucd.net. 43474 IN CNAME http.l2.l1.l0.nyucd.net.</text:p>
            <text:p>http.l2.l1.l0.nyucd.net. 26<text:tab/>IN<text:tab/>A<text:tab/>216.165.109.81</text:p>
            <text:p>http.l2.l1.l0.nyucd.net. 26<text:tab/>IN<text:tab/>A<text:tab/>164.107.127.13</text:p>
            <text:p>http.l2.l1.l0.nyucd.net. 26<text:tab/>IN<text:tab/>A<text:tab/>200.0.206.202</text:p>
            <text:p/>
            <text:p>;; Query time: 0 msec</text:p>
            <text:p>;; SERVER: 172.16.0.23#53(172.16.0.23)</text:p>
            <text:p>;; WHEN: Wed Dec 14 14:01:5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8997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244<text:tab/>IN<text:tab/>DNAME<text:tab/>http.l2.l1.l0.nyucd.net.</text:p>
            <text:p>ivydate.com.nyud.net.<text:tab/>0<text:tab/>IN<text:tab/>CNAME<text:tab/>ivydate.com.http.l2.l1.l0.nyucd.net.</text:p>
            <text:p>ivydate.com.http.l2.l1.l0.nyucd.net. 39871 IN CNAME http.l2.l1.l0.nyucd.net.</text:p>
            <text:p>http.l2.l1.l0.nyucd.net. 29<text:tab/>IN<text:tab/>A<text:tab/>139.19.142.1</text:p>
            <text:p/>
            <text:p>;; Query time: 0 msec</text:p>
            <text:p>;; SERVER: 172.16.0.23#53(172.16.0.23)</text:p>
            <text:p>;; WHEN: Wed Dec 14 15:01:55 2011</text:p>
            <text:p>;; MSG SIZE <text:s/>rcvd: 131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952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07<text:tab/>IN<text:tab/>DNAME<text:tab/>http.l2.l1.l0.nyucd.net.</text:p>
            <text:p>ivydate.com.nyud.net.<text:tab/>0<text:tab/>IN<text:tab/>CNAME<text:tab/>ivydate.com.http.l2.l1.l0.nyucd.net.</text:p>
            <text:p>ivydate.com.http.l2.l1.l0.nyucd.net. 36134 IN CNAME http.l2.l1.l0.nyucd.net.</text:p>
            <text:p>http.l2.l1.l0.nyucd.net. 30<text:tab/>IN<text:tab/>A<text:tab/>129.22.150.29</text:p>
            <text:p>http.l2.l1.l0.nyucd.net. 30<text:tab/>IN<text:tab/>A<text:tab/>129.107.35.132</text:p>
            <text:p>http.l2.l1.l0.nyucd.net. 30<text:tab/>IN<text:tab/>A<text:tab/>140.109.17.180</text:p>
            <text:p/>
            <text:p>;; Query time: 0 msec</text:p>
            <text:p>;; SERVER: 172.16.0.23#53(172.16.0.23)</text:p>
            <text:p>;; WHEN: Wed Dec 14 16:04:1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992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5400<text:tab/>IN<text:tab/>DNAME<text:tab/>http.l2.l1.l0.nyucd.net.</text:p>
            <text:p>ivydate.com.nyud.net.<text:tab/>0<text:tab/>IN<text:tab/>CNAME<text:tab/>ivydate.com.http.l2.l1.l0.nyucd.net.</text:p>
            <text:p>ivydate.com.http.l2.l1.l0.nyucd.net. 32659 IN CNAME http.l2.l1.l0.nyucd.net.</text:p>
            <text:p>http.l2.l1.l0.nyucd.net. 29<text:tab/>IN<text:tab/>A<text:tab/>131.247.2.242</text:p>
            <text:p>http.l2.l1.l0.nyucd.net. 29<text:tab/>IN<text:tab/>A<text:tab/>204.85.191.11</text:p>
            <text:p>http.l2.l1.l0.nyucd.net. 29<text:tab/>IN<text:tab/>A<text:tab/>128.112.139.43</text:p>
            <text:p/>
            <text:p>;; Query time: 0 msec</text:p>
            <text:p>;; SERVER: 172.16.0.23#53(172.16.0.23)</text:p>
            <text:p>;; WHEN: Wed Dec 14 17:02:0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924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1677<text:tab/>IN<text:tab/>DNAME<text:tab/>http.l2.l1.l0.nyucd.net.</text:p>
            <text:p>ivydate.com.nyud.net.<text:tab/>0<text:tab/>IN<text:tab/>CNAME<text:tab/>ivydate.com.http.l2.l1.l0.nyucd.net.</text:p>
            <text:p>ivydate.com.http.l2.l1.l0.nyucd.net. 28936 IN CNAME http.l2.l1.l0.nyucd.net.</text:p>
            <text:p>http.l2.l1.l0.nyucd.net. 26<text:tab/>IN<text:tab/>A<text:tab/>129.130.252.140</text:p>
            <text:p>http.l2.l1.l0.nyucd.net. 26<text:tab/>IN<text:tab/>A<text:tab/>164.107.127.13</text:p>
            <text:p>http.l2.l1.l0.nyucd.net. 26<text:tab/>IN<text:tab/>A<text:tab/>169.235.24.133</text:p>
            <text:p/>
            <text:p>;; Query time: 0 msec</text:p>
            <text:p>;; SERVER: 172.16.0.23#53(172.16.0.23)</text:p>
            <text:p>;; WHEN: Wed Dec 14 18:04:0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784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8139<text:tab/>IN<text:tab/>DNAME<text:tab/>http.l2.l1.l0.nyucd.net.</text:p>
            <text:p>ivydate.com.nyud.net.<text:tab/>0<text:tab/>IN<text:tab/>CNAME<text:tab/>ivydate.com.http.l2.l1.l0.nyucd.net.</text:p>
            <text:p>ivydate.com.http.l2.l1.l0.nyucd.net. 25398 IN CNAME http.l2.l1.l0.nyucd.net.</text:p>
            <text:p>http.l2.l1.l0.nyucd.net. 30<text:tab/>IN<text:tab/>A<text:tab/>129.93.229.138</text:p>
            <text:p>http.l2.l1.l0.nyucd.net. 30<text:tab/>IN<text:tab/>A<text:tab/>142.104.21.241</text:p>
            <text:p>http.l2.l1.l0.nyucd.net. 30<text:tab/>IN<text:tab/>A<text:tab/>128.220.231.3</text:p>
            <text:p/>
            <text:p>;; Query time: 1119 msec</text:p>
            <text:p>;; SERVER: 172.16.0.23#53(172.16.0.23)</text:p>
            <text:p>;; WHEN: Wed Dec 14 19:03:1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056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4487<text:tab/>IN<text:tab/>DNAME<text:tab/>http.l2.l1.l0.nyucd.net.</text:p>
            <text:p>ivydate.com.nyud.net.<text:tab/>0<text:tab/>IN<text:tab/>CNAME<text:tab/>ivydate.com.http.l2.l1.l0.nyucd.net.</text:p>
            <text:p>ivydate.com.http.l2.l1.l0.nyucd.net. 21746 IN CNAME http.l2.l1.l0.nyucd.net.</text:p>
            <text:p>http.l2.l1.l0.nyucd.net. 28<text:tab/>IN<text:tab/>A<text:tab/>160.36.57.173</text:p>
            <text:p>http.l2.l1.l0.nyucd.net. 28<text:tab/>IN<text:tab/>A<text:tab/>169.229.50.7</text:p>
            <text:p>http.l2.l1.l0.nyucd.net. 28<text:tab/>IN<text:tab/>A<text:tab/>141.212.113.178</text:p>
            <text:p/>
            <text:p>;; Query time: 0 msec</text:p>
            <text:p>;; SERVER: 172.16.0.23#53(172.16.0.23)</text:p>
            <text:p>;; WHEN: Wed Dec 14 20:04:0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94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0957<text:tab/>IN<text:tab/>DNAME<text:tab/>http.l2.l1.l0.nyucd.net.</text:p>
            <text:p>ivydate.com.nyud.net.<text:tab/>0<text:tab/>IN<text:tab/>CNAME<text:tab/>ivydate.com.http.l2.l1.l0.nyucd.net.</text:p>
            <text:p>ivydate.com.http.l2.l1.l0.nyucd.net. 18216 IN CNAME http.l2.l1.l0.nyucd.net.</text:p>
            <text:p>http.l2.l1.l0.nyucd.net. 29<text:tab/>IN<text:tab/>A<text:tab/>128.2.211.114</text:p>
            <text:p>http.l2.l1.l0.nyucd.net. 29<text:tab/>IN<text:tab/>A<text:tab/>139.19.142.1</text:p>
            <text:p>http.l2.l1.l0.nyucd.net. 29<text:tab/>IN<text:tab/>A<text:tab/>140.114.79.231</text:p>
            <text:p/>
            <text:p>;; Query time: 0 msec</text:p>
            <text:p>;; SERVER: 172.16.0.23#53(172.16.0.23)</text:p>
            <text:p>;; WHEN: Wed Dec 14 21:02:50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554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7307<text:tab/>IN<text:tab/>DNAME<text:tab/>http.l2.l1.l0.nyucd.net.</text:p>
            <text:p>ivydate.com.nyud.net.<text:tab/>0<text:tab/>IN<text:tab/>CNAME<text:tab/>ivydate.com.http.l2.l1.l0.nyucd.net.</text:p>
            <text:p>ivydate.com.http.l2.l1.l0.nyucd.net. 14566 IN CNAME http.l2.l1.l0.nyucd.net.</text:p>
            <text:p>http.l2.l1.l0.nyucd.net. 29<text:tab/>IN<text:tab/>A<text:tab/>128.238.88.65</text:p>
            <text:p>http.l2.l1.l0.nyucd.net. 29<text:tab/>IN<text:tab/>A<text:tab/>129.82.12.188</text:p>
            <text:p>http.l2.l1.l0.nyucd.net. 29<text:tab/>IN<text:tab/>A<text:tab/>128.59.20.227</text:p>
            <text:p/>
            <text:p>;; Query time: 0 msec</text:p>
            <text:p>;; SERVER: 172.16.0.23#53(172.16.0.23)</text:p>
            <text:p>;; WHEN: Wed Dec 14 22:03:3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598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3368<text:tab/>IN<text:tab/>DNAME<text:tab/>http.l2.l1.l0.nyucd.net.</text:p>
            <text:p>ivydate.com.nyud.net.<text:tab/>0<text:tab/>IN<text:tab/>CNAME<text:tab/>ivydate.com.http.l2.l1.l0.nyucd.net.</text:p>
            <text:p>ivydate.com.http.l2.l1.l0.nyucd.net. 10627 IN CNAME http.l2.l1.l0.nyucd.net.</text:p>
            <text:p>http.l2.l1.l0.nyucd.net. 27<text:tab/>IN<text:tab/>A<text:tab/>132.170.3.33</text:p>
            <text:p>http.l2.l1.l0.nyucd.net. 27<text:tab/>IN<text:tab/>A<text:tab/>150.65.32.66</text:p>
            <text:p>http.l2.l1.l0.nyucd.net. 27<text:tab/>IN<text:tab/>A<text:tab/>192.33.90.69</text:p>
            <text:p/>
            <text:p>;; Query time: 0 msec</text:p>
            <text:p>;; SERVER: 172.16.0.23#53(172.16.0.23)</text:p>
            <text:p>;; WHEN: Wed Dec 14 23:09:1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5041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0160<text:tab/>IN<text:tab/>DNAME<text:tab/>http.l2.l1.l0.nyucd.net.</text:p>
            <text:p>ivydate.com.nyud.net.<text:tab/>0<text:tab/>IN<text:tab/>CNAME<text:tab/>ivydate.com.http.l2.l1.l0.nyucd.net.</text:p>
            <text:p>ivydate.com.http.l2.l1.l0.nyucd.net. 7419 IN CNAME http.l2.l1.l0.nyucd.net.</text:p>
            <text:p>http.l2.l1.l0.nyucd.net. 30<text:tab/>IN<text:tab/>A<text:tab/>138.15.10.56</text:p>
            <text:p/>
            <text:p>;; Query time: 0 msec</text:p>
            <text:p>;; SERVER: 172.16.0.23#53(172.16.0.23)</text:p>
            <text:p>;; WHEN: Thu Dec 15 00:02:47 2011</text:p>
            <text:p>;; MSG SIZE <text:s/>rcvd: 131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3073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4497<text:tab/>IN<text:tab/>DNAME<text:tab/>http.l2.l1.l0.nyucd.net.</text:p>
            <text:p>ivydate.com.nyud.net.<text:tab/>0<text:tab/>IN<text:tab/>CNAME<text:tab/>ivydate.com.http.l2.l1.l0.nyucd.net.</text:p>
            <text:p>ivydate.com.http.l2.l1.l0.nyucd.net. 1756 IN CNAME http.l2.l1.l0.nyucd.net.</text:p>
            <text:p>http.l2.l1.l0.nyucd.net. 30<text:tab/>IN<text:tab/>A<text:tab/>138.15.10.56</text:p>
            <text:p/>
            <text:p>;; Query time: 0 msec</text:p>
            <text:p>;; SERVER: 172.16.0.23#53(172.16.0.23)</text:p>
            <text:p>;; WHEN: Thu Dec 15 01:37:09 2011</text:p>
            <text:p>;; MSG SIZE <text:s/>rcvd: 131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542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2934<text:tab/>IN<text:tab/>DNAME<text:tab/>http.l2.l1.l0.nyucd.net.</text:p>
            <text:p>ivydate.com.nyud.net.<text:tab/>0<text:tab/>IN<text:tab/>CNAME<text:tab/>ivydate.com.http.l2.l1.l0.nyucd.net.</text:p>
            <text:p>ivydate.com.http.l2.l1.l0.nyucd.net. 193 IN CNAME http.l2.l1.l0.nyucd.net.</text:p>
            <text:p>http.l2.l1.l0.nyucd.net. 29<text:tab/>IN<text:tab/>A<text:tab/>198.133.224.147</text:p>
            <text:p>http.l2.l1.l0.nyucd.net. 29<text:tab/>IN<text:tab/>A<text:tab/>216.165.109.79</text:p>
            <text:p>http.l2.l1.l0.nyucd.net. 29<text:tab/>IN<text:tab/>A<text:tab/>128.220.231.2</text:p>
            <text:p/>
            <text:p>;; Query time: 0 msec</text:p>
            <text:p>;; SERVER: 172.16.0.23#53(172.16.0.23)</text:p>
            <text:p>;; WHEN: Thu Dec 15 02:03:13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151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9387<text:tab/>IN<text:tab/>DNAME<text:tab/>http.l2.l1.l0.nyucd.net.</text:p>
            <text:p>ivydate.com.nyud.net.<text:tab/>0<text:tab/>IN<text:tab/>CNAME<text:tab/>ivydate.com.http.l2.l1.l0.nyucd.net.</text:p>
            <text:p>ivydate.com.http.l2.l1.l0.nyucd.net. 86399 IN CNAME http.l2.l1.l0.nyucd.net.</text:p>
            <text:p>http.l2.l1.l0.nyucd.net. 30<text:tab/>IN<text:tab/>A<text:tab/>206.12.16.155</text:p>
            <text:p>http.l2.l1.l0.nyucd.net. 30<text:tab/>IN<text:tab/>A<text:tab/>141.213.4.201</text:p>
            <text:p>http.l2.l1.l0.nyucd.net. 30<text:tab/>IN<text:tab/>A<text:tab/>192.33.90.69</text:p>
            <text:p/>
            <text:p>;; Query time: 0 msec</text:p>
            <text:p>;; SERVER: 172.16.0.23#53(172.16.0.23)</text:p>
            <text:p>;; WHEN: Thu Dec 15 03:02:2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817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5798<text:tab/>IN<text:tab/>DNAME<text:tab/>http.l2.l1.l0.nyucd.net.</text:p>
            <text:p>ivydate.com.nyud.net.<text:tab/>0<text:tab/>IN<text:tab/>CNAME<text:tab/>ivydate.com.http.l2.l1.l0.nyucd.net.</text:p>
            <text:p>ivydate.com.http.l2.l1.l0.nyucd.net. 82810 IN CNAME http.l2.l1.l0.nyucd.net.</text:p>
            <text:p>http.l2.l1.l0.nyucd.net. 12<text:tab/>IN<text:tab/>A<text:tab/>140.112.107.80</text:p>
            <text:p>http.l2.l1.l0.nyucd.net. 12<text:tab/>IN<text:tab/>A<text:tab/>155.225.2.71</text:p>
            <text:p>http.l2.l1.l0.nyucd.net. 12<text:tab/>IN<text:tab/>A<text:tab/>128.112.139.18</text:p>
            <text:p/>
            <text:p>;; Query time: 0 msec</text:p>
            <text:p>;; SERVER: 172.16.0.23#53(172.16.0.23)</text:p>
            <text:p>;; WHEN: Thu Dec 15 04:02:0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572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1859<text:tab/>IN<text:tab/>DNAME<text:tab/>http.l2.l1.l0.nyucd.net.</text:p>
            <text:p>ivydate.com.nyud.net.<text:tab/>0<text:tab/>IN<text:tab/>CNAME<text:tab/>ivydate.com.http.l2.l1.l0.nyucd.net.</text:p>
            <text:p>ivydate.com.http.l2.l1.l0.nyucd.net. 78871 IN CNAME http.l2.l1.l0.nyucd.net.</text:p>
            <text:p>http.l2.l1.l0.nyucd.net. 30<text:tab/>IN<text:tab/>A<text:tab/>204.8.155.226</text:p>
            <text:p>http.l2.l1.l0.nyucd.net. 30<text:tab/>IN<text:tab/>A<text:tab/>128.163.142.20</text:p>
            <text:p>http.l2.l1.l0.nyucd.net. 30<text:tab/>IN<text:tab/>A<text:tab/>130.49.221.40</text:p>
            <text:p/>
            <text:p>;; Query time: 0 msec</text:p>
            <text:p>;; SERVER: 172.16.0.23#53(172.16.0.23)</text:p>
            <text:p>;; WHEN: Thu Dec 15 05:07:48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546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8609<text:tab/>IN<text:tab/>DNAME<text:tab/>http.l2.l1.l0.nyucd.net.</text:p>
            <text:p>ivydate.com.nyud.net.<text:tab/>0<text:tab/>IN<text:tab/>CNAME<text:tab/>ivydate.com.http.l2.l1.l0.nyucd.net.</text:p>
            <text:p>ivydate.com.http.l2.l1.l0.nyucd.net. 75621 IN CNAME http.l2.l1.l0.nyucd.net.</text:p>
            <text:p>http.l2.l1.l0.nyucd.net. 24<text:tab/>IN<text:tab/>A<text:tab/>128.208.4.199</text:p>
            <text:p>http.l2.l1.l0.nyucd.net. 24<text:tab/>IN<text:tab/>A<text:tab/>129.74.74.19</text:p>
            <text:p>http.l2.l1.l0.nyucd.net. 24<text:tab/>IN<text:tab/>A<text:tab/>130.49.221.40</text:p>
            <text:p/>
            <text:p>;; Query time: 0 msec</text:p>
            <text:p>;; SERVER: 172.16.0.23#53(172.16.0.23)</text:p>
            <text:p>;; WHEN: Thu Dec 15 06:01:5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473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4990<text:tab/>IN<text:tab/>DNAME<text:tab/>http.l2.l1.l0.nyucd.net.</text:p>
            <text:p>ivydate.com.nyud.net.<text:tab/>0<text:tab/>IN<text:tab/>CNAME<text:tab/>ivydate.com.http.l2.l1.l0.nyucd.net.</text:p>
            <text:p>ivydate.com.http.l2.l1.l0.nyucd.net. 72002 IN CNAME http.l2.l1.l0.nyucd.net.</text:p>
            <text:p>http.l2.l1.l0.nyucd.net. 22<text:tab/>IN<text:tab/>A<text:tab/>132.239.17.225</text:p>
            <text:p>http.l2.l1.l0.nyucd.net. 22<text:tab/>IN<text:tab/>A<text:tab/>133.15.59.1</text:p>
            <text:p>http.l2.l1.l0.nyucd.net. 22<text:tab/>IN<text:tab/>A<text:tab/>192.33.90.69</text:p>
            <text:p/>
            <text:p>;; Query time: 0 msec</text:p>
            <text:p>;; SERVER: 172.16.0.23#53(172.16.0.23)</text:p>
            <text:p>;; WHEN: Thu Dec 15 07:02:1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688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1425<text:tab/>IN<text:tab/>DNAME<text:tab/>http.l2.l1.l0.nyucd.net.</text:p>
            <text:p>ivydate.com.nyud.net.<text:tab/>0<text:tab/>IN<text:tab/>CNAME<text:tab/>ivydate.com.http.l2.l1.l0.nyucd.net.</text:p>
            <text:p>ivydate.com.http.l2.l1.l0.nyucd.net. 68437 IN CNAME http.l2.l1.l0.nyucd.net.</text:p>
            <text:p>http.l2.l1.l0.nyucd.net. 30<text:tab/>IN<text:tab/>A<text:tab/>200.0.206.202</text:p>
            <text:p>http.l2.l1.l0.nyucd.net. 30<text:tab/>IN<text:tab/>A<text:tab/>216.165.109.81</text:p>
            <text:p>http.l2.l1.l0.nyucd.net. 30<text:tab/>IN<text:tab/>A<text:tab/>128.208.4.199</text:p>
            <text:p/>
            <text:p>;; Query time: 0 msec</text:p>
            <text:p>;; SERVER: 172.16.0.23#53(172.16.0.23)</text:p>
            <text:p>;; WHEN: Thu Dec 15 08:01:4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994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799<text:tab/>IN<text:tab/>DNAME<text:tab/>http.l2.l1.l0.nyucd.net.</text:p>
            <text:p>ivydate.com.nyud.net.<text:tab/>0<text:tab/>IN<text:tab/>CNAME<text:tab/>ivydate.com.http.l2.l1.l0.nyucd.net.</text:p>
            <text:p>ivydate.com.http.l2.l1.l0.nyucd.net. 64811 IN CNAME http.l2.l1.l0.nyucd.net.</text:p>
            <text:p>http.l2.l1.l0.nyucd.net. 27<text:tab/>IN<text:tab/>A<text:tab/>192.33.90.69</text:p>
            <text:p>http.l2.l1.l0.nyucd.net. 27<text:tab/>IN<text:tab/>A<text:tab/>128.220.231.2</text:p>
            <text:p>http.l2.l1.l0.nyucd.net. 27<text:tab/>IN<text:tab/>A<text:tab/>132.170.3.33</text:p>
            <text:p/>
            <text:p>;; Query time: 0 msec</text:p>
            <text:p>;; SERVER: 172.16.0.23#53(172.16.0.23)</text:p>
            <text:p>;; WHEN: Thu Dec 15 09:02:07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774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188<text:tab/>IN<text:tab/>DNAME<text:tab/>http.l2.l1.l0.nyucd.net.</text:p>
            <text:p>ivydate.com.nyud.net.<text:tab/>0<text:tab/>IN<text:tab/>CNAME<text:tab/>ivydate.com.http.l2.l1.l0.nyucd.net.</text:p>
            <text:p>ivydate.com.http.l2.l1.l0.nyucd.net. 61200 IN CNAME http.l2.l1.l0.nyucd.net.</text:p>
            <text:p>http.l2.l1.l0.nyucd.net. 30<text:tab/>IN<text:tab/>A<text:tab/>128.163.142.20</text:p>
            <text:p>http.l2.l1.l0.nyucd.net. 30<text:tab/>IN<text:tab/>A<text:tab/>141.219.252.132</text:p>
            <text:p>http.l2.l1.l0.nyucd.net. 30<text:tab/>IN<text:tab/>A<text:tab/>169.229.50.7</text:p>
            <text:p/>
            <text:p>;; Query time: 0 msec</text:p>
            <text:p>;; SERVER: 172.16.0.23#53(172.16.0.23)</text:p>
            <text:p>;; WHEN: Thu Dec 15 10:02:1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9604</text:p>
            <text:p>;; flags: qr rd ra; QUERY: 1, ANSWER: 4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70<text:tab/>IN<text:tab/>DNAME<text:tab/>http.l2.l1.l0.nyucd.net.</text:p>
            <text:p>ivydate.com.nyud.net.<text:tab/>0<text:tab/>IN<text:tab/>CNAME<text:tab/>ivydate.com.http.l2.l1.l0.nyucd.net.</text:p>
            <text:p>ivydate.com.http.l2.l1.l0.nyucd.net. 57582 IN CNAME http.l2.l1.l0.nyucd.net.</text:p>
            <text:p>http.l2.l1.l0.nyucd.net. 30<text:tab/>IN<text:tab/>A<text:tab/>128.208.4.199</text:p>
            <text:p/>
            <text:p>;; Query time: 75 msec</text:p>
            <text:p>;; SERVER: 172.16.0.23#53(172.16.0.23)</text:p>
            <text:p>;; WHEN: Thu Dec 15 11:02:36 2011</text:p>
            <text:p>;; MSG SIZE <text:s/>rcvd: 131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918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1238<text:tab/>IN<text:tab/>DNAME<text:tab/>http.l2.l1.l0.nyucd.net.</text:p>
            <text:p>ivydate.com.nyud.net.<text:tab/>0<text:tab/>IN<text:tab/>CNAME<text:tab/>ivydate.com.http.l2.l1.l0.nyucd.net.</text:p>
            <text:p>ivydate.com.http.l2.l1.l0.nyucd.net. 54031 IN CNAME http.l2.l1.l0.nyucd.net.</text:p>
            <text:p>http.l2.l1.l0.nyucd.net. 24<text:tab/>IN<text:tab/>A<text:tab/>128.10.19.53</text:p>
            <text:p>http.l2.l1.l0.nyucd.net. 24<text:tab/>IN<text:tab/>A<text:tab/>131.179.150.70</text:p>
            <text:p>http.l2.l1.l0.nyucd.net. 24<text:tab/>IN<text:tab/>A<text:tab/>157.92.44.102</text:p>
            <text:p/>
            <text:p>;; Query time: 0 msec</text:p>
            <text:p>;; SERVER: 172.16.0.23#53(172.16.0.23)</text:p>
            <text:p>;; WHEN: Thu Dec 15 12:01:4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3538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7559<text:tab/>IN<text:tab/>DNAME<text:tab/>http.l2.l1.l0.nyucd.net.</text:p>
            <text:p>ivydate.com.nyud.net.<text:tab/>0<text:tab/>IN<text:tab/>CNAME<text:tab/>ivydate.com.http.l2.l1.l0.nyucd.net.</text:p>
            <text:p>ivydate.com.http.l2.l1.l0.nyucd.net. 50352 IN CNAME http.l2.l1.l0.nyucd.net.</text:p>
            <text:p>http.l2.l1.l0.nyucd.net. 28<text:tab/>IN<text:tab/>A<text:tab/>142.103.2.2</text:p>
            <text:p>http.l2.l1.l0.nyucd.net. 28<text:tab/>IN<text:tab/>A<text:tab/>200.0.206.168</text:p>
            <text:p>http.l2.l1.l0.nyucd.net. 28<text:tab/>IN<text:tab/>A<text:tab/>128.163.142.21</text:p>
            <text:p/>
            <text:p>;; Query time: 0 msec</text:p>
            <text:p>;; SERVER: 172.16.0.23#53(172.16.0.23)</text:p>
            <text:p>;; WHEN: Thu Dec 15 13:03:0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576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3998<text:tab/>IN<text:tab/>DNAME<text:tab/>http.l2.l1.l0.nyucd.net.</text:p>
            <text:p>ivydate.com.nyud.net.<text:tab/>0<text:tab/>IN<text:tab/>CNAME<text:tab/>ivydate.com.http.l2.l1.l0.nyucd.net.</text:p>
            <text:p>ivydate.com.http.l2.l1.l0.nyucd.net. 46791 IN CNAME http.l2.l1.l0.nyucd.net.</text:p>
            <text:p>http.l2.l1.l0.nyucd.net. 30<text:tab/>IN<text:tab/>A<text:tab/>216.165.109.81</text:p>
            <text:p>http.l2.l1.l0.nyucd.net. 30<text:tab/>IN<text:tab/>A<text:tab/>128.208.4.199</text:p>
            <text:p>http.l2.l1.l0.nyucd.net. 30<text:tab/>IN<text:tab/>A<text:tab/>200.0.206.202</text:p>
            <text:p/>
            <text:p>;; Query time: 1747 msec</text:p>
            <text:p>;; SERVER: 172.16.0.23#53(172.16.0.23)</text:p>
            <text:p>;; WHEN: Thu Dec 15 14:02:2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477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0413<text:tab/>IN<text:tab/>DNAME<text:tab/>http.l2.l1.l0.nyucd.net.</text:p>
            <text:p>ivydate.com.nyud.net.<text:tab/>0<text:tab/>IN<text:tab/>CNAME<text:tab/>ivydate.com.http.l2.l1.l0.nyucd.net.</text:p>
            <text:p>ivydate.com.http.l2.l1.l0.nyucd.net. 43206 IN CNAME http.l2.l1.l0.nyucd.net.</text:p>
            <text:p>http.l2.l1.l0.nyucd.net. 23<text:tab/>IN<text:tab/>A<text:tab/>164.107.127.12</text:p>
            <text:p>http.l2.l1.l0.nyucd.net. 23<text:tab/>IN<text:tab/>A<text:tab/>198.133.224.147</text:p>
            <text:p>http.l2.l1.l0.nyucd.net. 23<text:tab/>IN<text:tab/>A<text:tab/>204.85.191.10</text:p>
            <text:p/>
            <text:p>;; Query time: 0 msec</text:p>
            <text:p>;; SERVER: 172.16.0.23#53(172.16.0.23)</text:p>
            <text:p>;; WHEN: Thu Dec 15 15:02:11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239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6687<text:tab/>IN<text:tab/>DNAME<text:tab/>http.l2.l1.l0.nyucd.net.</text:p>
            <text:p>ivydate.com.nyud.net.<text:tab/>0<text:tab/>IN<text:tab/>CNAME<text:tab/>ivydate.com.http.l2.l1.l0.nyucd.net.</text:p>
            <text:p>ivydate.com.http.l2.l1.l0.nyucd.net. 39480 IN CNAME http.l2.l1.l0.nyucd.net.</text:p>
            <text:p>http.l2.l1.l0.nyucd.net. 13<text:tab/>IN<text:tab/>A<text:tab/>128.112.139.18</text:p>
            <text:p>http.l2.l1.l0.nyucd.net. 13<text:tab/>IN<text:tab/>A<text:tab/>131.247.2.242</text:p>
            <text:p>http.l2.l1.l0.nyucd.net. 13<text:tab/>IN<text:tab/>A<text:tab/>169.235.24.133</text:p>
            <text:p/>
            <text:p>;; Query time: 0 msec</text:p>
            <text:p>;; SERVER: 172.16.0.23#53(172.16.0.23)</text:p>
            <text:p>;; WHEN: Thu Dec 15 16:04:1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764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3235<text:tab/>IN<text:tab/>DNAME<text:tab/>http.l2.l1.l0.nyucd.net.</text:p>
            <text:p>ivydate.com.nyud.net.<text:tab/>0<text:tab/>IN<text:tab/>CNAME<text:tab/>ivydate.com.http.l2.l1.l0.nyucd.net.</text:p>
            <text:p>ivydate.com.http.l2.l1.l0.nyucd.net. 36028 IN CNAME http.l2.l1.l0.nyucd.net.</text:p>
            <text:p>http.l2.l1.l0.nyucd.net. 28<text:tab/>IN<text:tab/>A<text:tab/>169.235.24.232</text:p>
            <text:p>http.l2.l1.l0.nyucd.net. 28<text:tab/>IN<text:tab/>A<text:tab/>133.9.81.165</text:p>
            <text:p>http.l2.l1.l0.nyucd.net. 28<text:tab/>IN<text:tab/>A<text:tab/>150.65.32.66</text:p>
            <text:p/>
            <text:p>;; Query time: 0 msec</text:p>
            <text:p>;; SERVER: 172.16.0.23#53(172.16.0.23)</text:p>
            <text:p>;; WHEN: Thu Dec 15 17:01:5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844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9535<text:tab/>IN<text:tab/>DNAME<text:tab/>http.l2.l1.l0.nyucd.net.</text:p>
            <text:p>ivydate.com.nyud.net.<text:tab/>0<text:tab/>IN<text:tab/>CNAME<text:tab/>ivydate.com.http.l2.l1.l0.nyucd.net.</text:p>
            <text:p>ivydate.com.http.l2.l1.l0.nyucd.net. 32328 IN CNAME http.l2.l1.l0.nyucd.net.</text:p>
            <text:p>http.l2.l1.l0.nyucd.net. 30<text:tab/>IN<text:tab/>A<text:tab/>132.239.17.225</text:p>
            <text:p>http.l2.l1.l0.nyucd.net. 30<text:tab/>IN<text:tab/>A<text:tab/>155.246.12.164</text:p>
            <text:p>http.l2.l1.l0.nyucd.net. 30<text:tab/>IN<text:tab/>A<text:tab/>206.12.16.155</text:p>
            <text:p/>
            <text:p>;; Query time: 0 msec</text:p>
            <text:p>;; SERVER: 172.16.0.23#53(172.16.0.23)</text:p>
            <text:p>;; WHEN: Thu Dec 15 18:03:2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252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5985<text:tab/>IN<text:tab/>DNAME<text:tab/>http.l2.l1.l0.nyucd.net.</text:p>
            <text:p>ivydate.com.nyud.net.<text:tab/>0<text:tab/>IN<text:tab/>CNAME<text:tab/>ivydate.com.http.l2.l1.l0.nyucd.net.</text:p>
            <text:p>ivydate.com.http.l2.l1.l0.nyucd.net. 28778 IN CNAME http.l2.l1.l0.nyucd.net.</text:p>
            <text:p>http.l2.l1.l0.nyucd.net. 29<text:tab/>IN<text:tab/>A<text:tab/>169.235.24.133</text:p>
            <text:p>http.l2.l1.l0.nyucd.net. 29<text:tab/>IN<text:tab/>A<text:tab/>128.208.4.99</text:p>
            <text:p>http.l2.l1.l0.nyucd.net. 29<text:tab/>IN<text:tab/>A<text:tab/>139.19.142.2</text:p>
            <text:p/>
            <text:p>;; Query time: 0 msec</text:p>
            <text:p>;; SERVER: 172.16.0.23#53(172.16.0.23)</text:p>
            <text:p>;; WHEN: Thu Dec 15 19:02:40 2011</text:p>
            <text:p>;; MSG SIZE <text:s/>rcvd: 163</text:p>
            <text:p/>
            <text:p/>
          </table:table-cell>
          <table:table-cell table:number-columns-repeated="967"/>
        </table:table-row>
        <table:table-row table:style-name="ro2">
          <table:table-cell office:value-type="string">
            <text:p>host_ip-10-122-97-135 .. wikipedia.org</text:p>
          </table:table-cell>
          <table:table-cell table:number-columns-repeated="10"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146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Wed Dec 14 02:01:5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357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77<text:tab/>IN<text:tab/>A<text:tab/>208.80.152.201</text:p>
            <text:p/>
            <text:p>;; Query time: 0 msec</text:p>
            <text:p>;; SERVER: 172.16.0.23#53(172.16.0.23)</text:p>
            <text:p>;; WHEN: Wed Dec 14 03:00:33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021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2<text:tab/>IN<text:tab/>A<text:tab/>208.80.152.201</text:p>
            <text:p/>
            <text:p>;; Query time: 0 msec</text:p>
            <text:p>;; SERVER: 172.16.0.23#53(172.16.0.23)</text:p>
            <text:p>;; WHEN: Wed Dec 14 04:03:13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867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5:00:1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298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470<text:tab/>IN<text:tab/>A<text:tab/>208.80.152.201</text:p>
            <text:p/>
            <text:p>;; Query time: 0 msec</text:p>
            <text:p>;; SERVER: 172.16.0.23#53(172.16.0.23)</text:p>
            <text:p>;; WHEN: Wed Dec 14 06:01:2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20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7:00:1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755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065<text:tab/>IN<text:tab/>A<text:tab/>208.80.152.201</text:p>
            <text:p/>
            <text:p>;; Query time: 0 msec</text:p>
            <text:p>;; SERVER: 172.16.0.23#53(172.16.0.23)</text:p>
            <text:p>;; WHEN: Wed Dec 14 08:01:0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131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Wed Dec 14 09:00:1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116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0:00:5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569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<text:tab/>IN<text:tab/>A<text:tab/>208.80.152.201</text:p>
            <text:p/>
            <text:p>;; Query time: 0 msec</text:p>
            <text:p>;; SERVER: 172.16.0.23#53(172.16.0.23)</text:p>
            <text:p>;; WHEN: Wed Dec 14 11:00:2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985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2:00:2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076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<text:tab/>IN<text:tab/>A<text:tab/>208.80.152.201</text:p>
            <text:p/>
            <text:p>;; Query time: 0 msec</text:p>
            <text:p>;; SERVER: 172.16.0.23#53(172.16.0.23)</text:p>
            <text:p>;; WHEN: Wed Dec 14 13:00:2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785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4:00:1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948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<text:tab/>IN<text:tab/>A<text:tab/>208.80.152.201</text:p>
            <text:p/>
            <text:p>;; Query time: 0 msec</text:p>
            <text:p>;; SERVER: 172.16.0.23#53(172.16.0.23)</text:p>
            <text:p>;; WHEN: Wed Dec 14 15:00:1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539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Wed Dec 14 16:02:3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329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25<text:tab/>IN<text:tab/>A<text:tab/>208.80.152.201</text:p>
            <text:p/>
            <text:p>;; Query time: 0 msec</text:p>
            <text:p>;; SERVER: 172.16.0.23#53(172.16.0.23)</text:p>
            <text:p>;; WHEN: Wed Dec 14 17:00:3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781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185<text:tab/>IN<text:tab/>A<text:tab/>208.80.152.201</text:p>
            <text:p/>
            <text:p>;; Query time: 0 msec</text:p>
            <text:p>;; SERVER: 172.16.0.23#53(172.16.0.23)</text:p>
            <text:p>;; WHEN: Wed Dec 14 18:01:4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915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057<text:tab/>IN<text:tab/>A<text:tab/>208.80.152.201</text:p>
            <text:p/>
            <text:p>;; Query time: 0 msec</text:p>
            <text:p>;; SERVER: 172.16.0.23#53(172.16.0.23)</text:p>
            <text:p>;; WHEN: Wed Dec 14 19:00:5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310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20:02:3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373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28<text:tab/>IN<text:tab/>A<text:tab/>208.80.152.201</text:p>
            <text:p/>
            <text:p>;; Query time: 0 msec</text:p>
            <text:p>;; SERVER: 172.16.0.23#53(172.16.0.23)</text:p>
            <text:p>;; WHEN: Wed Dec 14 21:00:23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719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470<text:tab/>IN<text:tab/>A<text:tab/>208.80.152.201</text:p>
            <text:p/>
            <text:p>;; Query time: 0 msec</text:p>
            <text:p>;; SERVER: 172.16.0.23#53(172.16.0.23)</text:p>
            <text:p>;; WHEN: Wed Dec 14 22:01:5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094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514<text:tab/>IN<text:tab/>A<text:tab/>208.80.152.201</text:p>
            <text:p/>
            <text:p>;; Query time: 0 msec</text:p>
            <text:p>;; SERVER: 172.16.0.23#53(172.16.0.23)</text:p>
            <text:p>;; WHEN: Wed Dec 14 23:00:33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384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Thu Dec 15 00:00:3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351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Thu Dec 15 01:35:3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92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035<text:tab/>IN<text:tab/>A<text:tab/>208.80.152.201</text:p>
            <text:p/>
            <text:p>;; Query time: 0 msec</text:p>
            <text:p>;; SERVER: 172.16.0.23#53(172.16.0.23)</text:p>
            <text:p>;; WHEN: Thu Dec 15 02:01:3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651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3:00:2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675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<text:tab/>IN<text:tab/>A<text:tab/>208.80.152.201</text:p>
            <text:p/>
            <text:p>;; Query time: 0 msec</text:p>
            <text:p>;; SERVER: 172.16.0.23#53(172.16.0.23)</text:p>
            <text:p>;; WHEN: Thu Dec 15 04:00:2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913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5:02:12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696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06<text:tab/>IN<text:tab/>A<text:tab/>208.80.152.201</text:p>
            <text:p/>
            <text:p>;; Query time: 0 msec</text:p>
            <text:p>;; SERVER: 172.16.0.23#53(172.16.0.23)</text:p>
            <text:p>;; WHEN: Thu Dec 15 06:00:2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790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7:00:1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291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632<text:tab/>IN<text:tab/>A<text:tab/>208.80.152.201</text:p>
            <text:p/>
            <text:p>;; Query time: 0 msec</text:p>
            <text:p>;; SERVER: 172.16.0.23#53(172.16.0.23)</text:p>
            <text:p>;; WHEN: Thu Dec 15 08:00:1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058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955<text:tab/>IN<text:tab/>A<text:tab/>208.80.152.201</text:p>
            <text:p/>
            <text:p>;; Query time: 0 msec</text:p>
            <text:p>;; SERVER: 172.16.0.23#53(172.16.0.23)</text:p>
            <text:p>;; WHEN: Thu Dec 15 09:00:13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980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0:00:5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634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40<text:tab/>IN<text:tab/>A<text:tab/>208.80.152.201</text:p>
            <text:p/>
            <text:p>;; Query time: 0 msec</text:p>
            <text:p>;; SERVER: 172.16.0.23#53(172.16.0.23)</text:p>
            <text:p>;; WHEN: Thu Dec 15 11:00:1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485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90<text:tab/>IN<text:tab/>A<text:tab/>208.80.152.201</text:p>
            <text:p/>
            <text:p>;; Query time: 0 msec</text:p>
            <text:p>;; SERVER: 172.16.0.23#53(172.16.0.23)</text:p>
            <text:p>;; WHEN: Thu Dec 15 12:00:1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225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3:01:3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040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76<text:tab/>IN<text:tab/>A<text:tab/>208.80.152.201</text:p>
            <text:p/>
            <text:p>;; Query time: 0 msec</text:p>
            <text:p>;; SERVER: 172.16.0.23#53(172.16.0.23)</text:p>
            <text:p>;; WHEN: Thu Dec 15 14:00:1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45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927<text:tab/>IN<text:tab/>A<text:tab/>208.80.152.201</text:p>
            <text:p/>
            <text:p>;; Query time: 0 msec</text:p>
            <text:p>;; SERVER: 172.16.0.23#53(172.16.0.23)</text:p>
            <text:p>;; WHEN: Thu Dec 15 15:00:2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858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027<text:tab/>IN<text:tab/>A<text:tab/>208.80.152.201</text:p>
            <text:p/>
            <text:p>;; Query time: 0 msec</text:p>
            <text:p>;; SERVER: 172.16.0.23#53(172.16.0.23)</text:p>
            <text:p>;; WHEN: Thu Dec 15 16:02:0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578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7:00:1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485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8:02:03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820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66<text:tab/>IN<text:tab/>A<text:tab/>208.80.152.201</text:p>
            <text:p/>
            <text:p>;; Query time: 0 msec</text:p>
            <text:p>;; SERVER: 172.16.0.23#53(172.16.0.23)</text:p>
            <text:p>;; WHEN: Thu Dec 15 19:00:57 2011</text:p>
            <text:p>;; MSG SIZE <text:s/>rcvd: 47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ip-10-122-97-135 .. wikipedia.org.nyud.net</text:p>
          </table:table-cell>
          <table:table-cell table:number-columns-repeated="10"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5438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1037<text:tab/>IN<text:tab/>DNAME<text:tab/>http.l2.l1.l0.nyucd.net.</text:p>
            <text:p>wikipedia.org.nyud.net.<text:tab/>0<text:tab/>IN<text:tab/>CNAME<text:tab/>wikipedia.org.http.l2.l1.l0.nyucd.net.</text:p>
            <text:p>wikipedia.org.http.l2.l1.l0.nyucd.net. 86398 IN<text:tab/>CNAME http.l2.l1.l0.nyucd.net.</text:p>
            <text:p>http.l2.l1.l0.nyucd.net. 28<text:tab/>IN<text:tab/>A<text:tab/>139.19.142.1</text:p>
            <text:p/>
            <text:p>;; Query time: 0 msec</text:p>
            <text:p>;; SERVER: 172.16.0.23#53(172.16.0.23)</text:p>
            <text:p>;; WHEN: Wed Dec 14 02:02:03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9721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7524<text:tab/>IN<text:tab/>DNAME<text:tab/>http.l2.l1.l0.nyucd.net.</text:p>
            <text:p>wikipedia.org.nyud.net.<text:tab/>0<text:tab/>IN<text:tab/>CNAME<text:tab/>wikipedia.org.http.l2.l1.l0.nyucd.net.</text:p>
            <text:p>wikipedia.org.http.l2.l1.l0.nyucd.net. 82885 IN<text:tab/>CNAME http.l2.l1.l0.nyucd.net.</text:p>
            <text:p>http.l2.l1.l0.nyucd.net. 2<text:tab/>IN<text:tab/>A<text:tab/>139.19.142.1</text:p>
            <text:p/>
            <text:p>;; Query time: 0 msec</text:p>
            <text:p>;; SERVER: 172.16.0.23#53(172.16.0.23)</text:p>
            <text:p>;; WHEN: Wed Dec 14 03:00:35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9373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3751<text:tab/>IN<text:tab/>DNAME<text:tab/>http.l2.l1.l0.nyucd.net.</text:p>
            <text:p>wikipedia.org.nyud.net.<text:tab/>0<text:tab/>IN<text:tab/>CNAME<text:tab/>wikipedia.org.http.l2.l1.l0.nyucd.net.</text:p>
            <text:p>wikipedia.org.http.l2.l1.l0.nyucd.net. 79112 IN<text:tab/>CNAME http.l2.l1.l0.nyucd.net.</text:p>
            <text:p>http.l2.l1.l0.nyucd.net. 18<text:tab/>IN<text:tab/>A<text:tab/>128.10.19.52</text:p>
            <text:p>http.l2.l1.l0.nyucd.net. 18<text:tab/>IN<text:tab/>A<text:tab/>132.170.3.32</text:p>
            <text:p>http.l2.l1.l0.nyucd.net. 18<text:tab/>IN<text:tab/>A<text:tab/>128.8.126.111</text:p>
            <text:p/>
            <text:p>;; Query time: 0 msec</text:p>
            <text:p>;; SERVER: 172.16.0.23#53(172.16.0.23)</text:p>
            <text:p>;; WHEN: Wed Dec 14 04:03:29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774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0301<text:tab/>IN<text:tab/>DNAME<text:tab/>http.l2.l1.l0.nyucd.net.</text:p>
            <text:p>wikipedia.org.nyud.net.<text:tab/>0<text:tab/>IN<text:tab/>CNAME<text:tab/>wikipedia.org.http.l2.l1.l0.nyucd.net.</text:p>
            <text:p>wikipedia.org.http.l2.l1.l0.nyucd.net. 75662 IN<text:tab/>CNAME http.l2.l1.l0.nyucd.net.</text:p>
            <text:p>http.l2.l1.l0.nyucd.net. 30<text:tab/>IN<text:tab/>A<text:tab/>139.19.142.1</text:p>
            <text:p>http.l2.l1.l0.nyucd.net. 30<text:tab/>IN<text:tab/>A<text:tab/>129.10.120.194</text:p>
            <text:p>http.l2.l1.l0.nyucd.net. 30<text:tab/>IN<text:tab/>A<text:tab/>129.130.252.141</text:p>
            <text:p/>
            <text:p>;; Query time: 4025 msec</text:p>
            <text:p>;; SERVER: 172.16.0.23#53(172.16.0.23)</text:p>
            <text:p>;; WHEN: Wed Dec 14 05:01:0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247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6665<text:tab/>IN<text:tab/>DNAME<text:tab/>http.l2.l1.l0.nyucd.net.</text:p>
            <text:p>wikipedia.org.nyud.net.<text:tab/>0<text:tab/>IN<text:tab/>CNAME<text:tab/>wikipedia.org.http.l2.l1.l0.nyucd.net.</text:p>
            <text:p>wikipedia.org.http.l2.l1.l0.nyucd.net. 72026 IN<text:tab/>CNAME http.l2.l1.l0.nyucd.net.</text:p>
            <text:p>http.l2.l1.l0.nyucd.net. 13<text:tab/>IN<text:tab/>A<text:tab/>140.109.17.180</text:p>
            <text:p>http.l2.l1.l0.nyucd.net. 13<text:tab/>IN<text:tab/>A<text:tab/>200.19.159.35</text:p>
            <text:p>http.l2.l1.l0.nyucd.net. 13<text:tab/>IN<text:tab/>A<text:tab/>139.19.142.4</text:p>
            <text:p/>
            <text:p>;; Query time: 0 msec</text:p>
            <text:p>;; SERVER: 172.16.0.23#53(172.16.0.23)</text:p>
            <text:p>;; WHEN: Wed Dec 14 06:01:3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2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3145<text:tab/>IN<text:tab/>DNAME<text:tab/>http.l2.l1.l0.nyucd.net.</text:p>
            <text:p>wikipedia.org.nyud.net.<text:tab/>0<text:tab/>IN<text:tab/>CNAME<text:tab/>wikipedia.org.http.l2.l1.l0.nyucd.net.</text:p>
            <text:p>wikipedia.org.http.l2.l1.l0.nyucd.net. 68506 IN<text:tab/>CNAME http.l2.l1.l0.nyucd.net.</text:p>
            <text:p>http.l2.l1.l0.nyucd.net. 23<text:tab/>IN<text:tab/>A<text:tab/>169.229.50.13</text:p>
            <text:p>http.l2.l1.l0.nyucd.net. 23<text:tab/>IN<text:tab/>A<text:tab/>128.119.41.210</text:p>
            <text:p>http.l2.l1.l0.nyucd.net. 23<text:tab/>IN<text:tab/>A<text:tab/>169.226.40.2</text:p>
            <text:p/>
            <text:p>;; Query time: 0 msec</text:p>
            <text:p>;; SERVER: 172.16.0.23#53(172.16.0.23)</text:p>
            <text:p>;; WHEN: Wed Dec 14 07:00:1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790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9487<text:tab/>IN<text:tab/>DNAME<text:tab/>http.l2.l1.l0.nyucd.net.</text:p>
            <text:p>wikipedia.org.nyud.net.<text:tab/>0<text:tab/>IN<text:tab/>CNAME<text:tab/>wikipedia.org.http.l2.l1.l0.nyucd.net.</text:p>
            <text:p>wikipedia.org.http.l2.l1.l0.nyucd.net. 64848 IN<text:tab/>CNAME http.l2.l1.l0.nyucd.net.</text:p>
            <text:p>http.l2.l1.l0.nyucd.net. 22<text:tab/>IN<text:tab/>A<text:tab/>129.74.74.19</text:p>
            <text:p>http.l2.l1.l0.nyucd.net. 22<text:tab/>IN<text:tab/>A<text:tab/>192.42.83.251</text:p>
            <text:p>http.l2.l1.l0.nyucd.net. 22<text:tab/>IN<text:tab/>A<text:tab/>204.85.191.11</text:p>
            <text:p/>
            <text:p>;; Query time: 0 msec</text:p>
            <text:p>;; SERVER: 172.16.0.23#53(172.16.0.23)</text:p>
            <text:p>;; WHEN: Wed Dec 14 08:01:1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899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5938<text:tab/>IN<text:tab/>DNAME<text:tab/>http.l2.l1.l0.nyucd.net.</text:p>
            <text:p>wikipedia.org.nyud.net.<text:tab/>0<text:tab/>IN<text:tab/>CNAME<text:tab/>wikipedia.org.http.l2.l1.l0.nyucd.net.</text:p>
            <text:p>wikipedia.org.http.l2.l1.l0.nyucd.net. 61299 IN<text:tab/>CNAME http.l2.l1.l0.nyucd.net.</text:p>
            <text:p>http.l2.l1.l0.nyucd.net. 18<text:tab/>IN<text:tab/>A<text:tab/>169.235.24.133</text:p>
            <text:p>http.l2.l1.l0.nyucd.net. 18<text:tab/>IN<text:tab/>A<text:tab/>192.42.83.251</text:p>
            <text:p>http.l2.l1.l0.nyucd.net. 18<text:tab/>IN<text:tab/>A<text:tab/>128.220.231.5</text:p>
            <text:p/>
            <text:p>;; Query time: 0 msec</text:p>
            <text:p>;; SERVER: 172.16.0.23#53(172.16.0.23)</text:p>
            <text:p>;; WHEN: Wed Dec 14 09:00:2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365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2299<text:tab/>IN<text:tab/>DNAME<text:tab/>http.l2.l1.l0.nyucd.net.</text:p>
            <text:p>wikipedia.org.nyud.net.<text:tab/>0<text:tab/>IN<text:tab/>CNAME<text:tab/>wikipedia.org.http.l2.l1.l0.nyucd.net.</text:p>
            <text:p>wikipedia.org.http.l2.l1.l0.nyucd.net. 57660 IN<text:tab/>CNAME http.l2.l1.l0.nyucd.net.</text:p>
            <text:p>http.l2.l1.l0.nyucd.net. 22<text:tab/>IN<text:tab/>A<text:tab/>146.57.249.99</text:p>
            <text:p>http.l2.l1.l0.nyucd.net. 22<text:tab/>IN<text:tab/>A<text:tab/>169.229.50.14</text:p>
            <text:p>http.l2.l1.l0.nyucd.net. 22<text:tab/>IN<text:tab/>A<text:tab/>128.151.65.101</text:p>
            <text:p/>
            <text:p>;; Query time: 0 msec</text:p>
            <text:p>;; SERVER: 172.16.0.23#53(172.16.0.23)</text:p>
            <text:p>;; WHEN: Wed Dec 14 10:01:0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978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8728<text:tab/>IN<text:tab/>DNAME<text:tab/>http.l2.l1.l0.nyucd.net.</text:p>
            <text:p>wikipedia.org.nyud.net.<text:tab/>0<text:tab/>IN<text:tab/>CNAME<text:tab/>wikipedia.org.http.l2.l1.l0.nyucd.net.</text:p>
            <text:p>wikipedia.org.http.l2.l1.l0.nyucd.net. 54089 IN<text:tab/>CNAME http.l2.l1.l0.nyucd.net.</text:p>
            <text:p>http.l2.l1.l0.nyucd.net. 8<text:tab/>IN<text:tab/>A<text:tab/>169.229.50.7</text:p>
            <text:p>http.l2.l1.l0.nyucd.net. 8<text:tab/>IN<text:tab/>A<text:tab/>129.10.120.194</text:p>
            <text:p>http.l2.l1.l0.nyucd.net. 8<text:tab/>IN<text:tab/>A<text:tab/>141.212.113.178</text:p>
            <text:p/>
            <text:p>;; Query time: 0 msec</text:p>
            <text:p>;; SERVER: 172.16.0.23#53(172.16.0.23)</text:p>
            <text:p>;; WHEN: Wed Dec 14 11:00:3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777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5131<text:tab/>IN<text:tab/>DNAME<text:tab/>http.l2.l1.l0.nyucd.net.</text:p>
            <text:p>wikipedia.org.nyud.net.<text:tab/>0<text:tab/>IN<text:tab/>CNAME<text:tab/>wikipedia.org.http.l2.l1.l0.nyucd.net.</text:p>
            <text:p>wikipedia.org.http.l2.l1.l0.nyucd.net. 50492 IN<text:tab/>CNAME http.l2.l1.l0.nyucd.net.</text:p>
            <text:p>http.l2.l1.l0.nyucd.net. 11<text:tab/>IN<text:tab/>A<text:tab/>129.93.229.138</text:p>
            <text:p>http.l2.l1.l0.nyucd.net. 11<text:tab/>IN<text:tab/>A<text:tab/>139.19.142.6</text:p>
            <text:p>http.l2.l1.l0.nyucd.net. 11<text:tab/>IN<text:tab/>A<text:tab/>142.104.21.241</text:p>
            <text:p/>
            <text:p>;; Query time: 0 msec</text:p>
            <text:p>;; SERVER: 172.16.0.23#53(172.16.0.23)</text:p>
            <text:p>;; WHEN: Wed Dec 14 12:00:2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3398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1534<text:tab/>IN<text:tab/>DNAME<text:tab/>http.l2.l1.l0.nyucd.net.</text:p>
            <text:p>wikipedia.org.nyud.net.<text:tab/>0<text:tab/>IN<text:tab/>CNAME<text:tab/>wikipedia.org.http.l2.l1.l0.nyucd.net.</text:p>
            <text:p>wikipedia.org.http.l2.l1.l0.nyucd.net. 46895 IN<text:tab/>CNAME http.l2.l1.l0.nyucd.net.</text:p>
            <text:p>http.l2.l1.l0.nyucd.net. 15<text:tab/>IN<text:tab/>A<text:tab/>137.132.80.106</text:p>
            <text:p>http.l2.l1.l0.nyucd.net. 15<text:tab/>IN<text:tab/>A<text:tab/>193.63.58.71</text:p>
            <text:p>http.l2.l1.l0.nyucd.net. 15<text:tab/>IN<text:tab/>A<text:tab/>129.82.12.187</text:p>
            <text:p/>
            <text:p>;; Query time: 0 msec</text:p>
            <text:p>;; SERVER: 172.16.0.23#53(172.16.0.23)</text:p>
            <text:p>;; WHEN: Wed Dec 14 13:00:2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3708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936<text:tab/>IN<text:tab/>DNAME<text:tab/>http.l2.l1.l0.nyucd.net.</text:p>
            <text:p>wikipedia.org.nyud.net.<text:tab/>0<text:tab/>IN<text:tab/>CNAME<text:tab/>wikipedia.org.http.l2.l1.l0.nyucd.net.</text:p>
            <text:p>wikipedia.org.http.l2.l1.l0.nyucd.net. 43297 IN<text:tab/>CNAME http.l2.l1.l0.nyucd.net.</text:p>
            <text:p>http.l2.l1.l0.nyucd.net. 17<text:tab/>IN<text:tab/>A<text:tab/>192.42.83.252</text:p>
            <text:p>http.l2.l1.l0.nyucd.net. 17<text:tab/>IN<text:tab/>A<text:tab/>128.2.211.115</text:p>
            <text:p>http.l2.l1.l0.nyucd.net. 17<text:tab/>IN<text:tab/>A<text:tab/>128.252.19.18</text:p>
            <text:p/>
            <text:p>;; Query time: 0 msec</text:p>
            <text:p>;; SERVER: 172.16.0.23#53(172.16.0.23)</text:p>
            <text:p>;; WHEN: Wed Dec 14 14:00:2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243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329<text:tab/>IN<text:tab/>DNAME<text:tab/>http.l2.l1.l0.nyucd.net.</text:p>
            <text:p>wikipedia.org.nyud.net.<text:tab/>0<text:tab/>IN<text:tab/>CNAME<text:tab/>wikipedia.org.http.l2.l1.l0.nyucd.net.</text:p>
            <text:p>wikipedia.org.http.l2.l1.l0.nyucd.net. 39690 IN<text:tab/>CNAME http.l2.l1.l0.nyucd.net.</text:p>
            <text:p>http.l2.l1.l0.nyucd.net. 9<text:tab/>IN<text:tab/>A<text:tab/>139.19.142.3</text:p>
            <text:p>http.l2.l1.l0.nyucd.net. 9<text:tab/>IN<text:tab/>A<text:tab/>131.247.2.247</text:p>
            <text:p>http.l2.l1.l0.nyucd.net. 9<text:tab/>IN<text:tab/>A<text:tab/>137.165.1.112</text:p>
            <text:p/>
            <text:p>;; Query time: 0 msec</text:p>
            <text:p>;; SERVER: 172.16.0.23#53(172.16.0.23)</text:p>
            <text:p>;; WHEN: Wed Dec 14 15:00:3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92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96<text:tab/>IN<text:tab/>DNAME<text:tab/>http.l2.l1.l0.nyucd.net.</text:p>
            <text:p>wikipedia.org.nyud.net.<text:tab/>0<text:tab/>IN<text:tab/>CNAME<text:tab/>wikipedia.org.http.l2.l1.l0.nyucd.net.</text:p>
            <text:p>wikipedia.org.http.l2.l1.l0.nyucd.net. 35957 IN<text:tab/>CNAME http.l2.l1.l0.nyucd.net.</text:p>
            <text:p>http.l2.l1.l0.nyucd.net. 19<text:tab/>IN<text:tab/>A<text:tab/>192.42.83.251</text:p>
            <text:p>http.l2.l1.l0.nyucd.net. 19<text:tab/>IN<text:tab/>A<text:tab/>133.15.59.1</text:p>
            <text:p>http.l2.l1.l0.nyucd.net. 19<text:tab/>IN<text:tab/>A<text:tab/>157.92.44.102</text:p>
            <text:p/>
            <text:p>;; Query time: 0 msec</text:p>
            <text:p>;; SERVER: 172.16.0.23#53(172.16.0.23)</text:p>
            <text:p>;; WHEN: Wed Dec 14 16:02:4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088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5491<text:tab/>IN<text:tab/>DNAME<text:tab/>http.l2.l1.l0.nyucd.net.</text:p>
            <text:p>wikipedia.org.nyud.net.<text:tab/>0<text:tab/>IN<text:tab/>CNAME<text:tab/>wikipedia.org.http.l2.l1.l0.nyucd.net.</text:p>
            <text:p>wikipedia.org.http.l2.l1.l0.nyucd.net. 32484 IN<text:tab/>CNAME http.l2.l1.l0.nyucd.net.</text:p>
            <text:p>http.l2.l1.l0.nyucd.net. 1<text:tab/>IN<text:tab/>A<text:tab/>128.112.139.43</text:p>
            <text:p>http.l2.l1.l0.nyucd.net. 1<text:tab/>IN<text:tab/>A<text:tab/>128.220.231.3</text:p>
            <text:p>http.l2.l1.l0.nyucd.net. 1<text:tab/>IN<text:tab/>A<text:tab/>128.238.88.64</text:p>
            <text:p/>
            <text:p>;; Query time: 0 msec</text:p>
            <text:p>;; SERVER: 172.16.0.23#53(172.16.0.23)</text:p>
            <text:p>;; WHEN: Wed Dec 14 17:00:3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400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1767<text:tab/>IN<text:tab/>DNAME<text:tab/>http.l2.l1.l0.nyucd.net.</text:p>
            <text:p>wikipedia.org.nyud.net.<text:tab/>0<text:tab/>IN<text:tab/>CNAME<text:tab/>wikipedia.org.http.l2.l1.l0.nyucd.net.</text:p>
            <text:p>wikipedia.org.http.l2.l1.l0.nyucd.net. 28760 IN<text:tab/>CNAME http.l2.l1.l0.nyucd.net.</text:p>
            <text:p>http.l2.l1.l0.nyucd.net. 30<text:tab/>IN<text:tab/>A<text:tab/>140.109.17.180</text:p>
            <text:p>http.l2.l1.l0.nyucd.net. 30<text:tab/>IN<text:tab/>A<text:tab/>129.97.74.14</text:p>
            <text:p>http.l2.l1.l0.nyucd.net. 30<text:tab/>IN<text:tab/>A<text:tab/>137.165.1.114</text:p>
            <text:p/>
            <text:p>;; Query time: 817 msec</text:p>
            <text:p>;; SERVER: 172.16.0.23#53(172.16.0.23)</text:p>
            <text:p>;; WHEN: Wed Dec 14 18:02:4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48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8272<text:tab/>IN<text:tab/>DNAME<text:tab/>http.l2.l1.l0.nyucd.net.</text:p>
            <text:p>wikipedia.org.nyud.net.<text:tab/>0<text:tab/>IN<text:tab/>CNAME<text:tab/>wikipedia.org.http.l2.l1.l0.nyucd.net.</text:p>
            <text:p>wikipedia.org.http.l2.l1.l0.nyucd.net. 25265 IN<text:tab/>CNAME http.l2.l1.l0.nyucd.net.</text:p>
            <text:p>http.l2.l1.l0.nyucd.net. 23<text:tab/>IN<text:tab/>A<text:tab/>140.109.17.180</text:p>
            <text:p>http.l2.l1.l0.nyucd.net. 23<text:tab/>IN<text:tab/>A<text:tab/>128.238.88.64</text:p>
            <text:p>http.l2.l1.l0.nyucd.net. 23<text:tab/>IN<text:tab/>A<text:tab/>129.97.74.14</text:p>
            <text:p/>
            <text:p>;; Query time: 0 msec</text:p>
            <text:p>;; SERVER: 172.16.0.23#53(172.16.0.23)</text:p>
            <text:p>;; WHEN: Wed Dec 14 19:00:5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0643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4571<text:tab/>IN<text:tab/>DNAME<text:tab/>http.l2.l1.l0.nyucd.net.</text:p>
            <text:p>wikipedia.org.nyud.net.<text:tab/>0<text:tab/>IN<text:tab/>CNAME<text:tab/>wikipedia.org.http.l2.l1.l0.nyucd.net.</text:p>
            <text:p>wikipedia.org.http.l2.l1.l0.nyucd.net. 21564 IN<text:tab/>CNAME http.l2.l1.l0.nyucd.net.</text:p>
            <text:p>http.l2.l1.l0.nyucd.net. 26<text:tab/>IN<text:tab/>A<text:tab/>169.235.24.133</text:p>
            <text:p>http.l2.l1.l0.nyucd.net. 26<text:tab/>IN<text:tab/>A<text:tab/>139.19.142.2</text:p>
            <text:p>http.l2.l1.l0.nyucd.net. 26<text:tab/>IN<text:tab/>A<text:tab/>142.150.238.13</text:p>
            <text:p/>
            <text:p>;; Query time: 0 msec</text:p>
            <text:p>;; SERVER: 172.16.0.23#53(172.16.0.23)</text:p>
            <text:p>;; WHEN: Wed Dec 14 20:02:3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9564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1062<text:tab/>IN<text:tab/>DNAME<text:tab/>http.l2.l1.l0.nyucd.net.</text:p>
            <text:p>wikipedia.org.nyud.net.<text:tab/>0<text:tab/>IN<text:tab/>CNAME<text:tab/>wikipedia.org.http.l2.l1.l0.nyucd.net.</text:p>
            <text:p>wikipedia.org.http.l2.l1.l0.nyucd.net. 18055 IN<text:tab/>CNAME http.l2.l1.l0.nyucd.net.</text:p>
            <text:p>http.l2.l1.l0.nyucd.net. 30<text:tab/>IN<text:tab/>A<text:tab/>139.19.142.1</text:p>
            <text:p/>
            <text:p>;; Query time: 103 msec</text:p>
            <text:p>;; SERVER: 172.16.0.23#53(172.16.0.23)</text:p>
            <text:p>;; WHEN: Wed Dec 14 21:01:05 2011</text:p>
            <text:p>;; MSG SIZE <text:s/>rcvd: 135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157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7405<text:tab/>IN<text:tab/>DNAME<text:tab/>http.l2.l1.l0.nyucd.net.</text:p>
            <text:p>wikipedia.org.nyud.net.<text:tab/>0<text:tab/>IN<text:tab/>CNAME<text:tab/>wikipedia.org.http.l2.l1.l0.nyucd.net.</text:p>
            <text:p>wikipedia.org.http.l2.l1.l0.nyucd.net. 14398 IN<text:tab/>CNAME http.l2.l1.l0.nyucd.net.</text:p>
            <text:p>http.l2.l1.l0.nyucd.net. 22<text:tab/>IN<text:tab/>A<text:tab/>143.107.111.234</text:p>
            <text:p>http.l2.l1.l0.nyucd.net. 22<text:tab/>IN<text:tab/>A<text:tab/>194.29.178.14</text:p>
            <text:p>http.l2.l1.l0.nyucd.net. 22<text:tab/>IN<text:tab/>A<text:tab/>128.10.19.53</text:p>
            <text:p/>
            <text:p>;; Query time: 0 msec</text:p>
            <text:p>;; SERVER: 172.16.0.23#53(172.16.0.23)</text:p>
            <text:p>;; WHEN: Wed Dec 14 22:02:0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767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3885<text:tab/>IN<text:tab/>DNAME<text:tab/>http.l2.l1.l0.nyucd.net.</text:p>
            <text:p>wikipedia.org.nyud.net.<text:tab/>0<text:tab/>IN<text:tab/>CNAME<text:tab/>wikipedia.org.http.l2.l1.l0.nyucd.net.</text:p>
            <text:p>wikipedia.org.http.l2.l1.l0.nyucd.net. 10878 IN<text:tab/>CNAME http.l2.l1.l0.nyucd.net.</text:p>
            <text:p>http.l2.l1.l0.nyucd.net. 30<text:tab/>IN<text:tab/>A<text:tab/>143.107.111.235</text:p>
            <text:p>http.l2.l1.l0.nyucd.net. 30<text:tab/>IN<text:tab/>A<text:tab/>155.225.2.72</text:p>
            <text:p>http.l2.l1.l0.nyucd.net. 30<text:tab/>IN<text:tab/>A<text:tab/>200.0.206.168</text:p>
            <text:p/>
            <text:p>;; Query time: 2925 msec</text:p>
            <text:p>;; SERVER: 172.16.0.23#53(172.16.0.23)</text:p>
            <text:p>;; WHEN: Wed Dec 14 23:00:4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3873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0288<text:tab/>IN<text:tab/>DNAME<text:tab/>http.l2.l1.l0.nyucd.net.</text:p>
            <text:p>wikipedia.org.nyud.net.<text:tab/>0<text:tab/>IN<text:tab/>CNAME<text:tab/>wikipedia.org.http.l2.l1.l0.nyucd.net.</text:p>
            <text:p>wikipedia.org.http.l2.l1.l0.nyucd.net. 7281 IN CNAME http.l2.l1.l0.nyucd.net.</text:p>
            <text:p>http.l2.l1.l0.nyucd.net. 29<text:tab/>IN<text:tab/>A<text:tab/>138.15.10.56</text:p>
            <text:p/>
            <text:p>;; Query time: 1 msec</text:p>
            <text:p>;; SERVER: 172.16.0.23#53(172.16.0.23)</text:p>
            <text:p>;; WHEN: Thu Dec 15 00:00:38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444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4580<text:tab/>IN<text:tab/>DNAME<text:tab/>http.l2.l1.l0.nyucd.net.</text:p>
            <text:p>wikipedia.org.nyud.net.<text:tab/>0<text:tab/>IN<text:tab/>CNAME<text:tab/>wikipedia.org.http.l2.l1.l0.nyucd.net.</text:p>
            <text:p>wikipedia.org.http.l2.l1.l0.nyucd.net. 1573 IN CNAME http.l2.l1.l0.nyucd.net.</text:p>
            <text:p>http.l2.l1.l0.nyucd.net. 30<text:tab/>IN<text:tab/>A<text:tab/>169.235.24.133</text:p>
            <text:p>http.l2.l1.l0.nyucd.net. 30<text:tab/>IN<text:tab/>A<text:tab/>128.10.19.53</text:p>
            <text:p>http.l2.l1.l0.nyucd.net. 30<text:tab/>IN<text:tab/>A<text:tab/>160.36.57.173</text:p>
            <text:p/>
            <text:p>;; Query time: 0 msec</text:p>
            <text:p>;; SERVER: 172.16.0.23#53(172.16.0.23)</text:p>
            <text:p>;; WHEN: Thu Dec 15 01:35:4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278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3019<text:tab/>IN<text:tab/>DNAME<text:tab/>http.l2.l1.l0.nyucd.net.</text:p>
            <text:p>wikipedia.org.nyud.net.<text:tab/>0<text:tab/>IN<text:tab/>CNAME<text:tab/>wikipedia.org.http.l2.l1.l0.nyucd.net.</text:p>
            <text:p>wikipedia.org.http.l2.l1.l0.nyucd.net. 12 IN CNAME http.l2.l1.l0.nyucd.net.</text:p>
            <text:p>http.l2.l1.l0.nyucd.net. 28<text:tab/>IN<text:tab/>A<text:tab/>200.0.206.202</text:p>
            <text:p>http.l2.l1.l0.nyucd.net. 28<text:tab/>IN<text:tab/>A<text:tab/>128.208.4.199</text:p>
            <text:p>http.l2.l1.l0.nyucd.net. 28<text:tab/>IN<text:tab/>A<text:tab/>129.110.125.51</text:p>
            <text:p/>
            <text:p>;; Query time: 0 msec</text:p>
            <text:p>;; SERVER: 172.16.0.23#53(172.16.0.23)</text:p>
            <text:p>;; WHEN: Thu Dec 15 02:01:4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510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9483<text:tab/>IN<text:tab/>DNAME<text:tab/>http.l2.l1.l0.nyucd.net.</text:p>
            <text:p>wikipedia.org.nyud.net.<text:tab/>0<text:tab/>IN<text:tab/>CNAME<text:tab/>wikipedia.org.http.l2.l1.l0.nyucd.net.</text:p>
            <text:p>wikipedia.org.http.l2.l1.l0.nyucd.net. 86400 IN<text:tab/>CNAME http.l2.l1.l0.nyucd.net.</text:p>
            <text:p>http.l2.l1.l0.nyucd.net. 22<text:tab/>IN<text:tab/>A<text:tab/>169.235.24.133</text:p>
            <text:p>http.l2.l1.l0.nyucd.net. 22<text:tab/>IN<text:tab/>A<text:tab/>204.85.191.10</text:p>
            <text:p>http.l2.l1.l0.nyucd.net. 22<text:tab/>IN<text:tab/>A<text:tab/>128.10.19.53</text:p>
            <text:p/>
            <text:p>;; Query time: 4671 msec</text:p>
            <text:p>;; SERVER: 172.16.0.23#53(172.16.0.23)</text:p>
            <text:p>;; WHEN: Thu Dec 15 03:00:4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711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5902<text:tab/>IN<text:tab/>DNAME<text:tab/>http.l2.l1.l0.nyucd.net.</text:p>
            <text:p>wikipedia.org.nyud.net.<text:tab/>0<text:tab/>IN<text:tab/>CNAME<text:tab/>wikipedia.org.http.l2.l1.l0.nyucd.net.</text:p>
            <text:p>wikipedia.org.http.l2.l1.l0.nyucd.net. 82823 IN<text:tab/>CNAME http.l2.l1.l0.nyucd.net.</text:p>
            <text:p>http.l2.l1.l0.nyucd.net. 18<text:tab/>IN<text:tab/>A<text:tab/>128.112.139.18</text:p>
            <text:p>http.l2.l1.l0.nyucd.net. 18<text:tab/>IN<text:tab/>A<text:tab/>128.208.4.197</text:p>
            <text:p>http.l2.l1.l0.nyucd.net. 18<text:tab/>IN<text:tab/>A<text:tab/>128.10.19.53</text:p>
            <text:p/>
            <text:p>;; Query time: 0 msec</text:p>
            <text:p>;; SERVER: 172.16.0.23#53(172.16.0.23)</text:p>
            <text:p>;; WHEN: Thu Dec 15 04:00:2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0649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2190<text:tab/>IN<text:tab/>DNAME<text:tab/>http.l2.l1.l0.nyucd.net.</text:p>
            <text:p>wikipedia.org.nyud.net.<text:tab/>0<text:tab/>IN<text:tab/>CNAME<text:tab/>wikipedia.org.http.l2.l1.l0.nyucd.net.</text:p>
            <text:p>wikipedia.org.http.l2.l1.l0.nyucd.net. 79111 IN<text:tab/>CNAME http.l2.l1.l0.nyucd.net.</text:p>
            <text:p>http.l2.l1.l0.nyucd.net. 27<text:tab/>IN<text:tab/>A<text:tab/>139.19.142.1</text:p>
            <text:p/>
            <text:p>;; Query time: 0 msec</text:p>
            <text:p>;; SERVER: 172.16.0.23#53(172.16.0.23)</text:p>
            <text:p>;; WHEN: Thu Dec 15 05:02:16 2011</text:p>
            <text:p>;; MSG SIZE <text:s/>rcvd: 135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984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8699<text:tab/>IN<text:tab/>DNAME<text:tab/>http.l2.l1.l0.nyucd.net.</text:p>
            <text:p>wikipedia.org.nyud.net.<text:tab/>0<text:tab/>IN<text:tab/>CNAME<text:tab/>wikipedia.org.http.l2.l1.l0.nyucd.net.</text:p>
            <text:p>wikipedia.org.http.l2.l1.l0.nyucd.net. 75620 IN<text:tab/>CNAME http.l2.l1.l0.nyucd.net.</text:p>
            <text:p>http.l2.l1.l0.nyucd.net. 12<text:tab/>IN<text:tab/>A<text:tab/>200.0.206.202</text:p>
            <text:p>http.l2.l1.l0.nyucd.net. 12<text:tab/>IN<text:tab/>A<text:tab/>128.208.4.199</text:p>
            <text:p>http.l2.l1.l0.nyucd.net. 12<text:tab/>IN<text:tab/>A<text:tab/>132.170.3.33</text:p>
            <text:p/>
            <text:p>;; Query time: 0 msec</text:p>
            <text:p>;; SERVER: 172.16.0.23#53(172.16.0.23)</text:p>
            <text:p>;; WHEN: Thu Dec 15 06:00:28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563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5112<text:tab/>IN<text:tab/>DNAME<text:tab/>http.l2.l1.l0.nyucd.net.</text:p>
            <text:p>wikipedia.org.nyud.net.<text:tab/>0<text:tab/>IN<text:tab/>CNAME<text:tab/>wikipedia.org.http.l2.l1.l0.nyucd.net.</text:p>
            <text:p>wikipedia.org.http.l2.l1.l0.nyucd.net. 72033 IN<text:tab/>CNAME http.l2.l1.l0.nyucd.net.</text:p>
            <text:p>http.l2.l1.l0.nyucd.net. 23<text:tab/>IN<text:tab/>A<text:tab/>132.170.3.33</text:p>
            <text:p>http.l2.l1.l0.nyucd.net. 23<text:tab/>IN<text:tab/>A<text:tab/>132.239.17.225</text:p>
            <text:p>http.l2.l1.l0.nyucd.net. 23<text:tab/>IN<text:tab/>A<text:tab/>155.246.12.164</text:p>
            <text:p/>
            <text:p>;; Query time: 0 msec</text:p>
            <text:p>;; SERVER: 172.16.0.23#53(172.16.0.23)</text:p>
            <text:p>;; WHEN: Thu Dec 15 07:00:1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322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1512<text:tab/>IN<text:tab/>DNAME<text:tab/>http.l2.l1.l0.nyucd.net.</text:p>
            <text:p>wikipedia.org.nyud.net.<text:tab/>0<text:tab/>IN<text:tab/>CNAME<text:tab/>wikipedia.org.http.l2.l1.l0.nyucd.net.</text:p>
            <text:p>wikipedia.org.http.l2.l1.l0.nyucd.net. 68433 IN<text:tab/>CNAME http.l2.l1.l0.nyucd.net.</text:p>
            <text:p>http.l2.l1.l0.nyucd.net. 22<text:tab/>IN<text:tab/>A<text:tab/>129.107.35.132</text:p>
            <text:p>http.l2.l1.l0.nyucd.net. 22<text:tab/>IN<text:tab/>A<text:tab/>141.212.113.178</text:p>
            <text:p>http.l2.l1.l0.nyucd.net. 22<text:tab/>IN<text:tab/>A<text:tab/>128.163.142.20</text:p>
            <text:p/>
            <text:p>;; Query time: 0 msec</text:p>
            <text:p>;; SERVER: 172.16.0.23#53(172.16.0.23)</text:p>
            <text:p>;; WHEN: Thu Dec 15 08:00:1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716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889<text:tab/>IN<text:tab/>DNAME<text:tab/>http.l2.l1.l0.nyucd.net.</text:p>
            <text:p>wikipedia.org.nyud.net.<text:tab/>0<text:tab/>IN<text:tab/>CNAME<text:tab/>wikipedia.org.http.l2.l1.l0.nyucd.net.</text:p>
            <text:p>wikipedia.org.http.l2.l1.l0.nyucd.net. 64810 IN<text:tab/>CNAME http.l2.l1.l0.nyucd.net.</text:p>
            <text:p>http.l2.l1.l0.nyucd.net. 3<text:tab/>IN<text:tab/>A<text:tab/>128.112.139.97</text:p>
            <text:p>http.l2.l1.l0.nyucd.net. 3<text:tab/>IN<text:tab/>A<text:tab/>165.230.49.115</text:p>
            <text:p>http.l2.l1.l0.nyucd.net. 3<text:tab/>IN<text:tab/>A<text:tab/>216.165.109.81</text:p>
            <text:p/>
            <text:p>;; Query time: 0 msec</text:p>
            <text:p>;; SERVER: 172.16.0.23#53(172.16.0.23)</text:p>
            <text:p>;; WHEN: Thu Dec 15 09:00:37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417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270<text:tab/>IN<text:tab/>DNAME<text:tab/>http.l2.l1.l0.nyucd.net.</text:p>
            <text:p>wikipedia.org.nyud.net.<text:tab/>0<text:tab/>IN<text:tab/>CNAME<text:tab/>wikipedia.org.http.l2.l1.l0.nyucd.net.</text:p>
            <text:p>wikipedia.org.http.l2.l1.l0.nyucd.net. 61191 IN<text:tab/>CNAME http.l2.l1.l0.nyucd.net.</text:p>
            <text:p>http.l2.l1.l0.nyucd.net. 22<text:tab/>IN<text:tab/>A<text:tab/>198.133.224.147</text:p>
            <text:p>http.l2.l1.l0.nyucd.net. 22<text:tab/>IN<text:tab/>A<text:tab/>130.49.221.41</text:p>
            <text:p>http.l2.l1.l0.nyucd.net. 22<text:tab/>IN<text:tab/>A<text:tab/>192.42.83.253</text:p>
            <text:p/>
            <text:p>;; Query time: 0 msec</text:p>
            <text:p>;; SERVER: 172.16.0.23#53(172.16.0.23)</text:p>
            <text:p>;; WHEN: Thu Dec 15 10:00:5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400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14<text:tab/>IN<text:tab/>DNAME<text:tab/>http.l2.l1.l0.nyucd.net.</text:p>
            <text:p>wikipedia.org.nyud.net.<text:tab/>0<text:tab/>IN<text:tab/>CNAME<text:tab/>wikipedia.org.http.l2.l1.l0.nyucd.net.</text:p>
            <text:p>wikipedia.org.http.l2.l1.l0.nyucd.net. 57635 IN<text:tab/>CNAME http.l2.l1.l0.nyucd.net.</text:p>
            <text:p>http.l2.l1.l0.nyucd.net. 23<text:tab/>IN<text:tab/>A<text:tab/>139.19.142.4</text:p>
            <text:p>http.l2.l1.l0.nyucd.net. 23<text:tab/>IN<text:tab/>A<text:tab/>198.7.242.43</text:p>
            <text:p>http.l2.l1.l0.nyucd.net. 23<text:tab/>IN<text:tab/>A<text:tab/>129.82.12.187</text:p>
            <text:p/>
            <text:p>;; Query time: 0 msec</text:p>
            <text:p>;; SERVER: 172.16.0.23#53(172.16.0.23)</text:p>
            <text:p>;; WHEN: Thu Dec 15 11:00:1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572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1331<text:tab/>IN<text:tab/>DNAME<text:tab/>http.l2.l1.l0.nyucd.net.</text:p>
            <text:p>wikipedia.org.nyud.net.<text:tab/>0<text:tab/>IN<text:tab/>CNAME<text:tab/>wikipedia.org.http.l2.l1.l0.nyucd.net.</text:p>
            <text:p>wikipedia.org.http.l2.l1.l0.nyucd.net. 54033 IN<text:tab/>CNAME http.l2.l1.l0.nyucd.net.</text:p>
            <text:p>http.l2.l1.l0.nyucd.net. 23<text:tab/>IN<text:tab/>A<text:tab/>192.33.90.69</text:p>
            <text:p>http.l2.l1.l0.nyucd.net. 23<text:tab/>IN<text:tab/>A<text:tab/>216.165.109.81</text:p>
            <text:p>http.l2.l1.l0.nyucd.net. 23<text:tab/>IN<text:tab/>A<text:tab/>128.208.4.199</text:p>
            <text:p/>
            <text:p>;; Query time: 0 msec</text:p>
            <text:p>;; SERVER: 172.16.0.23#53(172.16.0.23)</text:p>
            <text:p>;; WHEN: Thu Dec 15 12:00:1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196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7646<text:tab/>IN<text:tab/>DNAME<text:tab/>http.l2.l1.l0.nyucd.net.</text:p>
            <text:p>wikipedia.org.nyud.net.<text:tab/>0<text:tab/>IN<text:tab/>CNAME<text:tab/>wikipedia.org.http.l2.l1.l0.nyucd.net.</text:p>
            <text:p>wikipedia.org.http.l2.l1.l0.nyucd.net. 50348 IN<text:tab/>CNAME http.l2.l1.l0.nyucd.net.</text:p>
            <text:p>http.l2.l1.l0.nyucd.net. 27<text:tab/>IN<text:tab/>A<text:tab/>129.107.35.132</text:p>
            <text:p>http.l2.l1.l0.nyucd.net. 27<text:tab/>IN<text:tab/>A<text:tab/>164.107.127.12</text:p>
            <text:p>http.l2.l1.l0.nyucd.net. 27<text:tab/>IN<text:tab/>A<text:tab/>200.0.206.202</text:p>
            <text:p/>
            <text:p>;; Query time: 0 msec</text:p>
            <text:p>;; SERVER: 172.16.0.23#53(172.16.0.23)</text:p>
            <text:p>;; WHEN: Thu Dec 15 13:01:3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171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4125<text:tab/>IN<text:tab/>DNAME<text:tab/>http.l2.l1.l0.nyucd.net.</text:p>
            <text:p>wikipedia.org.nyud.net.<text:tab/>0<text:tab/>IN<text:tab/>CNAME<text:tab/>wikipedia.org.http.l2.l1.l0.nyucd.net.</text:p>
            <text:p>wikipedia.org.http.l2.l1.l0.nyucd.net. 46827 IN<text:tab/>CNAME http.l2.l1.l0.nyucd.net.</text:p>
            <text:p>http.l2.l1.l0.nyucd.net. 20<text:tab/>IN<text:tab/>A<text:tab/>129.186.205.78</text:p>
            <text:p>http.l2.l1.l0.nyucd.net. 20<text:tab/>IN<text:tab/>A<text:tab/>170.140.119.69</text:p>
            <text:p>http.l2.l1.l0.nyucd.net. 20<text:tab/>IN<text:tab/>A<text:tab/>128.252.19.18</text:p>
            <text:p/>
            <text:p>;; Query time: 0 msec</text:p>
            <text:p>;; SERVER: 172.16.0.23#53(172.16.0.23)</text:p>
            <text:p>;; WHEN: Thu Dec 15 14:00:2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506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0510<text:tab/>IN<text:tab/>DNAME<text:tab/>http.l2.l1.l0.nyucd.net.</text:p>
            <text:p>wikipedia.org.nyud.net.<text:tab/>0<text:tab/>IN<text:tab/>CNAME<text:tab/>wikipedia.org.http.l2.l1.l0.nyucd.net.</text:p>
            <text:p>wikipedia.org.http.l2.l1.l0.nyucd.net. 43212 IN<text:tab/>CNAME http.l2.l1.l0.nyucd.net.</text:p>
            <text:p>http.l2.l1.l0.nyucd.net. 3<text:tab/>IN<text:tab/>A<text:tab/>160.36.57.173</text:p>
            <text:p>http.l2.l1.l0.nyucd.net. 3<text:tab/>IN<text:tab/>A<text:tab/>192.33.90.69</text:p>
            <text:p>http.l2.l1.l0.nyucd.net. 3<text:tab/>IN<text:tab/>A<text:tab/>193.174.67.187</text:p>
            <text:p/>
            <text:p>;; Query time: 0 msec</text:p>
            <text:p>;; SERVER: 172.16.0.23#53(172.16.0.23)</text:p>
            <text:p>;; WHEN: Thu Dec 15 15:00:3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591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6807<text:tab/>IN<text:tab/>DNAME<text:tab/>http.l2.l1.l0.nyucd.net.</text:p>
            <text:p>wikipedia.org.nyud.net.<text:tab/>0<text:tab/>IN<text:tab/>CNAME<text:tab/>wikipedia.org.http.l2.l1.l0.nyucd.net.</text:p>
            <text:p>wikipedia.org.http.l2.l1.l0.nyucd.net. 39509 IN<text:tab/>CNAME http.l2.l1.l0.nyucd.net.</text:p>
            <text:p>http.l2.l1.l0.nyucd.net. 20<text:tab/>IN<text:tab/>A<text:tab/>129.74.74.19</text:p>
            <text:p>http.l2.l1.l0.nyucd.net. 20<text:tab/>IN<text:tab/>A<text:tab/>140.112.42.159</text:p>
            <text:p>http.l2.l1.l0.nyucd.net. 20<text:tab/>IN<text:tab/>A<text:tab/>192.42.83.251</text:p>
            <text:p/>
            <text:p>;; Query time: 0 msec</text:p>
            <text:p>;; SERVER: 172.16.0.23#53(172.16.0.23)</text:p>
            <text:p>;; WHEN: Thu Dec 15 16:02:1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457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3322<text:tab/>IN<text:tab/>DNAME<text:tab/>http.l2.l1.l0.nyucd.net.</text:p>
            <text:p>wikipedia.org.nyud.net.<text:tab/>0<text:tab/>IN<text:tab/>CNAME<text:tab/>wikipedia.org.http.l2.l1.l0.nyucd.net.</text:p>
            <text:p>wikipedia.org.http.l2.l1.l0.nyucd.net. 36024 IN<text:tab/>CNAME http.l2.l1.l0.nyucd.net.</text:p>
            <text:p>http.l2.l1.l0.nyucd.net. 15<text:tab/>IN<text:tab/>A<text:tab/>128.2.211.115</text:p>
            <text:p>http.l2.l1.l0.nyucd.net. 15<text:tab/>IN<text:tab/>A<text:tab/>137.132.80.105</text:p>
            <text:p>http.l2.l1.l0.nyucd.net. 15<text:tab/>IN<text:tab/>A<text:tab/>142.150.238.13</text:p>
            <text:p/>
            <text:p>;; Query time: 0 msec</text:p>
            <text:p>;; SERVER: 172.16.0.23#53(172.16.0.23)</text:p>
            <text:p>;; WHEN: Thu Dec 15 17:00:2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846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9618<text:tab/>IN<text:tab/>DNAME<text:tab/>http.l2.l1.l0.nyucd.net.</text:p>
            <text:p>wikipedia.org.nyud.net.<text:tab/>0<text:tab/>IN<text:tab/>CNAME<text:tab/>wikipedia.org.http.l2.l1.l0.nyucd.net.</text:p>
            <text:p>wikipedia.org.http.l2.l1.l0.nyucd.net. 32320 IN<text:tab/>CNAME http.l2.l1.l0.nyucd.net.</text:p>
            <text:p>http.l2.l1.l0.nyucd.net. 29<text:tab/>IN<text:tab/>A<text:tab/>200.0.206.202</text:p>
            <text:p>http.l2.l1.l0.nyucd.net. 29<text:tab/>IN<text:tab/>A<text:tab/>216.165.109.81</text:p>
            <text:p>http.l2.l1.l0.nyucd.net. 29<text:tab/>IN<text:tab/>A<text:tab/>128.112.139.18</text:p>
            <text:p/>
            <text:p>;; Query time: 0 msec</text:p>
            <text:p>;; SERVER: 172.16.0.23#53(172.16.0.23)</text:p>
            <text:p>;; WHEN: Thu Dec 15 18:02:0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859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6075<text:tab/>IN<text:tab/>DNAME<text:tab/>http.l2.l1.l0.nyucd.net.</text:p>
            <text:p>wikipedia.org.nyud.net.<text:tab/>0<text:tab/>IN<text:tab/>CNAME<text:tab/>wikipedia.org.http.l2.l1.l0.nyucd.net.</text:p>
            <text:p>wikipedia.org.http.l2.l1.l0.nyucd.net. 28777 IN<text:tab/>CNAME http.l2.l1.l0.nyucd.net.</text:p>
            <text:p>http.l2.l1.l0.nyucd.net. 20<text:tab/>IN<text:tab/>A<text:tab/>133.9.81.164</text:p>
            <text:p>http.l2.l1.l0.nyucd.net. 20<text:tab/>IN<text:tab/>A<text:tab/>143.248.139.171</text:p>
            <text:p>http.l2.l1.l0.nyucd.net. 20<text:tab/>IN<text:tab/>A<text:tab/>128.151.65.101</text:p>
            <text:p/>
            <text:p>;; Query time: 0 msec</text:p>
            <text:p>;; SERVER: 172.16.0.23#53(172.16.0.23)</text:p>
            <text:p>;; WHEN: Thu Dec 15 19:01:10 2011</text:p>
            <text:p>;; MSG SIZE <text:s/>rcvd: 167</text:p>
            <text:p/>
            <text:p/>
          </table:table-cell>
          <table:table-cell table:number-columns-repeated="967"/>
        </table:table-row>
        <table:table-row table:style-name="ro2">
          <table:table-cell office:value-type="string">
            <text:p>host_ip-10-122-97-135 .. wp.pl</text:p>
          </table:table-cell>
          <table:table-cell table:number-columns-repeated="3"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417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Tue Dec 13 20:00:06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565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750<text:tab/>IN<text:tab/>A<text:tab/>212.77.100.101</text:p>
            <text:p/>
            <text:p>;; Query time: 1 msec</text:p>
            <text:p>;; SERVER: 172.16.0.23#53(172.16.0.23)</text:p>
            <text:p>;; WHEN: Tue Dec 13 21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129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296<text:tab/>IN<text:tab/>A<text:tab/>212.77.100.101</text:p>
            <text:p/>
            <text:p>;; Query time: 0 msec</text:p>
            <text:p>;; SERVER: 172.16.0.23#53(172.16.0.23)</text:p>
            <text:p>;; WHEN: Tue Dec 13 22:00:06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153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7<text:tab/>IN<text:tab/>A<text:tab/>212.77.100.101</text:p>
            <text:p/>
            <text:p>;; Query time: 0 msec</text:p>
            <text:p>;; SERVER: 172.16.0.23#53(172.16.0.23)</text:p>
            <text:p>;; WHEN: Tue Dec 13 23:00:06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488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0 msec</text:p>
            <text:p>;; SERVER: 172.16.0.23#53(172.16.0.23)</text:p>
            <text:p>;; WHEN: Wed Dec 14 00:00:03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512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01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744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<text:tab/>IN<text:tab/>A<text:tab/>212.77.100.101</text:p>
            <text:p/>
            <text:p>;; Query time: 0 msec</text:p>
            <text:p>;; SERVER: 172.16.0.23#53(172.16.0.23)</text:p>
            <text:p>;; WHEN: Wed Dec 14 0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478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Wed Dec 14 03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183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40 msec</text:p>
            <text:p>;; SERVER: 172.16.0.23#53(172.16.0.23)</text:p>
            <text:p>;; WHEN: Wed Dec 14 04:00:03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517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05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75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06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329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07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358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08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186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09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035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<text:tab/>IN<text:tab/>A<text:tab/>212.77.100.101</text:p>
            <text:p/>
            <text:p>;; Query time: 0 msec</text:p>
            <text:p>;; SERVER: 172.16.0.23#53(172.16.0.23)</text:p>
            <text:p>;; WHEN: Wed Dec 14 10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548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11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381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43 msec</text:p>
            <text:p>;; SERVER: 172.16.0.23#53(172.16.0.23)</text:p>
            <text:p>;; WHEN: Wed Dec 14 1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050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1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786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14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780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0 msec</text:p>
            <text:p>;; SERVER: 172.16.0.23#53(172.16.0.23)</text:p>
            <text:p>;; WHEN: Wed Dec 14 15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646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17 msec</text:p>
            <text:p>;; SERVER: 172.16.0.23#53(172.16.0.23)</text:p>
            <text:p>;; WHEN: Wed Dec 14 16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96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40 msec</text:p>
            <text:p>;; SERVER: 172.16.0.23#53(172.16.0.23)</text:p>
            <text:p>;; WHEN: Wed Dec 14 17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785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706<text:tab/>IN<text:tab/>A<text:tab/>212.77.100.101</text:p>
            <text:p/>
            <text:p>;; Query time: 1 msec</text:p>
            <text:p>;; SERVER: 172.16.0.23#53(172.16.0.23)</text:p>
            <text:p>;; WHEN: Wed Dec 14 18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125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19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309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69 msec</text:p>
            <text:p>;; SERVER: 172.16.0.23#53(172.16.0.23)</text:p>
            <text:p>;; WHEN: Wed Dec 14 20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563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<text:tab/>IN<text:tab/>A<text:tab/>212.77.100.101</text:p>
            <text:p/>
            <text:p>;; Query time: 0 msec</text:p>
            <text:p>;; SERVER: 172.16.0.23#53(172.16.0.23)</text:p>
            <text:p>;; WHEN: Wed Dec 14 21:00:03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783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22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26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2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228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0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27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1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759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411<text:tab/>IN<text:tab/>A<text:tab/>212.77.100.101</text:p>
            <text:p/>
            <text:p>;; Query time: 1 msec</text:p>
            <text:p>;; SERVER: 172.16.0.23#53(172.16.0.23)</text:p>
            <text:p>;; WHEN: Thu Dec 15 0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308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434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4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22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5:00:04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27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Thu Dec 15 06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663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247 msec</text:p>
            <text:p>;; SERVER: 172.16.0.23#53(172.16.0.23)</text:p>
            <text:p>;; WHEN: Thu Dec 15 07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457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<text:tab/>IN<text:tab/>A<text:tab/>212.77.100.101</text:p>
            <text:p/>
            <text:p>;; Query time: 0 msec</text:p>
            <text:p>;; SERVER: 172.16.0.23#53(172.16.0.23)</text:p>
            <text:p>;; WHEN: Thu Dec 15 08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007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Thu Dec 15 09:00:04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06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0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646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19 msec</text:p>
            <text:p>;; SERVER: 172.16.0.23#53(172.16.0.23)</text:p>
            <text:p>;; WHEN: Thu Dec 15 11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607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395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1 msec</text:p>
            <text:p>;; SERVER: 172.16.0.23#53(172.16.0.23)</text:p>
            <text:p>;; WHEN: Thu Dec 15 1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311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4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372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5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498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286<text:tab/>IN<text:tab/>A<text:tab/>212.77.100.101</text:p>
            <text:p/>
            <text:p>;; Query time: 0 msec</text:p>
            <text:p>;; SERVER: 172.16.0.23#53(172.16.0.23)</text:p>
            <text:p>;; WHEN: Thu Dec 15 16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825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7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769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8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402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62 msec</text:p>
            <text:p>;; SERVER: 172.16.0.23#53(172.16.0.23)</text:p>
            <text:p>;; WHEN: Thu Dec 15 19:00:04 2011</text:p>
            <text:p>;; MSG SIZE <text:s/>rcvd: 39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ip-10-122-97-135 .. wp.pl.nyud.net</text:p>
          </table:table-cell>
          <table:table-cell table:number-columns-repeated="3"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5657</text:p>
            <text:p>;; flags: qr rd ra; QUERY: 1, ANSWER: 5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wp.pl.nyud.net.<text:tab/><text:tab/>86399<text:tab/>IN<text:tab/>CNAME<text:tab/>wp.pl.http.l2.l1.l0.nyucd.net.</text:p>
            <text:p>wp.pl.http.l2.l1.l0.nyucd.net. 86399 IN<text:tab/>CNAME<text:tab/>http.l2.l1.l0.nyucd.net.</text:p>
            <text:p>http.l2.l1.l0.nyucd.net. 30<text:tab/>IN<text:tab/>A<text:tab/>192.42.83.251</text:p>
            <text:p>http.l2.l1.l0.nyucd.net. 30<text:tab/>IN<text:tab/>A<text:tab/>129.237.161.193</text:p>
            <text:p>http.l2.l1.l0.nyucd.net. 30<text:tab/>IN<text:tab/>A<text:tab/>192.42.83.250</text:p>
            <text:p/>
            <text:p>;; Query time: 92 msec</text:p>
            <text:p>;; SERVER: 172.16.0.23#53(172.16.0.23)</text:p>
            <text:p>;; WHEN: Tue Dec 13 20:00:19 2011</text:p>
            <text:p>;; MSG SIZE <text:s/>rcvd: 134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9821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9151<text:tab/>IN<text:tab/>DNAME<text:tab/>http.l2.l1.l0.nyucd.net.</text:p>
            <text:p>wp.pl.nyud.net.<text:tab/><text:tab/>0<text:tab/>IN<text:tab/>CNAME<text:tab/>wp.pl.http.l2.l1.l0.nyucd.net.</text:p>
            <text:p>wp.pl.http.l2.l1.l0.nyucd.net. 82809 IN<text:tab/>CNAME<text:tab/>http.l2.l1.l0.nyucd.net.</text:p>
            <text:p>http.l2.l1.l0.nyucd.net. 29<text:tab/>IN<text:tab/>A<text:tab/>129.107.35.132</text:p>
            <text:p/>
            <text:p>;; Query time: 0 msec</text:p>
            <text:p>;; SERVER: 172.16.0.23#53(172.16.0.23)</text:p>
            <text:p>;; WHEN: Tue Dec 13 21:00:09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36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5538<text:tab/>IN<text:tab/>DNAME<text:tab/>http.l2.l1.l0.nyucd.net.</text:p>
            <text:p>wp.pl.nyud.net.<text:tab/><text:tab/>0<text:tab/>IN<text:tab/>CNAME<text:tab/>wp.pl.http.l2.l1.l0.nyucd.net.</text:p>
            <text:p>wp.pl.http.l2.l1.l0.nyucd.net. 79196 IN<text:tab/>CNAME<text:tab/>http.l2.l1.l0.nyucd.net.</text:p>
            <text:p>http.l2.l1.l0.nyucd.net. 30<text:tab/>IN<text:tab/>A<text:tab/>216.165.109.81</text:p>
            <text:p>http.l2.l1.l0.nyucd.net. 30<text:tab/>IN<text:tab/>A<text:tab/>133.15.59.1</text:p>
            <text:p>http.l2.l1.l0.nyucd.net. 30<text:tab/>IN<text:tab/>A<text:tab/>216.165.109.79</text:p>
            <text:p/>
            <text:p>;; Query time: 1748 msec</text:p>
            <text:p>;; SERVER: 172.16.0.23#53(172.16.0.23)</text:p>
            <text:p>;; WHEN: Tue Dec 13 22:00:24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5512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1943<text:tab/>IN<text:tab/>DNAME<text:tab/>http.l2.l1.l0.nyucd.net.</text:p>
            <text:p>wp.pl.nyud.net.<text:tab/><text:tab/>0<text:tab/>IN<text:tab/>CNAME<text:tab/>wp.pl.http.l2.l1.l0.nyucd.net.</text:p>
            <text:p>wp.pl.http.l2.l1.l0.nyucd.net. 75601 IN<text:tab/>CNAME<text:tab/>http.l2.l1.l0.nyucd.net.</text:p>
            <text:p>http.l2.l1.l0.nyucd.net. 23<text:tab/>IN<text:tab/>A<text:tab/>200.0.206.137</text:p>
            <text:p>http.l2.l1.l0.nyucd.net. 23<text:tab/>IN<text:tab/>A<text:tab/>129.22.150.78</text:p>
            <text:p>http.l2.l1.l0.nyucd.net. 23<text:tab/>IN<text:tab/>A<text:tab/>169.235.24.232</text:p>
            <text:p/>
            <text:p>;; Query time: 0 msec</text:p>
            <text:p>;; SERVER: 172.16.0.23#53(172.16.0.23)</text:p>
            <text:p>;; WHEN: Tue Dec 13 23:00:1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4822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8350<text:tab/>IN<text:tab/>DNAME<text:tab/>http.l2.l1.l0.nyucd.net.</text:p>
            <text:p>wp.pl.nyud.net.<text:tab/><text:tab/>0<text:tab/>IN<text:tab/>CNAME<text:tab/>wp.pl.http.l2.l1.l0.nyucd.net.</text:p>
            <text:p>wp.pl.http.l2.l1.l0.nyucd.net. 72008 IN<text:tab/>CNAME<text:tab/>http.l2.l1.l0.nyucd.net.</text:p>
            <text:p>http.l2.l1.l0.nyucd.net. 27<text:tab/>IN<text:tab/>A<text:tab/>129.82.12.187</text:p>
            <text:p>http.l2.l1.l0.nyucd.net. 27<text:tab/>IN<text:tab/>A<text:tab/>160.36.57.173</text:p>
            <text:p>http.l2.l1.l0.nyucd.net. 27<text:tab/>IN<text:tab/>A<text:tab/>169.235.24.133</text:p>
            <text:p/>
            <text:p>;; Query time: 0 msec</text:p>
            <text:p>;; SERVER: 172.16.0.23#53(172.16.0.23)</text:p>
            <text:p>;; WHEN: Wed Dec 14 00:00:10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046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4744<text:tab/>IN<text:tab/>DNAME<text:tab/>http.l2.l1.l0.nyucd.net.</text:p>
            <text:p>wp.pl.nyud.net.<text:tab/><text:tab/>0<text:tab/>IN<text:tab/>CNAME<text:tab/>wp.pl.http.l2.l1.l0.nyucd.net.</text:p>
            <text:p>wp.pl.http.l2.l1.l0.nyucd.net. 68402 IN<text:tab/>CNAME<text:tab/>http.l2.l1.l0.nyucd.net.</text:p>
            <text:p>http.l2.l1.l0.nyucd.net. 22<text:tab/>IN<text:tab/>A<text:tab/>169.229.50.7</text:p>
            <text:p>http.l2.l1.l0.nyucd.net. 22<text:tab/>IN<text:tab/>A<text:tab/>203.178.143.28</text:p>
            <text:p>http.l2.l1.l0.nyucd.net. 22<text:tab/>IN<text:tab/>A<text:tab/>129.237.161.193</text:p>
            <text:p/>
            <text:p>;; Query time: 0 msec</text:p>
            <text:p>;; SERVER: 172.16.0.23#53(172.16.0.23)</text:p>
            <text:p>;; WHEN: Wed Dec 14 01:00:1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15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1147<text:tab/>IN<text:tab/>DNAME<text:tab/>http.l2.l1.l0.nyucd.net.</text:p>
            <text:p>wp.pl.nyud.net.<text:tab/><text:tab/>0<text:tab/>IN<text:tab/>CNAME<text:tab/>wp.pl.http.l2.l1.l0.nyucd.net.</text:p>
            <text:p>wp.pl.http.l2.l1.l0.nyucd.net. 64805 IN<text:tab/>CNAME<text:tab/>http.l2.l1.l0.nyucd.net.</text:p>
            <text:p>http.l2.l1.l0.nyucd.net. 29<text:tab/>IN<text:tab/>A<text:tab/>140.112.107.80</text:p>
            <text:p>http.l2.l1.l0.nyucd.net. 29<text:tab/>IN<text:tab/>A<text:tab/>129.82.12.187</text:p>
            <text:p>http.l2.l1.l0.nyucd.net. 29<text:tab/>IN<text:tab/>A<text:tab/>139.19.142.4</text:p>
            <text:p/>
            <text:p>;; Query time: 0 msec</text:p>
            <text:p>;; SERVER: 172.16.0.23#53(172.16.0.23)</text:p>
            <text:p>;; WHEN: Wed Dec 14 02:00:13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7265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7549<text:tab/>IN<text:tab/>DNAME<text:tab/>http.l2.l1.l0.nyucd.net.</text:p>
            <text:p>wp.pl.nyud.net.<text:tab/><text:tab/>0<text:tab/>IN<text:tab/>CNAME<text:tab/>wp.pl.http.l2.l1.l0.nyucd.net.</text:p>
            <text:p>wp.pl.http.l2.l1.l0.nyucd.net. 61207 IN<text:tab/>CNAME<text:tab/>http.l2.l1.l0.nyucd.net.</text:p>
            <text:p>http.l2.l1.l0.nyucd.net. 27<text:tab/>IN<text:tab/>A<text:tab/>139.19.142.1</text:p>
            <text:p/>
            <text:p>;; Query time: 0 msec</text:p>
            <text:p>;; SERVER: 172.16.0.23#53(172.16.0.23)</text:p>
            <text:p>;; WHEN: Wed Dec 14 03:00:10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5323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3952<text:tab/>IN<text:tab/>DNAME<text:tab/>http.l2.l1.l0.nyucd.net.</text:p>
            <text:p>wp.pl.nyud.net.<text:tab/><text:tab/>0<text:tab/>IN<text:tab/>CNAME<text:tab/>wp.pl.http.l2.l1.l0.nyucd.net.</text:p>
            <text:p>wp.pl.http.l2.l1.l0.nyucd.net. 57610 IN<text:tab/>CNAME<text:tab/>http.l2.l1.l0.nyucd.net.</text:p>
            <text:p>http.l2.l1.l0.nyucd.net. 30<text:tab/>IN<text:tab/>A<text:tab/>138.15.10.56</text:p>
            <text:p/>
            <text:p>;; Query time: 0 msec</text:p>
            <text:p>;; SERVER: 172.16.0.23#53(172.16.0.23)</text:p>
            <text:p>;; WHEN: Wed Dec 14 04:00:08 2011</text:p>
            <text:p>;; MSG SIZE <text:s/>rcvd: 119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984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0353<text:tab/>IN<text:tab/>DNAME<text:tab/>http.l2.l1.l0.nyucd.net.</text:p>
            <text:p>wp.pl.nyud.net.<text:tab/><text:tab/>0<text:tab/>IN<text:tab/>CNAME<text:tab/>wp.pl.http.l2.l1.l0.nyucd.net.</text:p>
            <text:p>wp.pl.http.l2.l1.l0.nyucd.net. 54011 IN<text:tab/>CNAME<text:tab/>http.l2.l1.l0.nyucd.net.</text:p>
            <text:p>http.l2.l1.l0.nyucd.net. 2<text:tab/>IN<text:tab/>A<text:tab/>128.112.139.18</text:p>
            <text:p>http.l2.l1.l0.nyucd.net. 2<text:tab/>IN<text:tab/>A<text:tab/>129.110.125.51</text:p>
            <text:p>http.l2.l1.l0.nyucd.net. 2<text:tab/>IN<text:tab/>A<text:tab/>155.225.2.72</text:p>
            <text:p/>
            <text:p>;; Query time: 0 msec</text:p>
            <text:p>;; SERVER: 172.16.0.23#53(172.16.0.23)</text:p>
            <text:p>;; WHEN: Wed Dec 14 05:00:0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022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6686<text:tab/>IN<text:tab/>DNAME<text:tab/>http.l2.l1.l0.nyucd.net.</text:p>
            <text:p>wp.pl.nyud.net.<text:tab/><text:tab/>0<text:tab/>IN<text:tab/>CNAME<text:tab/>wp.pl.http.l2.l1.l0.nyucd.net.</text:p>
            <text:p>wp.pl.http.l2.l1.l0.nyucd.net. 50344 IN<text:tab/>CNAME<text:tab/>http.l2.l1.l0.nyucd.net.</text:p>
            <text:p>http.l2.l1.l0.nyucd.net. 30<text:tab/>IN<text:tab/>A<text:tab/>200.19.159.35</text:p>
            <text:p>http.l2.l1.l0.nyucd.net. 30<text:tab/>IN<text:tab/>A<text:tab/>139.19.142.4</text:p>
            <text:p>http.l2.l1.l0.nyucd.net. 30<text:tab/>IN<text:tab/>A<text:tab/>140.109.17.180</text:p>
            <text:p/>
            <text:p>;; Query time: 3687 msec</text:p>
            <text:p>;; SERVER: 172.16.0.23#53(172.16.0.23)</text:p>
            <text:p>;; WHEN: Wed Dec 14 06:01:1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500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3151<text:tab/>IN<text:tab/>DNAME<text:tab/>http.l2.l1.l0.nyucd.net.</text:p>
            <text:p>wp.pl.nyud.net.<text:tab/><text:tab/>0<text:tab/>IN<text:tab/>CNAME<text:tab/>wp.pl.http.l2.l1.l0.nyucd.net.</text:p>
            <text:p>wp.pl.http.l2.l1.l0.nyucd.net. 46809 IN<text:tab/>CNAME<text:tab/>http.l2.l1.l0.nyucd.net.</text:p>
            <text:p>http.l2.l1.l0.nyucd.net. 29<text:tab/>IN<text:tab/>A<text:tab/>128.119.41.210</text:p>
            <text:p>http.l2.l1.l0.nyucd.net. 29<text:tab/>IN<text:tab/>A<text:tab/>169.226.40.2</text:p>
            <text:p>http.l2.l1.l0.nyucd.net. 29<text:tab/>IN<text:tab/>A<text:tab/>169.229.50.13</text:p>
            <text:p/>
            <text:p>;; Query time: 0 msec</text:p>
            <text:p>;; SERVER: 172.16.0.23#53(172.16.0.23)</text:p>
            <text:p>;; WHEN: Wed Dec 14 07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251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9497<text:tab/>IN<text:tab/>DNAME<text:tab/>http.l2.l1.l0.nyucd.net.</text:p>
            <text:p>wp.pl.nyud.net.<text:tab/><text:tab/>0<text:tab/>IN<text:tab/>CNAME<text:tab/>wp.pl.http.l2.l1.l0.nyucd.net.</text:p>
            <text:p>wp.pl.http.l2.l1.l0.nyucd.net. 43155 IN<text:tab/>CNAME<text:tab/>http.l2.l1.l0.nyucd.net.</text:p>
            <text:p>http.l2.l1.l0.nyucd.net. 30<text:tab/>IN<text:tab/>A<text:tab/>192.42.83.251</text:p>
            <text:p>http.l2.l1.l0.nyucd.net. 30<text:tab/>IN<text:tab/>A<text:tab/>204.85.191.11</text:p>
            <text:p>http.l2.l1.l0.nyucd.net. 30<text:tab/>IN<text:tab/>A<text:tab/>129.74.74.19</text:p>
            <text:p/>
            <text:p>;; Query time: 1723 msec</text:p>
            <text:p>;; SERVER: 172.16.0.23#53(172.16.0.23)</text:p>
            <text:p>;; WHEN: Wed Dec 14 08:01:04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472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5947<text:tab/>IN<text:tab/>DNAME<text:tab/>http.l2.l1.l0.nyucd.net.</text:p>
            <text:p>wp.pl.nyud.net.<text:tab/><text:tab/>0<text:tab/>IN<text:tab/>CNAME<text:tab/>wp.pl.http.l2.l1.l0.nyucd.net.</text:p>
            <text:p>wp.pl.http.l2.l1.l0.nyucd.net. 39605 IN<text:tab/>CNAME<text:tab/>http.l2.l1.l0.nyucd.net.</text:p>
            <text:p>http.l2.l1.l0.nyucd.net. 27<text:tab/>IN<text:tab/>A<text:tab/>192.42.83.251</text:p>
            <text:p>http.l2.l1.l0.nyucd.net. 27<text:tab/>IN<text:tab/>A<text:tab/>128.220.231.5</text:p>
            <text:p>http.l2.l1.l0.nyucd.net. 27<text:tab/>IN<text:tab/>A<text:tab/>169.235.24.133</text:p>
            <text:p/>
            <text:p>;; Query time: 0 msec</text:p>
            <text:p>;; SERVER: 172.16.0.23#53(172.16.0.23)</text:p>
            <text:p>;; WHEN: Wed Dec 14 09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768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2308<text:tab/>IN<text:tab/>DNAME<text:tab/>http.l2.l1.l0.nyucd.net.</text:p>
            <text:p>wp.pl.nyud.net.<text:tab/><text:tab/>0<text:tab/>IN<text:tab/>CNAME<text:tab/>wp.pl.http.l2.l1.l0.nyucd.net.</text:p>
            <text:p>wp.pl.http.l2.l1.l0.nyucd.net. 35966 IN<text:tab/>CNAME<text:tab/>http.l2.l1.l0.nyucd.net.</text:p>
            <text:p>http.l2.l1.l0.nyucd.net. 30<text:tab/>IN<text:tab/>A<text:tab/>169.229.50.14</text:p>
            <text:p>http.l2.l1.l0.nyucd.net. 30<text:tab/>IN<text:tab/>A<text:tab/>128.151.65.101</text:p>
            <text:p>http.l2.l1.l0.nyucd.net. 30<text:tab/>IN<text:tab/>A<text:tab/>146.57.249.99</text:p>
            <text:p/>
            <text:p>;; Query time: 110 msec</text:p>
            <text:p>;; SERVER: 172.16.0.23#53(172.16.0.23)</text:p>
            <text:p>;; WHEN: Wed Dec 14 10:00:5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318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8749<text:tab/>IN<text:tab/>DNAME<text:tab/>http.l2.l1.l0.nyucd.net.</text:p>
            <text:p>wp.pl.nyud.net.<text:tab/><text:tab/>0<text:tab/>IN<text:tab/>CNAME<text:tab/>wp.pl.http.l2.l1.l0.nyucd.net.</text:p>
            <text:p>wp.pl.http.l2.l1.l0.nyucd.net. 32407 IN<text:tab/>CNAME<text:tab/>http.l2.l1.l0.nyucd.net.</text:p>
            <text:p>http.l2.l1.l0.nyucd.net. 29<text:tab/>IN<text:tab/>A<text:tab/>129.10.120.194</text:p>
            <text:p>http.l2.l1.l0.nyucd.net. 29<text:tab/>IN<text:tab/>A<text:tab/>141.212.113.178</text:p>
            <text:p>http.l2.l1.l0.nyucd.net. 29<text:tab/>IN<text:tab/>A<text:tab/>169.229.50.7</text:p>
            <text:p/>
            <text:p>;; Query time: 0 msec</text:p>
            <text:p>;; SERVER: 172.16.0.23#53(172.16.0.23)</text:p>
            <text:p>;; WHEN: Wed Dec 14 11:00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115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5148<text:tab/>IN<text:tab/>DNAME<text:tab/>http.l2.l1.l0.nyucd.net.</text:p>
            <text:p>wp.pl.nyud.net.<text:tab/><text:tab/>0<text:tab/>IN<text:tab/>CNAME<text:tab/>wp.pl.http.l2.l1.l0.nyucd.net.</text:p>
            <text:p>wp.pl.http.l2.l1.l0.nyucd.net. 28806 IN<text:tab/>CNAME<text:tab/>http.l2.l1.l0.nyucd.net.</text:p>
            <text:p>http.l2.l1.l0.nyucd.net. 28<text:tab/>IN<text:tab/>A<text:tab/>139.19.142.6</text:p>
            <text:p>http.l2.l1.l0.nyucd.net. 28<text:tab/>IN<text:tab/>A<text:tab/>142.104.21.241</text:p>
            <text:p>http.l2.l1.l0.nyucd.net. 28<text:tab/>IN<text:tab/>A<text:tab/>129.93.229.138</text:p>
            <text:p/>
            <text:p>;; Query time: 0 msec</text:p>
            <text:p>;; SERVER: 172.16.0.23#53(172.16.0.23)</text:p>
            <text:p>;; WHEN: Wed Dec 14 12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48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1548<text:tab/>IN<text:tab/>DNAME<text:tab/>http.l2.l1.l0.nyucd.net.</text:p>
            <text:p>wp.pl.nyud.net.<text:tab/><text:tab/>0<text:tab/>IN<text:tab/>CNAME<text:tab/>wp.pl.http.l2.l1.l0.nyucd.net.</text:p>
            <text:p>wp.pl.http.l2.l1.l0.nyucd.net. 25206 IN<text:tab/>CNAME<text:tab/>http.l2.l1.l0.nyucd.net.</text:p>
            <text:p>http.l2.l1.l0.nyucd.net. 29<text:tab/>IN<text:tab/>A<text:tab/>193.63.58.71</text:p>
            <text:p>http.l2.l1.l0.nyucd.net. 29<text:tab/>IN<text:tab/>A<text:tab/>129.82.12.187</text:p>
            <text:p>http.l2.l1.l0.nyucd.net. 29<text:tab/>IN<text:tab/>A<text:tab/>137.132.80.106</text:p>
            <text:p/>
            <text:p>;; Query time: 0 msec</text:p>
            <text:p>;; SERVER: 172.16.0.23#53(172.16.0.23)</text:p>
            <text:p>;; WHEN: Wed Dec 14 13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017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945<text:tab/>IN<text:tab/>DNAME<text:tab/>http.l2.l1.l0.nyucd.net.</text:p>
            <text:p>wp.pl.nyud.net.<text:tab/><text:tab/>0<text:tab/>IN<text:tab/>CNAME<text:tab/>wp.pl.http.l2.l1.l0.nyucd.net.</text:p>
            <text:p>wp.pl.http.l2.l1.l0.nyucd.net. 21603 IN<text:tab/>CNAME<text:tab/>http.l2.l1.l0.nyucd.net.</text:p>
            <text:p>http.l2.l1.l0.nyucd.net. 26<text:tab/>IN<text:tab/>A<text:tab/>128.2.211.115</text:p>
            <text:p>http.l2.l1.l0.nyucd.net. 26<text:tab/>IN<text:tab/>A<text:tab/>128.252.19.18</text:p>
            <text:p>http.l2.l1.l0.nyucd.net. 26<text:tab/>IN<text:tab/>A<text:tab/>192.42.83.252</text:p>
            <text:p/>
            <text:p>;; Query time: 0 msec</text:p>
            <text:p>;; SERVER: 172.16.0.23#53(172.16.0.23)</text:p>
            <text:p>;; WHEN: Wed Dec 14 14:00:14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984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349<text:tab/>IN<text:tab/>DNAME<text:tab/>http.l2.l1.l0.nyucd.net.</text:p>
            <text:p>wp.pl.nyud.net.<text:tab/><text:tab/>0<text:tab/>IN<text:tab/>CNAME<text:tab/>wp.pl.http.l2.l1.l0.nyucd.net.</text:p>
            <text:p>wp.pl.http.l2.l1.l0.nyucd.net. 18007 IN<text:tab/>CNAME<text:tab/>http.l2.l1.l0.nyucd.net.</text:p>
            <text:p>http.l2.l1.l0.nyucd.net. 29<text:tab/>IN<text:tab/>A<text:tab/>131.247.2.247</text:p>
            <text:p>http.l2.l1.l0.nyucd.net. 29<text:tab/>IN<text:tab/>A<text:tab/>137.165.1.112</text:p>
            <text:p>http.l2.l1.l0.nyucd.net. 29<text:tab/>IN<text:tab/>A<text:tab/>139.19.142.3</text:p>
            <text:p/>
            <text:p>;; Query time: 0 msec</text:p>
            <text:p>;; SERVER: 172.16.0.23#53(172.16.0.23)</text:p>
            <text:p>;; WHEN: Wed Dec 14 15:00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3782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45<text:tab/>IN<text:tab/>DNAME<text:tab/>http.l2.l1.l0.nyucd.net.</text:p>
            <text:p>wp.pl.nyud.net.<text:tab/><text:tab/>0<text:tab/>IN<text:tab/>CNAME<text:tab/>wp.pl.http.l2.l1.l0.nyucd.net.</text:p>
            <text:p>wp.pl.http.l2.l1.l0.nyucd.net. 14403 IN<text:tab/>CNAME<text:tab/>http.l2.l1.l0.nyucd.net.</text:p>
            <text:p>http.l2.l1.l0.nyucd.net. 24<text:tab/>IN<text:tab/>A<text:tab/>128.143.6.134</text:p>
            <text:p/>
            <text:p>;; Query time: 0 msec</text:p>
            <text:p>;; SERVER: 172.16.0.23#53(172.16.0.23)</text:p>
            <text:p>;; WHEN: Wed Dec 14 16:00:14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1927</text:p>
            <text:p>;; flags: qr rd ra; QUERY: 1, ANSWER: 5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wp.pl.nyud.net.<text:tab/><text:tab/>10808<text:tab/>IN<text:tab/>CNAME<text:tab/>wp.pl.http.l2.l1.l0.nyucd.net.</text:p>
            <text:p>wp.pl.http.l2.l1.l0.nyucd.net. 10808 IN<text:tab/>CNAME<text:tab/>http.l2.l1.l0.nyucd.net.</text:p>
            <text:p>http.l2.l1.l0.nyucd.net. 28<text:tab/>IN<text:tab/>A<text:tab/>128.220.231.3</text:p>
            <text:p>http.l2.l1.l0.nyucd.net. 28<text:tab/>IN<text:tab/>A<text:tab/>128.238.88.64</text:p>
            <text:p>http.l2.l1.l0.nyucd.net. 28<text:tab/>IN<text:tab/>A<text:tab/>128.112.139.43</text:p>
            <text:p/>
            <text:p>;; Query time: 0 msec</text:p>
            <text:p>;; SERVER: 172.16.0.23#53(172.16.0.23)</text:p>
            <text:p>;; WHEN: Wed Dec 14 17:00:08 2011</text:p>
            <text:p>;; MSG SIZE <text:s/>rcvd: 134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305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1915<text:tab/>IN<text:tab/>DNAME<text:tab/>http.l2.l1.l0.nyucd.net.</text:p>
            <text:p>wp.pl.nyud.net.<text:tab/><text:tab/>0<text:tab/>IN<text:tab/>CNAME<text:tab/>wp.pl.http.l2.l1.l0.nyucd.net.</text:p>
            <text:p>wp.pl.http.l2.l1.l0.nyucd.net. 7205 IN<text:tab/>CNAME<text:tab/>http.l2.l1.l0.nyucd.net.</text:p>
            <text:p>http.l2.l1.l0.nyucd.net. 25<text:tab/>IN<text:tab/>A<text:tab/>128.112.139.42</text:p>
            <text:p>http.l2.l1.l0.nyucd.net. 25<text:tab/>IN<text:tab/>A<text:tab/>139.19.142.6</text:p>
            <text:p>http.l2.l1.l0.nyucd.net. 25<text:tab/>IN<text:tab/>A<text:tab/>128.112.139.18</text:p>
            <text:p/>
            <text:p>;; Query time: 0 msec</text:p>
            <text:p>;; SERVER: 172.16.0.23#53(172.16.0.23)</text:p>
            <text:p>;; WHEN: Wed Dec 14 18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7252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8312<text:tab/>IN<text:tab/>DNAME<text:tab/>http.l2.l1.l0.nyucd.net.</text:p>
            <text:p>wp.pl.nyud.net.<text:tab/><text:tab/>0<text:tab/>IN<text:tab/>CNAME<text:tab/>wp.pl.http.l2.l1.l0.nyucd.net.</text:p>
            <text:p>wp.pl.http.l2.l1.l0.nyucd.net. 3602 IN<text:tab/>CNAME<text:tab/>http.l2.l1.l0.nyucd.net.</text:p>
            <text:p>http.l2.l1.l0.nyucd.net. 25<text:tab/>IN<text:tab/>A<text:tab/>138.15.10.56</text:p>
            <text:p>http.l2.l1.l0.nyucd.net. 25<text:tab/>IN<text:tab/>A<text:tab/>140.112.107.82</text:p>
            <text:p>http.l2.l1.l0.nyucd.net. 25<text:tab/>IN<text:tab/>A<text:tab/>88.255.65.219</text:p>
            <text:p/>
            <text:p>;; Query time: 0 msec</text:p>
            <text:p>;; SERVER: 172.16.0.23#53(172.16.0.23)</text:p>
            <text:p>;; WHEN: Wed Dec 14 19:00:15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343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4712<text:tab/>IN<text:tab/>DNAME<text:tab/>http.l2.l1.l0.nyucd.net.</text:p>
            <text:p>wp.pl.nyud.net.<text:tab/><text:tab/>0<text:tab/>IN<text:tab/>CNAME<text:tab/>wp.pl.http.l2.l1.l0.nyucd.net.</text:p>
            <text:p>wp.pl.http.l2.l1.l0.nyucd.net. 2 IN<text:tab/>CNAME<text:tab/>http.l2.l1.l0.nyucd.net.</text:p>
            <text:p>http.l2.l1.l0.nyucd.net. 23<text:tab/>IN<text:tab/>A<text:tab/>142.150.238.12</text:p>
            <text:p>http.l2.l1.l0.nyucd.net. 23<text:tab/>IN<text:tab/>A<text:tab/>198.133.224.147</text:p>
            <text:p>http.l2.l1.l0.nyucd.net. 23<text:tab/>IN<text:tab/>A<text:tab/>128.143.6.134</text:p>
            <text:p/>
            <text:p>;; Query time: 0 msec</text:p>
            <text:p>;; SERVER: 172.16.0.23#53(172.16.0.23)</text:p>
            <text:p>;; WHEN: Wed Dec 14 20:00:15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340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1108<text:tab/>IN<text:tab/>DNAME<text:tab/>http.l2.l1.l0.nyucd.net.</text:p>
            <text:p>wp.pl.nyud.net.<text:tab/><text:tab/>0<text:tab/>IN<text:tab/>CNAME<text:tab/>wp.pl.http.l2.l1.l0.nyucd.net.</text:p>
            <text:p>wp.pl.http.l2.l1.l0.nyucd.net. 86394 IN<text:tab/>CNAME<text:tab/>http.l2.l1.l0.nyucd.net.</text:p>
            <text:p>http.l2.l1.l0.nyucd.net. 27<text:tab/>IN<text:tab/>A<text:tab/>169.235.24.133</text:p>
            <text:p>http.l2.l1.l0.nyucd.net. 27<text:tab/>IN<text:tab/>A<text:tab/>132.239.17.225</text:p>
            <text:p>http.l2.l1.l0.nyucd.net. 27<text:tab/>IN<text:tab/>A<text:tab/>133.15.59.1</text:p>
            <text:p/>
            <text:p>;; Query time: 0 msec</text:p>
            <text:p>;; SERVER: 172.16.0.23#53(172.16.0.23)</text:p>
            <text:p>;; WHEN: Wed Dec 14 21:00:18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520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7519<text:tab/>IN<text:tab/>DNAME<text:tab/>http.l2.l1.l0.nyucd.net.</text:p>
            <text:p>wp.pl.nyud.net.<text:tab/><text:tab/>0<text:tab/>IN<text:tab/>CNAME<text:tab/>wp.pl.http.l2.l1.l0.nyucd.net.</text:p>
            <text:p>wp.pl.http.l2.l1.l0.nyucd.net. 82805 IN<text:tab/>CNAME<text:tab/>http.l2.l1.l0.nyucd.net.</text:p>
            <text:p>http.l2.l1.l0.nyucd.net. 30<text:tab/>IN<text:tab/>A<text:tab/>170.140.119.69</text:p>
            <text:p>http.l2.l1.l0.nyucd.net. 30<text:tab/>IN<text:tab/>A<text:tab/>129.130.252.140</text:p>
            <text:p>http.l2.l1.l0.nyucd.net. 30<text:tab/>IN<text:tab/>A<text:tab/>140.112.42.159</text:p>
            <text:p/>
            <text:p>;; Query time: 0 msec</text:p>
            <text:p>;; SERVER: 172.16.0.23#53(172.16.0.23)</text:p>
            <text:p>;; WHEN: Wed Dec 14 22:00:0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563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3918<text:tab/>IN<text:tab/>DNAME<text:tab/>http.l2.l1.l0.nyucd.net.</text:p>
            <text:p>wp.pl.nyud.net.<text:tab/><text:tab/>0<text:tab/>IN<text:tab/>CNAME<text:tab/>wp.pl.http.l2.l1.l0.nyucd.net.</text:p>
            <text:p>wp.pl.http.l2.l1.l0.nyucd.net. 79204 IN<text:tab/>CNAME<text:tab/>http.l2.l1.l0.nyucd.net.</text:p>
            <text:p>http.l2.l1.l0.nyucd.net. 28<text:tab/>IN<text:tab/>A<text:tab/>140.114.79.231</text:p>
            <text:p>http.l2.l1.l0.nyucd.net. 28<text:tab/>IN<text:tab/>A<text:tab/>142.104.21.241</text:p>
            <text:p>http.l2.l1.l0.nyucd.net. 28<text:tab/>IN<text:tab/>A<text:tab/>140.112.107.80</text:p>
            <text:p/>
            <text:p>;; Query time: 0 msec</text:p>
            <text:p>;; SERVER: 172.16.0.23#53(172.16.0.23)</text:p>
            <text:p>;; WHEN: Wed Dec 14 23:00:0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095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0316<text:tab/>IN<text:tab/>DNAME<text:tab/>http.l2.l1.l0.nyucd.net.</text:p>
            <text:p>wp.pl.nyud.net.<text:tab/><text:tab/>0<text:tab/>IN<text:tab/>CNAME<text:tab/>wp.pl.http.l2.l1.l0.nyucd.net.</text:p>
            <text:p>wp.pl.http.l2.l1.l0.nyucd.net. 75602 IN<text:tab/>CNAME<text:tab/>http.l2.l1.l0.nyucd.net.</text:p>
            <text:p>http.l2.l1.l0.nyucd.net. 27<text:tab/>IN<text:tab/>A<text:tab/>139.19.142.2</text:p>
            <text:p>http.l2.l1.l0.nyucd.net. 27<text:tab/>IN<text:tab/>A<text:tab/>160.36.57.173</text:p>
            <text:p>http.l2.l1.l0.nyucd.net. 27<text:tab/>IN<text:tab/>A<text:tab/>192.42.83.251</text:p>
            <text:p/>
            <text:p>;; Query time: 0 msec</text:p>
            <text:p>;; SERVER: 172.16.0.23#53(172.16.0.23)</text:p>
            <text:p>;; WHEN: Thu Dec 15 00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9270</text:p>
            <text:p>;; flags: qr rd ra; QUERY: 1, ANSWER: 5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6711<text:tab/>IN<text:tab/>DNAME<text:tab/>http.l2.l1.l0.nyucd.net.</text:p>
            <text:p>wp.pl.nyud.net.<text:tab/><text:tab/>0<text:tab/>IN<text:tab/>CNAME<text:tab/>wp.pl.http.l2.l1.l0.nyucd.net.</text:p>
            <text:p>wp.pl.http.l2.l1.l0.nyucd.net. 71997 IN<text:tab/>CNAME<text:tab/>http.l2.l1.l0.nyucd.net.</text:p>
            <text:p>http.l2.l1.l0.nyucd.net. 26<text:tab/>IN<text:tab/>A<text:tab/>192.33.90.69</text:p>
            <text:p>http.l2.l1.l0.nyucd.net. 26<text:tab/>IN<text:tab/>A<text:tab/>203.178.133.2</text:p>
            <text:p/>
            <text:p>;; Query time: 0 msec</text:p>
            <text:p>;; SERVER: 172.16.0.23#53(172.16.0.23)</text:p>
            <text:p>;; WHEN: Thu Dec 15 01:00:16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0773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3105<text:tab/>IN<text:tab/>DNAME<text:tab/>http.l2.l1.l0.nyucd.net.</text:p>
            <text:p>wp.pl.nyud.net.<text:tab/><text:tab/>0<text:tab/>IN<text:tab/>CNAME<text:tab/>wp.pl.http.l2.l1.l0.nyucd.net.</text:p>
            <text:p>wp.pl.http.l2.l1.l0.nyucd.net. 68391 IN<text:tab/>CNAME<text:tab/>http.l2.l1.l0.nyucd.net.</text:p>
            <text:p>http.l2.l1.l0.nyucd.net. 18<text:tab/>IN<text:tab/>A<text:tab/>128.112.139.43</text:p>
            <text:p>http.l2.l1.l0.nyucd.net. 18<text:tab/>IN<text:tab/>A<text:tab/>132.170.3.33</text:p>
            <text:p>http.l2.l1.l0.nyucd.net. 18<text:tab/>IN<text:tab/>A<text:tab/>160.36.57.173</text:p>
            <text:p/>
            <text:p>;; Query time: 0 msec</text:p>
            <text:p>;; SERVER: 172.16.0.23#53(172.16.0.23)</text:p>
            <text:p>;; WHEN: Thu Dec 15 02:00:2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736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9517<text:tab/>IN<text:tab/>DNAME<text:tab/>http.l2.l1.l0.nyucd.net.</text:p>
            <text:p>wp.pl.nyud.net.<text:tab/><text:tab/>0<text:tab/>IN<text:tab/>CNAME<text:tab/>wp.pl.http.l2.l1.l0.nyucd.net.</text:p>
            <text:p>wp.pl.http.l2.l1.l0.nyucd.net. 64803 IN<text:tab/>CNAME<text:tab/>http.l2.l1.l0.nyucd.net.</text:p>
            <text:p>http.l2.l1.l0.nyucd.net. 30<text:tab/>IN<text:tab/>A<text:tab/>198.133.224.147</text:p>
            <text:p>http.l2.l1.l0.nyucd.net. 30<text:tab/>IN<text:tab/>A<text:tab/>129.130.252.141</text:p>
            <text:p>http.l2.l1.l0.nyucd.net. 30<text:tab/>IN<text:tab/>A<text:tab/>165.230.49.115</text:p>
            <text:p/>
            <text:p>;; Query time: 0 msec</text:p>
            <text:p>;; SERVER: 172.16.0.23#53(172.16.0.23)</text:p>
            <text:p>;; WHEN: Thu Dec 15 03:00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089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5908<text:tab/>IN<text:tab/>DNAME<text:tab/>http.l2.l1.l0.nyucd.net.</text:p>
            <text:p>wp.pl.nyud.net.<text:tab/><text:tab/>0<text:tab/>IN<text:tab/>CNAME<text:tab/>wp.pl.http.l2.l1.l0.nyucd.net.</text:p>
            <text:p>wp.pl.http.l2.l1.l0.nyucd.net. 61194 IN<text:tab/>CNAME<text:tab/>http.l2.l1.l0.nyucd.net.</text:p>
            <text:p>http.l2.l1.l0.nyucd.net. 24<text:tab/>IN<text:tab/>A<text:tab/>128.208.4.197</text:p>
            <text:p>http.l2.l1.l0.nyucd.net. 24<text:tab/>IN<text:tab/>A<text:tab/>128.10.19.53</text:p>
            <text:p>http.l2.l1.l0.nyucd.net. 24<text:tab/>IN<text:tab/>A<text:tab/>128.112.139.18</text:p>
            <text:p/>
            <text:p>;; Query time: 0 msec</text:p>
            <text:p>;; SERVER: 172.16.0.23#53(172.16.0.23)</text:p>
            <text:p>;; WHEN: Thu Dec 15 04:00:1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0954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2318<text:tab/>IN<text:tab/>DNAME<text:tab/>http.l2.l1.l0.nyucd.net.</text:p>
            <text:p>wp.pl.nyud.net.<text:tab/><text:tab/>0<text:tab/>IN<text:tab/>CNAME<text:tab/>wp.pl.http.l2.l1.l0.nyucd.net.</text:p>
            <text:p>wp.pl.http.l2.l1.l0.nyucd.net. 57604 IN<text:tab/>CNAME<text:tab/>http.l2.l1.l0.nyucd.net.</text:p>
            <text:p>http.l2.l1.l0.nyucd.net. 30<text:tab/>IN<text:tab/>A<text:tab/>138.15.10.56</text:p>
            <text:p/>
            <text:p>;; Query time: 0 msec</text:p>
            <text:p>;; SERVER: 172.16.0.23#53(172.16.0.23)</text:p>
            <text:p>;; WHEN: Thu Dec 15 05:00:08 2011</text:p>
            <text:p>;; MSG SIZE <text:s/>rcvd: 119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716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8709<text:tab/>IN<text:tab/>DNAME<text:tab/>http.l2.l1.l0.nyucd.net.</text:p>
            <text:p>wp.pl.nyud.net.<text:tab/><text:tab/>0<text:tab/>IN<text:tab/>CNAME<text:tab/>wp.pl.http.l2.l1.l0.nyucd.net.</text:p>
            <text:p>wp.pl.http.l2.l1.l0.nyucd.net. 53995 IN<text:tab/>CNAME<text:tab/>http.l2.l1.l0.nyucd.net.</text:p>
            <text:p>http.l2.l1.l0.nyucd.net. 22<text:tab/>IN<text:tab/>A<text:tab/>128.208.4.199</text:p>
            <text:p>http.l2.l1.l0.nyucd.net. 22<text:tab/>IN<text:tab/>A<text:tab/>132.170.3.33</text:p>
            <text:p>http.l2.l1.l0.nyucd.net. 22<text:tab/>IN<text:tab/>A<text:tab/>200.0.206.202</text:p>
            <text:p/>
            <text:p>;; Query time: 0 msec</text:p>
            <text:p>;; SERVER: 172.16.0.23#53(172.16.0.23)</text:p>
            <text:p>;; WHEN: Thu Dec 15 06:00:1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203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5118<text:tab/>IN<text:tab/>DNAME<text:tab/>http.l2.l1.l0.nyucd.net.</text:p>
            <text:p>wp.pl.nyud.net.<text:tab/><text:tab/>0<text:tab/>IN<text:tab/>CNAME<text:tab/>wp.pl.http.l2.l1.l0.nyucd.net.</text:p>
            <text:p>wp.pl.http.l2.l1.l0.nyucd.net. 50404 IN<text:tab/>CNAME<text:tab/>http.l2.l1.l0.nyucd.net.</text:p>
            <text:p>http.l2.l1.l0.nyucd.net. 29<text:tab/>IN<text:tab/>A<text:tab/>132.239.17.225</text:p>
            <text:p>http.l2.l1.l0.nyucd.net. 29<text:tab/>IN<text:tab/>A<text:tab/>155.246.12.164</text:p>
            <text:p>http.l2.l1.l0.nyucd.net. 29<text:tab/>IN<text:tab/>A<text:tab/>132.170.3.33</text:p>
            <text:p/>
            <text:p>;; Query time: 0 msec</text:p>
            <text:p>;; SERVER: 172.16.0.23#53(172.16.0.23)</text:p>
            <text:p>;; WHEN: Thu Dec 15 07:00:0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072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1519<text:tab/>IN<text:tab/>DNAME<text:tab/>http.l2.l1.l0.nyucd.net.</text:p>
            <text:p>wp.pl.nyud.net.<text:tab/><text:tab/>0<text:tab/>IN<text:tab/>CNAME<text:tab/>wp.pl.http.l2.l1.l0.nyucd.net.</text:p>
            <text:p>wp.pl.http.l2.l1.l0.nyucd.net. 46805 IN<text:tab/>CNAME<text:tab/>http.l2.l1.l0.nyucd.net.</text:p>
            <text:p>http.l2.l1.l0.nyucd.net. 29<text:tab/>IN<text:tab/>A<text:tab/>141.212.113.178</text:p>
            <text:p>http.l2.l1.l0.nyucd.net. 29<text:tab/>IN<text:tab/>A<text:tab/>128.163.142.20</text:p>
            <text:p>http.l2.l1.l0.nyucd.net. 29<text:tab/>IN<text:tab/>A<text:tab/>129.107.35.132</text:p>
            <text:p/>
            <text:p>;; Query time: 0 msec</text:p>
            <text:p>;; SERVER: 172.16.0.23#53(172.16.0.23)</text:p>
            <text:p>;; WHEN: Thu Dec 15 08:00:0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974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916<text:tab/>IN<text:tab/>DNAME<text:tab/>http.l2.l1.l0.nyucd.net.</text:p>
            <text:p>wp.pl.nyud.net.<text:tab/><text:tab/>0<text:tab/>IN<text:tab/>CNAME<text:tab/>wp.pl.http.l2.l1.l0.nyucd.net.</text:p>
            <text:p>wp.pl.http.l2.l1.l0.nyucd.net. 43202 IN<text:tab/>CNAME<text:tab/>http.l2.l1.l0.nyucd.net.</text:p>
            <text:p>http.l2.l1.l0.nyucd.net. 30<text:tab/>IN<text:tab/>A<text:tab/>165.230.49.115</text:p>
            <text:p>http.l2.l1.l0.nyucd.net. 30<text:tab/>IN<text:tab/>A<text:tab/>216.165.109.81</text:p>
            <text:p>http.l2.l1.l0.nyucd.net. 30<text:tab/>IN<text:tab/>A<text:tab/>128.112.139.97</text:p>
            <text:p/>
            <text:p>;; Query time: 0 msec</text:p>
            <text:p>;; SERVER: 172.16.0.23#53(172.16.0.23)</text:p>
            <text:p>;; WHEN: Thu Dec 15 09:00:10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377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317<text:tab/>IN<text:tab/>DNAME<text:tab/>http.l2.l1.l0.nyucd.net.</text:p>
            <text:p>wp.pl.nyud.net.<text:tab/><text:tab/>0<text:tab/>IN<text:tab/>CNAME<text:tab/>wp.pl.http.l2.l1.l0.nyucd.net.</text:p>
            <text:p>wp.pl.http.l2.l1.l0.nyucd.net. 39603 IN<text:tab/>CNAME<text:tab/>http.l2.l1.l0.nyucd.net.</text:p>
            <text:p>http.l2.l1.l0.nyucd.net. 28<text:tab/>IN<text:tab/>A<text:tab/>139.19.142.1</text:p>
            <text:p/>
            <text:p>;; Query time: 0 msec</text:p>
            <text:p>;; SERVER: 172.16.0.23#53(172.16.0.23)</text:p>
            <text:p>;; WHEN: Thu Dec 15 10:00:09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455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20<text:tab/>IN<text:tab/>DNAME<text:tab/>http.l2.l1.l0.nyucd.net.</text:p>
            <text:p>wp.pl.nyud.net.<text:tab/><text:tab/>0<text:tab/>IN<text:tab/>CNAME<text:tab/>wp.pl.http.l2.l1.l0.nyucd.net.</text:p>
            <text:p>wp.pl.http.l2.l1.l0.nyucd.net. 36006 IN<text:tab/>CNAME<text:tab/>http.l2.l1.l0.nyucd.net.</text:p>
            <text:p>http.l2.l1.l0.nyucd.net. 29<text:tab/>IN<text:tab/>A<text:tab/>198.7.242.43</text:p>
            <text:p>http.l2.l1.l0.nyucd.net. 29<text:tab/>IN<text:tab/>A<text:tab/>129.82.12.187</text:p>
            <text:p>http.l2.l1.l0.nyucd.net. 29<text:tab/>IN<text:tab/>A<text:tab/>139.19.142.4</text:p>
            <text:p/>
            <text:p>;; Query time: 0 msec</text:p>
            <text:p>;; SERVER: 172.16.0.23#53(172.16.0.23)</text:p>
            <text:p>;; WHEN: Thu Dec 15 11:00:0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5297</text:p>
            <text:p>;; flags: qr rd ra; QUERY: 1, ANSWER: 5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wp.pl.nyud.net.<text:tab/><text:tab/>86399<text:tab/>IN<text:tab/>CNAME<text:tab/>wp.pl.http.l2.l1.l0.nyucd.net.</text:p>
            <text:p>wp.pl.http.l2.l1.l0.nyucd.net. 86399 IN<text:tab/>CNAME<text:tab/>http.l2.l1.l0.nyucd.net.</text:p>
            <text:p>http.l2.l1.l0.nyucd.net. 29<text:tab/>IN<text:tab/>A<text:tab/>216.165.109.81</text:p>
            <text:p>http.l2.l1.l0.nyucd.net. 29<text:tab/>IN<text:tab/>A<text:tab/>128.208.4.199</text:p>
            <text:p>http.l2.l1.l0.nyucd.net. 29<text:tab/>IN<text:tab/>A<text:tab/>192.33.90.69</text:p>
            <text:p/>
            <text:p>;; Query time: 0 msec</text:p>
            <text:p>;; SERVER: 172.16.0.23#53(172.16.0.23)</text:p>
            <text:p>;; WHEN: Thu Dec 15 12:00:08 2011</text:p>
            <text:p>;; MSG SIZE <text:s/>rcvd: 134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8799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7694<text:tab/>IN<text:tab/>DNAME<text:tab/>http.l2.l1.l0.nyucd.net.</text:p>
            <text:p>wp.pl.nyud.net.<text:tab/><text:tab/>0<text:tab/>IN<text:tab/>CNAME<text:tab/>wp.pl.http.l2.l1.l0.nyucd.net.</text:p>
            <text:p>wp.pl.http.l2.l1.l0.nyucd.net. 82756 IN<text:tab/>CNAME<text:tab/>http.l2.l1.l0.nyucd.net.</text:p>
            <text:p>http.l2.l1.l0.nyucd.net. 30<text:tab/>IN<text:tab/>A<text:tab/>139.19.142.1</text:p>
            <text:p/>
            <text:p>;; Query time: 935 msec</text:p>
            <text:p>;; SERVER: 172.16.0.23#53(172.16.0.23)</text:p>
            <text:p>;; WHEN: Thu Dec 15 13:00:51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095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4133<text:tab/>IN<text:tab/>DNAME<text:tab/>http.l2.l1.l0.nyucd.net.</text:p>
            <text:p>wp.pl.nyud.net.<text:tab/><text:tab/>0<text:tab/>IN<text:tab/>CNAME<text:tab/>wp.pl.http.l2.l1.l0.nyucd.net.</text:p>
            <text:p>wp.pl.http.l2.l1.l0.nyucd.net. 79195 IN<text:tab/>CNAME<text:tab/>http.l2.l1.l0.nyucd.net.</text:p>
            <text:p>http.l2.l1.l0.nyucd.net. 28<text:tab/>IN<text:tab/>A<text:tab/>170.140.119.69</text:p>
            <text:p>http.l2.l1.l0.nyucd.net. 28<text:tab/>IN<text:tab/>A<text:tab/>128.252.19.18</text:p>
            <text:p>http.l2.l1.l0.nyucd.net. 28<text:tab/>IN<text:tab/>A<text:tab/>129.186.205.78</text:p>
            <text:p/>
            <text:p>;; Query time: 0 msec</text:p>
            <text:p>;; SERVER: 172.16.0.23#53(172.16.0.23)</text:p>
            <text:p>;; WHEN: Thu Dec 15 14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933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0535<text:tab/>IN<text:tab/>DNAME<text:tab/>http.l2.l1.l0.nyucd.net.</text:p>
            <text:p>wp.pl.nyud.net.<text:tab/><text:tab/>0<text:tab/>IN<text:tab/>CNAME<text:tab/>wp.pl.http.l2.l1.l0.nyucd.net.</text:p>
            <text:p>wp.pl.http.l2.l1.l0.nyucd.net. 75597 IN<text:tab/>CNAME<text:tab/>http.l2.l1.l0.nyucd.net.</text:p>
            <text:p>http.l2.l1.l0.nyucd.net. 28<text:tab/>IN<text:tab/>A<text:tab/>192.33.90.69</text:p>
            <text:p>http.l2.l1.l0.nyucd.net. 28<text:tab/>IN<text:tab/>A<text:tab/>193.174.67.187</text:p>
            <text:p>http.l2.l1.l0.nyucd.net. 28<text:tab/>IN<text:tab/>A<text:tab/>160.36.57.173</text:p>
            <text:p/>
            <text:p>;; Query time: 0 msec</text:p>
            <text:p>;; SERVER: 172.16.0.23#53(172.16.0.23)</text:p>
            <text:p>;; WHEN: Thu Dec 15 15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405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6934<text:tab/>IN<text:tab/>DNAME<text:tab/>http.l2.l1.l0.nyucd.net.</text:p>
            <text:p>wp.pl.nyud.net.<text:tab/><text:tab/>0<text:tab/>IN<text:tab/>CNAME<text:tab/>wp.pl.http.l2.l1.l0.nyucd.net.</text:p>
            <text:p>wp.pl.http.l2.l1.l0.nyucd.net. 71996 IN<text:tab/>CNAME<text:tab/>http.l2.l1.l0.nyucd.net.</text:p>
            <text:p>http.l2.l1.l0.nyucd.net. 27<text:tab/>IN<text:tab/>A<text:tab/>139.19.142.1</text:p>
            <text:p/>
            <text:p>;; Query time: 0 msec</text:p>
            <text:p>;; SERVER: 172.16.0.23#53(172.16.0.23)</text:p>
            <text:p>;; WHEN: Thu Dec 15 16:00:11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852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3336<text:tab/>IN<text:tab/>DNAME<text:tab/>http.l2.l1.l0.nyucd.net.</text:p>
            <text:p>wp.pl.nyud.net.<text:tab/><text:tab/>0<text:tab/>IN<text:tab/>CNAME<text:tab/>wp.pl.http.l2.l1.l0.nyucd.net.</text:p>
            <text:p>wp.pl.http.l2.l1.l0.nyucd.net. 68398 IN<text:tab/>CNAME<text:tab/>http.l2.l1.l0.nyucd.net.</text:p>
            <text:p>http.l2.l1.l0.nyucd.net. 29<text:tab/>IN<text:tab/>A<text:tab/>137.132.80.105</text:p>
            <text:p>http.l2.l1.l0.nyucd.net. 29<text:tab/>IN<text:tab/>A<text:tab/>142.150.238.13</text:p>
            <text:p>http.l2.l1.l0.nyucd.net. 29<text:tab/>IN<text:tab/>A<text:tab/>128.2.211.115</text:p>
            <text:p/>
            <text:p>;; Query time: 0 msec</text:p>
            <text:p>;; SERVER: 172.16.0.23#53(172.16.0.23)</text:p>
            <text:p>;; WHEN: Thu Dec 15 17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942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9726<text:tab/>IN<text:tab/>DNAME<text:tab/>http.l2.l1.l0.nyucd.net.</text:p>
            <text:p>wp.pl.nyud.net.<text:tab/><text:tab/>0<text:tab/>IN<text:tab/>CNAME<text:tab/>wp.pl.http.l2.l1.l0.nyucd.net.</text:p>
            <text:p>wp.pl.http.l2.l1.l0.nyucd.net. 64788 IN<text:tab/>CNAME<text:tab/>http.l2.l1.l0.nyucd.net.</text:p>
            <text:p>http.l2.l1.l0.nyucd.net. 26<text:tab/>IN<text:tab/>A<text:tab/>139.19.142.5</text:p>
            <text:p>http.l2.l1.l0.nyucd.net. 26<text:tab/>IN<text:tab/>A<text:tab/>192.33.90.69</text:p>
            <text:p>http.l2.l1.l0.nyucd.net. 26<text:tab/>IN<text:tab/>A<text:tab/>132.239.17.225</text:p>
            <text:p/>
            <text:p>;; Query time: 0 msec</text:p>
            <text:p>;; SERVER: 172.16.0.23#53(172.16.0.23)</text:p>
            <text:p>;; WHEN: Thu Dec 15 18:00:1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9673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6113<text:tab/>IN<text:tab/>DNAME<text:tab/>http.l2.l1.l0.nyucd.net.</text:p>
            <text:p>wp.pl.nyud.net.<text:tab/><text:tab/>0<text:tab/>IN<text:tab/>CNAME<text:tab/>wp.pl.http.l2.l1.l0.nyucd.net.</text:p>
            <text:p>wp.pl.http.l2.l1.l0.nyucd.net. 61175 IN<text:tab/>CNAME<text:tab/>http.l2.l1.l0.nyucd.net.</text:p>
            <text:p>http.l2.l1.l0.nyucd.net. 9<text:tab/>IN<text:tab/>A<text:tab/>133.9.81.164</text:p>
            <text:p>http.l2.l1.l0.nyucd.net. 9<text:tab/>IN<text:tab/>A<text:tab/>165.230.49.115</text:p>
            <text:p>http.l2.l1.l0.nyucd.net. 9<text:tab/>IN<text:tab/>A<text:tab/>198.133.224.149</text:p>
            <text:p/>
            <text:p>;; Query time: 0 msec</text:p>
            <text:p>;; SERVER: 172.16.0.23#53(172.16.0.23)</text:p>
            <text:p>;; WHEN: Thu Dec 15 19:00:31 2011</text:p>
            <text:p>;; MSG SIZE <text:s/>rcvd: 151</text:p>
            <text:p/>
            <text:p/>
          </table:table-cell>
          <table:table-cell table:number-columns-repeated="967"/>
        </table:table-row>
        <table:table-row table:style-name="ro2">
          <table:table-cell office:value-type="string">
            <text:p>host_ip-10-204-215-92 .. wp.pl</text:p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251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419<text:tab/>IN<text:tab/>A<text:tab/>212.77.100.101</text:p>
            <text:p/>
            <text:p>;; Query time: 0 msec</text:p>
            <text:p>;; SERVER: 172.16.0.23#53(172.16.0.23)</text:p>
            <text:p>;; WHEN: Tue Dec 13 19:03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829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673<text:tab/>IN<text:tab/>A<text:tab/>212.77.100.101</text:p>
            <text:p/>
            <text:p>;; Query time: 0 msec</text:p>
            <text:p>;; SERVER: 172.16.0.23#53(172.16.0.23)</text:p>
            <text:p>;; WHEN: Tue Dec 13 19:15:29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255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548<text:tab/>IN<text:tab/>A<text:tab/>212.77.100.101</text:p>
            <text:p/>
            <text:p>;; Query time: 0 msec</text:p>
            <text:p>;; SERVER: 172.16.0.23#53(172.16.0.23)</text:p>
            <text:p>;; WHEN: Tue Dec 13 19:17:33 2011</text:p>
            <text:p>;; MSG SIZE <text:s/>rcvd: 39</text:p>
            <text:p/>
            <text:p/>
          </table:table-cell>
          <table:table-cell table:number-columns-repeated="1020"/>
        </table:table-row>
        <table:table-row table:style-name="ro3">
          <table:table-cell office:value-type="string">
            <text:p>host_ip-10-204-215-92 .. wp.pl.nyud.net</text:p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167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1815<text:tab/>IN<text:tab/>DNAME<text:tab/>http.l2.l1.l0.nyucd.net.</text:p>
            <text:p>wp.pl.nyud.net.<text:tab/><text:tab/>0<text:tab/>IN<text:tab/>CNAME<text:tab/>wp.pl.http.l2.l1.l0.nyucd.net.</text:p>
            <text:p>wp.pl.http.l2.l1.l0.nyucd.net. 71815 IN<text:tab/>CNAME<text:tab/>http.l2.l1.l0.nyucd.net.</text:p>
            <text:p>http.l2.l1.l0.nyucd.net. 26<text:tab/>IN<text:tab/>A<text:tab/>204.85.191.10</text:p>
            <text:p>http.l2.l1.l0.nyucd.net. 26<text:tab/>IN<text:tab/>A<text:tab/>128.220.231.3</text:p>
            <text:p>http.l2.l1.l0.nyucd.net. 26<text:tab/>IN<text:tab/>A<text:tab/>129.74.74.20</text:p>
            <text:p/>
            <text:p>;; Query time: 0 msec</text:p>
            <text:p>;; SERVER: 172.16.0.23#53(172.16.0.23)</text:p>
            <text:p>;; WHEN: Tue Dec 13 19:03:08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705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0945<text:tab/>IN<text:tab/>DNAME<text:tab/>http.l2.l1.l0.nyucd.net.</text:p>
            <text:p>wp.pl.nyud.net.<text:tab/><text:tab/>0<text:tab/>IN<text:tab/>CNAME<text:tab/>wp.pl.http.l2.l1.l0.nyucd.net.</text:p>
            <text:p>wp.pl.http.l2.l1.l0.nyucd.net. 70945 IN<text:tab/>CNAME<text:tab/>http.l2.l1.l0.nyucd.net.</text:p>
            <text:p>http.l2.l1.l0.nyucd.net. 29<text:tab/>IN<text:tab/>A<text:tab/>169.229.50.15</text:p>
            <text:p>http.l2.l1.l0.nyucd.net. 29<text:tab/>IN<text:tab/>A<text:tab/>204.8.155.226</text:p>
            <text:p>http.l2.l1.l0.nyucd.net. 29<text:tab/>IN<text:tab/>A<text:tab/>130.49.221.40</text:p>
            <text:p/>
            <text:p>;; Query time: 0 msec</text:p>
            <text:p>;; SERVER: 172.16.0.23#53(172.16.0.23)</text:p>
            <text:p>;; WHEN: Tue Dec 13 19:17:39 2011</text:p>
            <text:p>;; MSG SIZE <text:s/>rcvd: 151</text:p>
            <text:p/>
            <text:p/>
          </table:table-cell>
          <table:table-cell table:number-columns-repeated="1020"/>
        </table:table-row>
        <table:table-row table:style-name="ro2">
          <table:table-cell office:value-type="string">
            <text:p>host_ip-10-244-177-91 .. ivydate.com</text:p>
          </table:table-cell>
          <table:table-cell table:number-columns-repeated="10"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011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 msec</text:p>
            <text:p>;; SERVER: 172.16.0.23#53(172.16.0.23)</text:p>
            <text:p>;; WHEN: Wed Dec 14 02:02:3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881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5 msec</text:p>
            <text:p>;; SERVER: 172.16.0.23#53(172.16.0.23)</text:p>
            <text:p>;; WHEN: Wed Dec 14 03:02:0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832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4:01:50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929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5 msec</text:p>
            <text:p>;; SERVER: 172.16.0.23#53(172.16.0.23)</text:p>
            <text:p>;; WHEN: Wed Dec 14 05:03:5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372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6:02:5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379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4 msec</text:p>
            <text:p>;; SERVER: 172.16.0.23#53(172.16.0.23)</text:p>
            <text:p>;; WHEN: Wed Dec 14 07:01:4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231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08:01:4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600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Wed Dec 14 09:02:2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979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 msec</text:p>
            <text:p>;; SERVER: 172.16.0.23#53(172.16.0.23)</text:p>
            <text:p>;; WHEN: Wed Dec 14 10:01:5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361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 msec</text:p>
            <text:p>;; SERVER: 172.16.0.23#53(172.16.0.23)</text:p>
            <text:p>;; WHEN: Wed Dec 14 11:01:4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041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54 msec</text:p>
            <text:p>;; SERVER: 172.16.0.23#53(172.16.0.23)</text:p>
            <text:p>;; WHEN: Wed Dec 14 12:01:5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777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3:01:51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8293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Wed Dec 14 14:01:4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554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4 msec</text:p>
            <text:p>;; SERVER: 172.16.0.23#53(172.16.0.23)</text:p>
            <text:p>;; WHEN: Wed Dec 14 15:03:09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321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6:01:3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482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24 msec</text:p>
            <text:p>;; SERVER: 172.16.0.23#53(172.16.0.23)</text:p>
            <text:p>;; WHEN: Wed Dec 14 17:02:0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655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18:01:4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837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5 msec</text:p>
            <text:p>;; SERVER: 172.16.0.23#53(172.16.0.23)</text:p>
            <text:p>;; WHEN: Wed Dec 14 19:01:58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277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20:01:4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681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21:01:34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140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22:02:1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945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Wed Dec 14 23:01:54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985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0:02:2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51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1 msec</text:p>
            <text:p>;; SERVER: 172.16.0.23#53(172.16.0.23)</text:p>
            <text:p>;; WHEN: Thu Dec 15 01:02:0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403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2:01:5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676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3:01:56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6247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93 msec</text:p>
            <text:p>;; SERVER: 172.16.0.23#53(172.16.0.23)</text:p>
            <text:p>;; WHEN: Thu Dec 15 04:02:4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0114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5 msec</text:p>
            <text:p>;; SERVER: 172.16.0.23#53(172.16.0.23)</text:p>
            <text:p>;; WHEN: Thu Dec 15 05:01:42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5370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6:02:30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538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102 msec</text:p>
            <text:p>;; SERVER: 172.16.0.23#53(172.16.0.23)</text:p>
            <text:p>;; WHEN: Thu Dec 15 07:01:5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2597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 msec</text:p>
            <text:p>;; SERVER: 172.16.0.23#53(172.16.0.23)</text:p>
            <text:p>;; WHEN: Thu Dec 15 08:01:4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4861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09:02:3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371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0:01:51 2011</text:p>
            <text:p>;; MSG SIZE <text:s/>rcvd: 45</text:p>
            <text:p/>
            <text:p/>
          </table:table-cell>
          <table:table-cell/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5174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5 msec</text:p>
            <text:p>;; SERVER: 172.16.0.23#53(172.16.0.23)</text:p>
            <text:p>;; WHEN: Thu Dec 15 11:01:4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046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85 msec</text:p>
            <text:p>;; SERVER: 172.16.0.23#53(172.16.0.23)</text:p>
            <text:p>;; WHEN: Thu Dec 15 12:01:4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1849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3:05:49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460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 msec</text:p>
            <text:p>;; SERVER: 172.16.0.23#53(172.16.0.23)</text:p>
            <text:p>;; WHEN: Thu Dec 15 14:02:40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8616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5:01:37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6322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6:01:45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3516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7:03:33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43737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4 msec</text:p>
            <text:p>;; SERVER: 172.16.0.23#53(172.16.0.23)</text:p>
            <text:p>;; WHEN: Thu Dec 15 18:01:59 2011</text:p>
            <text:p>;; MSG SIZE <text:s/>rcvd: 45</text:p>
            <text:p/>
            <text:p/>
          </table:table-cell>
          <table:table-cell office:value-type="string">
            <text:p/>
            <text:p>; &lt;&lt;&gt;&gt; DiG 9.7.3 &lt;&lt;&gt;&gt; ivydate.com</text:p>
            <text:p>;; global options: +cmd</text:p>
            <text:p>;; Got answer:</text:p>
            <text:p>;; -&gt;&gt;HEADER&lt;&lt;- opcode: QUERY, status: NOERROR, id: 15</text:p>
            <text:p>;; flags: qr rd ra; QUERY: 1, ANSWER: 1, AUTHORITY: 0, ADDITIONAL: 0</text:p>
            <text:p/>
            <text:p>;; QUESTION SECTION:</text:p>
            <text:p>;ivydate.com.<text:tab/><text:tab/><text:tab/>IN<text:tab/>A</text:p>
            <text:p/>
            <text:p>;; ANSWER SECTION:</text:p>
            <text:p>ivydate.com.<text:tab/><text:tab/>60<text:tab/>IN<text:tab/>A<text:tab/>50.19.232.211</text:p>
            <text:p/>
            <text:p>;; Query time: 3 msec</text:p>
            <text:p>;; SERVER: 172.16.0.23#53(172.16.0.23)</text:p>
            <text:p>;; WHEN: Thu Dec 15 19:01:44 2011</text:p>
            <text:p>;; MSG SIZE <text:s/>rcvd: 45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ip-10-244-177-91 .. ivydate.com.nyud.net</text:p>
          </table:table-cell>
          <table:table-cell table:number-columns-repeated="10"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412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147<text:tab/>IN<text:tab/>DNAME<text:tab/>http.l2.l1.l0.nyucd.net.</text:p>
            <text:p>ivydate.com.nyud.net.<text:tab/>0<text:tab/>IN<text:tab/>CNAME<text:tab/>ivydate.com.http.l2.l1.l0.nyucd.net.</text:p>
            <text:p>ivydate.com.http.l2.l1.l0.nyucd.net. 86395 IN CNAME http.l2.l1.l0.nyucd.net.</text:p>
            <text:p>http.l2.l1.l0.nyucd.net. 25<text:tab/>IN<text:tab/>A<text:tab/>129.237.161.193</text:p>
            <text:p>http.l2.l1.l0.nyucd.net. 25<text:tab/>IN<text:tab/>A<text:tab/>131.179.150.70</text:p>
            <text:p>http.l2.l1.l0.nyucd.net. 25<text:tab/>IN<text:tab/>A<text:tab/>155.98.35.5</text:p>
            <text:p/>
            <text:p>;; Query time: 0 msec</text:p>
            <text:p>;; SERVER: 172.16.0.23#53(172.16.0.23)</text:p>
            <text:p>;; WHEN: Wed Dec 14 02:02:4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98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76<text:tab/>IN<text:tab/>DNAME<text:tab/>http.l2.l1.l0.nyucd.net.</text:p>
            <text:p>ivydate.com.nyud.net.<text:tab/>0<text:tab/>IN<text:tab/>CNAME<text:tab/>ivydate.com.http.l2.l1.l0.nyucd.net.</text:p>
            <text:p>ivydate.com.http.l2.l1.l0.nyucd.net. 82824 IN CNAME http.l2.l1.l0.nyucd.net.</text:p>
            <text:p>http.l2.l1.l0.nyucd.net. 26<text:tab/>IN<text:tab/>A<text:tab/>200.19.159.34</text:p>
            <text:p>http.l2.l1.l0.nyucd.net. 26<text:tab/>IN<text:tab/>A<text:tab/>202.244.160.252</text:p>
            <text:p>http.l2.l1.l0.nyucd.net. 26<text:tab/>IN<text:tab/>A<text:tab/>128.119.41.210</text:p>
            <text:p/>
            <text:p>;; Query time: 0 msec</text:p>
            <text:p>;; SERVER: 172.16.0.23#53(172.16.0.23)</text:p>
            <text:p>;; WHEN: Wed Dec 14 03:02:1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716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5334<text:tab/>IN<text:tab/>DNAME<text:tab/>http.l2.l1.l0.nyucd.net.</text:p>
            <text:p>ivydate.com.nyud.net.<text:tab/>0<text:tab/>IN<text:tab/>CNAME<text:tab/>ivydate.com.http.l2.l1.l0.nyucd.net.</text:p>
            <text:p>ivydate.com.http.l2.l1.l0.nyucd.net. 79195 IN CNAME http.l2.l1.l0.nyucd.net.</text:p>
            <text:p>http.l2.l1.l0.nyucd.net. 30<text:tab/>IN<text:tab/>A<text:tab/>140.109.17.180</text:p>
            <text:p>http.l2.l1.l0.nyucd.net. 30<text:tab/>IN<text:tab/>A<text:tab/>192.42.83.251</text:p>
            <text:p>http.l2.l1.l0.nyucd.net. 30<text:tab/>IN<text:tab/>A<text:tab/>204.85.191.10</text:p>
            <text:p/>
            <text:p>;; Query time: 918 msec</text:p>
            <text:p>;; SERVER: 172.16.0.23#53(172.16.0.23)</text:p>
            <text:p>;; WHEN: Wed Dec 14 04:02:45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386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1605<text:tab/>IN<text:tab/>DNAME<text:tab/>http.l2.l1.l0.nyucd.net.</text:p>
            <text:p>ivydate.com.nyud.net.<text:tab/>0<text:tab/>IN<text:tab/>CNAME<text:tab/>ivydate.com.http.l2.l1.l0.nyucd.net.</text:p>
            <text:p>ivydate.com.http.l2.l1.l0.nyucd.net. 75466 IN CNAME http.l2.l1.l0.nyucd.net.</text:p>
            <text:p>http.l2.l1.l0.nyucd.net. 30<text:tab/>IN<text:tab/>A<text:tab/>131.247.2.242</text:p>
            <text:p>http.l2.l1.l0.nyucd.net. 30<text:tab/>IN<text:tab/>A<text:tab/>137.132.80.106</text:p>
            <text:p>http.l2.l1.l0.nyucd.net. 30<text:tab/>IN<text:tab/>A<text:tab/>139.19.142.6</text:p>
            <text:p/>
            <text:p>;; Query time: 1628 msec</text:p>
            <text:p>;; SERVER: 172.16.0.23#53(172.16.0.23)</text:p>
            <text:p>;; WHEN: Wed Dec 14 05:04:5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098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8115<text:tab/>IN<text:tab/>DNAME<text:tab/>http.l2.l1.l0.nyucd.net.</text:p>
            <text:p>ivydate.com.nyud.net.<text:tab/>0<text:tab/>IN<text:tab/>CNAME<text:tab/>ivydate.com.http.l2.l1.l0.nyucd.net.</text:p>
            <text:p>ivydate.com.http.l2.l1.l0.nyucd.net. 71976 IN CNAME http.l2.l1.l0.nyucd.net.</text:p>
            <text:p>http.l2.l1.l0.nyucd.net. 29<text:tab/>IN<text:tab/>A<text:tab/>165.230.49.115</text:p>
            <text:p>http.l2.l1.l0.nyucd.net. 29<text:tab/>IN<text:tab/>A<text:tab/>193.63.58.71</text:p>
            <text:p>http.l2.l1.l0.nyucd.net. 29<text:tab/>IN<text:tab/>A<text:tab/>129.130.252.140</text:p>
            <text:p/>
            <text:p>;; Query time: 0 msec</text:p>
            <text:p>;; SERVER: 172.16.0.23#53(172.16.0.23)</text:p>
            <text:p>;; WHEN: Wed Dec 14 06:03:03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2478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4593<text:tab/>IN<text:tab/>DNAME<text:tab/>http.l2.l1.l0.nyucd.net.</text:p>
            <text:p>ivydate.com.nyud.net.<text:tab/>0<text:tab/>IN<text:tab/>CNAME<text:tab/>ivydate.com.http.l2.l1.l0.nyucd.net.</text:p>
            <text:p>ivydate.com.http.l2.l1.l0.nyucd.net. 68454 IN CNAME http.l2.l1.l0.nyucd.net.</text:p>
            <text:p>http.l2.l1.l0.nyucd.net. 29<text:tab/>IN<text:tab/>A<text:tab/>170.140.119.70</text:p>
            <text:p>http.l2.l1.l0.nyucd.net. 29<text:tab/>IN<text:tab/>A<text:tab/>129.82.12.187</text:p>
            <text:p>http.l2.l1.l0.nyucd.net. 29<text:tab/>IN<text:tab/>A<text:tab/>137.132.80.106</text:p>
            <text:p/>
            <text:p>;; Query time: 0 msec</text:p>
            <text:p>;; SERVER: 172.16.0.23#53(172.16.0.23)</text:p>
            <text:p>;; WHEN: Wed Dec 14 07:01:4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093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0993<text:tab/>IN<text:tab/>DNAME<text:tab/>http.l2.l1.l0.nyucd.net.</text:p>
            <text:p>ivydate.com.nyud.net.<text:tab/>0<text:tab/>IN<text:tab/>CNAME<text:tab/>ivydate.com.http.l2.l1.l0.nyucd.net.</text:p>
            <text:p>ivydate.com.http.l2.l1.l0.nyucd.net. 64854 IN CNAME http.l2.l1.l0.nyucd.net.</text:p>
            <text:p>http.l2.l1.l0.nyucd.net. 30<text:tab/>IN<text:tab/>A<text:tab/>128.2.211.114</text:p>
            <text:p>http.l2.l1.l0.nyucd.net. 30<text:tab/>IN<text:tab/>A<text:tab/>128.238.88.65</text:p>
            <text:p>http.l2.l1.l0.nyucd.net. 30<text:tab/>IN<text:tab/>A<text:tab/>129.82.12.188</text:p>
            <text:p/>
            <text:p>;; Query time: 0 msec</text:p>
            <text:p>;; SERVER: 172.16.0.23#53(172.16.0.23)</text:p>
            <text:p>;; WHEN: Wed Dec 14 08:01:4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09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7350<text:tab/>IN<text:tab/>DNAME<text:tab/>http.l2.l1.l0.nyucd.net.</text:p>
            <text:p>ivydate.com.nyud.net.<text:tab/>0<text:tab/>IN<text:tab/>CNAME<text:tab/>ivydate.com.http.l2.l1.l0.nyucd.net.</text:p>
            <text:p>ivydate.com.http.l2.l1.l0.nyucd.net. 61211 IN CNAME http.l2.l1.l0.nyucd.net.</text:p>
            <text:p>http.l2.l1.l0.nyucd.net. 28<text:tab/>IN<text:tab/>A<text:tab/>128.112.139.43</text:p>
            <text:p>http.l2.l1.l0.nyucd.net. 28<text:tab/>IN<text:tab/>A<text:tab/>200.0.206.202</text:p>
            <text:p>http.l2.l1.l0.nyucd.net. 28<text:tab/>IN<text:tab/>A<text:tab/>216.165.109.79</text:p>
            <text:p/>
            <text:p>;; Query time: 0 msec</text:p>
            <text:p>;; SERVER: 172.16.0.23#53(172.16.0.23)</text:p>
            <text:p>;; WHEN: Wed Dec 14 09:02:2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874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3731<text:tab/>IN<text:tab/>DNAME<text:tab/>http.l2.l1.l0.nyucd.net.</text:p>
            <text:p>ivydate.com.nyud.net.<text:tab/>0<text:tab/>IN<text:tab/>CNAME<text:tab/>ivydate.com.http.l2.l1.l0.nyucd.net.</text:p>
            <text:p>ivydate.com.http.l2.l1.l0.nyucd.net. 57592 IN CNAME http.l2.l1.l0.nyucd.net.</text:p>
            <text:p>http.l2.l1.l0.nyucd.net. 30<text:tab/>IN<text:tab/>A<text:tab/>152.15.98.226</text:p>
            <text:p>http.l2.l1.l0.nyucd.net. 30<text:tab/>IN<text:tab/>A<text:tab/>129.97.74.14</text:p>
            <text:p>http.l2.l1.l0.nyucd.net. 30<text:tab/>IN<text:tab/>A<text:tab/>137.165.1.114</text:p>
            <text:p/>
            <text:p>;; Query time: 109 msec</text:p>
            <text:p>;; SERVER: 172.16.0.23#53(172.16.0.23)</text:p>
            <text:p>;; WHEN: Wed Dec 14 10:02:4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588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0185<text:tab/>IN<text:tab/>DNAME<text:tab/>http.l2.l1.l0.nyucd.net.</text:p>
            <text:p>ivydate.com.nyud.net.<text:tab/>0<text:tab/>IN<text:tab/>CNAME<text:tab/>ivydate.com.http.l2.l1.l0.nyucd.net.</text:p>
            <text:p>ivydate.com.http.l2.l1.l0.nyucd.net. 54046 IN CNAME http.l2.l1.l0.nyucd.net.</text:p>
            <text:p>http.l2.l1.l0.nyucd.net. 23<text:tab/>IN<text:tab/>A<text:tab/>198.133.224.149</text:p>
            <text:p>http.l2.l1.l0.nyucd.net. 23<text:tab/>IN<text:tab/>A<text:tab/>143.248.139.171</text:p>
            <text:p>http.l2.l1.l0.nyucd.net. 23<text:tab/>IN<text:tab/>A<text:tab/>169.235.24.232</text:p>
            <text:p/>
            <text:p>;; Query time: 0 msec</text:p>
            <text:p>;; SERVER: 172.16.0.23#53(172.16.0.23)</text:p>
            <text:p>;; WHEN: Wed Dec 14 11:01:53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86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6583<text:tab/>IN<text:tab/>DNAME<text:tab/>http.l2.l1.l0.nyucd.net.</text:p>
            <text:p>ivydate.com.nyud.net.<text:tab/>0<text:tab/>IN<text:tab/>CNAME<text:tab/>ivydate.com.http.l2.l1.l0.nyucd.net.</text:p>
            <text:p>ivydate.com.http.l2.l1.l0.nyucd.net. 50444 IN CNAME http.l2.l1.l0.nyucd.net.</text:p>
            <text:p>http.l2.l1.l0.nyucd.net. 29<text:tab/>IN<text:tab/>A<text:tab/>157.92.44.102</text:p>
            <text:p>http.l2.l1.l0.nyucd.net. 29<text:tab/>IN<text:tab/>A<text:tab/>192.42.83.251</text:p>
            <text:p>http.l2.l1.l0.nyucd.net. 29<text:tab/>IN<text:tab/>A<text:tab/>204.85.191.11</text:p>
            <text:p/>
            <text:p>;; Query time: 0 msec</text:p>
            <text:p>;; SERVER: 172.16.0.23#53(172.16.0.23)</text:p>
            <text:p>;; WHEN: Wed Dec 14 12:01:5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702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2984<text:tab/>IN<text:tab/>DNAME<text:tab/>http.l2.l1.l0.nyucd.net.</text:p>
            <text:p>ivydate.com.nyud.net.<text:tab/>0<text:tab/>IN<text:tab/>CNAME<text:tab/>ivydate.com.http.l2.l1.l0.nyucd.net.</text:p>
            <text:p>ivydate.com.http.l2.l1.l0.nyucd.net. 46845 IN CNAME http.l2.l1.l0.nyucd.net.</text:p>
            <text:p>http.l2.l1.l0.nyucd.net. 29<text:tab/>IN<text:tab/>A<text:tab/>143.107.111.235</text:p>
            <text:p>http.l2.l1.l0.nyucd.net. 29<text:tab/>IN<text:tab/>A<text:tab/>195.113.161.82</text:p>
            <text:p>http.l2.l1.l0.nyucd.net. 29<text:tab/>IN<text:tab/>A<text:tab/>200.0.206.168</text:p>
            <text:p/>
            <text:p>;; Query time: 0 msec</text:p>
            <text:p>;; SERVER: 172.16.0.23#53(172.16.0.23)</text:p>
            <text:p>;; WHEN: Wed Dec 14 13:01:5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778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9391<text:tab/>IN<text:tab/>DNAME<text:tab/>http.l2.l1.l0.nyucd.net.</text:p>
            <text:p>ivydate.com.nyud.net.<text:tab/>0<text:tab/>IN<text:tab/>CNAME<text:tab/>ivydate.com.http.l2.l1.l0.nyucd.net.</text:p>
            <text:p>ivydate.com.http.l2.l1.l0.nyucd.net. 43252 IN CNAME http.l2.l1.l0.nyucd.net.</text:p>
            <text:p>http.l2.l1.l0.nyucd.net. 29<text:tab/>IN<text:tab/>A<text:tab/>88.255.65.220</text:p>
            <text:p>http.l2.l1.l0.nyucd.net. 29<text:tab/>IN<text:tab/>A<text:tab/>129.82.12.187</text:p>
            <text:p>http.l2.l1.l0.nyucd.net. 29<text:tab/>IN<text:tab/>A<text:tab/>137.132.80.106</text:p>
            <text:p/>
            <text:p>;; Query time: 0 msec</text:p>
            <text:p>;; SERVER: 172.16.0.23#53(172.16.0.23)</text:p>
            <text:p>;; WHEN: Wed Dec 14 14:01:4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364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5699<text:tab/>IN<text:tab/>DNAME<text:tab/>http.l2.l1.l0.nyucd.net.</text:p>
            <text:p>ivydate.com.nyud.net.<text:tab/>0<text:tab/>IN<text:tab/>CNAME<text:tab/>ivydate.com.http.l2.l1.l0.nyucd.net.</text:p>
            <text:p>ivydate.com.http.l2.l1.l0.nyucd.net. 39560 IN CNAME http.l2.l1.l0.nyucd.net.</text:p>
            <text:p>http.l2.l1.l0.nyucd.net. 30<text:tab/>IN<text:tab/>A<text:tab/>165.230.49.115</text:p>
            <text:p>http.l2.l1.l0.nyucd.net. 30<text:tab/>IN<text:tab/>A<text:tab/>170.140.119.69</text:p>
            <text:p>http.l2.l1.l0.nyucd.net. 30<text:tab/>IN<text:tab/>A<text:tab/>128.252.19.18</text:p>
            <text:p/>
            <text:p>;; Query time: 0 msec</text:p>
            <text:p>;; SERVER: 172.16.0.23#53(172.16.0.23)</text:p>
            <text:p>;; WHEN: Wed Dec 14 15:03:1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180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2195<text:tab/>IN<text:tab/>DNAME<text:tab/>http.l2.l1.l0.nyucd.net.</text:p>
            <text:p>ivydate.com.nyud.net.<text:tab/>0<text:tab/>IN<text:tab/>CNAME<text:tab/>ivydate.com.http.l2.l1.l0.nyucd.net.</text:p>
            <text:p>ivydate.com.http.l2.l1.l0.nyucd.net. 36056 IN CNAME http.l2.l1.l0.nyucd.net.</text:p>
            <text:p>http.l2.l1.l0.nyucd.net. 26<text:tab/>IN<text:tab/>A<text:tab/>129.237.161.193</text:p>
            <text:p>http.l2.l1.l0.nyucd.net. 26<text:tab/>IN<text:tab/>A<text:tab/>192.42.83.250</text:p>
            <text:p>http.l2.l1.l0.nyucd.net. 26<text:tab/>IN<text:tab/>A<text:tab/>204.85.191.11</text:p>
            <text:p/>
            <text:p>;; Query time: 0 msec</text:p>
            <text:p>;; SERVER: 172.16.0.23#53(172.16.0.23)</text:p>
            <text:p>;; WHEN: Wed Dec 14 16:01:4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086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8565<text:tab/>IN<text:tab/>DNAME<text:tab/>http.l2.l1.l0.nyucd.net.</text:p>
            <text:p>ivydate.com.nyud.net.<text:tab/>0<text:tab/>IN<text:tab/>CNAME<text:tab/>ivydate.com.http.l2.l1.l0.nyucd.net.</text:p>
            <text:p>ivydate.com.http.l2.l1.l0.nyucd.net. 32426 IN CNAME http.l2.l1.l0.nyucd.net.</text:p>
            <text:p>http.l2.l1.l0.nyucd.net. 24<text:tab/>IN<text:tab/>A<text:tab/>128.112.139.43</text:p>
            <text:p>http.l2.l1.l0.nyucd.net. 24<text:tab/>IN<text:tab/>A<text:tab/>131.179.150.70</text:p>
            <text:p>http.l2.l1.l0.nyucd.net. 24<text:tab/>IN<text:tab/>A<text:tab/>157.92.44.102</text:p>
            <text:p/>
            <text:p>;; Query time: 0 msec</text:p>
            <text:p>;; SERVER: 172.16.0.23#53(172.16.0.23)</text:p>
            <text:p>;; WHEN: Wed Dec 14 17:02:1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598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4982<text:tab/>IN<text:tab/>DNAME<text:tab/>http.l2.l1.l0.nyucd.net.</text:p>
            <text:p>ivydate.com.nyud.net.<text:tab/>0<text:tab/>IN<text:tab/>CNAME<text:tab/>ivydate.com.http.l2.l1.l0.nyucd.net.</text:p>
            <text:p>ivydate.com.http.l2.l1.l0.nyucd.net. 28843 IN CNAME http.l2.l1.l0.nyucd.net.</text:p>
            <text:p>http.l2.l1.l0.nyucd.net. 29<text:tab/>IN<text:tab/>A<text:tab/>139.19.142.3</text:p>
            <text:p>http.l2.l1.l0.nyucd.net. 29<text:tab/>IN<text:tab/>A<text:tab/>195.113.161.83</text:p>
            <text:p>http.l2.l1.l0.nyucd.net. 29<text:tab/>IN<text:tab/>A<text:tab/>128.238.88.64</text:p>
            <text:p/>
            <text:p>;; Query time: 0 msec</text:p>
            <text:p>;; SERVER: 172.16.0.23#53(172.16.0.23)</text:p>
            <text:p>;; WHEN: Wed Dec 14 18:01:5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77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1374<text:tab/>IN<text:tab/>DNAME<text:tab/>http.l2.l1.l0.nyucd.net.</text:p>
            <text:p>ivydate.com.nyud.net.<text:tab/>0<text:tab/>IN<text:tab/>CNAME<text:tab/>ivydate.com.http.l2.l1.l0.nyucd.net.</text:p>
            <text:p>ivydate.com.http.l2.l1.l0.nyucd.net. 25235 IN CNAME http.l2.l1.l0.nyucd.net.</text:p>
            <text:p>http.l2.l1.l0.nyucd.net. 29<text:tab/>IN<text:tab/>A<text:tab/>195.113.161.82</text:p>
            <text:p>http.l2.l1.l0.nyucd.net. 29<text:tab/>IN<text:tab/>A<text:tab/>129.110.125.52</text:p>
            <text:p>http.l2.l1.l0.nyucd.net. 29<text:tab/>IN<text:tab/>A<text:tab/>140.112.107.82</text:p>
            <text:p/>
            <text:p>;; Query time: 0 msec</text:p>
            <text:p>;; SERVER: 172.16.0.23#53(172.16.0.23)</text:p>
            <text:p>;; WHEN: Wed Dec 14 19:02:02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978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7791<text:tab/>IN<text:tab/>DNAME<text:tab/>http.l2.l1.l0.nyucd.net.</text:p>
            <text:p>ivydate.com.nyud.net.<text:tab/>0<text:tab/>IN<text:tab/>CNAME<text:tab/>ivydate.com.http.l2.l1.l0.nyucd.net.</text:p>
            <text:p>ivydate.com.http.l2.l1.l0.nyucd.net. 21652 IN CNAME http.l2.l1.l0.nyucd.net.</text:p>
            <text:p>http.l2.l1.l0.nyucd.net. 29<text:tab/>IN<text:tab/>A<text:tab/>140.112.107.80</text:p>
            <text:p>http.l2.l1.l0.nyucd.net. 29<text:tab/>IN<text:tab/>A<text:tab/>129.93.229.138</text:p>
            <text:p>http.l2.l1.l0.nyucd.net. 29<text:tab/>IN<text:tab/>A<text:tab/>137.132.80.106</text:p>
            <text:p/>
            <text:p>;; Query time: 0 msec</text:p>
            <text:p>;; SERVER: 172.16.0.23#53(172.16.0.23)</text:p>
            <text:p>;; WHEN: Wed Dec 14 20:01:4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0438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4198<text:tab/>IN<text:tab/>DNAME<text:tab/>http.l2.l1.l0.nyucd.net.</text:p>
            <text:p>ivydate.com.nyud.net.<text:tab/>0<text:tab/>IN<text:tab/>CNAME<text:tab/>ivydate.com.http.l2.l1.l0.nyucd.net.</text:p>
            <text:p>ivydate.com.http.l2.l1.l0.nyucd.net. 18059 IN CNAME http.l2.l1.l0.nyucd.net.</text:p>
            <text:p>http.l2.l1.l0.nyucd.net. 27<text:tab/>IN<text:tab/>A<text:tab/>128.112.139.18</text:p>
            <text:p>http.l2.l1.l0.nyucd.net. 27<text:tab/>IN<text:tab/>A<text:tab/>139.19.142.4</text:p>
            <text:p>http.l2.l1.l0.nyucd.net. 27<text:tab/>IN<text:tab/>A<text:tab/>155.225.2.71</text:p>
            <text:p/>
            <text:p>;; Query time: 0 msec</text:p>
            <text:p>;; SERVER: 172.16.0.23#53(172.16.0.23)</text:p>
            <text:p>;; WHEN: Wed Dec 14 21:01:38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657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10557<text:tab/>IN<text:tab/>DNAME<text:tab/>http.l2.l1.l0.nyucd.net.</text:p>
            <text:p>ivydate.com.nyud.net.<text:tab/>0<text:tab/>IN<text:tab/>CNAME<text:tab/>ivydate.com.http.l2.l1.l0.nyucd.net.</text:p>
            <text:p>ivydate.com.http.l2.l1.l0.nyucd.net. 14418 IN CNAME http.l2.l1.l0.nyucd.net.</text:p>
            <text:p>http.l2.l1.l0.nyucd.net. 27<text:tab/>IN<text:tab/>A<text:tab/>155.225.2.72</text:p>
            <text:p>http.l2.l1.l0.nyucd.net. 27<text:tab/>IN<text:tab/>A<text:tab/>164.107.127.12</text:p>
            <text:p>http.l2.l1.l0.nyucd.net. 27<text:tab/>IN<text:tab/>A<text:tab/>128.59.20.227</text:p>
            <text:p/>
            <text:p>;; Query time: 0 msec</text:p>
            <text:p>;; SERVER: 172.16.0.23#53(172.16.0.23)</text:p>
            <text:p>;; WHEN: Wed Dec 14 22:02:2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726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975<text:tab/>IN<text:tab/>DNAME<text:tab/>http.l2.l1.l0.nyucd.net.</text:p>
            <text:p>ivydate.com.nyud.net.<text:tab/>0<text:tab/>IN<text:tab/>CNAME<text:tab/>ivydate.com.http.l2.l1.l0.nyucd.net.</text:p>
            <text:p>ivydate.com.http.l2.l1.l0.nyucd.net. 10836 IN CNAME http.l2.l1.l0.nyucd.net.</text:p>
            <text:p>http.l2.l1.l0.nyucd.net. 57<text:tab/>IN<text:tab/>A<text:tab/>141.212.113.178</text:p>
            <text:p>http.l2.l1.l0.nyucd.net. 57<text:tab/>IN<text:tab/>A<text:tab/>192.42.83.253</text:p>
            <text:p>http.l2.l1.l0.nyucd.net. 57<text:tab/>IN<text:tab/>A<text:tab/>140.192.249.204</text:p>
            <text:p/>
            <text:p>;; Query time: 0 msec</text:p>
            <text:p>;; SERVER: 172.16.0.23#53(172.16.0.23)</text:p>
            <text:p>;; WHEN: Wed Dec 14 23:02:01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832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338<text:tab/>IN<text:tab/>DNAME<text:tab/>http.l2.l1.l0.nyucd.net.</text:p>
            <text:p>ivydate.com.nyud.net.<text:tab/>0<text:tab/>IN<text:tab/>CNAME<text:tab/>ivydate.com.http.l2.l1.l0.nyucd.net.</text:p>
            <text:p>ivydate.com.http.l2.l1.l0.nyucd.net. 7199 IN CNAME http.l2.l1.l0.nyucd.net.</text:p>
            <text:p>http.l2.l1.l0.nyucd.net. 19<text:tab/>IN<text:tab/>A<text:tab/>129.22.150.78</text:p>
            <text:p>http.l2.l1.l0.nyucd.net. 19<text:tab/>IN<text:tab/>A<text:tab/>131.247.2.242</text:p>
            <text:p>http.l2.l1.l0.nyucd.net. 19<text:tab/>IN<text:tab/>A<text:tab/>155.98.35.8</text:p>
            <text:p/>
            <text:p>;; Query time: 0 msec</text:p>
            <text:p>;; SERVER: 172.16.0.23#53(172.16.0.23)</text:p>
            <text:p>;; WHEN: Thu Dec 15 00:02:38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367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86287<text:tab/>IN<text:tab/>DNAME<text:tab/>http.l2.l1.l0.nyucd.net.</text:p>
            <text:p>ivydate.com.nyud.net.<text:tab/>0<text:tab/>IN<text:tab/>CNAME<text:tab/>ivydate.com.http.l2.l1.l0.nyucd.net.</text:p>
            <text:p>ivydate.com.http.l2.l1.l0.nyucd.net. 3631 IN CNAME http.l2.l1.l0.nyucd.net.</text:p>
            <text:p>http.l2.l1.l0.nyucd.net. 59<text:tab/>IN<text:tab/>A<text:tab/>198.133.224.147</text:p>
            <text:p>http.l2.l1.l0.nyucd.net. 59<text:tab/>IN<text:tab/>A<text:tab/>140.192.249.203</text:p>
            <text:p>http.l2.l1.l0.nyucd.net. 59<text:tab/>IN<text:tab/>A<text:tab/>192.42.83.252</text:p>
            <text:p/>
            <text:p>;; Query time: 0 msec</text:p>
            <text:p>;; SERVER: 172.16.0.23#53(172.16.0.23)</text:p>
            <text:p>;; WHEN: Thu Dec 15 01:02:06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connection timed out; no servers could be reached</text:p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566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9093<text:tab/>IN<text:tab/>DNAME<text:tab/>http.l2.l1.l0.nyucd.net.</text:p>
            <text:p>ivydate.com.nyud.net.<text:tab/>0<text:tab/>IN<text:tab/>CNAME<text:tab/>ivydate.com.http.l2.l1.l0.nyucd.net.</text:p>
            <text:p>ivydate.com.http.l2.l1.l0.nyucd.net. 82853 IN CNAME http.l2.l1.l0.nyucd.net.</text:p>
            <text:p>http.l2.l1.l0.nyucd.net. 29<text:tab/>IN<text:tab/>A<text:tab/>132.170.3.33</text:p>
            <text:p>http.l2.l1.l0.nyucd.net. 29<text:tab/>IN<text:tab/>A<text:tab/>216.165.109.79</text:p>
            <text:p>http.l2.l1.l0.nyucd.net. 29<text:tab/>IN<text:tab/>A<text:tab/>128.220.231.2</text:p>
            <text:p/>
            <text:p>;; Query time: 0 msec</text:p>
            <text:p>;; SERVER: 172.16.0.23#53(172.16.0.23)</text:p>
            <text:p>;; WHEN: Thu Dec 15 03:02:00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634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5442<text:tab/>IN<text:tab/>DNAME<text:tab/>http.l2.l1.l0.nyucd.net.</text:p>
            <text:p>ivydate.com.nyud.net.<text:tab/>0<text:tab/>IN<text:tab/>CNAME<text:tab/>ivydate.com.http.l2.l1.l0.nyucd.net.</text:p>
            <text:p>ivydate.com.http.l2.l1.l0.nyucd.net. 79202 IN CNAME http.l2.l1.l0.nyucd.net.</text:p>
            <text:p>http.l2.l1.l0.nyucd.net. 25<text:tab/>IN<text:tab/>A<text:tab/>157.92.44.102</text:p>
            <text:p>http.l2.l1.l0.nyucd.net. 25<text:tab/>IN<text:tab/>A<text:tab/>192.33.90.66</text:p>
            <text:p>http.l2.l1.l0.nyucd.net. 25<text:tab/>IN<text:tab/>A<text:tab/>140.192.249.203</text:p>
            <text:p/>
            <text:p>;; Query time: 0 msec</text:p>
            <text:p>;; SERVER: 172.16.0.23#53(172.16.0.23)</text:p>
            <text:p>;; WHEN: Thu Dec 15 04:02:51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903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71902<text:tab/>IN<text:tab/>DNAME<text:tab/>http.l2.l1.l0.nyucd.net.</text:p>
            <text:p>ivydate.com.nyud.net.<text:tab/>0<text:tab/>IN<text:tab/>CNAME<text:tab/>ivydate.com.http.l2.l1.l0.nyucd.net.</text:p>
            <text:p>ivydate.com.http.l2.l1.l0.nyucd.net. 75662 IN CNAME http.l2.l1.l0.nyucd.net.</text:p>
            <text:p>http.l2.l1.l0.nyucd.net. 29<text:tab/>IN<text:tab/>A<text:tab/>155.225.2.71</text:p>
            <text:p>http.l2.l1.l0.nyucd.net. 29<text:tab/>IN<text:tab/>A<text:tab/>129.82.12.187</text:p>
            <text:p>http.l2.l1.l0.nyucd.net. 29<text:tab/>IN<text:tab/>A<text:tab/>139.19.142.4</text:p>
            <text:p/>
            <text:p>;; Query time: 0 msec</text:p>
            <text:p>;; SERVER: 172.16.0.23#53(172.16.0.23)</text:p>
            <text:p>;; WHEN: Thu Dec 15 05:01:51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830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8260<text:tab/>IN<text:tab/>DNAME<text:tab/>http.l2.l1.l0.nyucd.net.</text:p>
            <text:p>ivydate.com.nyud.net.<text:tab/>0<text:tab/>IN<text:tab/>CNAME<text:tab/>ivydate.com.http.l2.l1.l0.nyucd.net.</text:p>
            <text:p>ivydate.com.http.l2.l1.l0.nyucd.net. 72020 IN CNAME http.l2.l1.l0.nyucd.net.</text:p>
            <text:p>http.l2.l1.l0.nyucd.net. 29<text:tab/>IN<text:tab/>A<text:tab/>129.237.161.193</text:p>
            <text:p>http.l2.l1.l0.nyucd.net. 29<text:tab/>IN<text:tab/>A<text:tab/>139.19.142.1</text:p>
            <text:p>http.l2.l1.l0.nyucd.net. 29<text:tab/>IN<text:tab/>A<text:tab/>129.74.74.19</text:p>
            <text:p/>
            <text:p>;; Query time: 0 msec</text:p>
            <text:p>;; SERVER: 172.16.0.23#53(172.16.0.23)</text:p>
            <text:p>;; WHEN: Thu Dec 15 06:02:33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651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4699<text:tab/>IN<text:tab/>DNAME<text:tab/>http.l2.l1.l0.nyucd.net.</text:p>
            <text:p>ivydate.com.nyud.net.<text:tab/>0<text:tab/>IN<text:tab/>CNAME<text:tab/>ivydate.com.http.l2.l1.l0.nyucd.net.</text:p>
            <text:p>ivydate.com.http.l2.l1.l0.nyucd.net. 68459 IN CNAME http.l2.l1.l0.nyucd.net.</text:p>
            <text:p>http.l2.l1.l0.nyucd.net. 30<text:tab/>IN<text:tab/>A<text:tab/>128.163.142.20</text:p>
            <text:p>http.l2.l1.l0.nyucd.net. 30<text:tab/>IN<text:tab/>A<text:tab/>141.219.252.132</text:p>
            <text:p>http.l2.l1.l0.nyucd.net. 30<text:tab/>IN<text:tab/>A<text:tab/>169.235.24.133</text:p>
            <text:p/>
            <text:p>;; Query time: 0 msec</text:p>
            <text:p>;; SERVER: 172.16.0.23#53(172.16.0.23)</text:p>
            <text:p>;; WHEN: Thu Dec 15 07:01:5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9396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61099<text:tab/>IN<text:tab/>DNAME<text:tab/>http.l2.l1.l0.nyucd.net.</text:p>
            <text:p>ivydate.com.nyud.net.<text:tab/>0<text:tab/>IN<text:tab/>CNAME<text:tab/>ivydate.com.http.l2.l1.l0.nyucd.net.</text:p>
            <text:p>ivydate.com.http.l2.l1.l0.nyucd.net. 64859 IN CNAME http.l2.l1.l0.nyucd.net.</text:p>
            <text:p>http.l2.l1.l0.nyucd.net. 24<text:tab/>IN<text:tab/>A<text:tab/>140.112.107.80</text:p>
            <text:p>http.l2.l1.l0.nyucd.net. 24<text:tab/>IN<text:tab/>A<text:tab/>128.10.19.53</text:p>
            <text:p>http.l2.l1.l0.nyucd.net. 24<text:tab/>IN<text:tab/>A<text:tab/>129.82.12.187</text:p>
            <text:p/>
            <text:p>;; Query time: 0 msec</text:p>
            <text:p>;; SERVER: 172.16.0.23#53(172.16.0.23)</text:p>
            <text:p>;; WHEN: Thu Dec 15 08:01:5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37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7453<text:tab/>IN<text:tab/>DNAME<text:tab/>http.l2.l1.l0.nyucd.net.</text:p>
            <text:p>ivydate.com.nyud.net.<text:tab/>0<text:tab/>IN<text:tab/>CNAME<text:tab/>ivydate.com.http.l2.l1.l0.nyucd.net.</text:p>
            <text:p>ivydate.com.http.l2.l1.l0.nyucd.net. 61213 IN CNAME http.l2.l1.l0.nyucd.net.</text:p>
            <text:p>http.l2.l1.l0.nyucd.net. 26<text:tab/>IN<text:tab/>A<text:tab/>142.150.238.13</text:p>
            <text:p>http.l2.l1.l0.nyucd.net. 26<text:tab/>IN<text:tab/>A<text:tab/>160.36.57.173</text:p>
            <text:p>http.l2.l1.l0.nyucd.net. 26<text:tab/>IN<text:tab/>A<text:tab/>128.112.139.43</text:p>
            <text:p/>
            <text:p>;; Query time: 0 msec</text:p>
            <text:p>;; SERVER: 172.16.0.23#53(172.16.0.23)</text:p>
            <text:p>;; WHEN: Thu Dec 15 09:02:3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54302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3889<text:tab/>IN<text:tab/>DNAME<text:tab/>http.l2.l1.l0.nyucd.net.</text:p>
            <text:p>ivydate.com.nyud.net.<text:tab/>0<text:tab/>IN<text:tab/>CNAME<text:tab/>ivydate.com.http.l2.l1.l0.nyucd.net.</text:p>
            <text:p>ivydate.com.http.l2.l1.l0.nyucd.net. 57649 IN CNAME http.l2.l1.l0.nyucd.net.</text:p>
            <text:p>http.l2.l1.l0.nyucd.net. 20<text:tab/>IN<text:tab/>A<text:tab/>128.238.88.65</text:p>
            <text:p>http.l2.l1.l0.nyucd.net. 20<text:tab/>IN<text:tab/>A<text:tab/>132.170.3.33</text:p>
            <text:p>http.l2.l1.l0.nyucd.net. 20<text:tab/>IN<text:tab/>A<text:tab/>203.178.133.2</text:p>
            <text:p/>
            <text:p>;; Query time: 0 msec</text:p>
            <text:p>;; SERVER: 172.16.0.23#53(172.16.0.23)</text:p>
            <text:p>;; WHEN: Thu Dec 15 10:02:03 2011</text:p>
            <text:p>;; MSG SIZE <text:s/>rcvd: 163</text:p>
            <text:p/>
            <text:p/>
          </table:table-cell>
          <table:table-cell/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9251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50303<text:tab/>IN<text:tab/>DNAME<text:tab/>http.l2.l1.l0.nyucd.net.</text:p>
            <text:p>ivydate.com.nyud.net.<text:tab/>0<text:tab/>IN<text:tab/>CNAME<text:tab/>ivydate.com.http.l2.l1.l0.nyucd.net.</text:p>
            <text:p>ivydate.com.http.l2.l1.l0.nyucd.net. 54063 IN CNAME http.l2.l1.l0.nyucd.net.</text:p>
            <text:p>http.l2.l1.l0.nyucd.net. 27<text:tab/>IN<text:tab/>A<text:tab/>129.74.74.20</text:p>
            <text:p>http.l2.l1.l0.nyucd.net. 27<text:tab/>IN<text:tab/>A<text:tab/>142.103.2.2</text:p>
            <text:p>http.l2.l1.l0.nyucd.net. 27<text:tab/>IN<text:tab/>A<text:tab/>128.220.231.4</text:p>
            <text:p/>
            <text:p>;; Query time: 0 msec</text:p>
            <text:p>;; SERVER: 172.16.0.23#53(172.16.0.23)</text:p>
            <text:p>;; WHEN: Thu Dec 15 11:01:49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13710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6705<text:tab/>IN<text:tab/>DNAME<text:tab/>http.l2.l1.l0.nyucd.net.</text:p>
            <text:p>ivydate.com.nyud.net.<text:tab/>0<text:tab/>IN<text:tab/>CNAME<text:tab/>ivydate.com.http.l2.l1.l0.nyucd.net.</text:p>
            <text:p>ivydate.com.http.l2.l1.l0.nyucd.net. 50465 IN CNAME http.l2.l1.l0.nyucd.net.</text:p>
            <text:p>http.l2.l1.l0.nyucd.net. 30<text:tab/>IN<text:tab/>A<text:tab/>128.208.4.199</text:p>
            <text:p>http.l2.l1.l0.nyucd.net. 30<text:tab/>IN<text:tab/>A<text:tab/>141.212.113.178</text:p>
            <text:p>http.l2.l1.l0.nyucd.net. 30<text:tab/>IN<text:tab/>A<text:tab/>128.59.20.227</text:p>
            <text:p/>
            <text:p>;; Query time: 0 msec</text:p>
            <text:p>;; SERVER: 172.16.0.23#53(172.16.0.23)</text:p>
            <text:p>;; WHEN: Thu Dec 15 12:01:47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5398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42857<text:tab/>IN<text:tab/>DNAME<text:tab/>http.l2.l1.l0.nyucd.net.</text:p>
            <text:p>ivydate.com.nyud.net.<text:tab/>0<text:tab/>IN<text:tab/>CNAME<text:tab/>ivydate.com.http.l2.l1.l0.nyucd.net.</text:p>
            <text:p>ivydate.com.http.l2.l1.l0.nyucd.net. 46617 IN CNAME http.l2.l1.l0.nyucd.net.</text:p>
            <text:p>http.l2.l1.l0.nyucd.net. 29<text:tab/>IN<text:tab/>A<text:tab/>200.0.206.202</text:p>
            <text:p>http.l2.l1.l0.nyucd.net. 29<text:tab/>IN<text:tab/>A<text:tab/>128.208.4.199</text:p>
            <text:p>http.l2.l1.l0.nyucd.net. 29<text:tab/>IN<text:tab/>A<text:tab/>139.19.142.6</text:p>
            <text:p/>
            <text:p>;; Query time: 0 msec</text:p>
            <text:p>;; SERVER: 172.16.0.23#53(172.16.0.23)</text:p>
            <text:p>;; WHEN: Thu Dec 15 13:05:5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46777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9377<text:tab/>IN<text:tab/>DNAME<text:tab/>http.l2.l1.l0.nyucd.net.</text:p>
            <text:p>ivydate.com.nyud.net.<text:tab/>0<text:tab/>IN<text:tab/>CNAME<text:tab/>ivydate.com.http.l2.l1.l0.nyucd.net.</text:p>
            <text:p>ivydate.com.http.l2.l1.l0.nyucd.net. 43137 IN CNAME http.l2.l1.l0.nyucd.net.</text:p>
            <text:p>http.l2.l1.l0.nyucd.net. 27<text:tab/>IN<text:tab/>A<text:tab/>128.238.88.65</text:p>
            <text:p>http.l2.l1.l0.nyucd.net. 27<text:tab/>IN<text:tab/>A<text:tab/>129.82.12.188</text:p>
            <text:p>http.l2.l1.l0.nyucd.net. 27<text:tab/>IN<text:tab/>A<text:tab/>132.170.3.33</text:p>
            <text:p/>
            <text:p>;; Query time: 0 msec</text:p>
            <text:p>;; SERVER: 172.16.0.23#53(172.16.0.23)</text:p>
            <text:p>;; WHEN: Thu Dec 15 14:03:5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97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5909<text:tab/>IN<text:tab/>DNAME<text:tab/>http.l2.l1.l0.nyucd.net.</text:p>
            <text:p>ivydate.com.nyud.net.<text:tab/>0<text:tab/>IN<text:tab/>CNAME<text:tab/>ivydate.com.http.l2.l1.l0.nyucd.net.</text:p>
            <text:p>ivydate.com.http.l2.l1.l0.nyucd.net. 39669 IN CNAME http.l2.l1.l0.nyucd.net.</text:p>
            <text:p>http.l2.l1.l0.nyucd.net. 26<text:tab/>IN<text:tab/>A<text:tab/>129.82.12.188</text:p>
            <text:p>http.l2.l1.l0.nyucd.net. 26<text:tab/>IN<text:tab/>A<text:tab/>141.161.20.33</text:p>
            <text:p>http.l2.l1.l0.nyucd.net. 26<text:tab/>IN<text:tab/>A<text:tab/>169.226.40.2</text:p>
            <text:p/>
            <text:p>;; Query time: 0 msec</text:p>
            <text:p>;; SERVER: 172.16.0.23#53(172.16.0.23)</text:p>
            <text:p>;; WHEN: Thu Dec 15 15:01:43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28034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32297<text:tab/>IN<text:tab/>DNAME<text:tab/>http.l2.l1.l0.nyucd.net.</text:p>
            <text:p>ivydate.com.nyud.net.<text:tab/>0<text:tab/>IN<text:tab/>CNAME<text:tab/>ivydate.com.http.l2.l1.l0.nyucd.net.</text:p>
            <text:p>ivydate.com.http.l2.l1.l0.nyucd.net. 36057 IN CNAME http.l2.l1.l0.nyucd.net.</text:p>
            <text:p>http.l2.l1.l0.nyucd.net. 22<text:tab/>IN<text:tab/>A<text:tab/>129.107.35.131</text:p>
            <text:p>http.l2.l1.l0.nyucd.net. 22<text:tab/>IN<text:tab/>A<text:tab/>155.98.35.5</text:p>
            <text:p>http.l2.l1.l0.nyucd.net. 22<text:tab/>IN<text:tab/>A<text:tab/>204.85.191.11</text:p>
            <text:p/>
            <text:p>;; Query time: 0 msec</text:p>
            <text:p>;; SERVER: 172.16.0.23#53(172.16.0.23)</text:p>
            <text:p>;; WHEN: Thu Dec 15 16:01:55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33155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8590<text:tab/>IN<text:tab/>DNAME<text:tab/>http.l2.l1.l0.nyucd.net.</text:p>
            <text:p>ivydate.com.nyud.net.<text:tab/>0<text:tab/>IN<text:tab/>CNAME<text:tab/>ivydate.com.http.l2.l1.l0.nyucd.net.</text:p>
            <text:p>ivydate.com.http.l2.l1.l0.nyucd.net. 32350 IN CNAME http.l2.l1.l0.nyucd.net.</text:p>
            <text:p>http.l2.l1.l0.nyucd.net. 26<text:tab/>IN<text:tab/>A<text:tab/>169.235.24.232</text:p>
            <text:p>http.l2.l1.l0.nyucd.net. 26<text:tab/>IN<text:tab/>A<text:tab/>143.107.111.234</text:p>
            <text:p>http.l2.l1.l0.nyucd.net. 26<text:tab/>IN<text:tab/>A<text:tab/>155.225.2.71</text:p>
            <text:p/>
            <text:p>;; Query time: 0 msec</text:p>
            <text:p>;; SERVER: 172.16.0.23#53(172.16.0.23)</text:p>
            <text:p>;; WHEN: Thu Dec 15 17:03:41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057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5087<text:tab/>IN<text:tab/>DNAME<text:tab/>http.l2.l1.l0.nyucd.net.</text:p>
            <text:p>ivydate.com.nyud.net.<text:tab/>0<text:tab/>IN<text:tab/>CNAME<text:tab/>ivydate.com.http.l2.l1.l0.nyucd.net.</text:p>
            <text:p>ivydate.com.http.l2.l1.l0.nyucd.net. 28847 IN CNAME http.l2.l1.l0.nyucd.net.</text:p>
            <text:p>http.l2.l1.l0.nyucd.net. 28<text:tab/>IN<text:tab/>A<text:tab/>200.19.159.35</text:p>
            <text:p>http.l2.l1.l0.nyucd.net. 28<text:tab/>IN<text:tab/>A<text:tab/>128.59.20.227</text:p>
            <text:p>http.l2.l1.l0.nyucd.net. 28<text:tab/>IN<text:tab/>A<text:tab/>160.36.57.173</text:p>
            <text:p/>
            <text:p>;; Query time: 0 msec</text:p>
            <text:p>;; SERVER: 172.16.0.23#53(172.16.0.23)</text:p>
            <text:p>;; WHEN: Thu Dec 15 18:02:04 2011</text:p>
            <text:p>;; MSG SIZE <text:s/>rcvd: 163</text:p>
            <text:p/>
            <text:p/>
          </table:table-cell>
          <table:table-cell office:value-type="string">
            <text:p/>
            <text:p>; &lt;&lt;&gt;&gt; DiG 9.7.3 &lt;&lt;&gt;&gt; ivydate.com.nyud.net</text:p>
            <text:p>;; global options: +cmd</text:p>
            <text:p>;; Got answer:</text:p>
            <text:p>;; -&gt;&gt;HEADER&lt;&lt;- opcode: QUERY, status: NOERROR, id: 63669</text:p>
            <text:p>;; flags: qr rd ra; QUERY: 1, ANSWER: 6, AUTHORITY: 0, ADDITIONAL: 0</text:p>
            <text:p/>
            <text:p>;; QUESTION SECTION:</text:p>
            <text:p>;ivydate.com.nyud.net.<text:tab/><text:tab/>IN<text:tab/>A</text:p>
            <text:p/>
            <text:p>;; ANSWER SECTION:</text:p>
            <text:p>nyud.net.<text:tab/><text:tab/>21503<text:tab/>IN<text:tab/>DNAME<text:tab/>http.l2.l1.l0.nyucd.net.</text:p>
            <text:p>ivydate.com.nyud.net.<text:tab/>0<text:tab/>IN<text:tab/>CNAME<text:tab/>ivydate.com.http.l2.l1.l0.nyucd.net.</text:p>
            <text:p>ivydate.com.http.l2.l1.l0.nyucd.net. 25263 IN CNAME http.l2.l1.l0.nyucd.net.</text:p>
            <text:p>http.l2.l1.l0.nyucd.net. 29<text:tab/>IN<text:tab/>A<text:tab/>128.238.88.65</text:p>
            <text:p>http.l2.l1.l0.nyucd.net. 29<text:tab/>IN<text:tab/>A<text:tab/>129.82.12.188</text:p>
            <text:p>http.l2.l1.l0.nyucd.net. 29<text:tab/>IN<text:tab/>A<text:tab/>141.161.20.33</text:p>
            <text:p/>
            <text:p>;; Query time: 0 msec</text:p>
            <text:p>;; SERVER: 172.16.0.23#53(172.16.0.23)</text:p>
            <text:p>;; WHEN: Thu Dec 15 19:01:48 2011</text:p>
            <text:p>;; MSG SIZE <text:s/>rcvd: 163</text:p>
            <text:p/>
            <text:p/>
          </table:table-cell>
          <table:table-cell table:number-columns-repeated="967"/>
        </table:table-row>
        <table:table-row table:style-name="ro2">
          <table:table-cell office:value-type="string">
            <text:p>host_ip-10-244-177-91 .. wikipedia.org</text:p>
          </table:table-cell>
          <table:table-cell table:number-columns-repeated="10"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550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1 msec</text:p>
            <text:p>;; SERVER: 172.16.0.23#53(172.16.0.23)</text:p>
            <text:p>;; WHEN: Wed Dec 14 02:01:0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646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7<text:tab/>IN<text:tab/>A<text:tab/>208.80.152.201</text:p>
            <text:p/>
            <text:p>;; Query time: 0 msec</text:p>
            <text:p>;; SERVER: 172.16.0.23#53(172.16.0.23)</text:p>
            <text:p>;; WHEN: Wed Dec 14 03:00:2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019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993<text:tab/>IN<text:tab/>A<text:tab/>208.80.152.201</text:p>
            <text:p/>
            <text:p>;; Query time: 0 msec</text:p>
            <text:p>;; SERVER: 172.16.0.23#53(172.16.0.23)</text:p>
            <text:p>;; WHEN: Wed Dec 14 04:00:23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66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5:01:3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322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59<text:tab/>IN<text:tab/>A<text:tab/>208.80.152.201</text:p>
            <text:p/>
            <text:p>;; Query time: 0 msec</text:p>
            <text:p>;; SERVER: 172.16.0.23#53(172.16.0.23)</text:p>
            <text:p>;; WHEN: Wed Dec 14 06:00:3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250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07:00:2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478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<text:tab/>IN<text:tab/>A<text:tab/>208.80.152.201</text:p>
            <text:p/>
            <text:p>;; Query time: 0 msec</text:p>
            <text:p>;; SERVER: 172.16.0.23#53(172.16.0.23)</text:p>
            <text:p>;; WHEN: Wed Dec 14 08:00:1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766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061<text:tab/>IN<text:tab/>A<text:tab/>208.80.152.201</text:p>
            <text:p/>
            <text:p>;; Query time: 3 msec</text:p>
            <text:p>;; SERVER: 172.16.0.23#53(172.16.0.23)</text:p>
            <text:p>;; WHEN: Wed Dec 14 09:00:1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477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537<text:tab/>IN<text:tab/>A<text:tab/>208.80.152.201</text:p>
            <text:p/>
            <text:p>;; Query time: 0 msec</text:p>
            <text:p>;; SERVER: 172.16.0.23#53(172.16.0.23)</text:p>
            <text:p>;; WHEN: Wed Dec 14 10:00:2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1350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1:00:2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910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2:00:2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134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8<text:tab/>IN<text:tab/>A<text:tab/>208.80.152.201</text:p>
            <text:p/>
            <text:p>;; Query time: 0 msec</text:p>
            <text:p>;; SERVER: 172.16.0.23#53(172.16.0.23)</text:p>
            <text:p>;; WHEN: Wed Dec 14 13:00:1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629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585<text:tab/>IN<text:tab/>A<text:tab/>208.80.152.201</text:p>
            <text:p/>
            <text:p>;; Query time: 0 msec</text:p>
            <text:p>;; SERVER: 172.16.0.23#53(172.16.0.23)</text:p>
            <text:p>;; WHEN: Wed Dec 14 14:00:1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388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5:00:1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6327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<text:tab/>IN<text:tab/>A<text:tab/>208.80.152.201</text:p>
            <text:p/>
            <text:p>;; Query time: 0 msec</text:p>
            <text:p>;; SERVER: 172.16.0.23#53(172.16.0.23)</text:p>
            <text:p>;; WHEN: Wed Dec 14 16:00:1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309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17:00:1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385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<text:tab/>IN<text:tab/>A<text:tab/>208.80.152.201</text:p>
            <text:p/>
            <text:p>;; Query time: 0 msec</text:p>
            <text:p>;; SERVER: 172.16.0.23#53(172.16.0.23)</text:p>
            <text:p>;; WHEN: Wed Dec 14 18:00:15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202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709<text:tab/>IN<text:tab/>A<text:tab/>208.80.152.201</text:p>
            <text:p/>
            <text:p>;; Query time: 0 msec</text:p>
            <text:p>;; SERVER: 172.16.0.23#53(172.16.0.23)</text:p>
            <text:p>;; WHEN: Wed Dec 14 19:00:1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933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20:00:1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081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5<text:tab/>IN<text:tab/>A<text:tab/>208.80.152.201</text:p>
            <text:p/>
            <text:p>;; Query time: 0 msec</text:p>
            <text:p>;; SERVER: 172.16.0.23#53(172.16.0.23)</text:p>
            <text:p>;; WHEN: Wed Dec 14 21:00:11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561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Wed Dec 14 22:00:5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296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2<text:tab/>IN<text:tab/>A<text:tab/>208.80.152.201</text:p>
            <text:p/>
            <text:p>;; Query time: 0 msec</text:p>
            <text:p>;; SERVER: 172.16.0.23#53(172.16.0.23)</text:p>
            <text:p>;; WHEN: Wed Dec 14 23:00:2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293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0:00:13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116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1:00:3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151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17<text:tab/>IN<text:tab/>A<text:tab/>208.80.152.201</text:p>
            <text:p/>
            <text:p>;; Query time: 0 msec</text:p>
            <text:p>;; SERVER: 172.16.0.23#53(172.16.0.23)</text:p>
            <text:p>;; WHEN: Thu Dec 15 02:00:17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631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17<text:tab/>IN<text:tab/>A<text:tab/>208.80.152.201</text:p>
            <text:p/>
            <text:p>;; Query time: 0 msec</text:p>
            <text:p>;; SERVER: 172.16.0.23#53(172.16.0.23)</text:p>
            <text:p>;; WHEN: Thu Dec 15 03:00:21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263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Thu Dec 15 04:01:1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803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55<text:tab/>IN<text:tab/>A<text:tab/>208.80.152.201</text:p>
            <text:p/>
            <text:p>;; Query time: 0 msec</text:p>
            <text:p>;; SERVER: 172.16.0.23#53(172.16.0.23)</text:p>
            <text:p>;; WHEN: Thu Dec 15 05:00:1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906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6:00:10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286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07:00:23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816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5<text:tab/>IN<text:tab/>A<text:tab/>208.80.152.201</text:p>
            <text:p/>
            <text:p>;; Query time: 0 msec</text:p>
            <text:p>;; SERVER: 172.16.0.23#53(172.16.0.23)</text:p>
            <text:p>;; WHEN: Thu Dec 15 08:00:1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408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Thu Dec 15 09:00:1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693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946<text:tab/>IN<text:tab/>A<text:tab/>208.80.152.201</text:p>
            <text:p/>
            <text:p>;; Query time: 0 msec</text:p>
            <text:p>;; SERVER: 172.16.0.23#53(172.16.0.23)</text:p>
            <text:p>;; WHEN: Thu Dec 15 10:00:27 2011</text:p>
            <text:p>;; MSG SIZE <text:s/>rcvd: 47</text:p>
            <text:p/>
            <text:p/>
          </table:table-cell>
          <table:table-cell/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1259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417<text:tab/>IN<text:tab/>A<text:tab/>208.80.152.201</text:p>
            <text:p/>
            <text:p>;; Query time: 0 msec</text:p>
            <text:p>;; SERVER: 172.16.0.23#53(172.16.0.23)</text:p>
            <text:p>;; WHEN: Thu Dec 15 11:00:2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5324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9<text:tab/>IN<text:tab/>A<text:tab/>208.80.152.201</text:p>
            <text:p/>
            <text:p>;; Query time: 0 msec</text:p>
            <text:p>;; SERVER: 172.16.0.23#53(172.16.0.23)</text:p>
            <text:p>;; WHEN: Thu Dec 15 12:00:20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44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7<text:tab/>IN<text:tab/>A<text:tab/>208.80.152.201</text:p>
            <text:p/>
            <text:p>;; Query time: 0 msec</text:p>
            <text:p>;; SERVER: 172.16.0.23#53(172.16.0.23)</text:p>
            <text:p>;; WHEN: Thu Dec 15 13:00:12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5343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600<text:tab/>IN<text:tab/>A<text:tab/>208.80.152.201</text:p>
            <text:p/>
            <text:p>;; Query time: 0 msec</text:p>
            <text:p>;; SERVER: 172.16.0.23#53(172.16.0.23)</text:p>
            <text:p>;; WHEN: Thu Dec 15 14:00:4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3066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9<text:tab/>IN<text:tab/>A<text:tab/>208.80.152.201</text:p>
            <text:p/>
            <text:p>;; Query time: 0 msec</text:p>
            <text:p>;; SERVER: 172.16.0.23#53(172.16.0.23)</text:p>
            <text:p>;; WHEN: Thu Dec 15 15:00:14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11792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78<text:tab/>IN<text:tab/>A<text:tab/>208.80.152.201</text:p>
            <text:p/>
            <text:p>;; Query time: 0 msec</text:p>
            <text:p>;; SERVER: 172.16.0.23#53(172.16.0.23)</text:p>
            <text:p>;; WHEN: Thu Dec 15 16:00:18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33481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2051<text:tab/>IN<text:tab/>A<text:tab/>208.80.152.201</text:p>
            <text:p/>
            <text:p>;; Query time: 1 msec</text:p>
            <text:p>;; SERVER: 172.16.0.23#53(172.16.0.23)</text:p>
            <text:p>;; WHEN: Thu Dec 15 17:00:26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49435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3598<text:tab/>IN<text:tab/>A<text:tab/>208.80.152.201</text:p>
            <text:p/>
            <text:p>;; Query time: 0 msec</text:p>
            <text:p>;; SERVER: 172.16.0.23#53(172.16.0.23)</text:p>
            <text:p>;; WHEN: Thu Dec 15 18:00:29 2011</text:p>
            <text:p>;; MSG SIZE <text:s/>rcvd: 47</text:p>
            <text:p/>
            <text:p/>
          </table:table-cell>
          <table:table-cell office:value-type="string">
            <text:p/>
            <text:p>; &lt;&lt;&gt;&gt; DiG 9.7.3 &lt;&lt;&gt;&gt; wikipedia.org</text:p>
            <text:p>;; global options: +cmd</text:p>
            <text:p>;; Got answer:</text:p>
            <text:p>;; -&gt;&gt;HEADER&lt;&lt;- opcode: QUERY, status: NOERROR, id: 57688</text:p>
            <text:p>;; flags: qr rd ra; QUERY: 1, ANSWER: 1, AUTHORITY: 0, ADDITIONAL: 0</text:p>
            <text:p/>
            <text:p>;; QUESTION SECTION:</text:p>
            <text:p>;wikipedia.org.<text:tab/><text:tab/><text:tab/>IN<text:tab/>A</text:p>
            <text:p/>
            <text:p>;; ANSWER SECTION:</text:p>
            <text:p>wikipedia.org.<text:tab/><text:tab/>9<text:tab/>IN<text:tab/>A<text:tab/>208.80.152.201</text:p>
            <text:p/>
            <text:p>;; Query time: 0 msec</text:p>
            <text:p>;; SERVER: 172.16.0.23#53(172.16.0.23)</text:p>
            <text:p>;; WHEN: Thu Dec 15 19:00:19 2011</text:p>
            <text:p>;; MSG SIZE <text:s/>rcvd: 47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ip-10-244-177-91 .. wikipedia.org.nyud.net</text:p>
          </table:table-cell>
          <table:table-cell table:number-columns-repeated="10"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829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244<text:tab/>IN<text:tab/>DNAME<text:tab/>http.l2.l1.l0.nyucd.net.</text:p>
            <text:p>wikipedia.org.nyud.net.<text:tab/>0<text:tab/>IN<text:tab/>CNAME<text:tab/>wikipedia.org.http.l2.l1.l0.nyucd.net.</text:p>
            <text:p>wikipedia.org.http.l2.l1.l0.nyucd.net. 86398 IN<text:tab/>CNAME http.l2.l1.l0.nyucd.net.</text:p>
            <text:p>http.l2.l1.l0.nyucd.net. 22<text:tab/>IN<text:tab/>A<text:tab/>140.112.42.159</text:p>
            <text:p>http.l2.l1.l0.nyucd.net. 22<text:tab/>IN<text:tab/>A<text:tab/>169.229.50.15</text:p>
            <text:p>http.l2.l1.l0.nyucd.net. 22<text:tab/>IN<text:tab/>A<text:tab/>128.208.4.199</text:p>
            <text:p/>
            <text:p>;; Query time: 0 msec</text:p>
            <text:p>;; SERVER: 172.16.0.23#53(172.16.0.23)</text:p>
            <text:p>;; WHEN: Wed Dec 14 02:01:0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029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85<text:tab/>IN<text:tab/>DNAME<text:tab/>http.l2.l1.l0.nyucd.net.</text:p>
            <text:p>wikipedia.org.nyud.net.<text:tab/>0<text:tab/>IN<text:tab/>CNAME<text:tab/>wikipedia.org.http.l2.l1.l0.nyucd.net.</text:p>
            <text:p>wikipedia.org.http.l2.l1.l0.nyucd.net. 82839 IN<text:tab/>CNAME http.l2.l1.l0.nyucd.net.</text:p>
            <text:p>http.l2.l1.l0.nyucd.net. 23<text:tab/>IN<text:tab/>A<text:tab/>132.239.17.226</text:p>
            <text:p>http.l2.l1.l0.nyucd.net. 23<text:tab/>IN<text:tab/>A<text:tab/>128.138.207.54</text:p>
            <text:p>http.l2.l1.l0.nyucd.net. 23<text:tab/>IN<text:tab/>A<text:tab/>132.72.23.10</text:p>
            <text:p/>
            <text:p>;; Query time: 0 msec</text:p>
            <text:p>;; SERVER: 172.16.0.23#53(172.16.0.23)</text:p>
            <text:p>;; WHEN: Wed Dec 14 03:00:2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940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5469<text:tab/>IN<text:tab/>DNAME<text:tab/>http.l2.l1.l0.nyucd.net.</text:p>
            <text:p>wikipedia.org.nyud.net.<text:tab/>0<text:tab/>IN<text:tab/>CNAME<text:tab/>wikipedia.org.http.l2.l1.l0.nyucd.net.</text:p>
            <text:p>wikipedia.org.http.l2.l1.l0.nyucd.net. 79236 IN<text:tab/>CNAME http.l2.l1.l0.nyucd.net.</text:p>
            <text:p>http.l2.l1.l0.nyucd.net. 15<text:tab/>IN<text:tab/>A<text:tab/>139.19.142.2</text:p>
            <text:p>http.l2.l1.l0.nyucd.net. 15<text:tab/>IN<text:tab/>A<text:tab/>141.161.20.33</text:p>
            <text:p>http.l2.l1.l0.nyucd.net. 15<text:tab/>IN<text:tab/>A<text:tab/>160.36.57.173</text:p>
            <text:p/>
            <text:p>;; Query time: 0 msec</text:p>
            <text:p>;; SERVER: 172.16.0.23#53(172.16.0.23)</text:p>
            <text:p>;; WHEN: Wed Dec 14 04:00:30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6527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1747<text:tab/>IN<text:tab/>DNAME<text:tab/>http.l2.l1.l0.nyucd.net.</text:p>
            <text:p>wikipedia.org.nyud.net.<text:tab/>0<text:tab/>IN<text:tab/>CNAME<text:tab/>wikipedia.org.http.l2.l1.l0.nyucd.net.</text:p>
            <text:p>wikipedia.org.http.l2.l1.l0.nyucd.net. 75514 IN<text:tab/>CNAME http.l2.l1.l0.nyucd.net.</text:p>
            <text:p>http.l2.l1.l0.nyucd.net. 30<text:tab/>IN<text:tab/>A<text:tab/>143.248.139.171</text:p>
            <text:p>http.l2.l1.l0.nyucd.net. 30<text:tab/>IN<text:tab/>A<text:tab/>170.140.119.69</text:p>
            <text:p>http.l2.l1.l0.nyucd.net. 30<text:tab/>IN<text:tab/>A<text:tab/>128.112.139.43</text:p>
            <text:p/>
            <text:p>;; Query time: 1618 msec</text:p>
            <text:p>;; SERVER: 172.16.0.23#53(172.16.0.23)</text:p>
            <text:p>;; WHEN: Wed Dec 14 05:02:3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070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8205<text:tab/>IN<text:tab/>DNAME<text:tab/>http.l2.l1.l0.nyucd.net.</text:p>
            <text:p>wikipedia.org.nyud.net.<text:tab/>0<text:tab/>IN<text:tab/>CNAME<text:tab/>wikipedia.org.http.l2.l1.l0.nyucd.net.</text:p>
            <text:p>wikipedia.org.http.l2.l1.l0.nyucd.net. 71972 IN<text:tab/>CNAME http.l2.l1.l0.nyucd.net.</text:p>
            <text:p>http.l2.l1.l0.nyucd.net. 30<text:tab/>IN<text:tab/>A<text:tab/>204.85.191.11</text:p>
            <text:p>http.l2.l1.l0.nyucd.net. 30<text:tab/>IN<text:tab/>A<text:tab/>128.10.19.53</text:p>
            <text:p>http.l2.l1.l0.nyucd.net. 30<text:tab/>IN<text:tab/>A<text:tab/>155.98.35.5</text:p>
            <text:p/>
            <text:p>;; Query time: 1717 msec</text:p>
            <text:p>;; SERVER: 172.16.0.23#53(172.16.0.23)</text:p>
            <text:p>;; WHEN: Wed Dec 14 06:01:3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819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4675<text:tab/>IN<text:tab/>DNAME<text:tab/>http.l2.l1.l0.nyucd.net.</text:p>
            <text:p>wikipedia.org.nyud.net.<text:tab/>0<text:tab/>IN<text:tab/>CNAME<text:tab/>wikipedia.org.http.l2.l1.l0.nyucd.net.</text:p>
            <text:p>wikipedia.org.http.l2.l1.l0.nyucd.net. 68442 IN<text:tab/>CNAME http.l2.l1.l0.nyucd.net.</text:p>
            <text:p>http.l2.l1.l0.nyucd.net. 18<text:tab/>IN<text:tab/>A<text:tab/>155.98.35.5</text:p>
            <text:p>http.l2.l1.l0.nyucd.net. 18<text:tab/>IN<text:tab/>A<text:tab/>192.42.83.250</text:p>
            <text:p>http.l2.l1.l0.nyucd.net. 18<text:tab/>IN<text:tab/>A<text:tab/>129.74.74.19</text:p>
            <text:p/>
            <text:p>;; Query time: 0 msec</text:p>
            <text:p>;; SERVER: 172.16.0.23#53(172.16.0.23)</text:p>
            <text:p>;; WHEN: Wed Dec 14 07:00:2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189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1076<text:tab/>IN<text:tab/>DNAME<text:tab/>http.l2.l1.l0.nyucd.net.</text:p>
            <text:p>wikipedia.org.nyud.net.<text:tab/>0<text:tab/>IN<text:tab/>CNAME<text:tab/>wikipedia.org.http.l2.l1.l0.nyucd.net.</text:p>
            <text:p>wikipedia.org.http.l2.l1.l0.nyucd.net. 64843 IN<text:tab/>CNAME http.l2.l1.l0.nyucd.net.</text:p>
            <text:p>http.l2.l1.l0.nyucd.net. 16<text:tab/>IN<text:tab/>A<text:tab/>146.57.249.99</text:p>
            <text:p>http.l2.l1.l0.nyucd.net. 16<text:tab/>IN<text:tab/>A<text:tab/>169.229.50.14</text:p>
            <text:p>http.l2.l1.l0.nyucd.net. 16<text:tab/>IN<text:tab/>A<text:tab/>143.248.139.171</text:p>
            <text:p/>
            <text:p>;; Query time: 0 msec</text:p>
            <text:p>;; SERVER: 172.16.0.23#53(172.16.0.23)</text:p>
            <text:p>;; WHEN: Wed Dec 14 08:00:2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5883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7439<text:tab/>IN<text:tab/>DNAME<text:tab/>http.l2.l1.l0.nyucd.net.</text:p>
            <text:p>wikipedia.org.nyud.net.<text:tab/>0<text:tab/>IN<text:tab/>CNAME<text:tab/>wikipedia.org.http.l2.l1.l0.nyucd.net.</text:p>
            <text:p>wikipedia.org.http.l2.l1.l0.nyucd.net. 61206 IN<text:tab/>CNAME http.l2.l1.l0.nyucd.net.</text:p>
            <text:p>http.l2.l1.l0.nyucd.net. 30<text:tab/>IN<text:tab/>A<text:tab/>131.247.2.242</text:p>
            <text:p>http.l2.l1.l0.nyucd.net. 30<text:tab/>IN<text:tab/>A<text:tab/>192.42.83.250</text:p>
            <text:p>http.l2.l1.l0.nyucd.net. 30<text:tab/>IN<text:tab/>A<text:tab/>204.85.191.11</text:p>
            <text:p/>
            <text:p>;; Query time: 989 msec</text:p>
            <text:p>;; SERVER: 172.16.0.23#53(172.16.0.23)</text:p>
            <text:p>;; WHEN: Wed Dec 14 09:01:0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42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3872<text:tab/>IN<text:tab/>DNAME<text:tab/>http.l2.l1.l0.nyucd.net.</text:p>
            <text:p>wikipedia.org.nyud.net.<text:tab/>0<text:tab/>IN<text:tab/>CNAME<text:tab/>wikipedia.org.http.l2.l1.l0.nyucd.net.</text:p>
            <text:p>wikipedia.org.http.l2.l1.l0.nyucd.net. 57639 IN<text:tab/>CNAME http.l2.l1.l0.nyucd.net.</text:p>
            <text:p>http.l2.l1.l0.nyucd.net. 11<text:tab/>IN<text:tab/>A<text:tab/>200.0.206.137</text:p>
            <text:p>http.l2.l1.l0.nyucd.net. 11<text:tab/>IN<text:tab/>A<text:tab/>139.19.142.5</text:p>
            <text:p>http.l2.l1.l0.nyucd.net. 11<text:tab/>IN<text:tab/>A<text:tab/>195.113.161.83</text:p>
            <text:p/>
            <text:p>;; Query time: 0 msec</text:p>
            <text:p>;; SERVER: 172.16.0.23#53(172.16.0.23)</text:p>
            <text:p>;; WHEN: Wed Dec 14 10:00:2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552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0276<text:tab/>IN<text:tab/>DNAME<text:tab/>http.l2.l1.l0.nyucd.net.</text:p>
            <text:p>wikipedia.org.nyud.net.<text:tab/>0<text:tab/>IN<text:tab/>CNAME<text:tab/>wikipedia.org.http.l2.l1.l0.nyucd.net.</text:p>
            <text:p>wikipedia.org.http.l2.l1.l0.nyucd.net. 54043 IN<text:tab/>CNAME http.l2.l1.l0.nyucd.net.</text:p>
            <text:p>http.l2.l1.l0.nyucd.net. 23<text:tab/>IN<text:tab/>A<text:tab/>203.178.143.28</text:p>
            <text:p>http.l2.l1.l0.nyucd.net. 23<text:tab/>IN<text:tab/>A<text:tab/>129.107.35.131</text:p>
            <text:p>http.l2.l1.l0.nyucd.net. 23<text:tab/>IN<text:tab/>A<text:tab/>129.130.252.141</text:p>
            <text:p/>
            <text:p>;; Query time: 0 msec</text:p>
            <text:p>;; SERVER: 172.16.0.23#53(172.16.0.23)</text:p>
            <text:p>;; WHEN: Wed Dec 14 11:00:2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942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6667<text:tab/>IN<text:tab/>DNAME<text:tab/>http.l2.l1.l0.nyucd.net.</text:p>
            <text:p>wikipedia.org.nyud.net.<text:tab/>0<text:tab/>IN<text:tab/>CNAME<text:tab/>wikipedia.org.http.l2.l1.l0.nyucd.net.</text:p>
            <text:p>wikipedia.org.http.l2.l1.l0.nyucd.net. 50434 IN<text:tab/>CNAME http.l2.l1.l0.nyucd.net.</text:p>
            <text:p>http.l2.l1.l0.nyucd.net. 7<text:tab/>IN<text:tab/>A<text:tab/>129.82.12.187</text:p>
            <text:p>http.l2.l1.l0.nyucd.net. 7<text:tab/>IN<text:tab/>A<text:tab/>129.130.252.141</text:p>
            <text:p>http.l2.l1.l0.nyucd.net. 7<text:tab/>IN<text:tab/>A<text:tab/>137.132.80.106</text:p>
            <text:p/>
            <text:p>;; Query time: 0 msec</text:p>
            <text:p>;; SERVER: 172.16.0.23#53(172.16.0.23)</text:p>
            <text:p>;; WHEN: Wed Dec 14 12:00:3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206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3068<text:tab/>IN<text:tab/>DNAME<text:tab/>http.l2.l1.l0.nyucd.net.</text:p>
            <text:p>wikipedia.org.nyud.net.<text:tab/>0<text:tab/>IN<text:tab/>CNAME<text:tab/>wikipedia.org.http.l2.l1.l0.nyucd.net.</text:p>
            <text:p>wikipedia.org.http.l2.l1.l0.nyucd.net. 46835 IN<text:tab/>CNAME http.l2.l1.l0.nyucd.net.</text:p>
            <text:p>http.l2.l1.l0.nyucd.net. 7<text:tab/>IN<text:tab/>A<text:tab/>200.0.206.168</text:p>
            <text:p>http.l2.l1.l0.nyucd.net. 7<text:tab/>IN<text:tab/>A<text:tab/>143.107.111.235</text:p>
            <text:p>http.l2.l1.l0.nyucd.net. 7<text:tab/>IN<text:tab/>A<text:tab/>169.229.50.14</text:p>
            <text:p/>
            <text:p>;; Query time: 0 msec</text:p>
            <text:p>;; SERVER: 172.16.0.23#53(172.16.0.23)</text:p>
            <text:p>;; WHEN: Wed Dec 14 13:00:2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796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9477<text:tab/>IN<text:tab/>DNAME<text:tab/>http.l2.l1.l0.nyucd.net.</text:p>
            <text:p>wikipedia.org.nyud.net.<text:tab/>0<text:tab/>IN<text:tab/>CNAME<text:tab/>wikipedia.org.http.l2.l1.l0.nyucd.net.</text:p>
            <text:p>wikipedia.org.http.l2.l1.l0.nyucd.net. 43244 IN<text:tab/>CNAME http.l2.l1.l0.nyucd.net.</text:p>
            <text:p>http.l2.l1.l0.nyucd.net. 19<text:tab/>IN<text:tab/>A<text:tab/>128.220.231.5</text:p>
            <text:p>http.l2.l1.l0.nyucd.net. 19<text:tab/>IN<text:tab/>A<text:tab/>200.0.206.202</text:p>
            <text:p>http.l2.l1.l0.nyucd.net. 19<text:tab/>IN<text:tab/>A<text:tab/>216.165.109.81</text:p>
            <text:p/>
            <text:p>;; Query time: 0 msec</text:p>
            <text:p>;; SERVER: 172.16.0.23#53(172.16.0.23)</text:p>
            <text:p>;; WHEN: Wed Dec 14 14:00:2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99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5875<text:tab/>IN<text:tab/>DNAME<text:tab/>http.l2.l1.l0.nyucd.net.</text:p>
            <text:p>wikipedia.org.nyud.net.<text:tab/>0<text:tab/>IN<text:tab/>CNAME<text:tab/>wikipedia.org.http.l2.l1.l0.nyucd.net.</text:p>
            <text:p>wikipedia.org.http.l2.l1.l0.nyucd.net. 39642 IN<text:tab/>CNAME http.l2.l1.l0.nyucd.net.</text:p>
            <text:p>http.l2.l1.l0.nyucd.net. 16<text:tab/>IN<text:tab/>A<text:tab/>155.98.35.5</text:p>
            <text:p>http.l2.l1.l0.nyucd.net. 16<text:tab/>IN<text:tab/>A<text:tab/>128.143.6.134</text:p>
            <text:p>http.l2.l1.l0.nyucd.net. 16<text:tab/>IN<text:tab/>A<text:tab/>128.208.4.199</text:p>
            <text:p/>
            <text:p>;; Query time: 0 msec</text:p>
            <text:p>;; SERVER: 172.16.0.23#53(172.16.0.23)</text:p>
            <text:p>;; WHEN: Wed Dec 14 15:00:2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3344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2282<text:tab/>IN<text:tab/>DNAME<text:tab/>http.l2.l1.l0.nyucd.net.</text:p>
            <text:p>wikipedia.org.nyud.net.<text:tab/>0<text:tab/>IN<text:tab/>CNAME<text:tab/>wikipedia.org.http.l2.l1.l0.nyucd.net.</text:p>
            <text:p>wikipedia.org.http.l2.l1.l0.nyucd.net. 36049 IN<text:tab/>CNAME http.l2.l1.l0.nyucd.net.</text:p>
            <text:p>http.l2.l1.l0.nyucd.net. 22<text:tab/>IN<text:tab/>A<text:tab/>128.163.142.20</text:p>
            <text:p>http.l2.l1.l0.nyucd.net. 22<text:tab/>IN<text:tab/>A<text:tab/>129.130.252.141</text:p>
            <text:p>http.l2.l1.l0.nyucd.net. 22<text:tab/>IN<text:tab/>A<text:tab/>142.150.238.12</text:p>
            <text:p/>
            <text:p>;; Query time: 0 msec</text:p>
            <text:p>;; SERVER: 172.16.0.23#53(172.16.0.23)</text:p>
            <text:p>;; WHEN: Wed Dec 14 16:00:15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129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8677<text:tab/>IN<text:tab/>DNAME<text:tab/>http.l2.l1.l0.nyucd.net.</text:p>
            <text:p>wikipedia.org.nyud.net.<text:tab/>0<text:tab/>IN<text:tab/>CNAME<text:tab/>wikipedia.org.http.l2.l1.l0.nyucd.net.</text:p>
            <text:p>wikipedia.org.http.l2.l1.l0.nyucd.net. 32444 IN<text:tab/>CNAME http.l2.l1.l0.nyucd.net.</text:p>
            <text:p>http.l2.l1.l0.nyucd.net. 18<text:tab/>IN<text:tab/>A<text:tab/>216.48.80.14</text:p>
            <text:p>http.l2.l1.l0.nyucd.net. 18<text:tab/>IN<text:tab/>A<text:tab/>128.238.88.64</text:p>
            <text:p>http.l2.l1.l0.nyucd.net. 18<text:tab/>IN<text:tab/>A<text:tab/>150.65.32.66</text:p>
            <text:p/>
            <text:p>;; Query time: 0 msec</text:p>
            <text:p>;; SERVER: 172.16.0.23#53(172.16.0.23)</text:p>
            <text:p>;; WHEN: Wed Dec 14 17:00:2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6108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5077<text:tab/>IN<text:tab/>DNAME<text:tab/>http.l2.l1.l0.nyucd.net.</text:p>
            <text:p>wikipedia.org.nyud.net.<text:tab/>0<text:tab/>IN<text:tab/>CNAME<text:tab/>wikipedia.org.http.l2.l1.l0.nyucd.net.</text:p>
            <text:p>wikipedia.org.http.l2.l1.l0.nyucd.net. 28844 IN<text:tab/>CNAME http.l2.l1.l0.nyucd.net.</text:p>
            <text:p>http.l2.l1.l0.nyucd.net. 16<text:tab/>IN<text:tab/>A<text:tab/>128.220.231.3</text:p>
            <text:p/>
            <text:p>;; Query time: 0 msec</text:p>
            <text:p>;; SERVER: 172.16.0.23#53(172.16.0.23)</text:p>
            <text:p>;; WHEN: Wed Dec 14 18:00:20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354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1463<text:tab/>IN<text:tab/>DNAME<text:tab/>http.l2.l1.l0.nyucd.net.</text:p>
            <text:p>wikipedia.org.nyud.net.<text:tab/>0<text:tab/>IN<text:tab/>CNAME<text:tab/>wikipedia.org.http.l2.l1.l0.nyucd.net.</text:p>
            <text:p>wikipedia.org.http.l2.l1.l0.nyucd.net. 25230 IN<text:tab/>CNAME http.l2.l1.l0.nyucd.net.</text:p>
            <text:p>http.l2.l1.l0.nyucd.net. 5<text:tab/>IN<text:tab/>A<text:tab/>128.138.207.54</text:p>
            <text:p>http.l2.l1.l0.nyucd.net. 5<text:tab/>IN<text:tab/>A<text:tab/>137.99.11.86</text:p>
            <text:p>http.l2.l1.l0.nyucd.net. 5<text:tab/>IN<text:tab/>A<text:tab/>194.29.178.13</text:p>
            <text:p/>
            <text:p>;; Query time: 0 msec</text:p>
            <text:p>;; SERVER: 172.16.0.23#53(172.16.0.23)</text:p>
            <text:p>;; WHEN: Wed Dec 14 19:00:3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021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7877<text:tab/>IN<text:tab/>DNAME<text:tab/>http.l2.l1.l0.nyucd.net.</text:p>
            <text:p>wikipedia.org.nyud.net.<text:tab/>0<text:tab/>IN<text:tab/>CNAME<text:tab/>wikipedia.org.http.l2.l1.l0.nyucd.net.</text:p>
            <text:p>wikipedia.org.http.l2.l1.l0.nyucd.net. 21644 IN<text:tab/>CNAME http.l2.l1.l0.nyucd.net.</text:p>
            <text:p>http.l2.l1.l0.nyucd.net. 49<text:tab/>IN<text:tab/>A<text:tab/>169.226.40.2</text:p>
            <text:p>http.l2.l1.l0.nyucd.net. 49<text:tab/>IN<text:tab/>A<text:tab/>204.85.191.11</text:p>
            <text:p>http.l2.l1.l0.nyucd.net. 49<text:tab/>IN<text:tab/>A<text:tab/>128.2.211.114</text:p>
            <text:p/>
            <text:p>;; Query time: 0 msec</text:p>
            <text:p>;; SERVER: 172.16.0.23#53(172.16.0.23)</text:p>
            <text:p>;; WHEN: Wed Dec 14 20:00:1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088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4283<text:tab/>IN<text:tab/>DNAME<text:tab/>http.l2.l1.l0.nyucd.net.</text:p>
            <text:p>wikipedia.org.nyud.net.<text:tab/>0<text:tab/>IN<text:tab/>CNAME<text:tab/>wikipedia.org.http.l2.l1.l0.nyucd.net.</text:p>
            <text:p>wikipedia.org.http.l2.l1.l0.nyucd.net. 18050 IN<text:tab/>CNAME http.l2.l1.l0.nyucd.net.</text:p>
            <text:p>http.l2.l1.l0.nyucd.net. 24<text:tab/>IN<text:tab/>A<text:tab/>128.151.65.101</text:p>
            <text:p>http.l2.l1.l0.nyucd.net. 24<text:tab/>IN<text:tab/>A<text:tab/>128.252.19.18</text:p>
            <text:p>http.l2.l1.l0.nyucd.net. 24<text:tab/>IN<text:tab/>A<text:tab/>129.186.205.78</text:p>
            <text:p/>
            <text:p>;; Query time: 0 msec</text:p>
            <text:p>;; SERVER: 172.16.0.23#53(172.16.0.23)</text:p>
            <text:p>;; WHEN: Wed Dec 14 21:00:14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848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10643<text:tab/>IN<text:tab/>DNAME<text:tab/>http.l2.l1.l0.nyucd.net.</text:p>
            <text:p>wikipedia.org.nyud.net.<text:tab/>0<text:tab/>IN<text:tab/>CNAME<text:tab/>wikipedia.org.http.l2.l1.l0.nyucd.net.</text:p>
            <text:p>wikipedia.org.http.l2.l1.l0.nyucd.net. 14410 IN<text:tab/>CNAME http.l2.l1.l0.nyucd.net.</text:p>
            <text:p>http.l2.l1.l0.nyucd.net. 22<text:tab/>IN<text:tab/>A<text:tab/>143.248.139.171</text:p>
            <text:p>http.l2.l1.l0.nyucd.net. 22<text:tab/>IN<text:tab/>A<text:tab/>146.57.249.99</text:p>
            <text:p>http.l2.l1.l0.nyucd.net. 22<text:tab/>IN<text:tab/>A<text:tab/>169.229.50.14</text:p>
            <text:p/>
            <text:p>;; Query time: 0 msec</text:p>
            <text:p>;; SERVER: 172.16.0.23#53(172.16.0.23)</text:p>
            <text:p>;; WHEN: Wed Dec 14 22:00:5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608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065<text:tab/>IN<text:tab/>DNAME<text:tab/>http.l2.l1.l0.nyucd.net.</text:p>
            <text:p>wikipedia.org.nyud.net.<text:tab/>0<text:tab/>IN<text:tab/>CNAME<text:tab/>wikipedia.org.http.l2.l1.l0.nyucd.net.</text:p>
            <text:p>wikipedia.org.http.l2.l1.l0.nyucd.net. 10832 IN<text:tab/>CNAME http.l2.l1.l0.nyucd.net.</text:p>
            <text:p>http.l2.l1.l0.nyucd.net. 7<text:tab/>IN<text:tab/>A<text:tab/>132.72.23.10</text:p>
            <text:p>http.l2.l1.l0.nyucd.net. 7<text:tab/>IN<text:tab/>A<text:tab/>128.163.142.20</text:p>
            <text:p>http.l2.l1.l0.nyucd.net. 7<text:tab/>IN<text:tab/>A<text:tab/>129.130.252.141</text:p>
            <text:p/>
            <text:p>;; Query time: 0 msec</text:p>
            <text:p>;; SERVER: 172.16.0.23#53(172.16.0.23)</text:p>
            <text:p>;; WHEN: Wed Dec 14 23:00:3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7597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476<text:tab/>IN<text:tab/>DNAME<text:tab/>http.l2.l1.l0.nyucd.net.</text:p>
            <text:p>wikipedia.org.nyud.net.<text:tab/>0<text:tab/>IN<text:tab/>CNAME<text:tab/>wikipedia.org.http.l2.l1.l0.nyucd.net.</text:p>
            <text:p>wikipedia.org.http.l2.l1.l0.nyucd.net. 7243 IN CNAME http.l2.l1.l0.nyucd.net.</text:p>
            <text:p>http.l2.l1.l0.nyucd.net. 28<text:tab/>IN<text:tab/>A<text:tab/>139.19.142.1</text:p>
            <text:p/>
            <text:p>;; Query time: 0 msec</text:p>
            <text:p>;; SERVER: 172.16.0.23#53(172.16.0.23)</text:p>
            <text:p>;; WHEN: Thu Dec 15 00:00:20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307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86371<text:tab/>IN<text:tab/>DNAME<text:tab/>http.l2.l1.l0.nyucd.net.</text:p>
            <text:p>wikipedia.org.nyud.net.<text:tab/>0<text:tab/>IN<text:tab/>CNAME<text:tab/>wikipedia.org.http.l2.l1.l0.nyucd.net.</text:p>
            <text:p>wikipedia.org.http.l2.l1.l0.nyucd.net. 3621 IN CNAME http.l2.l1.l0.nyucd.net.</text:p>
            <text:p>http.l2.l1.l0.nyucd.net. 7<text:tab/>IN<text:tab/>A<text:tab/>150.65.32.66</text:p>
            <text:p>http.l2.l1.l0.nyucd.net. 7<text:tab/>IN<text:tab/>A<text:tab/>129.22.150.78</text:p>
            <text:p>http.l2.l1.l0.nyucd.net. 7<text:tab/>IN<text:tab/>A<text:tab/>139.19.142.5</text:p>
            <text:p/>
            <text:p>;; Query time: 0 msec</text:p>
            <text:p>;; SERVER: 172.16.0.23#53(172.16.0.23)</text:p>
            <text:p>;; WHEN: Thu Dec 15 01:00:4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9472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82783<text:tab/>IN<text:tab/>DNAME<text:tab/>http.l2.l1.l0.nyucd.net.</text:p>
            <text:p>wikipedia.org.nyud.net.<text:tab/>0<text:tab/>IN<text:tab/>CNAME<text:tab/>wikipedia.org.http.l2.l1.l0.nyucd.net.</text:p>
            <text:p>wikipedia.org.http.l2.l1.l0.nyucd.net. 33 IN CNAME http.l2.l1.l0.nyucd.net.</text:p>
            <text:p>http.l2.l1.l0.nyucd.net. 8<text:tab/>IN<text:tab/>A<text:tab/>128.59.20.227</text:p>
            <text:p>http.l2.l1.l0.nyucd.net. 8<text:tab/>IN<text:tab/>A<text:tab/>131.247.2.245</text:p>
            <text:p>http.l2.l1.l0.nyucd.net. 8<text:tab/>IN<text:tab/>A<text:tab/>160.36.57.173</text:p>
            <text:p/>
            <text:p>;; Query time: 0 msec</text:p>
            <text:p>;; SERVER: 172.16.0.23#53(172.16.0.23)</text:p>
            <text:p>;; WHEN: Thu Dec 15 02:00:30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760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9186<text:tab/>IN<text:tab/>DNAME<text:tab/>http.l2.l1.l0.nyucd.net.</text:p>
            <text:p>wikipedia.org.nyud.net.<text:tab/>0<text:tab/>IN<text:tab/>CNAME<text:tab/>wikipedia.org.http.l2.l1.l0.nyucd.net.</text:p>
            <text:p>wikipedia.org.http.l2.l1.l0.nyucd.net. 86398 IN<text:tab/>CNAME http.l2.l1.l0.nyucd.net.</text:p>
            <text:p>http.l2.l1.l0.nyucd.net. 9<text:tab/>IN<text:tab/>A<text:tab/>137.132.80.110</text:p>
            <text:p>http.l2.l1.l0.nyucd.net. 9<text:tab/>IN<text:tab/>A<text:tab/>169.229.50.4</text:p>
            <text:p>http.l2.l1.l0.nyucd.net. 9<text:tab/>IN<text:tab/>A<text:tab/>133.9.81.165</text:p>
            <text:p/>
            <text:p>;; Query time: 0 msec</text:p>
            <text:p>;; SERVER: 172.16.0.23#53(172.16.0.23)</text:p>
            <text:p>;; WHEN: Thu Dec 15 03:00:2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1376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5530<text:tab/>IN<text:tab/>DNAME<text:tab/>http.l2.l1.l0.nyucd.net.</text:p>
            <text:p>wikipedia.org.nyud.net.<text:tab/>0<text:tab/>IN<text:tab/>CNAME<text:tab/>wikipedia.org.http.l2.l1.l0.nyucd.net.</text:p>
            <text:p>wikipedia.org.http.l2.l1.l0.nyucd.net. 82742 IN<text:tab/>CNAME http.l2.l1.l0.nyucd.net.</text:p>
            <text:p>http.l2.l1.l0.nyucd.net. 17<text:tab/>IN<text:tab/>A<text:tab/>198.133.224.147</text:p>
            <text:p>http.l2.l1.l0.nyucd.net. 17<text:tab/>IN<text:tab/>A<text:tab/>128.220.231.5</text:p>
            <text:p>http.l2.l1.l0.nyucd.net. 17<text:tab/>IN<text:tab/>A<text:tab/>142.150.238.12</text:p>
            <text:p/>
            <text:p>;; Query time: 0 msec</text:p>
            <text:p>;; SERVER: 172.16.0.23#53(172.16.0.23)</text:p>
            <text:p>;; WHEN: Thu Dec 15 04:01:2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878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71991<text:tab/>IN<text:tab/>DNAME<text:tab/>http.l2.l1.l0.nyucd.net.</text:p>
            <text:p>wikipedia.org.nyud.net.<text:tab/>0<text:tab/>IN<text:tab/>CNAME<text:tab/>wikipedia.org.http.l2.l1.l0.nyucd.net.</text:p>
            <text:p>wikipedia.org.http.l2.l1.l0.nyucd.net. 79203 IN<text:tab/>CNAME http.l2.l1.l0.nyucd.net.</text:p>
            <text:p>http.l2.l1.l0.nyucd.net. 16<text:tab/>IN<text:tab/>A<text:tab/>129.130.252.141</text:p>
            <text:p>http.l2.l1.l0.nyucd.net. 16<text:tab/>IN<text:tab/>A<text:tab/>142.150.238.12</text:p>
            <text:p>http.l2.l1.l0.nyucd.net. 16<text:tab/>IN<text:tab/>A<text:tab/>198.133.224.147</text:p>
            <text:p/>
            <text:p>;; Query time: 0 msec</text:p>
            <text:p>;; SERVER: 172.16.0.23#53(172.16.0.23)</text:p>
            <text:p>;; WHEN: Thu Dec 15 05:00:2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5391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8350<text:tab/>IN<text:tab/>DNAME<text:tab/>http.l2.l1.l0.nyucd.net.</text:p>
            <text:p>wikipedia.org.nyud.net.<text:tab/>0<text:tab/>IN<text:tab/>CNAME<text:tab/>wikipedia.org.http.l2.l1.l0.nyucd.net.</text:p>
            <text:p>wikipedia.org.http.l2.l1.l0.nyucd.net. 75562 IN<text:tab/>CNAME http.l2.l1.l0.nyucd.net.</text:p>
            <text:p>http.l2.l1.l0.nyucd.net. 30<text:tab/>IN<text:tab/>A<text:tab/>195.113.161.82</text:p>
            <text:p>http.l2.l1.l0.nyucd.net. 30<text:tab/>IN<text:tab/>A<text:tab/>128.112.139.43</text:p>
            <text:p>http.l2.l1.l0.nyucd.net. 30<text:tab/>IN<text:tab/>A<text:tab/>160.36.57.173</text:p>
            <text:p/>
            <text:p>;; Query time: 4825 msec</text:p>
            <text:p>;; SERVER: 172.16.0.23#53(172.16.0.23)</text:p>
            <text:p>;; WHEN: Thu Dec 15 06:01:08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607</text:p>
            <text:p>;; flags: qr rd ra; QUERY: 1, ANSWER: 4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4785<text:tab/>IN<text:tab/>DNAME<text:tab/>http.l2.l1.l0.nyucd.net.</text:p>
            <text:p>wikipedia.org.nyud.net.<text:tab/>0<text:tab/>IN<text:tab/>CNAME<text:tab/>wikipedia.org.http.l2.l1.l0.nyucd.net.</text:p>
            <text:p>wikipedia.org.http.l2.l1.l0.nyucd.net. 71997 IN<text:tab/>CNAME http.l2.l1.l0.nyucd.net.</text:p>
            <text:p>http.l2.l1.l0.nyucd.net. 12<text:tab/>IN<text:tab/>A<text:tab/>200.19.159.35</text:p>
            <text:p/>
            <text:p>;; Query time: 0 msec</text:p>
            <text:p>;; SERVER: 172.16.0.23#53(172.16.0.23)</text:p>
            <text:p>;; WHEN: Thu Dec 15 07:00:27 2011</text:p>
            <text:p>;; MSG SIZE <text:s/>rcvd: 135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595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61191<text:tab/>IN<text:tab/>DNAME<text:tab/>http.l2.l1.l0.nyucd.net.</text:p>
            <text:p>wikipedia.org.nyud.net.<text:tab/>0<text:tab/>IN<text:tab/>CNAME<text:tab/>wikipedia.org.http.l2.l1.l0.nyucd.net.</text:p>
            <text:p>wikipedia.org.http.l2.l1.l0.nyucd.net. 68403 IN<text:tab/>CNAME http.l2.l1.l0.nyucd.net.</text:p>
            <text:p>http.l2.l1.l0.nyucd.net. 22<text:tab/>IN<text:tab/>A<text:tab/>128.112.139.42</text:p>
            <text:p>http.l2.l1.l0.nyucd.net. 22<text:tab/>IN<text:tab/>A<text:tab/>129.107.35.131</text:p>
            <text:p>http.l2.l1.l0.nyucd.net. 22<text:tab/>IN<text:tab/>A<text:tab/>200.0.206.137</text:p>
            <text:p/>
            <text:p>;; Query time: 0 msec</text:p>
            <text:p>;; SERVER: 172.16.0.23#53(172.16.0.23)</text:p>
            <text:p>;; WHEN: Thu Dec 15 08:00:2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9185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7552<text:tab/>IN<text:tab/>DNAME<text:tab/>http.l2.l1.l0.nyucd.net.</text:p>
            <text:p>wikipedia.org.nyud.net.<text:tab/>0<text:tab/>IN<text:tab/>CNAME<text:tab/>wikipedia.org.http.l2.l1.l0.nyucd.net.</text:p>
            <text:p>wikipedia.org.http.l2.l1.l0.nyucd.net. 64764 IN<text:tab/>CNAME http.l2.l1.l0.nyucd.net.</text:p>
            <text:p>http.l2.l1.l0.nyucd.net. 30<text:tab/>IN<text:tab/>A<text:tab/>198.133.224.149</text:p>
            <text:p>http.l2.l1.l0.nyucd.net. 30<text:tab/>IN<text:tab/>A<text:tab/>133.9.81.164</text:p>
            <text:p>http.l2.l1.l0.nyucd.net. 30<text:tab/>IN<text:tab/>A<text:tab/>169.235.24.232</text:p>
            <text:p/>
            <text:p>;; Query time: 819 msec</text:p>
            <text:p>;; SERVER: 172.16.0.23#53(172.16.0.23)</text:p>
            <text:p>;; WHEN: Thu Dec 15 09:01:01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1076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3982<text:tab/>IN<text:tab/>DNAME<text:tab/>http.l2.l1.l0.nyucd.net.</text:p>
            <text:p>wikipedia.org.nyud.net.<text:tab/>0<text:tab/>IN<text:tab/>CNAME<text:tab/>wikipedia.org.http.l2.l1.l0.nyucd.net.</text:p>
            <text:p>wikipedia.org.http.l2.l1.l0.nyucd.net. 61194 IN<text:tab/>CNAME http.l2.l1.l0.nyucd.net.</text:p>
            <text:p>http.l2.l1.l0.nyucd.net. 8<text:tab/>IN<text:tab/>A<text:tab/>164.107.127.13</text:p>
            <text:p>http.l2.l1.l0.nyucd.net. 8<text:tab/>IN<text:tab/>A<text:tab/>216.48.80.14</text:p>
            <text:p>http.l2.l1.l0.nyucd.net. 8<text:tab/>IN<text:tab/>A<text:tab/>137.132.80.110</text:p>
            <text:p/>
            <text:p>;; Query time: 0 msec</text:p>
            <text:p>;; SERVER: 172.16.0.23#53(172.16.0.23)</text:p>
            <text:p>;; WHEN: Thu Dec 15 10:00:30 2011</text:p>
            <text:p>;; MSG SIZE <text:s/>rcvd: 167</text:p>
            <text:p/>
            <text:p/>
          </table:table-cell>
          <table:table-cell/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034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50390<text:tab/>IN<text:tab/>DNAME<text:tab/>http.l2.l1.l0.nyucd.net.</text:p>
            <text:p>wikipedia.org.nyud.net.<text:tab/>0<text:tab/>IN<text:tab/>CNAME<text:tab/>wikipedia.org.http.l2.l1.l0.nyucd.net.</text:p>
            <text:p>wikipedia.org.http.l2.l1.l0.nyucd.net. 57602 IN<text:tab/>CNAME http.l2.l1.l0.nyucd.net.</text:p>
            <text:p>http.l2.l1.l0.nyucd.net. 17<text:tab/>IN<text:tab/>A<text:tab/>128.138.207.54</text:p>
            <text:p>http.l2.l1.l0.nyucd.net. 17<text:tab/>IN<text:tab/>A<text:tab/>129.107.35.132</text:p>
            <text:p>http.l2.l1.l0.nyucd.net. 17<text:tab/>IN<text:tab/>A<text:tab/>138.15.10.56</text:p>
            <text:p/>
            <text:p>;; Query time: 0 msec</text:p>
            <text:p>;; SERVER: 172.16.0.23#53(172.16.0.23)</text:p>
            <text:p>;; WHEN: Thu Dec 15 11:00:2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941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6788<text:tab/>IN<text:tab/>DNAME<text:tab/>http.l2.l1.l0.nyucd.net.</text:p>
            <text:p>wikipedia.org.nyud.net.<text:tab/>0<text:tab/>IN<text:tab/>CNAME<text:tab/>wikipedia.org.http.l2.l1.l0.nyucd.net.</text:p>
            <text:p>wikipedia.org.http.l2.l1.l0.nyucd.net. 54000 IN<text:tab/>CNAME http.l2.l1.l0.nyucd.net.</text:p>
            <text:p>http.l2.l1.l0.nyucd.net. 20<text:tab/>IN<text:tab/>A<text:tab/>141.212.113.178</text:p>
            <text:p>http.l2.l1.l0.nyucd.net. 20<text:tab/>IN<text:tab/>A<text:tab/>169.229.50.7</text:p>
            <text:p>http.l2.l1.l0.nyucd.net. 20<text:tab/>IN<text:tab/>A<text:tab/>128.163.142.20</text:p>
            <text:p/>
            <text:p>;; Query time: 0 msec</text:p>
            <text:p>;; SERVER: 172.16.0.23#53(172.16.0.23)</text:p>
            <text:p>;; WHEN: Thu Dec 15 12:00:24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266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43195<text:tab/>IN<text:tab/>DNAME<text:tab/>http.l2.l1.l0.nyucd.net.</text:p>
            <text:p>wikipedia.org.nyud.net.<text:tab/>0<text:tab/>IN<text:tab/>CNAME<text:tab/>wikipedia.org.http.l2.l1.l0.nyucd.net.</text:p>
            <text:p>wikipedia.org.http.l2.l1.l0.nyucd.net. 50407 IN<text:tab/>CNAME http.l2.l1.l0.nyucd.net.</text:p>
            <text:p>http.l2.l1.l0.nyucd.net. 7<text:tab/>IN<text:tab/>A<text:tab/>155.246.12.164</text:p>
            <text:p>http.l2.l1.l0.nyucd.net. 7<text:tab/>IN<text:tab/>A<text:tab/>130.49.221.41</text:p>
            <text:p>http.l2.l1.l0.nyucd.net. 7<text:tab/>IN<text:tab/>A<text:tab/>141.212.113.178</text:p>
            <text:p/>
            <text:p>;; Query time: 0 msec</text:p>
            <text:p>;; SERVER: 172.16.0.23#53(172.16.0.23)</text:p>
            <text:p>;; WHEN: Thu Dec 15 13:00:17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5767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9559<text:tab/>IN<text:tab/>DNAME<text:tab/>http.l2.l1.l0.nyucd.net.</text:p>
            <text:p>wikipedia.org.nyud.net.<text:tab/>0<text:tab/>IN<text:tab/>CNAME<text:tab/>wikipedia.org.http.l2.l1.l0.nyucd.net.</text:p>
            <text:p>wikipedia.org.http.l2.l1.l0.nyucd.net. 46771 IN<text:tab/>CNAME http.l2.l1.l0.nyucd.net.</text:p>
            <text:p>http.l2.l1.l0.nyucd.net. 23<text:tab/>IN<text:tab/>A<text:tab/>216.165.109.81</text:p>
            <text:p>http.l2.l1.l0.nyucd.net. 23<text:tab/>IN<text:tab/>A<text:tab/>164.107.127.12</text:p>
            <text:p>http.l2.l1.l0.nyucd.net. 23<text:tab/>IN<text:tab/>A<text:tab/>200.0.206.202</text:p>
            <text:p/>
            <text:p>;; Query time: 0 msec</text:p>
            <text:p>;; SERVER: 172.16.0.23#53(172.16.0.23)</text:p>
            <text:p>;; WHEN: Thu Dec 15 14:00:53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599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5995<text:tab/>IN<text:tab/>DNAME<text:tab/>http.l2.l1.l0.nyucd.net.</text:p>
            <text:p>wikipedia.org.nyud.net.<text:tab/>0<text:tab/>IN<text:tab/>CNAME<text:tab/>wikipedia.org.http.l2.l1.l0.nyucd.net.</text:p>
            <text:p>wikipedia.org.http.l2.l1.l0.nyucd.net. 43207 IN<text:tab/>CNAME http.l2.l1.l0.nyucd.net.</text:p>
            <text:p>http.l2.l1.l0.nyucd.net. 21<text:tab/>IN<text:tab/>A<text:tab/>128.238.88.65</text:p>
            <text:p>http.l2.l1.l0.nyucd.net. 21<text:tab/>IN<text:tab/>A<text:tab/>129.82.12.188</text:p>
            <text:p>http.l2.l1.l0.nyucd.net. 21<text:tab/>IN<text:tab/>A<text:tab/>141.161.20.33</text:p>
            <text:p/>
            <text:p>;; Query time: 0 msec</text:p>
            <text:p>;; SERVER: 172.16.0.23#53(172.16.0.23)</text:p>
            <text:p>;; WHEN: Thu Dec 15 15:00:16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143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32390<text:tab/>IN<text:tab/>DNAME<text:tab/>http.l2.l1.l0.nyucd.net.</text:p>
            <text:p>wikipedia.org.nyud.net.<text:tab/>0<text:tab/>IN<text:tab/>CNAME<text:tab/>wikipedia.org.http.l2.l1.l0.nyucd.net.</text:p>
            <text:p>wikipedia.org.http.l2.l1.l0.nyucd.net. 39602 IN<text:tab/>CNAME http.l2.l1.l0.nyucd.net.</text:p>
            <text:p>http.l2.l1.l0.nyucd.net. 14<text:tab/>IN<text:tab/>A<text:tab/>155.246.12.164</text:p>
            <text:p>http.l2.l1.l0.nyucd.net. 14<text:tab/>IN<text:tab/>A<text:tab/>200.0.206.202</text:p>
            <text:p>http.l2.l1.l0.nyucd.net. 14<text:tab/>IN<text:tab/>A<text:tab/>133.15.59.1</text:p>
            <text:p/>
            <text:p>;; Query time: 0 msec</text:p>
            <text:p>;; SERVER: 172.16.0.23#53(172.16.0.23)</text:p>
            <text:p>;; WHEN: Thu Dec 15 16:00:2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36120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8782<text:tab/>IN<text:tab/>DNAME<text:tab/>http.l2.l1.l0.nyucd.net.</text:p>
            <text:p>wikipedia.org.nyud.net.<text:tab/>0<text:tab/>IN<text:tab/>CNAME<text:tab/>wikipedia.org.http.l2.l1.l0.nyucd.net.</text:p>
            <text:p>wikipedia.org.http.l2.l1.l0.nyucd.net. 35994 IN<text:tab/>CNAME http.l2.l1.l0.nyucd.net.</text:p>
            <text:p>http.l2.l1.l0.nyucd.net. 9<text:tab/>IN<text:tab/>A<text:tab/>157.92.44.102</text:p>
            <text:p>http.l2.l1.l0.nyucd.net. 9<text:tab/>IN<text:tab/>A<text:tab/>216.165.109.81</text:p>
            <text:p>http.l2.l1.l0.nyucd.net. 9<text:tab/>IN<text:tab/>A<text:tab/>140.112.42.159</text:p>
            <text:p/>
            <text:p>;; Query time: 0 msec</text:p>
            <text:p>;; SERVER: 172.16.0.23#53(172.16.0.23)</text:p>
            <text:p>;; WHEN: Thu Dec 15 17:00:29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48328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5180<text:tab/>IN<text:tab/>DNAME<text:tab/>http.l2.l1.l0.nyucd.net.</text:p>
            <text:p>wikipedia.org.nyud.net.<text:tab/>0<text:tab/>IN<text:tab/>CNAME<text:tab/>wikipedia.org.http.l2.l1.l0.nyucd.net.</text:p>
            <text:p>wikipedia.org.http.l2.l1.l0.nyucd.net. 32392 IN<text:tab/>CNAME http.l2.l1.l0.nyucd.net.</text:p>
            <text:p>http.l2.l1.l0.nyucd.net. 8<text:tab/>IN<text:tab/>A<text:tab/>146.57.249.99</text:p>
            <text:p>http.l2.l1.l0.nyucd.net. 8<text:tab/>IN<text:tab/>A<text:tab/>200.19.159.35</text:p>
            <text:p>http.l2.l1.l0.nyucd.net. 8<text:tab/>IN<text:tab/>A<text:tab/>132.170.3.33</text:p>
            <text:p/>
            <text:p>;; Query time: 0 msec</text:p>
            <text:p>;; SERVER: 172.16.0.23#53(172.16.0.23)</text:p>
            <text:p>;; WHEN: Thu Dec 15 18:00:32 2011</text:p>
            <text:p>;; MSG SIZE <text:s/>rcvd: 167</text:p>
            <text:p/>
            <text:p/>
          </table:table-cell>
          <table:table-cell office:value-type="string">
            <text:p/>
            <text:p>; &lt;&lt;&gt;&gt; DiG 9.7.3 &lt;&lt;&gt;&gt; wikipedia.org.nyud.net</text:p>
            <text:p>;; global options: +cmd</text:p>
            <text:p>;; Got answer:</text:p>
            <text:p>;; -&gt;&gt;HEADER&lt;&lt;- opcode: QUERY, status: NOERROR, id: 20061</text:p>
            <text:p>;; flags: qr rd ra; QUERY: 1, ANSWER: 6, AUTHORITY: 0, ADDITIONAL: 0</text:p>
            <text:p/>
            <text:p>;; QUESTION SECTION:</text:p>
            <text:p>;wikipedia.org.nyud.net.<text:tab/><text:tab/>IN<text:tab/>A</text:p>
            <text:p/>
            <text:p>;; ANSWER SECTION:</text:p>
            <text:p>nyud.net.<text:tab/><text:tab/>21588<text:tab/>IN<text:tab/>DNAME<text:tab/>http.l2.l1.l0.nyucd.net.</text:p>
            <text:p>wikipedia.org.nyud.net.<text:tab/>0<text:tab/>IN<text:tab/>CNAME<text:tab/>wikipedia.org.http.l2.l1.l0.nyucd.net.</text:p>
            <text:p>wikipedia.org.http.l2.l1.l0.nyucd.net. 28800 IN<text:tab/>CNAME http.l2.l1.l0.nyucd.net.</text:p>
            <text:p>http.l2.l1.l0.nyucd.net. 16<text:tab/>IN<text:tab/>A<text:tab/>155.246.12.164</text:p>
            <text:p>http.l2.l1.l0.nyucd.net. 16<text:tab/>IN<text:tab/>A<text:tab/>132.239.17.225</text:p>
            <text:p>http.l2.l1.l0.nyucd.net. 16<text:tab/>IN<text:tab/>A<text:tab/>133.15.59.1</text:p>
            <text:p/>
            <text:p>;; Query time: 0 msec</text:p>
            <text:p>;; SERVER: 172.16.0.23#53(172.16.0.23)</text:p>
            <text:p>;; WHEN: Thu Dec 15 19:00:23 2011</text:p>
            <text:p>;; MSG SIZE <text:s/>rcvd: 167</text:p>
            <text:p/>
            <text:p/>
          </table:table-cell>
          <table:table-cell table:number-columns-repeated="967"/>
        </table:table-row>
        <table:table-row table:style-name="ro2">
          <table:table-cell office:value-type="string">
            <text:p>host_ip-10-244-177-91 .. wp.pl</text:p>
          </table:table-cell>
          <table:table-cell table:number-columns-repeated="3"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176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7<text:tab/>IN<text:tab/>A<text:tab/>212.77.100.101</text:p>
            <text:p/>
            <text:p>;; Query time: 0 msec</text:p>
            <text:p>;; SERVER: 172.16.0.23#53(172.16.0.23)</text:p>
            <text:p>;; WHEN: Tue Dec 13 20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897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Tue Dec 13 21:00:08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243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17 msec</text:p>
            <text:p>;; SERVER: 172.16.0.23#53(172.16.0.23)</text:p>
            <text:p>;; WHEN: Tue Dec 13 22:00:06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16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4<text:tab/>IN<text:tab/>A<text:tab/>212.77.100.101</text:p>
            <text:p/>
            <text:p>;; Query time: 0 msec</text:p>
            <text:p>;; SERVER: 172.16.0.23#53(172.16.0.23)</text:p>
            <text:p>;; WHEN: Tue Dec 13 23:00:02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57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00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677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3 msec</text:p>
            <text:p>;; SERVER: 172.16.0.23#53(172.16.0.23)</text:p>
            <text:p>;; WHEN: Wed Dec 14 01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738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<text:tab/>IN<text:tab/>A<text:tab/>212.77.100.101</text:p>
            <text:p/>
            <text:p>;; Query time: 0 msec</text:p>
            <text:p>;; SERVER: 172.16.0.23#53(172.16.0.23)</text:p>
            <text:p>;; WHEN: Wed Dec 14 02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487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Wed Dec 14 03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919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Wed Dec 14 04:00:06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973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Wed Dec 14 05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30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<text:tab/>IN<text:tab/>A<text:tab/>212.77.100.101</text:p>
            <text:p/>
            <text:p>;; Query time: 0 msec</text:p>
            <text:p>;; SERVER: 172.16.0.23#53(172.16.0.23)</text:p>
            <text:p>;; WHEN: Wed Dec 14 06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612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823<text:tab/>IN<text:tab/>A<text:tab/>212.77.100.101</text:p>
            <text:p/>
            <text:p>;; Query time: 0 msec</text:p>
            <text:p>;; SERVER: 172.16.0.23#53(172.16.0.23)</text:p>
            <text:p>;; WHEN: Wed Dec 14 07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310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08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260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5 msec</text:p>
            <text:p>;; SERVER: 172.16.0.23#53(172.16.0.23)</text:p>
            <text:p>;; WHEN: Wed Dec 14 09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912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1 msec</text:p>
            <text:p>;; SERVER: 172.16.0.23#53(172.16.0.23)</text:p>
            <text:p>;; WHEN: Wed Dec 14 10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060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8 msec</text:p>
            <text:p>;; SERVER: 172.16.0.23#53(172.16.0.23)</text:p>
            <text:p>;; WHEN: Wed Dec 14 11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431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49 msec</text:p>
            <text:p>;; SERVER: 172.16.0.23#53(172.16.0.23)</text:p>
            <text:p>;; WHEN: Wed Dec 14 12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207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<text:tab/>IN<text:tab/>A<text:tab/>212.77.100.101</text:p>
            <text:p/>
            <text:p>;; Query time: 0 msec</text:p>
            <text:p>;; SERVER: 172.16.0.23#53(172.16.0.23)</text:p>
            <text:p>;; WHEN: Wed Dec 14 13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765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14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089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000<text:tab/>IN<text:tab/>A<text:tab/>212.77.100.101</text:p>
            <text:p/>
            <text:p>;; Query time: 3 msec</text:p>
            <text:p>;; SERVER: 172.16.0.23#53(172.16.0.23)</text:p>
            <text:p>;; WHEN: Wed Dec 14 15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9649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Wed Dec 14 16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6230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0 msec</text:p>
            <text:p>;; SERVER: 172.16.0.23#53(172.16.0.23)</text:p>
            <text:p>;; WHEN: Wed Dec 14 17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850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243 msec</text:p>
            <text:p>;; SERVER: 172.16.0.23#53(172.16.0.23)</text:p>
            <text:p>;; WHEN: Wed Dec 14 18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410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8 msec</text:p>
            <text:p>;; SERVER: 172.16.0.23#53(172.16.0.23)</text:p>
            <text:p>;; WHEN: Wed Dec 14 19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455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20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5014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21:00:04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482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Wed Dec 14 22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339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Wed Dec 14 23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095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2221<text:tab/>IN<text:tab/>A<text:tab/>212.77.100.101</text:p>
            <text:p/>
            <text:p>;; Query time: 1 msec</text:p>
            <text:p>;; SERVER: 172.16.0.23#53(172.16.0.23)</text:p>
            <text:p>;; WHEN: Thu Dec 15 00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539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1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442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2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310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442<text:tab/>IN<text:tab/>A<text:tab/>212.77.100.101</text:p>
            <text:p/>
            <text:p>;; Query time: 1 msec</text:p>
            <text:p>;; SERVER: 172.16.0.23#53(172.16.0.23)</text:p>
            <text:p>;; WHEN: Thu Dec 15 0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1180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6<text:tab/>IN<text:tab/>A<text:tab/>212.77.100.101</text:p>
            <text:p/>
            <text:p>;; Query time: 0 msec</text:p>
            <text:p>;; SERVER: 172.16.0.23#53(172.16.0.23)</text:p>
            <text:p>;; WHEN: Thu Dec 15 04:00:07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732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3 msec</text:p>
            <text:p>;; SERVER: 172.16.0.23#53(172.16.0.23)</text:p>
            <text:p>;; WHEN: Thu Dec 15 05:00:04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004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18 msec</text:p>
            <text:p>;; SERVER: 172.16.0.23#53(172.16.0.23)</text:p>
            <text:p>;; WHEN: Thu Dec 15 06:00:03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665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1<text:tab/>IN<text:tab/>A<text:tab/>212.77.100.101</text:p>
            <text:p/>
            <text:p>;; Query time: 0 msec</text:p>
            <text:p>;; SERVER: 172.16.0.23#53(172.16.0.23)</text:p>
            <text:p>;; WHEN: Thu Dec 15 07:00:02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641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08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221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26 msec</text:p>
            <text:p>;; SERVER: 172.16.0.23#53(172.16.0.23)</text:p>
            <text:p>;; WHEN: Thu Dec 15 09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105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52 msec</text:p>
            <text:p>;; SERVER: 172.16.0.23#53(172.16.0.23)</text:p>
            <text:p>;; WHEN: Thu Dec 15 10:00:03 2011</text:p>
            <text:p>;; MSG SIZE <text:s/>rcvd: 39</text:p>
            <text:p/>
            <text:p/>
          </table:table-cell>
          <table:table-cell/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1442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2 msec</text:p>
            <text:p>;; SERVER: 172.16.0.23#53(172.16.0.23)</text:p>
            <text:p>;; WHEN: Thu Dec 15 11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571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1 msec</text:p>
            <text:p>;; SERVER: 172.16.0.23#53(172.16.0.23)</text:p>
            <text:p>;; WHEN: Thu Dec 15 12:00:06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878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<text:tab/>IN<text:tab/>A<text:tab/>212.77.100.101</text:p>
            <text:p/>
            <text:p>;; Query time: 0 msec</text:p>
            <text:p>;; SERVER: 172.16.0.23#53(172.16.0.23)</text:p>
            <text:p>;; WHEN: Thu Dec 15 13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8946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0 msec</text:p>
            <text:p>;; SERVER: 172.16.0.23#53(172.16.0.23)</text:p>
            <text:p>;; WHEN: Thu Dec 15 14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37911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7 msec</text:p>
            <text:p>;; SERVER: 172.16.0.23#53(172.16.0.23)</text:p>
            <text:p>;; WHEN: Thu Dec 15 15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7207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33 msec</text:p>
            <text:p>;; SERVER: 172.16.0.23#53(172.16.0.23)</text:p>
            <text:p>;; WHEN: Thu Dec 15 16:00:03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41474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9<text:tab/>IN<text:tab/>A<text:tab/>212.77.100.101</text:p>
            <text:p/>
            <text:p>;; Query time: 0 msec</text:p>
            <text:p>;; SERVER: 172.16.0.23#53(172.16.0.23)</text:p>
            <text:p>;; WHEN: Thu Dec 15 17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8583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598<text:tab/>IN<text:tab/>A<text:tab/>212.77.100.101</text:p>
            <text:p/>
            <text:p>;; Query time: 0 msec</text:p>
            <text:p>;; SERVER: 172.16.0.23#53(172.16.0.23)</text:p>
            <text:p>;; WHEN: Thu Dec 15 18:00:05 2011</text:p>
            <text:p>;; MSG SIZE <text:s/>rcvd: 39</text:p>
            <text:p/>
            <text:p/>
          </table:table-cell>
          <table:table-cell office:value-type="string">
            <text:p/>
            <text:p>; &lt;&lt;&gt;&gt; DiG 9.7.3 &lt;&lt;&gt;&gt; wp.pl</text:p>
            <text:p>;; global options: +cmd</text:p>
            <text:p>;; Got answer:</text:p>
            <text:p>;; -&gt;&gt;HEADER&lt;&lt;- opcode: QUERY, status: NOERROR, id: 12575</text:p>
            <text:p>;; flags: qr rd ra; QUERY: 1, ANSWER: 1, AUTHORITY: 0, ADDITIONAL: 0</text:p>
            <text:p/>
            <text:p>;; QUESTION SECTION:</text:p>
            <text:p>;wp.pl.<text:tab/><text:tab/><text:tab/><text:tab/>IN<text:tab/>A</text:p>
            <text:p/>
            <text:p>;; ANSWER SECTION:</text:p>
            <text:p>wp.pl.<text:tab/><text:tab/><text:tab/>3600<text:tab/>IN<text:tab/>A<text:tab/>212.77.100.101</text:p>
            <text:p/>
            <text:p>;; Query time: 146 msec</text:p>
            <text:p>;; SERVER: 172.16.0.23#53(172.16.0.23)</text:p>
            <text:p>;; WHEN: Thu Dec 15 19:00:03 2011</text:p>
            <text:p>;; MSG SIZE <text:s/>rcvd: 39</text:p>
            <text:p/>
            <text:p/>
          </table:table-cell>
          <table:table-cell table:number-columns-repeated="967"/>
        </table:table-row>
        <table:table-row table:style-name="ro3">
          <table:table-cell office:value-type="string">
            <text:p>host_ip-10-244-177-91 .. wp.pl.nyud.net</text:p>
          </table:table-cell>
          <table:table-cell table:number-columns-repeated="3"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911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5897<text:tab/>IN<text:tab/>DNAME<text:tab/>http.l2.l1.l0.nyucd.net.</text:p>
            <text:p>wp.pl.nyud.net.<text:tab/><text:tab/>0<text:tab/>IN<text:tab/>CNAME<text:tab/>wp.pl.http.l2.l1.l0.nyucd.net.</text:p>
            <text:p>wp.pl.http.l2.l1.l0.nyucd.net. 86394 IN<text:tab/>CNAME<text:tab/>http.l2.l1.l0.nyucd.net.</text:p>
            <text:p>http.l2.l1.l0.nyucd.net. 24<text:tab/>IN<text:tab/>A<text:tab/>131.247.2.242</text:p>
            <text:p>http.l2.l1.l0.nyucd.net. 24<text:tab/>IN<text:tab/>A<text:tab/>140.112.42.159</text:p>
            <text:p>http.l2.l1.l0.nyucd.net. 24<text:tab/>IN<text:tab/>A<text:tab/>216.165.109.81</text:p>
            <text:p/>
            <text:p>;; Query time: 0 msec</text:p>
            <text:p>;; SERVER: 172.16.0.23#53(172.16.0.23)</text:p>
            <text:p>;; WHEN: Tue Dec 13 20:00:15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2700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2292<text:tab/>IN<text:tab/>DNAME<text:tab/>http.l2.l1.l0.nyucd.net.</text:p>
            <text:p>wp.pl.nyud.net.<text:tab/><text:tab/>0<text:tab/>IN<text:tab/>CNAME<text:tab/>wp.pl.http.l2.l1.l0.nyucd.net.</text:p>
            <text:p>wp.pl.http.l2.l1.l0.nyucd.net. 82789 IN<text:tab/>CNAME<text:tab/>http.l2.l1.l0.nyucd.net.</text:p>
            <text:p>http.l2.l1.l0.nyucd.net. 25<text:tab/>IN<text:tab/>A<text:tab/>139.19.142.1</text:p>
            <text:p/>
            <text:p>;; Query time: 0 msec</text:p>
            <text:p>;; SERVER: 172.16.0.23#53(172.16.0.23)</text:p>
            <text:p>;; WHEN: Tue Dec 13 21:00:19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89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8699<text:tab/>IN<text:tab/>DNAME<text:tab/>http.l2.l1.l0.nyucd.net.</text:p>
            <text:p>wp.pl.nyud.net.<text:tab/><text:tab/>0<text:tab/>IN<text:tab/>CNAME<text:tab/>wp.pl.http.l2.l1.l0.nyucd.net.</text:p>
            <text:p>wp.pl.http.l2.l1.l0.nyucd.net. 79196 IN<text:tab/>CNAME<text:tab/>http.l2.l1.l0.nyucd.net.</text:p>
            <text:p>http.l2.l1.l0.nyucd.net. 28<text:tab/>IN<text:tab/>A<text:tab/>146.57.249.99</text:p>
            <text:p>http.l2.l1.l0.nyucd.net. 28<text:tab/>IN<text:tab/>A<text:tab/>169.229.50.14</text:p>
            <text:p>http.l2.l1.l0.nyucd.net. 28<text:tab/>IN<text:tab/>A<text:tab/>143.248.139.171</text:p>
            <text:p/>
            <text:p>;; Query time: 4 msec</text:p>
            <text:p>;; SERVER: 172.16.0.23#53(172.16.0.23)</text:p>
            <text:p>;; WHEN: Tue Dec 13 22:00:13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648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5104<text:tab/>IN<text:tab/>DNAME<text:tab/>http.l2.l1.l0.nyucd.net.</text:p>
            <text:p>wp.pl.nyud.net.<text:tab/><text:tab/>0<text:tab/>IN<text:tab/>CNAME<text:tab/>wp.pl.http.l2.l1.l0.nyucd.net.</text:p>
            <text:p>wp.pl.http.l2.l1.l0.nyucd.net. 75601 IN<text:tab/>CNAME<text:tab/>http.l2.l1.l0.nyucd.net.</text:p>
            <text:p>http.l2.l1.l0.nyucd.net. 29<text:tab/>IN<text:tab/>A<text:tab/>128.151.65.101</text:p>
            <text:p>http.l2.l1.l0.nyucd.net. 29<text:tab/>IN<text:tab/>A<text:tab/>129.186.205.78</text:p>
            <text:p>http.l2.l1.l0.nyucd.net. 29<text:tab/>IN<text:tab/>A<text:tab/>155.98.35.8</text:p>
            <text:p/>
            <text:p>;; Query time: 0 msec</text:p>
            <text:p>;; SERVER: 172.16.0.23#53(172.16.0.23)</text:p>
            <text:p>;; WHEN: Tue Dec 13 23:00:08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148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1497<text:tab/>IN<text:tab/>DNAME<text:tab/>http.l2.l1.l0.nyucd.net.</text:p>
            <text:p>wp.pl.nyud.net.<text:tab/><text:tab/>0<text:tab/>IN<text:tab/>CNAME<text:tab/>wp.pl.http.l2.l1.l0.nyucd.net.</text:p>
            <text:p>wp.pl.http.l2.l1.l0.nyucd.net. 71994 IN<text:tab/>CNAME<text:tab/>http.l2.l1.l0.nyucd.net.</text:p>
            <text:p>http.l2.l1.l0.nyucd.net. 26<text:tab/>IN<text:tab/>A<text:tab/>169.235.24.232</text:p>
            <text:p>http.l2.l1.l0.nyucd.net. 26<text:tab/>IN<text:tab/>A<text:tab/>192.42.83.252</text:p>
            <text:p>http.l2.l1.l0.nyucd.net. 26<text:tab/>IN<text:tab/>A<text:tab/>131.247.2.247</text:p>
            <text:p/>
            <text:p>;; Query time: 0 msec</text:p>
            <text:p>;; SERVER: 172.16.0.23#53(172.16.0.23)</text:p>
            <text:p>;; WHEN: Wed Dec 14 00:00:15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913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862<text:tab/>IN<text:tab/>DNAME<text:tab/>http.l2.l1.l0.nyucd.net.</text:p>
            <text:p>wp.pl.nyud.net.<text:tab/><text:tab/>0<text:tab/>IN<text:tab/>CNAME<text:tab/>wp.pl.http.l2.l1.l0.nyucd.net.</text:p>
            <text:p>wp.pl.http.l2.l1.l0.nyucd.net. 68359 IN<text:tab/>CNAME<text:tab/>http.l2.l1.l0.nyucd.net.</text:p>
            <text:p>http.l2.l1.l0.nyucd.net. 30<text:tab/>IN<text:tab/>A<text:tab/>150.65.32.66</text:p>
            <text:p>http.l2.l1.l0.nyucd.net. 30<text:tab/>IN<text:tab/>A<text:tab/>129.107.35.131</text:p>
            <text:p>http.l2.l1.l0.nyucd.net. 30<text:tab/>IN<text:tab/>A<text:tab/>137.132.80.110</text:p>
            <text:p/>
            <text:p>;; Query time: 41 msec</text:p>
            <text:p>;; SERVER: 172.16.0.23#53(172.16.0.23)</text:p>
            <text:p>;; WHEN: Wed Dec 14 01:00:5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512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290<text:tab/>IN<text:tab/>DNAME<text:tab/>http.l2.l1.l0.nyucd.net.</text:p>
            <text:p>wp.pl.nyud.net.<text:tab/><text:tab/>0<text:tab/>IN<text:tab/>CNAME<text:tab/>wp.pl.http.l2.l1.l0.nyucd.net.</text:p>
            <text:p>wp.pl.http.l2.l1.l0.nyucd.net. 64787 IN<text:tab/>CNAME<text:tab/>http.l2.l1.l0.nyucd.net.</text:p>
            <text:p>http.l2.l1.l0.nyucd.net. 22<text:tab/>IN<text:tab/>A<text:tab/>142.104.21.241</text:p>
            <text:p>http.l2.l1.l0.nyucd.net. 22<text:tab/>IN<text:tab/>A<text:tab/>203.178.143.10</text:p>
            <text:p>http.l2.l1.l0.nyucd.net. 22<text:tab/>IN<text:tab/>A<text:tab/>129.93.229.138</text:p>
            <text:p/>
            <text:p>;; Query time: 0 msec</text:p>
            <text:p>;; SERVER: 172.16.0.23#53(172.16.0.23)</text:p>
            <text:p>;; WHEN: Wed Dec 14 02:00:2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018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94<text:tab/>IN<text:tab/>DNAME<text:tab/>http.l2.l1.l0.nyucd.net.</text:p>
            <text:p>wp.pl.nyud.net.<text:tab/><text:tab/>0<text:tab/>IN<text:tab/>CNAME<text:tab/>wp.pl.http.l2.l1.l0.nyucd.net.</text:p>
            <text:p>wp.pl.http.l2.l1.l0.nyucd.net. 61191 IN<text:tab/>CNAME<text:tab/>http.l2.l1.l0.nyucd.net.</text:p>
            <text:p>http.l2.l1.l0.nyucd.net. 30<text:tab/>IN<text:tab/>A<text:tab/>128.138.207.54</text:p>
            <text:p>http.l2.l1.l0.nyucd.net. 30<text:tab/>IN<text:tab/>A<text:tab/>132.72.23.10</text:p>
            <text:p>http.l2.l1.l0.nyucd.net. 30<text:tab/>IN<text:tab/>A<text:tab/>132.239.17.226</text:p>
            <text:p/>
            <text:p>;; Query time: 1639 msec</text:p>
            <text:p>;; SERVER: 172.16.0.23#53(172.16.0.23)</text:p>
            <text:p>;; WHEN: Wed Dec 14 03:00:1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931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5481<text:tab/>IN<text:tab/>DNAME<text:tab/>http.l2.l1.l0.nyucd.net.</text:p>
            <text:p>wp.pl.nyud.net.<text:tab/><text:tab/>0<text:tab/>IN<text:tab/>CNAME<text:tab/>wp.pl.http.l2.l1.l0.nyucd.net.</text:p>
            <text:p>wp.pl.http.l2.l1.l0.nyucd.net. 23455 IN<text:tab/>CNAME<text:tab/>http.l2.l1.l0.nyucd.net.</text:p>
            <text:p>http.l2.l1.l0.nyucd.net. 27<text:tab/>IN<text:tab/>A<text:tab/>141.161.20.33</text:p>
            <text:p>http.l2.l1.l0.nyucd.net. 27<text:tab/>IN<text:tab/>A<text:tab/>160.36.57.173</text:p>
            <text:p>http.l2.l1.l0.nyucd.net. 27<text:tab/>IN<text:tab/>A<text:tab/>139.19.142.2</text:p>
            <text:p/>
            <text:p>;; Query time: 0 msec</text:p>
            <text:p>;; SERVER: 172.16.0.23#53(172.16.0.23)</text:p>
            <text:p>;; WHEN: Wed Dec 14 04:00:17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4440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1887<text:tab/>IN<text:tab/>DNAME<text:tab/>http.l2.l1.l0.nyucd.net.</text:p>
            <text:p>wp.pl.nyud.net.<text:tab/><text:tab/>0<text:tab/>IN<text:tab/>CNAME<text:tab/>wp.pl.http.l2.l1.l0.nyucd.net.</text:p>
            <text:p>wp.pl.http.l2.l1.l0.nyucd.net. 19861 IN<text:tab/>CNAME<text:tab/>http.l2.l1.l0.nyucd.net.</text:p>
            <text:p>http.l2.l1.l0.nyucd.net. 30<text:tab/>IN<text:tab/>A<text:tab/>129.93.229.138</text:p>
            <text:p/>
            <text:p>;; Query time: 0 msec</text:p>
            <text:p>;; SERVER: 172.16.0.23#53(172.16.0.23)</text:p>
            <text:p>;; WHEN: Wed Dec 14 05:00:11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104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8276<text:tab/>IN<text:tab/>DNAME<text:tab/>http.l2.l1.l0.nyucd.net.</text:p>
            <text:p>wp.pl.nyud.net.<text:tab/><text:tab/>0<text:tab/>IN<text:tab/>CNAME<text:tab/>wp.pl.http.l2.l1.l0.nyucd.net.</text:p>
            <text:p>wp.pl.http.l2.l1.l0.nyucd.net. 16250 IN<text:tab/>CNAME<text:tab/>http.l2.l1.l0.nyucd.net.</text:p>
            <text:p>http.l2.l1.l0.nyucd.net. 22<text:tab/>IN<text:tab/>A<text:tab/>128.112.139.42</text:p>
            <text:p>http.l2.l1.l0.nyucd.net. 22<text:tab/>IN<text:tab/>A<text:tab/>143.248.139.171</text:p>
            <text:p>http.l2.l1.l0.nyucd.net. 22<text:tab/>IN<text:tab/>A<text:tab/>128.10.19.53</text:p>
            <text:p/>
            <text:p>;; Query time: 0 msec</text:p>
            <text:p>;; SERVER: 172.16.0.23#53(172.16.0.23)</text:p>
            <text:p>;; WHEN: Wed Dec 14 06:00:2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4262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4681<text:tab/>IN<text:tab/>DNAME<text:tab/>http.l2.l1.l0.nyucd.net.</text:p>
            <text:p>wp.pl.nyud.net.<text:tab/><text:tab/>0<text:tab/>IN<text:tab/>CNAME<text:tab/>wp.pl.http.l2.l1.l0.nyucd.net.</text:p>
            <text:p>wp.pl.http.l2.l1.l0.nyucd.net. 12655 IN<text:tab/>CNAME<text:tab/>http.l2.l1.l0.nyucd.net.</text:p>
            <text:p>http.l2.l1.l0.nyucd.net. 24<text:tab/>IN<text:tab/>A<text:tab/>192.42.83.250</text:p>
            <text:p>http.l2.l1.l0.nyucd.net. 24<text:tab/>IN<text:tab/>A<text:tab/>129.74.74.19</text:p>
            <text:p>http.l2.l1.l0.nyucd.net. 24<text:tab/>IN<text:tab/>A<text:tab/>155.98.35.5</text:p>
            <text:p/>
            <text:p>;; Query time: 0 msec</text:p>
            <text:p>;; SERVER: 172.16.0.23#53(172.16.0.23)</text:p>
            <text:p>;; WHEN: Wed Dec 14 07:00:1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124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1085<text:tab/>IN<text:tab/>DNAME<text:tab/>http.l2.l1.l0.nyucd.net.</text:p>
            <text:p>wp.pl.nyud.net.<text:tab/><text:tab/>0<text:tab/>IN<text:tab/>CNAME<text:tab/>wp.pl.http.l2.l1.l0.nyucd.net.</text:p>
            <text:p>wp.pl.http.l2.l1.l0.nyucd.net. 9059 IN<text:tab/>CNAME<text:tab/>http.l2.l1.l0.nyucd.net.</text:p>
            <text:p>http.l2.l1.l0.nyucd.net. 25<text:tab/>IN<text:tab/>A<text:tab/>169.229.50.14</text:p>
            <text:p>http.l2.l1.l0.nyucd.net. 25<text:tab/>IN<text:tab/>A<text:tab/>143.248.139.171</text:p>
            <text:p>http.l2.l1.l0.nyucd.net. 25<text:tab/>IN<text:tab/>A<text:tab/>146.57.249.99</text:p>
            <text:p/>
            <text:p>;; Query time: 0 msec</text:p>
            <text:p>;; SERVER: 172.16.0.23#53(172.16.0.23)</text:p>
            <text:p>;; WHEN: Wed Dec 14 08:00:13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7293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7489<text:tab/>IN<text:tab/>DNAME<text:tab/>http.l2.l1.l0.nyucd.net.</text:p>
            <text:p>wp.pl.nyud.net.<text:tab/><text:tab/>0<text:tab/>IN<text:tab/>CNAME<text:tab/>wp.pl.http.l2.l1.l0.nyucd.net.</text:p>
            <text:p>wp.pl.http.l2.l1.l0.nyucd.net. 5463 IN<text:tab/>CNAME<text:tab/>http.l2.l1.l0.nyucd.net.</text:p>
            <text:p>http.l2.l1.l0.nyucd.net. 29<text:tab/>IN<text:tab/>A<text:tab/>169.235.24.133</text:p>
            <text:p>http.l2.l1.l0.nyucd.net. 29<text:tab/>IN<text:tab/>A<text:tab/>204.85.191.11</text:p>
            <text:p>http.l2.l1.l0.nyucd.net. 29<text:tab/>IN<text:tab/>A<text:tab/>150.140.140.93</text:p>
            <text:p/>
            <text:p>;; Query time: 0 msec</text:p>
            <text:p>;; SERVER: 172.16.0.23#53(172.16.0.23)</text:p>
            <text:p>;; WHEN: Wed Dec 14 09:00:0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64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3889<text:tab/>IN<text:tab/>DNAME<text:tab/>http.l2.l1.l0.nyucd.net.</text:p>
            <text:p>wp.pl.nyud.net.<text:tab/><text:tab/>0<text:tab/>IN<text:tab/>CNAME<text:tab/>wp.pl.http.l2.l1.l0.nyucd.net.</text:p>
            <text:p>wp.pl.http.l2.l1.l0.nyucd.net. 1863 IN<text:tab/>CNAME<text:tab/>http.l2.l1.l0.nyucd.net.</text:p>
            <text:p>http.l2.l1.l0.nyucd.net. 28<text:tab/>IN<text:tab/>A<text:tab/>139.19.142.5</text:p>
            <text:p>http.l2.l1.l0.nyucd.net. 28<text:tab/>IN<text:tab/>A<text:tab/>195.113.161.83</text:p>
            <text:p>http.l2.l1.l0.nyucd.net. 28<text:tab/>IN<text:tab/>A<text:tab/>200.0.206.137</text:p>
            <text:p/>
            <text:p>;; Query time: 0 msec</text:p>
            <text:p>;; SERVER: 172.16.0.23#53(172.16.0.23)</text:p>
            <text:p>;; WHEN: Wed Dec 14 10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664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0282<text:tab/>IN<text:tab/>DNAME<text:tab/>http.l2.l1.l0.nyucd.net.</text:p>
            <text:p>wp.pl.nyud.net.<text:tab/><text:tab/>0<text:tab/>IN<text:tab/>CNAME<text:tab/>wp.pl.http.l2.l1.l0.nyucd.net.</text:p>
            <text:p>wp.pl.http.l2.l1.l0.nyucd.net. 86398 IN<text:tab/>CNAME<text:tab/>http.l2.l1.l0.nyucd.net.</text:p>
            <text:p>http.l2.l1.l0.nyucd.net. 29<text:tab/>IN<text:tab/>A<text:tab/>129.107.35.131</text:p>
            <text:p>http.l2.l1.l0.nyucd.net. 29<text:tab/>IN<text:tab/>A<text:tab/>129.130.252.141</text:p>
            <text:p>http.l2.l1.l0.nyucd.net. 29<text:tab/>IN<text:tab/>A<text:tab/>203.178.143.28</text:p>
            <text:p/>
            <text:p>;; Query time: 0 msec</text:p>
            <text:p>;; SERVER: 172.16.0.23#53(172.16.0.23)</text:p>
            <text:p>;; WHEN: Wed Dec 14 11:00:1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900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6679<text:tab/>IN<text:tab/>DNAME<text:tab/>http.l2.l1.l0.nyucd.net.</text:p>
            <text:p>wp.pl.nyud.net.<text:tab/><text:tab/>0<text:tab/>IN<text:tab/>CNAME<text:tab/>wp.pl.http.l2.l1.l0.nyucd.net.</text:p>
            <text:p>wp.pl.http.l2.l1.l0.nyucd.net. 82795 IN<text:tab/>CNAME<text:tab/>http.l2.l1.l0.nyucd.net.</text:p>
            <text:p>http.l2.l1.l0.nyucd.net. 19<text:tab/>IN<text:tab/>A<text:tab/>129.130.252.141</text:p>
            <text:p>http.l2.l1.l0.nyucd.net. 19<text:tab/>IN<text:tab/>A<text:tab/>137.132.80.106</text:p>
            <text:p>http.l2.l1.l0.nyucd.net. 19<text:tab/>IN<text:tab/>A<text:tab/>129.82.12.187</text:p>
            <text:p/>
            <text:p>;; Query time: 0 msec</text:p>
            <text:p>;; SERVER: 172.16.0.23#53(172.16.0.23)</text:p>
            <text:p>;; WHEN: Wed Dec 14 12:00:1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365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3088<text:tab/>IN<text:tab/>DNAME<text:tab/>http.l2.l1.l0.nyucd.net.</text:p>
            <text:p>wp.pl.nyud.net.<text:tab/><text:tab/>0<text:tab/>IN<text:tab/>CNAME<text:tab/>wp.pl.http.l2.l1.l0.nyucd.net.</text:p>
            <text:p>wp.pl.http.l2.l1.l0.nyucd.net. 79204 IN<text:tab/>CNAME<text:tab/>http.l2.l1.l0.nyucd.net.</text:p>
            <text:p>http.l2.l1.l0.nyucd.net. 27<text:tab/>IN<text:tab/>A<text:tab/>143.107.111.235</text:p>
            <text:p>http.l2.l1.l0.nyucd.net. 27<text:tab/>IN<text:tab/>A<text:tab/>169.229.50.14</text:p>
            <text:p>http.l2.l1.l0.nyucd.net. 27<text:tab/>IN<text:tab/>A<text:tab/>200.0.206.168</text:p>
            <text:p/>
            <text:p>;; Query time: 0 msec</text:p>
            <text:p>;; SERVER: 172.16.0.23#53(172.16.0.23)</text:p>
            <text:p>;; WHEN: Wed Dec 14 13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336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9486<text:tab/>IN<text:tab/>DNAME<text:tab/>http.l2.l1.l0.nyucd.net.</text:p>
            <text:p>wp.pl.nyud.net.<text:tab/><text:tab/>0<text:tab/>IN<text:tab/>CNAME<text:tab/>wp.pl.http.l2.l1.l0.nyucd.net.</text:p>
            <text:p>wp.pl.http.l2.l1.l0.nyucd.net. 75602 IN<text:tab/>CNAME<text:tab/>http.l2.l1.l0.nyucd.net.</text:p>
            <text:p>http.l2.l1.l0.nyucd.net. 28<text:tab/>IN<text:tab/>A<text:tab/>200.0.206.202</text:p>
            <text:p>http.l2.l1.l0.nyucd.net. 28<text:tab/>IN<text:tab/>A<text:tab/>216.165.109.81</text:p>
            <text:p>http.l2.l1.l0.nyucd.net. 28<text:tab/>IN<text:tab/>A<text:tab/>128.220.231.5</text:p>
            <text:p/>
            <text:p>;; Query time: 1 msec</text:p>
            <text:p>;; SERVER: 172.16.0.23#53(172.16.0.23)</text:p>
            <text:p>;; WHEN: Wed Dec 14 14:00:11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328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5887<text:tab/>IN<text:tab/>DNAME<text:tab/>http.l2.l1.l0.nyucd.net.</text:p>
            <text:p>wp.pl.nyud.net.<text:tab/><text:tab/>0<text:tab/>IN<text:tab/>CNAME<text:tab/>wp.pl.http.l2.l1.l0.nyucd.net.</text:p>
            <text:p>wp.pl.http.l2.l1.l0.nyucd.net. 72003 IN<text:tab/>CNAME<text:tab/>http.l2.l1.l0.nyucd.net.</text:p>
            <text:p>http.l2.l1.l0.nyucd.net. 28<text:tab/>IN<text:tab/>A<text:tab/>128.143.6.134</text:p>
            <text:p>http.l2.l1.l0.nyucd.net. 28<text:tab/>IN<text:tab/>A<text:tab/>128.208.4.199</text:p>
            <text:p>http.l2.l1.l0.nyucd.net. 28<text:tab/>IN<text:tab/>A<text:tab/>155.98.35.5</text:p>
            <text:p/>
            <text:p>;; Query time: 0 msec</text:p>
            <text:p>;; SERVER: 172.16.0.23#53(172.16.0.23)</text:p>
            <text:p>;; WHEN: Wed Dec 14 15:00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649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2289<text:tab/>IN<text:tab/>DNAME<text:tab/>http.l2.l1.l0.nyucd.net.</text:p>
            <text:p>wp.pl.nyud.net.<text:tab/><text:tab/>0<text:tab/>IN<text:tab/>CNAME<text:tab/>wp.pl.http.l2.l1.l0.nyucd.net.</text:p>
            <text:p>wp.pl.http.l2.l1.l0.nyucd.net. 68405 IN<text:tab/>CNAME<text:tab/>http.l2.l1.l0.nyucd.net.</text:p>
            <text:p>http.l2.l1.l0.nyucd.net. 29<text:tab/>IN<text:tab/>A<text:tab/>129.130.252.141</text:p>
            <text:p>http.l2.l1.l0.nyucd.net. 29<text:tab/>IN<text:tab/>A<text:tab/>142.150.238.12</text:p>
            <text:p>http.l2.l1.l0.nyucd.net. 29<text:tab/>IN<text:tab/>A<text:tab/>128.163.142.20</text:p>
            <text:p/>
            <text:p>;; Query time: 0 msec</text:p>
            <text:p>;; SERVER: 172.16.0.23#53(172.16.0.23)</text:p>
            <text:p>;; WHEN: Wed Dec 14 16:00:0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4774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8685<text:tab/>IN<text:tab/>DNAME<text:tab/>http.l2.l1.l0.nyucd.net.</text:p>
            <text:p>wp.pl.nyud.net.<text:tab/><text:tab/>0<text:tab/>IN<text:tab/>CNAME<text:tab/>wp.pl.http.l2.l1.l0.nyucd.net.</text:p>
            <text:p>wp.pl.http.l2.l1.l0.nyucd.net. 64801 IN<text:tab/>CNAME<text:tab/>http.l2.l1.l0.nyucd.net.</text:p>
            <text:p>http.l2.l1.l0.nyucd.net. 26<text:tab/>IN<text:tab/>A<text:tab/>128.238.88.64</text:p>
            <text:p>http.l2.l1.l0.nyucd.net. 26<text:tab/>IN<text:tab/>A<text:tab/>150.65.32.66</text:p>
            <text:p>http.l2.l1.l0.nyucd.net. 26<text:tab/>IN<text:tab/>A<text:tab/>216.48.80.14</text:p>
            <text:p/>
            <text:p>;; Query time: 0 msec</text:p>
            <text:p>;; SERVER: 172.16.0.23#53(172.16.0.23)</text:p>
            <text:p>;; WHEN: Wed Dec 14 17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2183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5086<text:tab/>IN<text:tab/>DNAME<text:tab/>http.l2.l1.l0.nyucd.net.</text:p>
            <text:p>wp.pl.nyud.net.<text:tab/><text:tab/>0<text:tab/>IN<text:tab/>CNAME<text:tab/>wp.pl.http.l2.l1.l0.nyucd.net.</text:p>
            <text:p>wp.pl.http.l2.l1.l0.nyucd.net. 61202 IN<text:tab/>CNAME<text:tab/>http.l2.l1.l0.nyucd.net.</text:p>
            <text:p>http.l2.l1.l0.nyucd.net. 25<text:tab/>IN<text:tab/>A<text:tab/>128.220.231.3</text:p>
            <text:p/>
            <text:p>;; Query time: 0 msec</text:p>
            <text:p>;; SERVER: 172.16.0.23#53(172.16.0.23)</text:p>
            <text:p>;; WHEN: Wed Dec 14 18:00:10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776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1484<text:tab/>IN<text:tab/>DNAME<text:tab/>http.l2.l1.l0.nyucd.net.</text:p>
            <text:p>wp.pl.nyud.net.<text:tab/><text:tab/>0<text:tab/>IN<text:tab/>CNAME<text:tab/>wp.pl.http.l2.l1.l0.nyucd.net.</text:p>
            <text:p>wp.pl.http.l2.l1.l0.nyucd.net. 57600 IN<text:tab/>CNAME<text:tab/>http.l2.l1.l0.nyucd.net.</text:p>
            <text:p>http.l2.l1.l0.nyucd.net. 26<text:tab/>IN<text:tab/>A<text:tab/>137.99.11.86</text:p>
            <text:p>http.l2.l1.l0.nyucd.net. 26<text:tab/>IN<text:tab/>A<text:tab/>194.29.178.13</text:p>
            <text:p>http.l2.l1.l0.nyucd.net. 26<text:tab/>IN<text:tab/>A<text:tab/>128.138.207.54</text:p>
            <text:p/>
            <text:p>;; Query time: 0 msec</text:p>
            <text:p>;; SERVER: 172.16.0.23#53(172.16.0.23)</text:p>
            <text:p>;; WHEN: Wed Dec 14 19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409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7884<text:tab/>IN<text:tab/>DNAME<text:tab/>http.l2.l1.l0.nyucd.net.</text:p>
            <text:p>wp.pl.nyud.net.<text:tab/><text:tab/>0<text:tab/>IN<text:tab/>CNAME<text:tab/>wp.pl.http.l2.l1.l0.nyucd.net.</text:p>
            <text:p>wp.pl.http.l2.l1.l0.nyucd.net. 54000 IN<text:tab/>CNAME<text:tab/>http.l2.l1.l0.nyucd.net.</text:p>
            <text:p>http.l2.l1.l0.nyucd.net. 56<text:tab/>IN<text:tab/>A<text:tab/>204.85.191.11</text:p>
            <text:p>http.l2.l1.l0.nyucd.net. 56<text:tab/>IN<text:tab/>A<text:tab/>128.2.211.114</text:p>
            <text:p>http.l2.l1.l0.nyucd.net. 56<text:tab/>IN<text:tab/>A<text:tab/>169.226.40.2</text:p>
            <text:p/>
            <text:p>;; Query time: 0 msec</text:p>
            <text:p>;; SERVER: 172.16.0.23#53(172.16.0.23)</text:p>
            <text:p>;; WHEN: Wed Dec 14 20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780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4289<text:tab/>IN<text:tab/>DNAME<text:tab/>http.l2.l1.l0.nyucd.net.</text:p>
            <text:p>wp.pl.nyud.net.<text:tab/><text:tab/>0<text:tab/>IN<text:tab/>CNAME<text:tab/>wp.pl.http.l2.l1.l0.nyucd.net.</text:p>
            <text:p>wp.pl.http.l2.l1.l0.nyucd.net. 50405 IN<text:tab/>CNAME<text:tab/>http.l2.l1.l0.nyucd.net.</text:p>
            <text:p>http.l2.l1.l0.nyucd.net. 30<text:tab/>IN<text:tab/>A<text:tab/>128.252.19.18</text:p>
            <text:p>http.l2.l1.l0.nyucd.net. 30<text:tab/>IN<text:tab/>A<text:tab/>129.186.205.78</text:p>
            <text:p>http.l2.l1.l0.nyucd.net. 30<text:tab/>IN<text:tab/>A<text:tab/>128.151.65.101</text:p>
            <text:p/>
            <text:p>;; Query time: 0 msec</text:p>
            <text:p>;; SERVER: 172.16.0.23#53(172.16.0.23)</text:p>
            <text:p>;; WHEN: Wed Dec 14 21:00:08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782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10651<text:tab/>IN<text:tab/>DNAME<text:tab/>http.l2.l1.l0.nyucd.net.</text:p>
            <text:p>wp.pl.nyud.net.<text:tab/><text:tab/>0<text:tab/>IN<text:tab/>CNAME<text:tab/>wp.pl.http.l2.l1.l0.nyucd.net.</text:p>
            <text:p>wp.pl.http.l2.l1.l0.nyucd.net. 46767 IN<text:tab/>CNAME<text:tab/>http.l2.l1.l0.nyucd.net.</text:p>
            <text:p>http.l2.l1.l0.nyucd.net. 30<text:tab/>IN<text:tab/>A<text:tab/>146.57.249.99</text:p>
            <text:p>http.l2.l1.l0.nyucd.net. 30<text:tab/>IN<text:tab/>A<text:tab/>169.229.50.14</text:p>
            <text:p>http.l2.l1.l0.nyucd.net. 30<text:tab/>IN<text:tab/>A<text:tab/>143.248.139.171</text:p>
            <text:p/>
            <text:p>;; Query time: 40 msec</text:p>
            <text:p>;; SERVER: 172.16.0.23#53(172.16.0.23)</text:p>
            <text:p>;; WHEN: Wed Dec 14 22:00:4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896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087<text:tab/>IN<text:tab/>DNAME<text:tab/>http.l2.l1.l0.nyucd.net.</text:p>
            <text:p>wp.pl.nyud.net.<text:tab/><text:tab/>0<text:tab/>IN<text:tab/>CNAME<text:tab/>wp.pl.http.l2.l1.l0.nyucd.net.</text:p>
            <text:p>wp.pl.http.l2.l1.l0.nyucd.net. 43203 IN<text:tab/>CNAME<text:tab/>http.l2.l1.l0.nyucd.net.</text:p>
            <text:p>http.l2.l1.l0.nyucd.net. 29<text:tab/>IN<text:tab/>A<text:tab/>128.163.142.20</text:p>
            <text:p>http.l2.l1.l0.nyucd.net. 29<text:tab/>IN<text:tab/>A<text:tab/>129.130.252.141</text:p>
            <text:p>http.l2.l1.l0.nyucd.net. 29<text:tab/>IN<text:tab/>A<text:tab/>132.72.23.10</text:p>
            <text:p/>
            <text:p>;; Query time: 0 msec</text:p>
            <text:p>;; SERVER: 172.16.0.23#53(172.16.0.23)</text:p>
            <text:p>;; WHEN: Wed Dec 14 23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264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489<text:tab/>IN<text:tab/>DNAME<text:tab/>http.l2.l1.l0.nyucd.net.</text:p>
            <text:p>wp.pl.nyud.net.<text:tab/><text:tab/>0<text:tab/>IN<text:tab/>CNAME<text:tab/>wp.pl.http.l2.l1.l0.nyucd.net.</text:p>
            <text:p>wp.pl.http.l2.l1.l0.nyucd.net. 39605 IN<text:tab/>CNAME<text:tab/>http.l2.l1.l0.nyucd.net.</text:p>
            <text:p>http.l2.l1.l0.nyucd.net. 3<text:tab/>IN<text:tab/>A<text:tab/>128.112.139.42</text:p>
            <text:p>http.l2.l1.l0.nyucd.net. 3<text:tab/>IN<text:tab/>A<text:tab/>128.119.41.210</text:p>
            <text:p>http.l2.l1.l0.nyucd.net. 3<text:tab/>IN<text:tab/>A<text:tab/>128.238.88.65</text:p>
            <text:p/>
            <text:p>;; Query time: 0 msec</text:p>
            <text:p>;; SERVER: 172.16.0.23#53(172.16.0.23)</text:p>
            <text:p>;; WHEN: Thu Dec 15 00:00:0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77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86396<text:tab/>IN<text:tab/>DNAME<text:tab/>http.l2.l1.l0.nyucd.net.</text:p>
            <text:p>wp.pl.nyud.net.<text:tab/><text:tab/>0<text:tab/>IN<text:tab/>CNAME<text:tab/>wp.pl.http.l2.l1.l0.nyucd.net.</text:p>
            <text:p>wp.pl.http.l2.l1.l0.nyucd.net. 86396 IN<text:tab/>CNAME<text:tab/>http.l2.l1.l0.nyucd.net.</text:p>
            <text:p>http.l2.l1.l0.nyucd.net. 30<text:tab/>IN<text:tab/>A<text:tab/>129.22.150.78</text:p>
            <text:p>http.l2.l1.l0.nyucd.net. 30<text:tab/>IN<text:tab/>A<text:tab/>139.19.142.5</text:p>
            <text:p>http.l2.l1.l0.nyucd.net. 30<text:tab/>IN<text:tab/>A<text:tab/>150.65.32.66</text:p>
            <text:p/>
            <text:p>;; Query time: 1873 msec</text:p>
            <text:p>;; SERVER: 172.16.0.23#53(172.16.0.23)</text:p>
            <text:p>;; WHEN: Thu Dec 15 01:00:1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080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82801<text:tab/>IN<text:tab/>DNAME<text:tab/>http.l2.l1.l0.nyucd.net.</text:p>
            <text:p>wp.pl.nyud.net.<text:tab/><text:tab/>0<text:tab/>IN<text:tab/>CNAME<text:tab/>wp.pl.http.l2.l1.l0.nyucd.net.</text:p>
            <text:p>wp.pl.http.l2.l1.l0.nyucd.net. 82801 IN<text:tab/>CNAME<text:tab/>http.l2.l1.l0.nyucd.net.</text:p>
            <text:p>http.l2.l1.l0.nyucd.net. 26<text:tab/>IN<text:tab/>A<text:tab/>131.247.2.245</text:p>
            <text:p>http.l2.l1.l0.nyucd.net. 26<text:tab/>IN<text:tab/>A<text:tab/>160.36.57.173</text:p>
            <text:p>http.l2.l1.l0.nyucd.net. 26<text:tab/>IN<text:tab/>A<text:tab/>128.59.20.227</text:p>
            <text:p/>
            <text:p>;; Query time: 0 msec</text:p>
            <text:p>;; SERVER: 172.16.0.23#53(172.16.0.23)</text:p>
            <text:p>;; WHEN: Thu Dec 15 02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242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9204<text:tab/>IN<text:tab/>DNAME<text:tab/>http.l2.l1.l0.nyucd.net.</text:p>
            <text:p>wp.pl.nyud.net.<text:tab/><text:tab/>0<text:tab/>IN<text:tab/>CNAME<text:tab/>wp.pl.http.l2.l1.l0.nyucd.net.</text:p>
            <text:p>wp.pl.http.l2.l1.l0.nyucd.net. 79204 IN<text:tab/>CNAME<text:tab/>http.l2.l1.l0.nyucd.net.</text:p>
            <text:p>http.l2.l1.l0.nyucd.net. 27<text:tab/>IN<text:tab/>A<text:tab/>169.229.50.4</text:p>
            <text:p>http.l2.l1.l0.nyucd.net. 27<text:tab/>IN<text:tab/>A<text:tab/>133.9.81.165</text:p>
            <text:p>http.l2.l1.l0.nyucd.net. 27<text:tab/>IN<text:tab/>A<text:tab/>137.132.80.110</text:p>
            <text:p/>
            <text:p>;; Query time: 0 msec</text:p>
            <text:p>;; SERVER: 172.16.0.23#53(172.16.0.23)</text:p>
            <text:p>;; WHEN: Thu Dec 15 03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924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5545<text:tab/>IN<text:tab/>DNAME<text:tab/>http.l2.l1.l0.nyucd.net.</text:p>
            <text:p>wp.pl.nyud.net.<text:tab/><text:tab/>0<text:tab/>IN<text:tab/>CNAME<text:tab/>wp.pl.http.l2.l1.l0.nyucd.net.</text:p>
            <text:p>wp.pl.http.l2.l1.l0.nyucd.net. 75545 IN<text:tab/>CNAME<text:tab/>http.l2.l1.l0.nyucd.net.</text:p>
            <text:p>http.l2.l1.l0.nyucd.net. 30<text:tab/>IN<text:tab/>A<text:tab/>128.220.231.5</text:p>
            <text:p>http.l2.l1.l0.nyucd.net. 30<text:tab/>IN<text:tab/>A<text:tab/>142.150.238.12</text:p>
            <text:p>http.l2.l1.l0.nyucd.net. 30<text:tab/>IN<text:tab/>A<text:tab/>198.133.224.147</text:p>
            <text:p/>
            <text:p>;; Query time: 2101 msec</text:p>
            <text:p>;; SERVER: 172.16.0.23#53(172.16.0.23)</text:p>
            <text:p>;; WHEN: Thu Dec 15 04:01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307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71997<text:tab/>IN<text:tab/>DNAME<text:tab/>http.l2.l1.l0.nyucd.net.</text:p>
            <text:p>wp.pl.nyud.net.<text:tab/><text:tab/>0<text:tab/>IN<text:tab/>CNAME<text:tab/>wp.pl.http.l2.l1.l0.nyucd.net.</text:p>
            <text:p>wp.pl.http.l2.l1.l0.nyucd.net. 71997 IN<text:tab/>CNAME<text:tab/>http.l2.l1.l0.nyucd.net.</text:p>
            <text:p>http.l2.l1.l0.nyucd.net. 22<text:tab/>IN<text:tab/>A<text:tab/>142.150.238.12</text:p>
            <text:p>http.l2.l1.l0.nyucd.net. 22<text:tab/>IN<text:tab/>A<text:tab/>198.133.224.147</text:p>
            <text:p>http.l2.l1.l0.nyucd.net. 22<text:tab/>IN<text:tab/>A<text:tab/>129.130.252.141</text:p>
            <text:p/>
            <text:p>;; Query time: 0 msec</text:p>
            <text:p>;; SERVER: 172.16.0.23#53(172.16.0.23)</text:p>
            <text:p>;; WHEN: Thu Dec 15 05:00:1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3263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8405<text:tab/>IN<text:tab/>DNAME<text:tab/>http.l2.l1.l0.nyucd.net.</text:p>
            <text:p>wp.pl.nyud.net.<text:tab/><text:tab/>0<text:tab/>IN<text:tab/>CNAME<text:tab/>wp.pl.http.l2.l1.l0.nyucd.net.</text:p>
            <text:p>wp.pl.http.l2.l1.l0.nyucd.net. 68405 IN<text:tab/>CNAME<text:tab/>http.l2.l1.l0.nyucd.net.</text:p>
            <text:p>http.l2.l1.l0.nyucd.net. 29<text:tab/>IN<text:tab/>A<text:tab/>128.112.139.18</text:p>
            <text:p>http.l2.l1.l0.nyucd.net. 29<text:tab/>IN<text:tab/>A<text:tab/>128.151.65.101</text:p>
            <text:p>http.l2.l1.l0.nyucd.net. 29<text:tab/>IN<text:tab/>A<text:tab/>146.57.249.99</text:p>
            <text:p/>
            <text:p>;; Query time: 0 msec</text:p>
            <text:p>;; SERVER: 172.16.0.23#53(172.16.0.23)</text:p>
            <text:p>;; WHEN: Thu Dec 15 06:00:07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210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4798<text:tab/>IN<text:tab/>DNAME<text:tab/>http.l2.l1.l0.nyucd.net.</text:p>
            <text:p>wp.pl.nyud.net.<text:tab/><text:tab/>0<text:tab/>IN<text:tab/>CNAME<text:tab/>wp.pl.http.l2.l1.l0.nyucd.net.</text:p>
            <text:p>wp.pl.http.l2.l1.l0.nyucd.net. 64798 IN<text:tab/>CNAME<text:tab/>http.l2.l1.l0.nyucd.net.</text:p>
            <text:p>http.l2.l1.l0.nyucd.net. 25<text:tab/>IN<text:tab/>A<text:tab/>200.19.159.35</text:p>
            <text:p/>
            <text:p>;; Query time: 0 msec</text:p>
            <text:p>;; SERVER: 172.16.0.23#53(172.16.0.23)</text:p>
            <text:p>;; WHEN: Thu Dec 15 07:00:15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53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61198<text:tab/>IN<text:tab/>DNAME<text:tab/>http.l2.l1.l0.nyucd.net.</text:p>
            <text:p>wp.pl.nyud.net.<text:tab/><text:tab/>0<text:tab/>IN<text:tab/>CNAME<text:tab/>wp.pl.http.l2.l1.l0.nyucd.net.</text:p>
            <text:p>wp.pl.http.l2.l1.l0.nyucd.net. 61198 IN<text:tab/>CNAME<text:tab/>http.l2.l1.l0.nyucd.net.</text:p>
            <text:p>http.l2.l1.l0.nyucd.net. 29<text:tab/>IN<text:tab/>A<text:tab/>129.107.35.131</text:p>
            <text:p>http.l2.l1.l0.nyucd.net. 29<text:tab/>IN<text:tab/>A<text:tab/>200.0.206.137</text:p>
            <text:p>http.l2.l1.l0.nyucd.net. 29<text:tab/>IN<text:tab/>A<text:tab/>128.112.139.42</text:p>
            <text:p/>
            <text:p>;; Query time: 0 msec</text:p>
            <text:p>;; SERVER: 172.16.0.23#53(172.16.0.23)</text:p>
            <text:p>;; WHEN: Thu Dec 15 08:00:15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854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7604<text:tab/>IN<text:tab/>DNAME<text:tab/>http.l2.l1.l0.nyucd.net.</text:p>
            <text:p>wp.pl.nyud.net.<text:tab/><text:tab/>0<text:tab/>IN<text:tab/>CNAME<text:tab/>wp.pl.http.l2.l1.l0.nyucd.net.</text:p>
            <text:p>wp.pl.http.l2.l1.l0.nyucd.net. 57604 IN<text:tab/>CNAME<text:tab/>http.l2.l1.l0.nyucd.net.</text:p>
            <text:p>http.l2.l1.l0.nyucd.net. 29<text:tab/>IN<text:tab/>A<text:tab/>169.235.24.232</text:p>
            <text:p>http.l2.l1.l0.nyucd.net. 29<text:tab/>IN<text:tab/>A<text:tab/>204.85.191.10</text:p>
            <text:p>http.l2.l1.l0.nyucd.net. 29<text:tab/>IN<text:tab/>A<text:tab/>139.19.142.1</text:p>
            <text:p/>
            <text:p>;; Query time: 0 msec</text:p>
            <text:p>;; SERVER: 172.16.0.23#53(172.16.0.23)</text:p>
            <text:p>;; WHEN: Thu Dec 15 09:00:09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58200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3995<text:tab/>IN<text:tab/>DNAME<text:tab/>http.l2.l1.l0.nyucd.net.</text:p>
            <text:p>wp.pl.nyud.net.<text:tab/><text:tab/>0<text:tab/>IN<text:tab/>CNAME<text:tab/>wp.pl.http.l2.l1.l0.nyucd.net.</text:p>
            <text:p>wp.pl.http.l2.l1.l0.nyucd.net. 53995 IN<text:tab/>CNAME<text:tab/>http.l2.l1.l0.nyucd.net.</text:p>
            <text:p>http.l2.l1.l0.nyucd.net. 21<text:tab/>IN<text:tab/>A<text:tab/>216.48.80.14</text:p>
            <text:p>http.l2.l1.l0.nyucd.net. 21<text:tab/>IN<text:tab/>A<text:tab/>137.132.80.110</text:p>
            <text:p>http.l2.l1.l0.nyucd.net. 21<text:tab/>IN<text:tab/>A<text:tab/>164.107.127.13</text:p>
            <text:p/>
            <text:p>;; Query time: 0 msec</text:p>
            <text:p>;; SERVER: 172.16.0.23#53(172.16.0.23)</text:p>
            <text:p>;; WHEN: Thu Dec 15 10:00:18 2011</text:p>
            <text:p>;; MSG SIZE <text:s/>rcvd: 151</text:p>
            <text:p/>
            <text:p/>
          </table:table-cell>
          <table:table-cell/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21679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50402<text:tab/>IN<text:tab/>DNAME<text:tab/>http.l2.l1.l0.nyucd.net.</text:p>
            <text:p>wp.pl.nyud.net.<text:tab/><text:tab/>0<text:tab/>IN<text:tab/>CNAME<text:tab/>wp.pl.http.l2.l1.l0.nyucd.net.</text:p>
            <text:p>wp.pl.http.l2.l1.l0.nyucd.net. 50402 IN<text:tab/>CNAME<text:tab/>http.l2.l1.l0.nyucd.net.</text:p>
            <text:p>http.l2.l1.l0.nyucd.net. 29<text:tab/>IN<text:tab/>A<text:tab/>128.138.207.54</text:p>
            <text:p>http.l2.l1.l0.nyucd.net. 29<text:tab/>IN<text:tab/>A<text:tab/>129.107.35.132</text:p>
            <text:p>http.l2.l1.l0.nyucd.net. 29<text:tab/>IN<text:tab/>A<text:tab/>138.15.10.56</text:p>
            <text:p/>
            <text:p>;; Query time: 0 msec</text:p>
            <text:p>;; SERVER: 172.16.0.23#53(172.16.0.23)</text:p>
            <text:p>;; WHEN: Thu Dec 15 11:00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7053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6797<text:tab/>IN<text:tab/>DNAME<text:tab/>http.l2.l1.l0.nyucd.net.</text:p>
            <text:p>wp.pl.nyud.net.<text:tab/><text:tab/>0<text:tab/>IN<text:tab/>CNAME<text:tab/>wp.pl.http.l2.l1.l0.nyucd.net.</text:p>
            <text:p>wp.pl.http.l2.l1.l0.nyucd.net. 46797 IN<text:tab/>CNAME<text:tab/>http.l2.l1.l0.nyucd.net.</text:p>
            <text:p>http.l2.l1.l0.nyucd.net. 29<text:tab/>IN<text:tab/>A<text:tab/>169.229.50.7</text:p>
            <text:p>http.l2.l1.l0.nyucd.net. 29<text:tab/>IN<text:tab/>A<text:tab/>128.163.142.20</text:p>
            <text:p>http.l2.l1.l0.nyucd.net. 29<text:tab/>IN<text:tab/>A<text:tab/>141.212.113.178</text:p>
            <text:p/>
            <text:p>;; Query time: 0 msec</text:p>
            <text:p>;; SERVER: 172.16.0.23#53(172.16.0.23)</text:p>
            <text:p>;; WHEN: Thu Dec 15 12:00:16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0071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43205<text:tab/>IN<text:tab/>DNAME<text:tab/>http.l2.l1.l0.nyucd.net.</text:p>
            <text:p>wp.pl.nyud.net.<text:tab/><text:tab/>0<text:tab/>IN<text:tab/>CNAME<text:tab/>wp.pl.http.l2.l1.l0.nyucd.net.</text:p>
            <text:p>wp.pl.http.l2.l1.l0.nyucd.net. 43205 IN<text:tab/>CNAME<text:tab/>http.l2.l1.l0.nyucd.net.</text:p>
            <text:p>http.l2.l1.l0.nyucd.net. 17<text:tab/>IN<text:tab/>A<text:tab/>130.49.221.41</text:p>
            <text:p>http.l2.l1.l0.nyucd.net. 17<text:tab/>IN<text:tab/>A<text:tab/>141.212.113.178</text:p>
            <text:p>http.l2.l1.l0.nyucd.net. 17<text:tab/>IN<text:tab/>A<text:tab/>155.246.12.164</text:p>
            <text:p/>
            <text:p>;; Query time: 0 msec</text:p>
            <text:p>;; SERVER: 172.16.0.23#53(172.16.0.23)</text:p>
            <text:p>;; WHEN: Thu Dec 15 13:00:07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19142</text:p>
            <text:p>;; flags: qr rd ra; QUERY: 1, ANSWER: 4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9604<text:tab/>IN<text:tab/>DNAME<text:tab/>http.l2.l1.l0.nyucd.net.</text:p>
            <text:p>wp.pl.nyud.net.<text:tab/><text:tab/>0<text:tab/>IN<text:tab/>CNAME<text:tab/>wp.pl.http.l2.l1.l0.nyucd.net.</text:p>
            <text:p>wp.pl.http.l2.l1.l0.nyucd.net. 39604 IN<text:tab/>CNAME<text:tab/>http.l2.l1.l0.nyucd.net.</text:p>
            <text:p>http.l2.l1.l0.nyucd.net. 29<text:tab/>IN<text:tab/>A<text:tab/>129.93.229.138</text:p>
            <text:p/>
            <text:p>;; Query time: 0 msec</text:p>
            <text:p>;; SERVER: 172.16.0.23#53(172.16.0.23)</text:p>
            <text:p>;; WHEN: Thu Dec 15 14:00:08 2011</text:p>
            <text:p>;; MSG SIZE <text:s/>rcvd: 119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098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6000<text:tab/>IN<text:tab/>DNAME<text:tab/>http.l2.l1.l0.nyucd.net.</text:p>
            <text:p>wp.pl.nyud.net.<text:tab/><text:tab/>0<text:tab/>IN<text:tab/>CNAME<text:tab/>wp.pl.http.l2.l1.l0.nyucd.net.</text:p>
            <text:p>wp.pl.http.l2.l1.l0.nyucd.net. 36000 IN<text:tab/>CNAME<text:tab/>http.l2.l1.l0.nyucd.net.</text:p>
            <text:p>http.l2.l1.l0.nyucd.net. 26<text:tab/>IN<text:tab/>A<text:tab/>129.82.12.188</text:p>
            <text:p>http.l2.l1.l0.nyucd.net. 26<text:tab/>IN<text:tab/>A<text:tab/>141.161.20.33</text:p>
            <text:p>http.l2.l1.l0.nyucd.net. 26<text:tab/>IN<text:tab/>A<text:tab/>128.238.88.65</text:p>
            <text:p/>
            <text:p>;; Query time: 0 msec</text:p>
            <text:p>;; SERVER: 172.16.0.23#53(172.16.0.23)</text:p>
            <text:p>;; WHEN: Thu Dec 15 15:00:12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7505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32402<text:tab/>IN<text:tab/>DNAME<text:tab/>http.l2.l1.l0.nyucd.net.</text:p>
            <text:p>wp.pl.nyud.net.<text:tab/><text:tab/>0<text:tab/>IN<text:tab/>CNAME<text:tab/>wp.pl.http.l2.l1.l0.nyucd.net.</text:p>
            <text:p>wp.pl.http.l2.l1.l0.nyucd.net. 32402 IN<text:tab/>CNAME<text:tab/>http.l2.l1.l0.nyucd.net.</text:p>
            <text:p>http.l2.l1.l0.nyucd.net. 26<text:tab/>IN<text:tab/>A<text:tab/>200.0.206.202</text:p>
            <text:p>http.l2.l1.l0.nyucd.net. 26<text:tab/>IN<text:tab/>A<text:tab/>133.15.59.1</text:p>
            <text:p>http.l2.l1.l0.nyucd.net. 26<text:tab/>IN<text:tab/>A<text:tab/>155.246.12.164</text:p>
            <text:p/>
            <text:p>;; Query time: 0 msec</text:p>
            <text:p>;; SERVER: 172.16.0.23#53(172.16.0.23)</text:p>
            <text:p>;; WHEN: Thu Dec 15 16:00:10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41818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8798<text:tab/>IN<text:tab/>DNAME<text:tab/>http.l2.l1.l0.nyucd.net.</text:p>
            <text:p>wp.pl.nyud.net.<text:tab/><text:tab/>0<text:tab/>IN<text:tab/>CNAME<text:tab/>wp.pl.http.l2.l1.l0.nyucd.net.</text:p>
            <text:p>wp.pl.http.l2.l1.l0.nyucd.net. 28798 IN<text:tab/>CNAME<text:tab/>http.l2.l1.l0.nyucd.net.</text:p>
            <text:p>http.l2.l1.l0.nyucd.net. 25<text:tab/>IN<text:tab/>A<text:tab/>216.165.109.81</text:p>
            <text:p>http.l2.l1.l0.nyucd.net. 25<text:tab/>IN<text:tab/>A<text:tab/>140.112.42.159</text:p>
            <text:p>http.l2.l1.l0.nyucd.net. 25<text:tab/>IN<text:tab/>A<text:tab/>157.92.44.102</text:p>
            <text:p/>
            <text:p>;; Query time: 1 msec</text:p>
            <text:p>;; SERVER: 172.16.0.23#53(172.16.0.23)</text:p>
            <text:p>;; WHEN: Thu Dec 15 17:00:13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6277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5194<text:tab/>IN<text:tab/>DNAME<text:tab/>http.l2.l1.l0.nyucd.net.</text:p>
            <text:p>wp.pl.nyud.net.<text:tab/><text:tab/>0<text:tab/>IN<text:tab/>CNAME<text:tab/>wp.pl.http.l2.l1.l0.nyucd.net.</text:p>
            <text:p>wp.pl.http.l2.l1.l0.nyucd.net. 25194 IN<text:tab/>CNAME<text:tab/>http.l2.l1.l0.nyucd.net.</text:p>
            <text:p>http.l2.l1.l0.nyucd.net. 22<text:tab/>IN<text:tab/>A<text:tab/>200.19.159.35</text:p>
            <text:p>http.l2.l1.l0.nyucd.net. 22<text:tab/>IN<text:tab/>A<text:tab/>132.170.3.33</text:p>
            <text:p>http.l2.l1.l0.nyucd.net. 22<text:tab/>IN<text:tab/>A<text:tab/>146.57.249.99</text:p>
            <text:p/>
            <text:p>;; Query time: 0 msec</text:p>
            <text:p>;; SERVER: 172.16.0.23#53(172.16.0.23)</text:p>
            <text:p>;; WHEN: Thu Dec 15 18:00:18 2011</text:p>
            <text:p>;; MSG SIZE <text:s/>rcvd: 151</text:p>
            <text:p/>
            <text:p/>
          </table:table-cell>
          <table:table-cell office:value-type="string">
            <text:p/>
            <text:p>; &lt;&lt;&gt;&gt; DiG 9.7.3 &lt;&lt;&gt;&gt; wp.pl.nyud.net</text:p>
            <text:p>;; global options: +cmd</text:p>
            <text:p>;; Got answer:</text:p>
            <text:p>;; -&gt;&gt;HEADER&lt;&lt;- opcode: QUERY, status: NOERROR, id: 37856</text:p>
            <text:p>;; flags: qr rd ra; QUERY: 1, ANSWER: 6, AUTHORITY: 0, ADDITIONAL: 0</text:p>
            <text:p/>
            <text:p>;; QUESTION SECTION:</text:p>
            <text:p>;wp.pl.nyud.net.<text:tab/><text:tab/><text:tab/>IN<text:tab/>A</text:p>
            <text:p/>
            <text:p>;; ANSWER SECTION:</text:p>
            <text:p>nyud.net.<text:tab/><text:tab/>21600<text:tab/>IN<text:tab/>DNAME<text:tab/>http.l2.l1.l0.nyucd.net.</text:p>
            <text:p>wp.pl.nyud.net.<text:tab/><text:tab/>0<text:tab/>IN<text:tab/>CNAME<text:tab/>wp.pl.http.l2.l1.l0.nyucd.net.</text:p>
            <text:p>wp.pl.http.l2.l1.l0.nyucd.net. 21600 IN<text:tab/>CNAME<text:tab/>http.l2.l1.l0.nyucd.net.</text:p>
            <text:p>http.l2.l1.l0.nyucd.net. 28<text:tab/>IN<text:tab/>A<text:tab/>132.239.17.225</text:p>
            <text:p>http.l2.l1.l0.nyucd.net. 28<text:tab/>IN<text:tab/>A<text:tab/>133.15.59.1</text:p>
            <text:p>http.l2.l1.l0.nyucd.net. 28<text:tab/>IN<text:tab/>A<text:tab/>155.246.12.164</text:p>
            <text:p/>
            <text:p>;; Query time: 0 msec</text:p>
            <text:p>;; SERVER: 172.16.0.23#53(172.16.0.23)</text:p>
            <text:p>;; WHEN: Thu Dec 15 19:00:11 2011</text:p>
            <text:p>;; MSG SIZE <text:s/>rcvd: 151</text:p>
            <text:p/>
            <text:p/>
          </table:table-cell>
          <table:table-cell table:number-columns-repeated="967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6.12.2011</text:date>, <text:time>00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document-statistic meta:table-count="1" meta:cell-count="871" meta:object-count="0"/>
  </office:meta>
</office:document-meta>
</file>